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68.29pt"/>
    </style:style>
    <style:style style:name="co3" style:family="table-column">
      <style:table-column-properties fo:break-before="auto" style:column-width="80.16pt"/>
    </style:style>
    <style:style style:name="co4" style:family="table-column">
      <style:table-column-properties fo:break-before="auto" style:column-width="112.76pt"/>
    </style:style>
    <style:style style:name="co5" style:family="table-column">
      <style:table-column-properties fo:break-before="auto" style:column-width="95.19pt"/>
    </style:style>
    <style:style style:name="co6" style:family="table-column">
      <style:table-column-properties fo:break-before="auto" style:column-width="101.59pt"/>
    </style:style>
    <style:style style:name="co7" style:family="table-column">
      <style:table-column-properties fo:break-before="auto" style:column-width="104.8pt"/>
    </style:style>
    <style:style style:name="co8" style:family="table-column">
      <style:table-column-properties fo:break-before="auto" style:column-width="108.74pt"/>
    </style:style>
    <style:style style:name="co9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5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5pt" fo:break-before="auto" style:use-optimal-row-height="false"/>
    </style:style>
    <style:style style:name="ro5" style:family="table-row">
      <style:table-row-properties style:row-height="43.51pt" fo:break-before="auto" style:use-optimal-row-height="false"/>
    </style:style>
    <style:style style:name="ro6" style:family="table-row">
      <style:table-row-properties style:row-height="42.01pt" fo:break-before="auto" style:use-optimal-row-height="false"/>
    </style:style>
    <style:style style:name="ro7" style:family="table-row">
      <style:table-row-properties style:row-height="15pt" fo:break-before="auto" style:use-optimal-row-height="true"/>
    </style:style>
    <style:style style:name="ro8" style:family="table-row">
      <style:table-row-properties style:row-height="39.74pt" fo:break-before="auto" style:use-optimal-row-height="false"/>
    </style:style>
    <style:style style:name="ta1" style:family="table" style:master-page-name="PageStyle_5f_10.6GeV_20_Summary">
      <style:table-properties table:display="true" style:writing-mode="lr-tb"/>
    </style:style>
    <style:style style:name="ta2" style:family="table" style:master-page-name="PageStyle_5f_3p0scal_5f_2p11FF">
      <style:table-properties table:display="true" style:writing-mode="lr-tb"/>
    </style:style>
    <style:style style:name="ta3" style:family="table" style:master-page-name="PageStyle_5f_4p4scal">
      <style:table-properties table:display="true" style:writing-mode="lr-tb"/>
    </style:style>
    <style:style style:name="ta4" style:family="table" style:master-page-name="PageStyle_5f_3p0FF">
      <style:table-properties table:display="true" style:writing-mode="lr-tb"/>
    </style:style>
    <style:style style:name="ta5" style:family="table" style:master-page-name="PageStyle_5f_5p5scal">
      <style:table-properties table:display="true" style:writing-mode="lr-tb"/>
    </style:style>
    <style:style style:name="ta6" style:family="table" style:master-page-name="PageStyle_5f_Copy_20_of_20_Sheet1">
      <style:table-properties table:display="fals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25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26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fo:background-color="#9fc5e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ackground-color="#ea99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ackground-color="#d5a6b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e59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4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ackground-color="#d5a6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b4a7d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ea99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6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>
      <style:table-cell-properties fo:background-color="#9fc5e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8" style:family="table-cell" style:parent-style-name="Default">
      <style:table-cell-properties fo:background-color="#d5a6b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ackground-color="#b4a7d6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0" style:family="table-cell" style:parent-style-name="Default">
      <style:table-cell-properties fo:background-color="#b6d7a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1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2" style:family="table-cell" style:parent-style-name="Default">
      <style:table-cell-properties fo:background-color="#ea9999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3" style:family="table-cell" style:parent-style-name="Default">
      <style:table-cell-properties fo:background-color="#d5a6bd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4" style:family="table-cell" style:parent-style-name="Default">
      <style:table-cell-properties fo:background-color="#9fc5e8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105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style:text-position="0% 100%" fo:color="#000000" style:font-name-complex="Arial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33% 58%"/>
    </style:style>
    <style:style style:name="T3" style:family="text">
      <style:text-properties fo:text-shadow="none" style:font-name="Arial" fo:font-size="10pt" fo:font-weight="bold" style:text-underline-style="none" style:text-underline-color="font-color" style:text-line-through-type="none" fo:font-style="normal" style:text-outline="false" fo:color="#000000" style:font-name-complex="Arial" style:font-size-asian="10pt" style:font-size-complex="10pt" style:font-weight-asian="bold" style:font-weight-complex="bold" style:font-style-asian="normal" style:font-style-complex="normal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0.6GeV 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1" table:default-cell-style-name="Default"/>
        <table:table-column table:style-name="co3" table:number-columns-repeated="992" table:default-cell-style-name="Default"/>
        <table:table-row table:style-name="ro1">
          <table:table-cell table:style-name="ce1" office:value-type="string" calcext:value-type="string" table:number-columns-spanned="13" table:number-rows-spanned="1">
            <text:p>10.6 GeV KAON-LT physics setting summary</text:p>
          </table:table-cell>
          <table:covered-table-cell table:number-columns-repeated="12"/>
          <table:table-cell table:style-name="ce2" table:number-columns-repeated="18"/>
          <table:table-cell table:number-columns-repeated="993"/>
        </table:table-row>
        <table:table-row table:style-name="ro1">
          <table:table-cell table:style-name="ce2"/>
          <table:table-cell table:style-name="ce7"/>
          <table:table-cell table:style-name="ce2"/>
          <table:table-cell table:style-name="ce14"/>
          <table:table-cell table:style-name="ce7"/>
          <table:table-cell table:style-name="ce19"/>
          <table:table-cell table:style-name="ce2"/>
          <table:table-cell table:style-name="ce7"/>
          <table:table-cell table:style-name="ce2"/>
          <table:table-cell table:style-name="ce19"/>
          <table:table-cell table:style-name="ce2" table:number-columns-repeated="21"/>
          <table:table-cell table:number-columns-repeated="993"/>
        </table:table-row>
        <table:table-row table:style-name="ro2">
          <table:table-cell table:style-name="ce3" office:value-type="string" calcext:value-type="string">
            <text:p>Setting</text:p>
          </table:table-cell>
          <table:table-cell table:style-name="ce8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8" office:value-type="string" calcext:value-type="string">
            <text:p>Q_actual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24" office:value-type="string" calcext:value-type="string">
            <text:p>K+Λ run plan events</text:p>
          </table:table-cell>
          <table:table-cell table:style-name="ce3" office:value-type="string" calcext:value-type="string">
            <text:p><text:span text:style-name="T1">K</text:span><text:span text:style-name="T2">+</text:span><text:span text:style-name="T3">Λ actual events</text:span></text:p>
          </table:table-cell>
          <table:table-cell table:style-name="ce25" office:value-type="string" calcext:value-type="string">
            <text:p>K+Λ actual / proposed</text:p>
          </table:table-cell>
          <table:table-cell table:style-name="ce25" office:value-type="string" calcext:value-type="string">
            <text:p>K+Λ Y_obs / Y_expect (M/I)</text:p>
          </table:table-cell>
          <table:table-cell table:style-name="ce2" table:number-columns-repeated="17"/>
          <table:table-cell table:number-columns-repeated="993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3.0 W=2.32 high epsilon</text:p>
          </table:table-cell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5" office:value-type="string" calcext:value-type="string">
            <text:p>15.18deg LH2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12" table:formula="of:=[$3p0scal_2p11FF.D9]" office:value-type="float" office:value="13705" calcext:value-type="float">
            <text:p>13705</text:p>
          </table:table-cell>
          <table:table-cell table:style-name="ce13" table:formula="of:=[$3p0scal_2p11FF.F9]" office:value-type="float" office:value="23601" calcext:value-type="float">
            <text:p>23601</text:p>
          </table:table-cell>
          <table:table-cell table:style-name="ce10" table:formula="of:=[$3p0scal_2p11FF.G9]" office:value-type="float" office:value="2.4" calcext:value-type="float">
            <text:p>2.4</text:p>
          </table:table-cell>
          <table:table-cell table:style-name="ce21" table:formula="of:=[.D6]/3600/[.E6]" office:value-type="percentage" office:value="2.73159722222222" calcext:value-type="percentage">
            <text:p>273.2%</text:p>
          </table:table-cell>
          <table:table-cell table:style-name="ce12" table:formula="of:=[.E6]*3600*0.00007*1000" office:value-type="float" office:value="604.8" calcext:value-type="float">
            <text:p>604.8</text:p>
          </table:table-cell>
          <table:table-cell table:style-name="ce10" table:formula="of:=[$3p0scal_2p11FF.C9]" office:value-type="float" office:value="352.31" calcext:value-type="float">
            <text:p>352.3</text:p>
          </table:table-cell>
          <table:table-cell table:style-name="ce23" table:formula="of:=[.B6]/[.G6]" office:value-type="percentage" office:value="0.582523148148148" calcext:value-type="percentage">
            <text:p>58.3%</text:p>
          </table:table-cell>
          <table:table-cell table:style-name="ce23" table:formula="of:=[.I6]/[.F6]" office:value-type="percentage" office:value="0.213253675691708" calcext:value-type="percentage">
            <text:p>21.3%</text:p>
          </table:table-cell>
          <table:table-cell office:value-type="float" office:value="8200" calcext:value-type="float">
            <text:p>8200</text:p>
          </table:table-cell>
          <table:table-cell office:value-type="float" office:value="5317" calcext:value-type="float">
            <text:p>5317</text:p>
          </table:table-cell>
          <table:table-cell table:style-name="ce23" table:formula="of:=[.L6]/[.K6]" office:value-type="percentage" office:value="0.648414634146342" calcext:value-type="percentage">
            <text:p>64.8%</text:p>
          </table:table-cell>
          <table:table-cell table:style-name="ce26" table:formula="of:=[.M6]/[.I6]" office:value-type="percentage" office:value="1.11311393582841" calcext:value-type="percentage">
            <text:p>111.3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5.18deg Dummy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12" table:formula="of:=[$3p0scal_2p11FF.D11]" office:value-type="float" office:value="956" calcext:value-type="float">
            <text:p>956</text:p>
          </table:table-cell>
          <table:table-cell table:style-name="ce13" table:formula="of:=[$3p0scal_2p11FF.F11]" office:value-type="float" office:value="2340" calcext:value-type="float">
            <text:p>2340</text:p>
          </table:table-cell>
          <table:table-cell table:style-name="ce10" table:formula="of:=[$3p0scal_2p11FF.G11]" office:value-type="float" office:value="0.2" calcext:value-type="float">
            <text:p>0.2</text:p>
          </table:table-cell>
          <table:table-cell table:style-name="ce21" table:formula="of:=[.D7]/3600/[.E7]" office:value-type="percentage" office:value="3.25" calcext:value-type="percentage">
            <text:p>325.0%</text:p>
          </table:table-cell>
          <table:table-cell table:style-name="ce12" table:formula="of:=[.E7]*3600*0.00004*1000" office:value-type="float" office:value="28.8" calcext:value-type="float">
            <text:p>28.8</text:p>
          </table:table-cell>
          <table:table-cell table:style-name="ce10" table:formula="of:=[$3p0scal_2p11FF.C11]" office:value-type="float" office:value="31.91" calcext:value-type="float">
            <text:p>31.9</text:p>
          </table:table-cell>
          <table:table-cell table:style-name="ce23" table:formula="of:=[.B7]/[.G7]" office:value-type="percentage" office:value="1.10798611111111" calcext:value-type="percentage">
            <text:p>110.8%</text:p>
          </table:table-cell>
          <table:table-cell table:style-name="ce23" table:formula="of:=[.I7]/[.F7]" office:value-type="percentage" office:value="0.340918803418803" calcext:value-type="percentage">
            <text:p>34.1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8.18deg LH2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12" table:formula="of:=[$3p0scal_2p11FF.D21]" office:value-type="float" office:value="22064" calcext:value-type="float">
            <text:p>22064</text:p>
          </table:table-cell>
          <table:table-cell table:style-name="ce13" table:formula="of:=[$3p0scal_2p11FF.F21]" office:value-type="float" office:value="30420" calcext:value-type="float">
            <text:p>30420</text:p>
          </table:table-cell>
          <table:table-cell table:style-name="ce10" table:formula="of:=[$3p0scal_2p11FF.G21]" office:value-type="float" office:value="2.4" calcext:value-type="float">
            <text:p>2.4</text:p>
          </table:table-cell>
          <table:table-cell table:style-name="ce21" table:formula="of:=[.D9]/3600/[.E9]" office:value-type="percentage" office:value="3.52083333333333" calcext:value-type="percentage">
            <text:p>352.1%</text:p>
          </table:table-cell>
          <table:table-cell table:style-name="ce12" table:formula="of:=[.E9]*3600*0.00007*1000" office:value-type="float" office:value="604.8" calcext:value-type="float">
            <text:p>604.8</text:p>
          </table:table-cell>
          <table:table-cell table:style-name="ce10" table:formula="of:=[$3p0scal_2p11FF.C21]" office:value-type="float" office:value="847.34" calcext:value-type="float">
            <text:p>847.3</text:p>
          </table:table-cell>
          <table:table-cell table:style-name="ce23" table:formula="of:=[.B9]/[.G9]" office:value-type="percentage" office:value="1.40102513227513" calcext:value-type="percentage">
            <text:p>140.1%</text:p>
          </table:table-cell>
          <table:table-cell table:style-name="ce23" table:formula="of:=[.I9]/[.F9]" office:value-type="percentage" office:value="0.397924297924298" calcext:value-type="percentage">
            <text:p>39.8%</text:p>
          </table:table-cell>
          <table:table-cell office:value-type="float" office:value="11000" calcext:value-type="float">
            <text:p>11000</text:p>
          </table:table-cell>
          <table:table-cell office:value-type="float" office:value="16524" calcext:value-type="float">
            <text:p>16524</text:p>
          </table:table-cell>
          <table:table-cell table:style-name="ce23" table:formula="of:=[.L9]/[.K9]" office:value-type="percentage" office:value="1.50218181818182" calcext:value-type="percentage">
            <text:p>150.2%</text:p>
          </table:table-cell>
          <table:table-cell table:style-name="ce26" table:formula="of:=[.M9]/[.I9]" office:value-type="percentage" office:value="1.07220190671556" calcext:value-type="percentage">
            <text:p>107.2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8.18deg Dummy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12" table:formula="of:=[$3p0scal_2p11FF.D23]" office:value-type="float" office:value="1096" calcext:value-type="float">
            <text:p>1096</text:p>
          </table:table-cell>
          <table:table-cell table:style-name="ce13" table:formula="of:=[$3p0scal_2p11FF.F23]" office:value-type="float" office:value="1200" calcext:value-type="float">
            <text:p>1200</text:p>
          </table:table-cell>
          <table:table-cell table:style-name="ce10" table:formula="of:=[$3p0scal_2p11FF.G23]" office:value-type="float" office:value="0.2" calcext:value-type="float">
            <text:p>0.2</text:p>
          </table:table-cell>
          <table:table-cell table:style-name="ce21" table:formula="of:=[.D10]/3600/[.E10]" office:value-type="percentage" office:value="1.66666666666667" calcext:value-type="percentage">
            <text:p>166.7%</text:p>
          </table:table-cell>
          <table:table-cell table:style-name="ce12" table:formula="of:=[.E10]*3600*0.00004*1000" office:value-type="float" office:value="28.8" calcext:value-type="float">
            <text:p>28.8</text:p>
          </table:table-cell>
          <table:table-cell table:style-name="ce10" table:formula="of:=[$3p0scal_2p11FF.C23]" office:value-type="float" office:value="43.67" calcext:value-type="float">
            <text:p>43.7</text:p>
          </table:table-cell>
          <table:table-cell table:style-name="ce23" table:formula="of:=[.B10]/[.G10]" office:value-type="percentage" office:value="1.51631944444444" calcext:value-type="percentage">
            <text:p>151.6%</text:p>
          </table:table-cell>
          <table:table-cell table:style-name="ce23" table:formula="of:=[.I10]/[.F10]" office:value-type="percentage" office:value="0.909791666666667" calcext:value-type="percentage">
            <text:p>91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21.18deg LH2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12" table:formula="of:=[$3p0scal_2p11FF.D34]" office:value-type="float" office:value="14790" calcext:value-type="float">
            <text:p>14790</text:p>
          </table:table-cell>
          <table:table-cell table:style-name="ce16" office:value-type="float" office:value="19299" calcext:value-type="float">
            <text:p>19299</text:p>
          </table:table-cell>
          <table:table-cell table:style-name="ce10" table:formula="of:=[$3p0scal_2p11FF.G34]" office:value-type="float" office:value="2.4" calcext:value-type="float">
            <text:p>2.4</text:p>
          </table:table-cell>
          <table:table-cell table:style-name="ce21" table:formula="of:=[.D12]/3600/[.E12]" office:value-type="percentage" office:value="2.23368055555556" calcext:value-type="percentage">
            <text:p>223.4%</text:p>
          </table:table-cell>
          <table:table-cell table:style-name="ce12" table:formula="of:=[.E12]*3600*0.00007*1000" office:value-type="float" office:value="604.8" calcext:value-type="float">
            <text:p>604.8</text:p>
          </table:table-cell>
          <table:table-cell table:style-name="ce10" table:formula="of:=[$3p0scal_2p11FF.C34]" office:value-type="float" office:value="546.57" calcext:value-type="float">
            <text:p>546.6</text:p>
          </table:table-cell>
          <table:table-cell table:style-name="ce23" table:formula="of:=[.B12]/[.G12]" office:value-type="percentage" office:value="0.903720238095238" calcext:value-type="percentage">
            <text:p>90.4%</text:p>
          </table:table-cell>
          <table:table-cell table:style-name="ce23" table:formula="of:=[.I12]/[.F12]" office:value-type="percentage" office:value="0.404587950522973" calcext:value-type="percentage">
            <text:p>40.5%</text:p>
          </table:table-cell>
          <table:table-cell office:value-type="float" office:value="10000" calcext:value-type="float">
            <text:p>10000</text:p>
          </table:table-cell>
          <table:table-cell office:value-type="float" office:value="9529" calcext:value-type="float">
            <text:p>9529</text:p>
          </table:table-cell>
          <table:table-cell table:style-name="ce23" table:formula="of:=[.L12]/[.K12]" office:value-type="percentage" office:value="0.9529" calcext:value-type="percentage">
            <text:p>95.3%</text:p>
          </table:table-cell>
          <table:table-cell table:style-name="ce26" table:formula="of:=[.M12]/[.I12]" office:value-type="percentage" office:value="1.05441923266919" calcext:value-type="percentage">
            <text:p>105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21.18deg Dummy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12" table:formula="of:=[$3p0scal_2p11FF.D25]" office:value-type="float" office:value="1041" calcext:value-type="float">
            <text:p>1041</text:p>
          </table:table-cell>
          <table:table-cell table:style-name="ce13" table:formula="of:=[$3p0scal_2p11FF.F25]" office:value-type="float" office:value="1041" calcext:value-type="float">
            <text:p>1041</text:p>
          </table:table-cell>
          <table:table-cell table:style-name="ce10" table:formula="of:=[$3p0scal_2p11FF.G25]" office:value-type="float" office:value="0.2" calcext:value-type="float">
            <text:p>0.2</text:p>
          </table:table-cell>
          <table:table-cell table:style-name="ce21" table:formula="of:=[.D13]/3600/[.E13]" office:value-type="percentage" office:value="1.44583333333333" calcext:value-type="percentage">
            <text:p>144.6%</text:p>
          </table:table-cell>
          <table:table-cell table:style-name="ce12" table:formula="of:=[.E13]*3600*0.00004*1000" office:value-type="float" office:value="28.8" calcext:value-type="float">
            <text:p>28.8</text:p>
          </table:table-cell>
          <table:table-cell table:style-name="ce10" table:formula="of:=[$3p0scal_2p11FF.C25]" office:value-type="float" office:value="38.84" calcext:value-type="float">
            <text:p>38.8</text:p>
          </table:table-cell>
          <table:table-cell table:style-name="ce23" table:formula="of:=[.B13]/[.G13]" office:value-type="percentage" office:value="1.34861111111111" calcext:value-type="percentage">
            <text:p>134.9%</text:p>
          </table:table-cell>
          <table:table-cell table:style-name="ce23" table:formula="of:=[.I13]/[.F13]" office:value-type="percentage" office:value="0.932756964457253" calcext:value-type="percentage">
            <text:p>93.3%</text:p>
          </table:table-cell>
          <table:table-cell table:number-columns-repeated="1014"/>
        </table:table-row>
        <table:table-row table:style-name="ro1" table:number-rows-repeated="2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4" office:value-type="string" calcext:value-type="string">
            <text:p>Q2=2.11 W=2.95 high epsilon</text:p>
          </table:table-cell>
          <table:table-cell table:style-name="ce11"/>
          <table:table-cell table:style-name="ce6"/>
          <table:table-cell table:style-name="ce17"/>
          <table:table-cell table:style-name="ce11"/>
          <table:table-cell table:style-name="ce17"/>
          <table:table-cell table:style-name="ce22"/>
          <table:table-cell table:style-name="ce10"/>
          <table:table-cell table:style-name="ce6" table:number-columns-repeated="2"/>
          <table:table-cell table:style-name="ce22" table:number-columns-repeated="2"/>
          <table:table-cell table:style-name="ce6"/>
          <table:table-cell table:style-name="ce2" table:number-columns-repeated="19"/>
          <table:table-cell table:number-columns-repeated="992"/>
        </table:table-row>
        <table:table-row table:style-name="ro1">
          <table:table-cell table:style-name="ce5" office:value-type="string" calcext:value-type="string">
            <text:p>7.735deg LH2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13" table:formula="of:=[$3p0scal_2p11FF.D119]" office:value-type="float" office:value="126326" calcext:value-type="float">
            <text:p>126326</text:p>
          </table:table-cell>
          <table:table-cell table:style-name="ce13" table:formula="of:=[$3p0scal_2p11FF.F119]" office:value-type="float" office:value="145109" calcext:value-type="float">
            <text:p>145109</text:p>
          </table:table-cell>
          <table:table-cell table:style-name="ce10" table:formula="of:=[$3p0scal_2p11FF.G119]" office:value-type="float" office:value="9.9" calcext:value-type="float">
            <text:p>9.9</text:p>
          </table:table-cell>
          <table:table-cell table:style-name="ce21" table:formula="of:=[.D17]/3600/[.E17]" office:value-type="percentage" office:value="4.07152076318743" calcext:value-type="percentage">
            <text:p>407.2%</text:p>
          </table:table-cell>
          <table:table-cell table:style-name="ce12" table:formula="of:=[.E17]*3600*0.00007*1000" office:value-type="float" office:value="2494.8" calcext:value-type="float">
            <text:p>2494.8</text:p>
          </table:table-cell>
          <table:table-cell table:style-name="ce10" table:formula="of:=[$3p0scal_2p11FF.C119]" office:value-type="float" office:value="3453.832" calcext:value-type="float">
            <text:p>3453.8</text:p>
          </table:table-cell>
          <table:table-cell table:style-name="ce23" table:formula="of:=[.B17]/[.G17]" office:value-type="percentage" office:value="1.38441237774571" calcext:value-type="percentage">
            <text:p>138.4%</text:p>
          </table:table-cell>
          <table:table-cell table:style-name="ce23" table:formula="of:=[.I17]/[.F17]" office:value-type="percentage" office:value="0.340023410972835" calcext:value-type="percentage">
            <text:p>34.0%</text:p>
          </table:table-cell>
          <table:table-cell office:value-type="float" office:value="51000" calcext:value-type="float">
            <text:p>51000</text:p>
          </table:table-cell>
          <table:table-cell office:value-type="float" office:value="21005" calcext:value-type="float">
            <text:p>21005</text:p>
          </table:table-cell>
          <table:table-cell table:style-name="ce23" table:formula="of:=[.L17]/[.K17]" office:value-type="percentage" office:value="0.411862745098039" calcext:value-type="percentage">
            <text:p>41.2%</text:p>
          </table:table-cell>
          <table:table-cell table:style-name="ce26" table:formula="of:=[.M17]/[.I17]" office:value-type="percentage" office:value="0.297500045303474" calcext:value-type="percentage">
            <text:p>29.8%</text:p>
          </table:table-cell>
          <table:table-cell office:value-type="string" calcext:value-type="string">
            <text:p>High SHMS rate I&lt;35uA</text:p>
          </table:table-cell>
          <table:table-cell table:number-columns-repeated="1009"/>
        </table:table-row>
        <table:table-row table:style-name="ro1">
          <table:table-cell table:style-name="ce6" office:value-type="string" calcext:value-type="string">
            <text:p>7.735deg Dummy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12" table:formula="of:=[$3p0scal_2p11FF.D94]" office:value-type="float" office:value="5987" calcext:value-type="float">
            <text:p>5987</text:p>
          </table:table-cell>
          <table:table-cell table:style-name="ce13" table:formula="of:=[$3p0scal_2p11FF.F94]" office:value-type="float" office:value="7237" calcext:value-type="float">
            <text:p>7237</text:p>
          </table:table-cell>
          <table:table-cell table:style-name="ce10" table:formula="of:=[$3p0scal_2p11FF.G94]" office:value-type="float" office:value="0.7" calcext:value-type="float">
            <text:p>0.7</text:p>
          </table:table-cell>
          <table:table-cell table:style-name="ce21" table:formula="of:=[.D18]/3600/[.E18]" office:value-type="percentage" office:value="2.8718253968254" calcext:value-type="percentage">
            <text:p>287.2%</text:p>
          </table:table-cell>
          <table:table-cell table:style-name="ce12" table:formula="of:=[.E18]*3600*0.00004*1000" office:value-type="float" office:value="100.8" calcext:value-type="float">
            <text:p>100.8</text:p>
          </table:table-cell>
          <table:table-cell table:style-name="ce10" table:formula="of:=[$3p0scal_2p11FF.C94]" office:value-type="float" office:value="121.6" calcext:value-type="float">
            <text:p>121.6</text:p>
          </table:table-cell>
          <table:table-cell table:style-name="ce23" table:formula="of:=[.B18]/[.G18]" office:value-type="percentage" office:value="1.20634920634921" calcext:value-type="percentage">
            <text:p>120.6%</text:p>
          </table:table-cell>
          <table:table-cell table:style-name="ce23" table:formula="of:=[.I18]/[.F18]" office:value-type="percentage" office:value="0.420063562249551" calcext:value-type="percentage">
            <text:p>4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0.735deg LH2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12" table:formula="of:=[$3p0scal_2p11FF.D104]" office:value-type="float" office:value="43553" calcext:value-type="float">
            <text:p>43553</text:p>
          </table:table-cell>
          <table:table-cell table:style-name="ce13" table:formula="of:=[$3p0scal_2p11FF.F104]" office:value-type="float" office:value="58672" calcext:value-type="float">
            <text:p>58672</text:p>
          </table:table-cell>
          <table:table-cell table:style-name="ce10" table:formula="of:=[$3p0scal_2p11FF.G104]" office:value-type="float" office:value="9.9" calcext:value-type="float">
            <text:p>9.9</text:p>
          </table:table-cell>
          <table:table-cell table:style-name="ce21" table:formula="of:=[.D20]/3600/[.E20]" office:value-type="percentage" office:value="1.64624017957351" calcext:value-type="percentage">
            <text:p>164.6%</text:p>
          </table:table-cell>
          <table:table-cell table:style-name="ce12" table:formula="of:=[.E20]*3600*0.00007*1000" office:value-type="float" office:value="2494.8" calcext:value-type="float">
            <text:p>2494.8</text:p>
          </table:table-cell>
          <table:table-cell table:style-name="ce10" table:formula="of:=[$3p0scal_2p11FF.C104]" office:value-type="float" office:value="1259.3" calcext:value-type="float">
            <text:p>1259.3</text:p>
          </table:table-cell>
          <table:table-cell table:style-name="ce23" table:formula="of:=[.B20]/[.G20]" office:value-type="percentage" office:value="0.504769921436588" calcext:value-type="percentage">
            <text:p>50.5%</text:p>
          </table:table-cell>
          <table:table-cell table:style-name="ce23" table:formula="of:=[.I20]/[.F20]" office:value-type="percentage" office:value="0.30661985274066" calcext:value-type="percentage">
            <text:p>30.7%</text:p>
          </table:table-cell>
          <table:table-cell office:value-type="float" office:value="59000" calcext:value-type="float">
            <text:p>59000</text:p>
          </table:table-cell>
          <table:table-cell office:value-type="float" office:value="25583" calcext:value-type="float">
            <text:p>25583</text:p>
          </table:table-cell>
          <table:table-cell table:style-name="ce23" table:formula="of:=[.L20]/[.K20]" office:value-type="percentage" office:value="0.433610169491525" calcext:value-type="percentage">
            <text:p>43.4%</text:p>
          </table:table-cell>
          <table:table-cell table:style-name="ce26" table:formula="of:=[.M20]/[.I20]" office:value-type="percentage" office:value="0.859025371910949" calcext:value-type="percentage">
            <text:p>85.9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0.735deg Dummy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12" table:formula="of:=[$3p0scal_2p11FF.D60]" office:value-type="float" office:value="2609" calcext:value-type="float">
            <text:p>2609</text:p>
          </table:table-cell>
          <table:table-cell table:style-name="ce13" table:formula="of:=[$3p0scal_2p11FF.F60]" office:value-type="float" office:value="2820" calcext:value-type="float">
            <text:p>2820</text:p>
          </table:table-cell>
          <table:table-cell table:style-name="ce10" table:formula="of:=[$3p0scal_2p11FF.G60]" office:value-type="float" office:value="0.7" calcext:value-type="float">
            <text:p>0.7</text:p>
          </table:table-cell>
          <table:table-cell table:style-name="ce21" table:formula="of:=[.D21]/3600/[.E21]" office:value-type="percentage" office:value="1.11904761904762" calcext:value-type="percentage">
            <text:p>111.9%</text:p>
          </table:table-cell>
          <table:table-cell table:style-name="ce12" table:formula="of:=[.E21]*3600*0.00004*1000" office:value-type="float" office:value="100.8" calcext:value-type="float">
            <text:p>100.8</text:p>
          </table:table-cell>
          <table:table-cell table:style-name="ce10" table:formula="of:=[$3p0scal_2p11FF.C60]" office:value-type="float" office:value="91.96" calcext:value-type="float">
            <text:p>92.0</text:p>
          </table:table-cell>
          <table:table-cell table:style-name="ce23" table:formula="of:=[.B21]/[.G21]" office:value-type="percentage" office:value="0.912301587301587" calcext:value-type="percentage">
            <text:p>91.2%</text:p>
          </table:table-cell>
          <table:table-cell table:style-name="ce23" table:formula="of:=[.I21]/[.F21]" office:value-type="percentage" office:value="0.815248226950355" calcext:value-type="percentage">
            <text:p>81.5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style-name="ce5" table:number-columns-repeated="2"/>
          <table:table-cell table:style-name="ce9"/>
          <table:table-cell table:style-name="ce5" table:number-columns-repeated="2"/>
          <table:table-cell table:style-name="ce10"/>
          <table:table-cell table:style-name="ce5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>
            <text:p>13.74deg LH2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12" table:formula="of:=[$3p0scal_2p11FF.D53]" office:value-type="float" office:value="35023" calcext:value-type="float">
            <text:p>35023</text:p>
          </table:table-cell>
          <table:table-cell table:style-name="ce13" table:formula="of:=[$3p0scal_2p11FF.F53]" office:value-type="float" office:value="62385" calcext:value-type="float">
            <text:p>62385</text:p>
          </table:table-cell>
          <table:table-cell table:style-name="ce10" table:formula="of:=[$3p0scal_2p11FF.G53]" office:value-type="float" office:value="9.9" calcext:value-type="float">
            <text:p>9.9</text:p>
          </table:table-cell>
          <table:table-cell table:style-name="ce21" table:formula="of:=[.D23]/3600/[.E23]" office:value-type="percentage" office:value="1.75042087542088" calcext:value-type="percentage">
            <text:p>175.0%</text:p>
          </table:table-cell>
          <table:table-cell table:style-name="ce12" table:formula="of:=[.E23]*3600*0.00007*1000" office:value-type="float" office:value="2494.8" calcext:value-type="float">
            <text:p>2494.8</text:p>
          </table:table-cell>
          <table:table-cell table:style-name="ce10" table:formula="of:=[$3p0scal_2p11FF.C53]" office:value-type="float" office:value="947.86" calcext:value-type="float">
            <text:p>947.9</text:p>
          </table:table-cell>
          <table:table-cell table:style-name="ce23" table:formula="of:=[.B23]/[.G23]" office:value-type="percentage" office:value="0.379934263267597" calcext:value-type="percentage">
            <text:p>38.0%</text:p>
          </table:table-cell>
          <table:table-cell table:style-name="ce23" table:formula="of:=[.I23]/[.F23]" office:value-type="percentage" office:value="0.217053091974948" calcext:value-type="percentage">
            <text:p>21.7%</text:p>
          </table:table-cell>
          <table:table-cell office:value-type="float" office:value="49000" calcext:value-type="float">
            <text:p>49000</text:p>
          </table:table-cell>
          <table:table-cell office:value-type="float" office:value="20730" calcext:value-type="float">
            <text:p>20730</text:p>
          </table:table-cell>
          <table:table-cell table:style-name="ce23" table:formula="of:=[.L23]/[.K23]" office:value-type="percentage" office:value="0.423061224489796" calcext:value-type="percentage">
            <text:p>42.3%</text:p>
          </table:table-cell>
          <table:table-cell table:style-name="ce26" table:formula="of:=[.M23]/[.I23]" office:value-type="percentage" office:value="1.11351163975391" calcext:value-type="percentage">
            <text:p>111.4%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13.74deg Dummy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12" table:formula="of:=[$3p0scal_2p11FF.D58]" office:value-type="float" office:value="7458" calcext:value-type="float">
            <text:p>7458</text:p>
          </table:table-cell>
          <table:table-cell table:style-name="ce13" table:formula="of:=[$3p0scal_2p11FF.F58]" office:value-type="float" office:value="7629" calcext:value-type="float">
            <text:p>7629</text:p>
          </table:table-cell>
          <table:table-cell table:style-name="ce10" table:formula="of:=[$3p0scal_2p11FF.G58]" office:value-type="float" office:value="0.7" calcext:value-type="float">
            <text:p>0.7</text:p>
          </table:table-cell>
          <table:table-cell table:style-name="ce21" table:formula="of:=[.D24]/3600/[.E24]" office:value-type="percentage" office:value="3.02738095238095" calcext:value-type="percentage">
            <text:p>302.7%</text:p>
          </table:table-cell>
          <table:table-cell table:style-name="ce12" table:formula="of:=[.E24]*3600*0.00004*1000" office:value-type="float" office:value="100.8" calcext:value-type="float">
            <text:p>100.8</text:p>
          </table:table-cell>
          <table:table-cell table:style-name="ce10" table:formula="of:=[$3p0scal_2p11FF.C58]" office:value-type="float" office:value="158.91" calcext:value-type="float">
            <text:p>158.9</text:p>
          </table:table-cell>
          <table:table-cell table:style-name="ce23" table:formula="of:=[.B24]/[.G24]" office:value-type="percentage" office:value="1.57648809523809" calcext:value-type="percentage">
            <text:p>157.6%</text:p>
          </table:table-cell>
          <table:table-cell table:style-name="ce23" table:formula="of:=[.I24]/[.F24]" office:value-type="percentage" office:value="0.520743216673221" calcext:value-type="percentage">
            <text:p>52.1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81deg LH2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10" table:formula="of:=[$4p4scal.D18]" office:value-type="float" office:value="38221" calcext:value-type="float">
            <text:p>38221.0</text:p>
          </table:table-cell>
          <table:table-cell table:style-name="ce13" table:formula="of:=[$4p4scal.F18]" office:value-type="float" office:value="117252" calcext:value-type="float">
            <text:p>117252</text:p>
          </table:table-cell>
          <table:table-cell table:style-name="ce10" table:formula="of:=[$4p4scal.G18]" office:value-type="float" office:value="8.7" calcext:value-type="float">
            <text:p>8.7</text:p>
          </table:table-cell>
          <table:table-cell table:style-name="ce21" table:formula="of:=[.D28]/3600/[.E28]" office:value-type="percentage" office:value="3.74367816091954" calcext:value-type="percentage">
            <text:p>374.4%</text:p>
          </table:table-cell>
          <table:table-cell table:style-name="ce12" table:formula="of:=[.E28]*3600*0.00007*1000" office:value-type="float" office:value="2192.4" calcext:value-type="float">
            <text:p>2192.4</text:p>
          </table:table-cell>
          <table:table-cell table:style-name="ce10" table:formula="of:=[$4p4scal.C18]" office:value-type="float" office:value="1368.311" calcext:value-type="float">
            <text:p>1368.3</text:p>
          </table:table-cell>
          <table:table-cell table:style-name="ce23" table:formula="of:=[.B28]/[.G28]" office:value-type="percentage" office:value="0.62411558109834" calcext:value-type="percentage">
            <text:p>62.4%</text:p>
          </table:table-cell>
          <table:table-cell table:style-name="ce23" table:formula="of:=[.I28]/[.F28]" office:value-type="percentage" office:value="0.166711868454269" calcext:value-type="percentage">
            <text:p>16.7%</text:p>
          </table:table-cell>
          <table:table-cell office:value-type="float" office:value="6200" calcext:value-type="float">
            <text:p>6200</text:p>
          </table:table-cell>
          <table:table-cell office:value-type="float" office:value="4091" calcext:value-type="float">
            <text:p>4091</text:p>
          </table:table-cell>
          <table:table-cell table:style-name="ce23" table:formula="of:=[.L28]/[.K28]" office:value-type="percentage" office:value="0.659838709677419" calcext:value-type="percentage">
            <text:p>66.0%</text:p>
          </table:table-cell>
          <table:table-cell table:style-name="ce26" table:formula="of:=[.M28]/[.I28]" office:value-type="percentage" office:value="1.05723800151923" calcext:value-type="percentage">
            <text:p>105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81deg Dummy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10" table:formula="of:=[$4p4scal.D22]" office:value-type="float" office:value="4738.999" calcext:value-type="float">
            <text:p>4739.0</text:p>
          </table:table-cell>
          <table:table-cell table:style-name="ce13" table:formula="of:=[$4p4scal.F22]" office:value-type="float" office:value="4895" calcext:value-type="float">
            <text:p>4895</text:p>
          </table:table-cell>
          <table:table-cell table:style-name="ce10" table:formula="of:=[$4p4scal.G22]" office:value-type="float" office:value="0.6" calcext:value-type="float">
            <text:p>0.6</text:p>
          </table:table-cell>
          <table:table-cell table:style-name="ce21" table:formula="of:=[.D29]/3600/[.E29]" office:value-type="percentage" office:value="2.2662037037037" calcext:value-type="percentage">
            <text:p>226.6%</text:p>
          </table:table-cell>
          <table:table-cell table:style-name="ce12" table:formula="of:=[.E29]*3600*0.00004*1000" office:value-type="float" office:value="86.4" calcext:value-type="float">
            <text:p>86.4</text:p>
          </table:table-cell>
          <table:table-cell table:style-name="ce10" table:formula="of:=[$4p4scal.C22]" office:value-type="float" office:value="80.175" calcext:value-type="float">
            <text:p>80.2</text:p>
          </table:table-cell>
          <table:table-cell table:style-name="ce23" table:formula="of:=[.B29]/[.G29]" office:value-type="percentage" office:value="0.927951388888889" calcext:value-type="percentage">
            <text:p>92.8%</text:p>
          </table:table-cell>
          <table:table-cell table:style-name="ce23" table:formula="of:=[.I29]/[.F29]" office:value-type="percentage" office:value="0.409473953013279" calcext:value-type="percentage">
            <text:p>40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81deg LH2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10" table:formula="of:=[$4p4scal.D38]" office:value-type="float" office:value="38824.916" calcext:value-type="float">
            <text:p>38824.9</text:p>
          </table:table-cell>
          <table:table-cell table:style-name="ce13" table:formula="of:=[$4p4scal.F38]" office:value-type="float" office:value="183598" calcext:value-type="float">
            <text:p>183598</text:p>
          </table:table-cell>
          <table:table-cell table:style-name="ce10" table:formula="of:=[$4p4scal.G38]" office:value-type="float" office:value="8.7" calcext:value-type="float">
            <text:p>8.7</text:p>
          </table:table-cell>
          <table:table-cell table:style-name="ce21" table:formula="of:=[.D31]/3600/[.E31]" office:value-type="percentage" office:value="5.86200510855683" calcext:value-type="percentage">
            <text:p>586.2%</text:p>
          </table:table-cell>
          <table:table-cell table:style-name="ce12" table:formula="of:=[.E31]*3600*0.00007*1000" office:value-type="float" office:value="2192.4" calcext:value-type="float">
            <text:p>2192.4</text:p>
          </table:table-cell>
          <table:table-cell table:style-name="ce10" table:formula="of:=[$4p4scal.C38]" office:value-type="float" office:value="1089.391" calcext:value-type="float">
            <text:p>1089.4</text:p>
          </table:table-cell>
          <table:table-cell table:style-name="ce23" table:formula="of:=[.B31]/[.G31]" office:value-type="percentage" office:value="0.496894271118409" calcext:value-type="percentage">
            <text:p>49.7%</text:p>
          </table:table-cell>
          <table:table-cell table:style-name="ce23" table:formula="of:=[.I31]/[.F31]" office:value-type="percentage" office:value="0.084765240206476" calcext:value-type="percentage">
            <text:p>8.5%</text:p>
          </table:table-cell>
          <table:table-cell office:value-type="float" office:value="10000" calcext:value-type="float">
            <text:p>10000</text:p>
          </table:table-cell>
          <table:table-cell table:style-name="ce5" office:value-type="float" office:value="6297" calcext:value-type="float">
            <text:p>6297</text:p>
          </table:table-cell>
          <table:table-cell table:style-name="ce23" table:formula="of:=[.L31]/[.K31]" office:value-type="percentage" office:value="0.6297" calcext:value-type="percentage">
            <text:p>63.0%</text:p>
          </table:table-cell>
          <table:table-cell table:style-name="ce26" table:formula="of:=[.M31]/[.I31]" office:value-type="percentage" office:value="1.26727160404299" calcext:value-type="percentage">
            <text:p>12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81deg Dummy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10" table:formula="of:=[$4p4scal.D24]" office:value-type="float" office:value="2424" calcext:value-type="float">
            <text:p>2424.0</text:p>
          </table:table-cell>
          <table:table-cell table:style-name="ce13" table:formula="of:=[$4p4scal.F24]" office:value-type="float" office:value="2424" calcext:value-type="float">
            <text:p>2424</text:p>
          </table:table-cell>
          <table:table-cell table:style-name="ce10" table:formula="of:=[$4p4scal.G24]" office:value-type="float" office:value="0.6" calcext:value-type="float">
            <text:p>0.6</text:p>
          </table:table-cell>
          <table:table-cell table:style-name="ce21" table:formula="of:=[.D32]/3600/[.E32]" office:value-type="percentage" office:value="1.12222222222222" calcext:value-type="percentage">
            <text:p>112.2%</text:p>
          </table:table-cell>
          <table:table-cell table:style-name="ce12" table:formula="of:=[.E32]*3600*0.00004*1000" office:value-type="float" office:value="86.4" calcext:value-type="float">
            <text:p>86.4</text:p>
          </table:table-cell>
          <table:table-cell table:style-name="ce10" table:formula="of:=[$4p4scal.C24]" office:value-type="float" office:value="89.246" calcext:value-type="float">
            <text:p>89.2</text:p>
          </table:table-cell>
          <table:table-cell table:style-name="ce23" table:formula="of:=[.B32]/[.G32]" office:value-type="percentage" office:value="1.03293981481481" calcext:value-type="percentage">
            <text:p>103.3%</text:p>
          </table:table-cell>
          <table:table-cell table:style-name="ce23" table:formula="of:=[.I32]/[.F32]" office:value-type="percentage" office:value="0.920441419141914" calcext:value-type="percentage">
            <text:p>92.0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5.81deg LH2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10" table:formula="of:=[$4p4scal.D51]" office:value-type="float" office:value="27196" calcext:value-type="float">
            <text:p>27196.0</text:p>
          </table:table-cell>
          <table:table-cell table:style-name="ce13" table:formula="of:=[$4p4scal.F51]" office:value-type="float" office:value="27584" calcext:value-type="float">
            <text:p>27584</text:p>
          </table:table-cell>
          <table:table-cell table:style-name="ce10" table:formula="of:=[$4p4scal.G51]" office:value-type="float" office:value="8.7" calcext:value-type="float">
            <text:p>8.7</text:p>
          </table:table-cell>
          <table:table-cell table:style-name="ce21" table:formula="of:=[.D34]/3600/[.E34]" office:value-type="percentage" office:value="0.880715197956577" calcext:value-type="percentage">
            <text:p>88.1%</text:p>
          </table:table-cell>
          <table:table-cell table:style-name="ce12" table:formula="of:=[.E34]*3600*0.00007*1000" office:value-type="float" office:value="2192.4" calcext:value-type="float">
            <text:p>2192.4</text:p>
          </table:table-cell>
          <table:table-cell table:style-name="ce10" table:formula="of:=[$4p4scal.C51]" office:value-type="float" office:value="969.2" calcext:value-type="float">
            <text:p>969.2</text:p>
          </table:table-cell>
          <table:table-cell table:style-name="ce23" table:formula="of:=[.B34]/[.G34]" office:value-type="percentage" office:value="0.442072614486408" calcext:value-type="percentage">
            <text:p>44.2%</text:p>
          </table:table-cell>
          <table:table-cell table:style-name="ce23" table:formula="of:=[.I34]/[.F34]" office:value-type="percentage" office:value="0.501947298641034" calcext:value-type="percentage">
            <text:p>50.2%</text:p>
          </table:table-cell>
          <table:table-cell office:value-type="float" office:value="7200" calcext:value-type="float">
            <text:p>7200</text:p>
          </table:table-cell>
          <table:table-cell table:style-name="ce2" office:value-type="float" office:value="4987" calcext:value-type="float">
            <text:p>4987</text:p>
          </table:table-cell>
          <table:table-cell table:style-name="ce23" table:formula="of:=[.L34]/[.K34]" office:value-type="percentage" office:value="0.692638888888889" calcext:value-type="percentage">
            <text:p>69.3%</text:p>
          </table:table-cell>
          <table:table-cell table:style-name="ce26" table:formula="of:=[.M34]/[.I34]" office:value-type="percentage" office:value="1.56679890631449" calcext:value-type="percentage">
            <text:p>156.7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5.81deg Dummy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10" table:formula="of:=[$4p4scal.D55]" office:value-type="float" office:value="2573" calcext:value-type="float">
            <text:p>2573.0</text:p>
          </table:table-cell>
          <table:table-cell table:style-name="ce13" table:formula="of:=[$4p4scal.F55]" office:value-type="float" office:value="2929" calcext:value-type="float">
            <text:p>2929</text:p>
          </table:table-cell>
          <table:table-cell table:style-name="ce10" table:formula="of:=[$4p4scal.G55]" office:value-type="float" office:value="0.6" calcext:value-type="float">
            <text:p>0.6</text:p>
          </table:table-cell>
          <table:table-cell table:style-name="ce21" table:formula="of:=[.D35]/3600/[.E35]" office:value-type="percentage" office:value="1.35601851851852" calcext:value-type="percentage">
            <text:p>135.6%</text:p>
          </table:table-cell>
          <table:table-cell table:style-name="ce12" table:formula="of:=[.E35]*3600*0.00004*1000" office:value-type="float" office:value="86.4" calcext:value-type="float">
            <text:p>86.4</text:p>
          </table:table-cell>
          <table:table-cell table:style-name="ce10" table:formula="of:=[$4p4scal.C55]" office:value-type="float" office:value="81.53" calcext:value-type="float">
            <text:p>81.5</text:p>
          </table:table-cell>
          <table:table-cell table:style-name="ce23" table:formula="of:=[.B35]/[.G35]" office:value-type="percentage" office:value="0.943634259259259" calcext:value-type="percentage">
            <text:p>94.4%</text:p>
          </table:table-cell>
          <table:table-cell table:style-name="ce23" table:formula="of:=[.I35]/[.F35]" office:value-type="percentage" office:value="0.695885967907136" calcext:value-type="percentage">
            <text:p>69.6%</text:p>
          </table:table-cell>
          <table:table-cell table:number-columns-repeated="1014"/>
        </table:table-row>
        <table:table-row table:style-name="ro3">
          <table:table-cell table:number-columns-repeated="1024"/>
        </table:table-row>
        <table:table-row table:style-name="ro1">
          <table:table-cell table:style-name="ce4" office:value-type="string" calcext:value-type="string">
            <text:p>Q2=3.0, W=3.14 high epsilon</text:p>
          </table:table-cell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10" table:formula="of:=[$3p0FF.C41]" office:value-type="float" office:value="2671.38" calcext:value-type="float">
            <text:p>2671.4</text:p>
          </table:table-cell>
          <table:table-cell table:style-name="ce10" table:formula="of:=[$3p0FF.D41]" office:value-type="float" office:value="97536" calcext:value-type="float">
            <text:p>97536.0</text:p>
          </table:table-cell>
          <table:table-cell table:style-name="ce13" table:formula="of:=[$3p0FF.F41]" office:value-type="float" office:value="117295" calcext:value-type="float">
            <text:p>117295</text:p>
          </table:table-cell>
          <table:table-cell table:style-name="ce10" table:formula="of:=[$3p0FF.G41]" office:value-type="float" office:value="21.8" calcext:value-type="float">
            <text:p>21.8</text:p>
          </table:table-cell>
          <table:table-cell table:style-name="ce21" table:formula="of:=[.D38]/3600/[.E38]" office:value-type="percentage" office:value="1.49458460754332" calcext:value-type="percentage">
            <text:p>149.5%</text:p>
          </table:table-cell>
          <table:table-cell table:style-name="ce12" table:formula="of:=[.E38]*3600*0.00007*1000" office:value-type="float" office:value="5493.6" calcext:value-type="float">
            <text:p>5493.6</text:p>
          </table:table-cell>
          <table:table-cell table:style-name="ce10" table:formula="of:=[$3p0FF.C41]" office:value-type="float" office:value="2671.38" calcext:value-type="float">
            <text:p>2671.4</text:p>
          </table:table-cell>
          <table:table-cell table:style-name="ce23" table:formula="of:=[.B38]/[.G38]" office:value-type="percentage" office:value="0.48627129750983" calcext:value-type="percentage">
            <text:p>48.6%</text:p>
          </table:table-cell>
          <table:table-cell table:style-name="ce23" table:formula="of:=[.I38]/[.F38]" office:value-type="percentage" office:value="0.325355483427012" calcext:value-type="percentage">
            <text:p>32.5%</text:p>
          </table:table-cell>
          <table:table-cell office:value-type="float" office:value="41000" calcext:value-type="float">
            <text:p>41000</text:p>
          </table:table-cell>
          <table:table-cell/>
          <table:table-cell table:style-name="ce23" table:formula="of:=[.L38]/[.K38]" office:value-type="percentage" office:value="0" calcext:value-type="percentage">
            <text:p>0.0%</text:p>
          </table:table-cell>
          <table:table-cell table:style-name="ce26" table:formula="of:=[.M38]/[.I38]" office:value-type="percentage" office:value="0" calcext:value-type="percentage">
            <text:p>0.0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10" table:formula="of:=[$3p0FF.C44]" office:value-type="float" office:value="194.79" calcext:value-type="float">
            <text:p>194.8</text:p>
          </table:table-cell>
          <table:table-cell table:style-name="ce10" table:formula="of:=[$3p0FF.D44]" office:value-type="float" office:value="6172" calcext:value-type="float">
            <text:p>6172.0</text:p>
          </table:table-cell>
          <table:table-cell table:style-name="ce13" table:formula="of:=[$3p0FF.F44]" office:value-type="float" office:value="6172" calcext:value-type="float">
            <text:p>6172</text:p>
          </table:table-cell>
          <table:table-cell table:style-name="ce10" table:formula="of:=[$3p0FF.G44]" office:value-type="float" office:value="1.5" calcext:value-type="float">
            <text:p>1.5</text:p>
          </table:table-cell>
          <table:table-cell table:style-name="ce21" table:formula="of:=[.D39]/3600/[.E39]" office:value-type="percentage" office:value="1.14296296296296" calcext:value-type="percentage">
            <text:p>114.3%</text:p>
          </table:table-cell>
          <table:table-cell table:style-name="ce12" table:formula="of:=[.E39]*3600*0.00004*1000" office:value-type="float" office:value="216" calcext:value-type="float">
            <text:p>216</text:p>
          </table:table-cell>
          <table:table-cell table:style-name="ce10" table:formula="of:=[$3p0FF.C44]" office:value-type="float" office:value="194.79" calcext:value-type="float">
            <text:p>194.8</text:p>
          </table:table-cell>
          <table:table-cell table:style-name="ce23" table:formula="of:=[.B39]/[.G39]" office:value-type="percentage" office:value="0.901805555555555" calcext:value-type="percentage">
            <text:p>90.2%</text:p>
          </table:table-cell>
          <table:table-cell table:style-name="ce23" table:formula="of:=[.I39]/[.F39]" office:value-type="percentage" office:value="0.78900680492547" calcext:value-type="percentage">
            <text:p>78.9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10" table:formula="of:=[$3p0FF.C65]" office:value-type="float" office:value="2474.33" calcext:value-type="float">
            <text:p>2474.3</text:p>
          </table:table-cell>
          <table:table-cell table:style-name="ce10" table:formula="of:=[$3p0FF.D65]" office:value-type="float" office:value="69852" calcext:value-type="float">
            <text:p>69852.0</text:p>
          </table:table-cell>
          <table:table-cell table:style-name="ce13" table:formula="of:=[$3p0FF.F65]" office:value-type="float" office:value="128526" calcext:value-type="float">
            <text:p>128526</text:p>
          </table:table-cell>
          <table:table-cell table:style-name="ce10" table:formula="of:=[$3p0FF.G65]" office:value-type="float" office:value="21.8" calcext:value-type="float">
            <text:p>21.8</text:p>
          </table:table-cell>
          <table:table-cell table:style-name="ce21" table:formula="of:=[.D41]/3600/[.E41]" office:value-type="percentage" office:value="1.63769113149847" calcext:value-type="percentage">
            <text:p>163.8%</text:p>
          </table:table-cell>
          <table:table-cell table:style-name="ce12" table:formula="of:=[.E41]*3600*0.00007*1000" office:value-type="float" office:value="5493.6" calcext:value-type="float">
            <text:p>5493.6</text:p>
          </table:table-cell>
          <table:table-cell table:style-name="ce10" table:formula="of:=[$3p0FF.C65]" office:value-type="float" office:value="2474.33" calcext:value-type="float">
            <text:p>2474.3</text:p>
          </table:table-cell>
          <table:table-cell table:style-name="ce23" table:formula="of:=[.B41]/[.G41]" office:value-type="percentage" office:value="0.450402286296782" calcext:value-type="percentage">
            <text:p>45.0%</text:p>
          </table:table-cell>
          <table:table-cell table:style-name="ce23" table:formula="of:=[.I41]/[.F41]" office:value-type="percentage" office:value="0.275022730253578" calcext:value-type="percentage">
            <text:p>27.5%</text:p>
          </table:table-cell>
          <table:table-cell office:value-type="float" office:value="25500" calcext:value-type="float">
            <text:p>25500</text:p>
          </table:table-cell>
          <table:table-cell table:style-name="ce5" office:value-type="float" office:value="13960" calcext:value-type="float">
            <text:p>13960</text:p>
          </table:table-cell>
          <table:table-cell table:style-name="ce23" table:formula="of:=[.L41]/[.K41]" office:value-type="percentage" office:value="0.547450980392157" calcext:value-type="percentage">
            <text:p>54.7%</text:p>
          </table:table-cell>
          <table:table-cell table:style-name="ce26" table:formula="of:=[.M41]/[.I41]" office:value-type="percentage" office:value="1.21547114001865" calcext:value-type="percentage">
            <text:p>121.5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10" table:formula="of:=[$3p0FF.C69]" office:value-type="float" office:value="179.12" calcext:value-type="float">
            <text:p>179.1</text:p>
          </table:table-cell>
          <table:table-cell table:style-name="ce10" table:formula="of:=[$3p0FF.D69]" office:value-type="float" office:value="2910" calcext:value-type="float">
            <text:p>2910.0</text:p>
          </table:table-cell>
          <table:table-cell table:style-name="ce13" table:formula="of:=[$3p0FF.F69]" office:value-type="float" office:value="5694" calcext:value-type="float">
            <text:p>5694</text:p>
          </table:table-cell>
          <table:table-cell table:style-name="ce10" table:formula="of:=[$3p0FF.G69]" office:value-type="float" office:value="1.5" calcext:value-type="float">
            <text:p>1.5</text:p>
          </table:table-cell>
          <table:table-cell table:style-name="ce21" table:formula="of:=[.D42]/3600/[.E42]" office:value-type="percentage" office:value="1.05444444444444" calcext:value-type="percentage">
            <text:p>105.4%</text:p>
          </table:table-cell>
          <table:table-cell table:style-name="ce12" table:formula="of:=[.E42]*3600*0.00004*1000" office:value-type="float" office:value="216" calcext:value-type="float">
            <text:p>216</text:p>
          </table:table-cell>
          <table:table-cell table:style-name="ce10" table:formula="of:=[$3p0FF.C69]" office:value-type="float" office:value="179.12" calcext:value-type="float">
            <text:p>179.1</text:p>
          </table:table-cell>
          <table:table-cell table:style-name="ce23" table:formula="of:=[.B42]/[.G42]" office:value-type="percentage" office:value="0.829259259259259" calcext:value-type="percentage">
            <text:p>82.9%</text:p>
          </table:table-cell>
          <table:table-cell table:style-name="ce23" table:formula="of:=[.I42]/[.F42]" office:value-type="percentage" office:value="0.786441868633649" calcext:value-type="percentage">
            <text:p>78.6%</text:p>
          </table:table-cell>
          <table:table-cell table:number-columns-repeated="1014"/>
        </table:table-row>
        <table:table-row table:style-name="ro1">
          <table:table-cell/>
          <table:table-cell table:style-name="ce9"/>
          <table:table-cell/>
          <table:table-cell table:style-name="ce18"/>
          <table:table-cell table:style-name="ce9"/>
          <table:table-cell table:number-columns-repeated="2"/>
          <table:table-cell table:style-name="ce9"/>
          <table:table-cell table:number-columns-repeated="1016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10" table:formula="of:=[$3p0FF.C101]" office:value-type="float" office:value="2255.231" calcext:value-type="float">
            <text:p>2255.2</text:p>
          </table:table-cell>
          <table:table-cell table:style-name="ce10" table:formula="of:=[$3p0FF.D101]" office:value-type="float" office:value="81309" calcext:value-type="float">
            <text:p>81309.0</text:p>
          </table:table-cell>
          <table:table-cell table:style-name="ce13" table:formula="of:=[$3p0FF.F101]" office:value-type="float" office:value="141120" calcext:value-type="float">
            <text:p>141120</text:p>
          </table:table-cell>
          <table:table-cell table:style-name="ce10" table:formula="of:=[$3p0FF.G101]" office:value-type="float" office:value="21.8" calcext:value-type="float">
            <text:p>21.8</text:p>
          </table:table-cell>
          <table:table-cell table:style-name="ce21" table:formula="of:=[.D44]/3600/[.E44]" office:value-type="percentage" office:value="1.79816513761468" calcext:value-type="percentage">
            <text:p>179.8%</text:p>
          </table:table-cell>
          <table:table-cell table:style-name="ce12" table:formula="of:=[.E44]*3600*0.00007*1000" office:value-type="float" office:value="5493.6" calcext:value-type="float">
            <text:p>5493.6</text:p>
          </table:table-cell>
          <table:table-cell table:style-name="ce10" table:formula="of:=[$3p0FF.C101]" office:value-type="float" office:value="2255.231" calcext:value-type="float">
            <text:p>2255.2</text:p>
          </table:table-cell>
          <table:table-cell table:style-name="ce23" table:formula="of:=[.B44]/[.G44]" office:value-type="percentage" office:value="0.410519695645842" calcext:value-type="percentage">
            <text:p>41.1%</text:p>
          </table:table-cell>
          <table:table-cell table:style-name="ce23" table:formula="of:=[.I44]/[.F44]" office:value-type="percentage" office:value="0.228299218496923" calcext:value-type="percentage">
            <text:p>22.8%</text:p>
          </table:table-cell>
          <table:table-cell office:value-type="float" office:value="29500" calcext:value-type="float">
            <text:p>29500</text:p>
          </table:table-cell>
          <table:table-cell/>
          <table:table-cell table:style-name="ce23" table:formula="of:=[.L44]/[.K44]" office:value-type="percentage" office:value="0" calcext:value-type="percentage">
            <text:p>0.0%</text:p>
          </table:table-cell>
          <table:table-cell table:style-name="ce26" table:formula="of:=[.M44]/[.I44]" office:value-type="percentage" office:value="0" calcext:value-type="percentage">
            <text:p>0.0%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10" table:formula="of:=[$3p0FF.C106]" office:value-type="float" office:value="259.635" calcext:value-type="float">
            <text:p>259.6</text:p>
          </table:table-cell>
          <table:table-cell table:style-name="ce10" table:formula="of:=[$3p0FF.D106]" office:value-type="float" office:value="8670" calcext:value-type="float">
            <text:p>8670.0</text:p>
          </table:table-cell>
          <table:table-cell table:style-name="ce13" table:formula="of:=[$3p0FF.F106]" office:value-type="float" office:value="9033" calcext:value-type="float">
            <text:p>9033</text:p>
          </table:table-cell>
          <table:table-cell table:style-name="ce10" table:formula="of:=[$3p0FF.G106]" office:value-type="float" office:value="1.5" calcext:value-type="float">
            <text:p>1.5</text:p>
          </table:table-cell>
          <table:table-cell table:style-name="ce21" table:formula="of:=[.D45]/3600/[.E45]" office:value-type="percentage" office:value="1.67277777777778" calcext:value-type="percentage">
            <text:p>167.3%</text:p>
          </table:table-cell>
          <table:table-cell table:style-name="ce12" table:formula="of:=[.E45]*3600*0.00004*1000" office:value-type="float" office:value="216" calcext:value-type="float">
            <text:p>216</text:p>
          </table:table-cell>
          <table:table-cell table:style-name="ce10" table:formula="of:=[$3p0FF.C122]" office:value-type="float" office:value="0" calcext:value-type="float">
            <text:p>0.0</text:p>
          </table:table-cell>
          <table:table-cell table:style-name="ce23" table:formula="of:=[.B45]/[.G45]" office:value-type="percentage" office:value="1.20201388888889" calcext:value-type="percentage">
            <text:p>120.2%</text:p>
          </table:table-cell>
          <table:table-cell table:style-name="ce23" table:formula="of:=[.I45]/[.F45]" office:value-type="percentage" office:value="0.718573563600133" calcext:value-type="percentage">
            <text:p>71.9%</text:p>
          </table:table-cell>
          <table:table-cell table:number-columns-repeated="1014"/>
        </table:table-row>
        <table:table-row table:style-name="ro1" table:number-rows-repeated="190">
          <table:table-cell table:number-columns-repeated="1024"/>
        </table:table-row>
        <table:table-row table:style-name="ro3" table:number-rows-repeated="765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scal_2p11FF" table:style-name="ta2">
        <table:table-column table:style-name="co4" table:default-cell-style-name="Default"/>
        <table:table-column table:style-name="co2" table:number-columns-repeated="10" table:default-cell-style-name="Default"/>
        <table:table-column table:style-name="co5" table:number-columns-repeated="20" table:default-cell-style-name="Default"/>
        <table:table-column table:style-name="co3" table:number-columns-repeated="993" table:default-cell-style-name="Default"/>
        <table:table-row table:style-name="ro3">
          <table:table-cell table:style-name="ce27" office:value-type="string" calcext:value-type="string">
            <text:p>10.6 GeV KAON-LT physics settings 1,2</text:p>
          </table:table-cell>
          <table:table-cell table:style-name="ce2" table:number-columns-repeated="3"/>
          <table:table-cell table:style-name="ce14" table:number-columns-repeated="2"/>
          <table:table-cell table:style-name="ce7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 table:style-name="ce14" table:number-columns-repeated="2"/>
          <table:table-cell table:style-name="ce7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2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8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3.0 W=2.32 high epsilon</text:p>
          </table:table-cell>
          <table:table-cell table:style-name="ce6" table:number-columns-repeated="3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LH2</text:p>
          </table:table-cell>
          <table:table-cell table:style-name="ce12" office:value-type="float" office:value="4865" calcext:value-type="float">
            <text:p>4865</text:p>
          </table:table-cell>
          <table:table-cell table:style-name="ce12" office:value-type="float" office:value="102.26" calcext:value-type="float">
            <text:p>102.26</text:p>
          </table:table-cell>
          <table:table-cell table:style-name="ce29" office:value-type="float" office:value="3137" calcext:value-type="float">
            <text:p>3137</text:p>
          </table:table-cell>
          <table:table-cell table:style-name="ce17" office:value-type="float" office:value="1989.24" calcext:value-type="float">
            <text:p>198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6" calcext:value-type="float">
            <text:p>4866</text:p>
          </table:table-cell>
          <table:table-cell table:style-name="ce12" office:value-type="float" office:value="120.66" calcext:value-type="float">
            <text:p>120.66</text:p>
          </table:table-cell>
          <table:table-cell table:style-name="ce29" office:value-type="float" office:value="3429" calcext:value-type="float">
            <text:p>3429</text:p>
          </table:table-cell>
          <table:table-cell table:style-name="ce17" office:value-type="float" office:value="2427.63" calcext:value-type="float">
            <text:p>242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7" calcext:value-type="float">
            <text:p>4867</text:p>
          </table:table-cell>
          <table:table-cell table:style-name="ce12" office:value-type="float" office:value="59.62" calcext:value-type="float">
            <text:p>59.62</text:p>
          </table:table-cell>
          <table:table-cell table:style-name="ce29" office:value-type="float" office:value="3617" calcext:value-type="float">
            <text:p>3617</text:p>
          </table:table-cell>
          <table:table-cell table:style-name="ce17" office:value-type="float" office:value="1525.3" calcext:value-type="float">
            <text:p>152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68" calcext:value-type="float">
            <text:p>4868</text:p>
          </table:table-cell>
          <table:table-cell table:style-name="ce12" office:value-type="float" office:value="69.77" calcext:value-type="float">
            <text:p>69.77</text:p>
          </table:table-cell>
          <table:table-cell table:style-name="ce29" office:value-type="float" office:value="3522" calcext:value-type="float">
            <text:p>3522</text:p>
          </table:table-cell>
          <table:table-cell table:style-name="ce17" office:value-type="float" office:value="1447.45" calcext:value-type="float">
            <text:p>144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0" table:formula="of:=SUM([.C5:.C8])" office:value-type="float" office:value="352.31" calcext:value-type="float">
            <text:p>352.31</text:p>
          </table:table-cell>
          <table:table-cell table:style-name="ce33" table:formula="of:=SUM([.D5:.D8])" office:value-type="float" office:value="13705" calcext:value-type="float">
            <text:p>13705</text:p>
          </table:table-cell>
          <table:table-cell table:style-name="ce35" table:formula="of:=SUM([.E5:.E8])" office:value-type="float" office:value="7389.62" calcext:value-type="float">
            <text:p>7390</text:p>
          </table:table-cell>
          <table:table-cell table:style-name="ce37" office:value-type="float" office:value="23601" calcext:value-type="float">
            <text:p>23601</text:p>
          </table:table-cell>
          <table:table-cell table:style-name="ce38" office:value-type="float" office:value="2.4" calcext:value-type="float">
            <text:p>2.4</text:p>
          </table:table-cell>
          <table:table-cell table:style-name="ce40" table:formula="of:=[.F9]/3600/[.G9]" office:value-type="percentage" office:value="2.73159722222222" calcext:value-type="percentage">
            <text:p>273.2%</text:p>
          </table:table-cell>
          <table:table-cell table:style-name="ce30" table:formula="of:=[.G9]*3600*0.00007*1000" office:value-type="float" office:value="604.8" calcext:value-type="float">
            <text:p>604.8</text:p>
          </table:table-cell>
          <table:table-cell table:style-name="ce42" table:formula="of:=[.C9]/[.I9]" office:value-type="percentage" office:value="0.582523148148148" calcext:value-type="percentage">
            <text:p>58.3%</text:p>
          </table:table-cell>
          <table:table-cell table:style-name="ce42" table:formula="of:=[.J9]/[.H9]" office:value-type="percentage" office:value="0.213253675691708" calcext:value-type="percentage">
            <text:p>21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5.18deg Dummy</text:p>
          </table:table-cell>
          <table:table-cell table:style-name="ce12" office:value-type="float" office:value="4870" calcext:value-type="float">
            <text:p>4870</text:p>
          </table:table-cell>
          <table:table-cell table:style-name="ce12" office:value-type="float" office:value="31.91" calcext:value-type="float">
            <text:p>31.91</text:p>
          </table:table-cell>
          <table:table-cell table:style-name="ce33" office:value-type="float" office:value="956" calcext:value-type="float">
            <text:p>956</text:p>
          </table:table-cell>
          <table:table-cell table:style-name="ce35" office:value-type="float" office:value="853.67" calcext:value-type="float">
            <text:p>854</text:p>
          </table:table-cell>
          <table:table-cell table:style-name="ce37" office:value-type="float" office:value="2340" calcext:value-type="float">
            <text:p>2340</text:p>
          </table:table-cell>
          <table:table-cell table:style-name="ce38" office:value-type="float" office:value="0.2" calcext:value-type="float">
            <text:p>0.2</text:p>
          </table:table-cell>
          <table:table-cell table:style-name="ce40" table:formula="of:=[.F11]/3600/[.G11]" office:value-type="percentage" office:value="3.25" calcext:value-type="percentage">
            <text:p>325.0%</text:p>
          </table:table-cell>
          <table:table-cell table:style-name="ce30" table:formula="of:=[.G11]*3600*0.00007*1000" office:value-type="float" office:value="50.4" calcext:value-type="float">
            <text:p>50.4</text:p>
          </table:table-cell>
          <table:table-cell table:style-name="ce42" table:formula="of:=[.C11]/[.I11]" office:value-type="percentage" office:value="0.633134920634921" calcext:value-type="percentage">
            <text:p>63.3%</text:p>
          </table:table-cell>
          <table:table-cell table:style-name="ce42" table:formula="of:=[.J11]/[.H11]" office:value-type="percentage" office:value="0.194810744810745" calcext:value-type="percentage">
            <text:p>19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LH2</text:p>
          </table:table-cell>
          <table:table-cell table:style-name="ce12" office:value-type="float" office:value="4871" calcext:value-type="float">
            <text:p>4871</text:p>
          </table:table-cell>
          <table:table-cell table:style-name="ce12" office:value-type="float" office:value="91.59" calcext:value-type="float">
            <text:p>91.59</text:p>
          </table:table-cell>
          <table:table-cell table:style-name="ce29" office:value-type="float" office:value="2660" calcext:value-type="float">
            <text:p>2660</text:p>
          </table:table-cell>
          <table:table-cell table:style-name="ce17" office:value-type="float" office:value="1595.22" calcext:value-type="float">
            <text:p>159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3" calcext:value-type="float">
            <text:p>4873</text:p>
          </table:table-cell>
          <table:table-cell table:style-name="ce12" office:value-type="float" office:value="91.51" calcext:value-type="float">
            <text:p>91.51</text:p>
          </table:table-cell>
          <table:table-cell table:style-name="ce29" office:value-type="float" office:value="3145" calcext:value-type="float">
            <text:p>3145</text:p>
          </table:table-cell>
          <table:table-cell table:style-name="ce17" office:value-type="float" office:value="2111.15" calcext:value-type="float">
            <text:p>2111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4" calcext:value-type="float">
            <text:p>4874</text:p>
          </table:table-cell>
          <table:table-cell table:style-name="ce12" office:value-type="float" office:value="41.74" calcext:value-type="float">
            <text:p>41.74</text:p>
          </table:table-cell>
          <table:table-cell table:style-name="ce29" office:value-type="float" office:value="1482" calcext:value-type="float">
            <text:p>1482</text:p>
          </table:table-cell>
          <table:table-cell table:style-name="ce17" office:value-type="float" office:value="975.68" calcext:value-type="float">
            <text:p>97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5" calcext:value-type="float">
            <text:p>4875</text:p>
          </table:table-cell>
          <table:table-cell table:style-name="ce12" office:value-type="float" office:value="121.1" calcext:value-type="float">
            <text:p>121.1</text:p>
          </table:table-cell>
          <table:table-cell table:style-name="ce29" office:value-type="float" office:value="3722" calcext:value-type="float">
            <text:p>3722</text:p>
          </table:table-cell>
          <table:table-cell table:style-name="ce17" office:value-type="float" office:value="2531.45" calcext:value-type="float">
            <text:p>2531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6" calcext:value-type="float">
            <text:p>4876</text:p>
          </table:table-cell>
          <table:table-cell table:style-name="ce12" office:value-type="float" office:value="71.46" calcext:value-type="float">
            <text:p>71.46</text:p>
          </table:table-cell>
          <table:table-cell table:style-name="ce29" office:value-type="float" office:value="3557" calcext:value-type="float">
            <text:p>3557</text:p>
          </table:table-cell>
          <table:table-cell table:style-name="ce17" office:value-type="float" office:value="1396.06" calcext:value-type="float">
            <text:p>139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7" calcext:value-type="float">
            <text:p>4877</text:p>
          </table:table-cell>
          <table:table-cell table:style-name="ce12" office:value-type="float" office:value="135.91" calcext:value-type="float">
            <text:p>135.91</text:p>
          </table:table-cell>
          <table:table-cell table:style-name="ce29" office:value-type="float" office:value="3526" calcext:value-type="float">
            <text:p>3526</text:p>
          </table:table-cell>
          <table:table-cell table:style-name="ce17" office:value-type="float" office:value="2410.06" calcext:value-type="float">
            <text:p>241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8" calcext:value-type="float">
            <text:p>4878</text:p>
          </table:table-cell>
          <table:table-cell table:style-name="ce12" office:value-type="float" office:value="161.77" calcext:value-type="float">
            <text:p>161.77</text:p>
          </table:table-cell>
          <table:table-cell table:style-name="ce29" office:value-type="float" office:value="145" calcext:value-type="float">
            <text:p>145</text:p>
          </table:table-cell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79" calcext:value-type="float">
            <text:p>4879</text:p>
          </table:table-cell>
          <table:table-cell table:style-name="ce12" office:value-type="float" office:value="132.26" calcext:value-type="float">
            <text:p>132.26</text:p>
          </table:table-cell>
          <table:table-cell table:style-name="ce29" office:value-type="float" office:value="3827" calcext:value-type="float">
            <text:p>3827</text:p>
          </table:table-cell>
          <table:table-cell table:style-name="ce17" office:value-type="float" office:value="2574.33" calcext:value-type="float">
            <text:p>257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0" table:formula="of:=SUM([.C13:.C20])" office:value-type="float" office:value="847.34" calcext:value-type="float">
            <text:p>847.34</text:p>
          </table:table-cell>
          <table:table-cell table:style-name="ce33" table:formula="of:=SUM([.D13:.D20])" office:value-type="float" office:value="22064" calcext:value-type="float">
            <text:p>22064</text:p>
          </table:table-cell>
          <table:table-cell table:style-name="ce35" table:formula="of:=SUM([.E13:.E20])" office:value-type="float" office:value="13593.95" calcext:value-type="float">
            <text:p>13594</text:p>
          </table:table-cell>
          <table:table-cell table:style-name="ce37" office:value-type="float" office:value="30420" calcext:value-type="float">
            <text:p>30420</text:p>
          </table:table-cell>
          <table:table-cell table:style-name="ce38" office:value-type="float" office:value="2.4" calcext:value-type="float">
            <text:p>2.4</text:p>
          </table:table-cell>
          <table:table-cell table:style-name="ce40" table:formula="of:=[.F21]/3600/[.G21]" office:value-type="percentage" office:value="3.52083333333333" calcext:value-type="percentage">
            <text:p>352.1%</text:p>
          </table:table-cell>
          <table:table-cell table:style-name="ce30" table:formula="of:=[.G21]*3600*0.00007*1000" office:value-type="float" office:value="604.8" calcext:value-type="float">
            <text:p>604.8</text:p>
          </table:table-cell>
          <table:table-cell table:style-name="ce42" table:formula="of:=[.C21]/[.I21]" office:value-type="percentage" office:value="1.40102513227513" calcext:value-type="percentage">
            <text:p>140.1%</text:p>
          </table:table-cell>
          <table:table-cell table:style-name="ce42" table:formula="of:=[.J21]/[.H21]" office:value-type="percentage" office:value="0.397924297924298" calcext:value-type="percentage">
            <text:p>3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8.18deg Dummy</text:p>
          </table:table-cell>
          <table:table-cell table:style-name="ce12" office:value-type="float" office:value="4880" calcext:value-type="float">
            <text:p>4880</text:p>
          </table:table-cell>
          <table:table-cell table:style-name="ce12" office:value-type="float" office:value="43.67" calcext:value-type="float">
            <text:p>43.67</text:p>
          </table:table-cell>
          <table:table-cell table:style-name="ce33" office:value-type="float" office:value="1096" calcext:value-type="float">
            <text:p>1096</text:p>
          </table:table-cell>
          <table:table-cell table:style-name="ce17"/>
          <table:table-cell table:style-name="ce37" office:value-type="float" office:value="1200" calcext:value-type="float">
            <text:p>1200</text:p>
          </table:table-cell>
          <table:table-cell table:style-name="ce38" office:value-type="float" office:value="0.2" calcext:value-type="float">
            <text:p>0.2</text:p>
          </table:table-cell>
          <table:table-cell table:style-name="ce40" table:formula="of:=[.F23]/3600/[.G23]" office:value-type="percentage" office:value="1.66666666666667" calcext:value-type="percentage">
            <text:p>166.7%</text:p>
          </table:table-cell>
          <table:table-cell table:style-name="ce30" table:formula="of:=[.G23]*3600*0.00007*1000" office:value-type="float" office:value="50.4" calcext:value-type="float">
            <text:p>50.4</text:p>
          </table:table-cell>
          <table:table-cell table:style-name="ce42" table:formula="of:=[.C23]/[.I23]" office:value-type="percentage" office:value="0.866468253968254" calcext:value-type="percentage">
            <text:p>86.6%</text:p>
          </table:table-cell>
          <table:table-cell table:style-name="ce42" table:formula="of:=[.J23]/[.H23]" office:value-type="percentage" office:value="0.519880952380952" calcext:value-type="percentage">
            <text:p>52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Dummy</text:p>
          </table:table-cell>
          <table:table-cell table:style-name="ce12" office:value-type="float" office:value="4881" calcext:value-type="float">
            <text:p>4881</text:p>
          </table:table-cell>
          <table:table-cell table:style-name="ce12" office:value-type="float" office:value="38.84" calcext:value-type="float">
            <text:p>38.84</text:p>
          </table:table-cell>
          <table:table-cell table:style-name="ce33" office:value-type="float" office:value="1041" calcext:value-type="float">
            <text:p>1041</text:p>
          </table:table-cell>
          <table:table-cell table:style-name="ce35" office:value-type="float" office:value="991.02" calcext:value-type="float">
            <text:p>991</text:p>
          </table:table-cell>
          <table:table-cell table:style-name="ce37" office:value-type="float" office:value="1041" calcext:value-type="float">
            <text:p>1041</text:p>
          </table:table-cell>
          <table:table-cell table:style-name="ce38" office:value-type="float" office:value="0.2" calcext:value-type="float">
            <text:p>0.2</text:p>
          </table:table-cell>
          <table:table-cell table:style-name="ce40" table:formula="of:=[.F25]/3600/[.G25]" office:value-type="percentage" office:value="1.44583333333333" calcext:value-type="percentage">
            <text:p>144.6%</text:p>
          </table:table-cell>
          <table:table-cell table:style-name="ce30" table:formula="of:=[.G25]*3600*0.00007*1000" office:value-type="float" office:value="50.4" calcext:value-type="float">
            <text:p>50.4</text:p>
          </table:table-cell>
          <table:table-cell table:style-name="ce42" table:formula="of:=[.C25]/[.I25]" office:value-type="percentage" office:value="0.770634920634921" calcext:value-type="percentage">
            <text:p>77.1%</text:p>
          </table:table-cell>
          <table:table-cell table:style-name="ce42" table:formula="of:=[.J25]/[.H25]" office:value-type="percentage" office:value="0.533003979689859" calcext:value-type="percentage">
            <text:p>53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21.18deg LH2</text:p>
          </table:table-cell>
          <table:table-cell table:style-name="ce12" office:value-type="float" office:value="4882" calcext:value-type="float">
            <text:p>4882</text:p>
          </table:table-cell>
          <table:table-cell table:style-name="ce12" office:value-type="float" office:value="89.21" calcext:value-type="float">
            <text:p>89.21</text:p>
          </table:table-cell>
          <table:table-cell table:style-name="ce29" office:value-type="float" office:value="2643" calcext:value-type="float">
            <text:p>2643</text:p>
          </table:table-cell>
          <table:table-cell table:style-name="ce17" office:value-type="float" office:value="2297.16" calcext:value-type="float">
            <text:p>229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4" calcext:value-type="float">
            <text:p>4884</text:p>
          </table:table-cell>
          <table:table-cell table:style-name="ce12" office:value-type="float" office:value="45.37" calcext:value-type="float">
            <text:p>45.37</text:p>
          </table:table-cell>
          <table:table-cell table:style-name="ce29" office:value-type="float" office:value="1209" calcext:value-type="float">
            <text:p>1209</text:p>
          </table:table-cell>
          <table:table-cell table:style-name="ce17" office:value-type="float" office:value="1169.3" calcext:value-type="float">
            <text:p>116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5" calcext:value-type="float">
            <text:p>4885</text:p>
          </table:table-cell>
          <table:table-cell table:style-name="ce12" office:value-type="float" office:value="89.52" calcext:value-type="float">
            <text:p>89.52</text:p>
          </table:table-cell>
          <table:table-cell table:style-name="ce29" office:value-type="float" office:value="2309" calcext:value-type="float">
            <text:p>2309</text:p>
          </table:table-cell>
          <table:table-cell table:style-name="ce17" office:value-type="float" office:value="2268.18" calcext:value-type="float">
            <text:p>226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7" calcext:value-type="float">
            <text:p>4887</text:p>
          </table:table-cell>
          <table:table-cell table:style-name="ce12" office:value-type="float" office:value="90.15" calcext:value-type="float">
            <text:p>90.15</text:p>
          </table:table-cell>
          <table:table-cell table:style-name="ce29" office:value-type="float" office:value="2660" calcext:value-type="float">
            <text:p>2660</text:p>
          </table:table-cell>
          <table:table-cell table:style-name="ce17" office:value-type="float" office:value="2348.57" calcext:value-type="float">
            <text:p>234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8" calcext:value-type="float">
            <text:p>4888</text:p>
          </table:table-cell>
          <table:table-cell table:style-name="ce12" office:value-type="float" office:value="72.16" calcext:value-type="float">
            <text:p>72.16</text:p>
          </table:table-cell>
          <table:table-cell table:style-name="ce29" office:value-type="float" office:value="2239" calcext:value-type="float">
            <text:p>2239</text:p>
          </table:table-cell>
          <table:table-cell table:style-name="ce17" office:value-type="float" office:value="1882.36" calcext:value-type="float">
            <text:p>188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89" calcext:value-type="float">
            <text:p>4889</text:p>
          </table:table-cell>
          <table:table-cell table:style-name="ce12" office:value-type="float" office:value="80.09" calcext:value-type="float">
            <text:p>80.09</text:p>
          </table:table-cell>
          <table:table-cell table:style-name="ce29" office:value-type="float" office:value="1880" calcext:value-type="float">
            <text:p>1880</text:p>
          </table:table-cell>
          <table:table-cell table:style-name="ce17" office:value-type="float" office:value="1419.17" calcext:value-type="float">
            <text:p>141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0" calcext:value-type="float">
            <text:p>4890</text:p>
          </table:table-cell>
          <table:table-cell table:style-name="ce12" office:value-type="float" office:value="80.07" calcext:value-type="float">
            <text:p>80.07</text:p>
          </table:table-cell>
          <table:table-cell table:style-name="ce29" office:value-type="float" office:value="1850" calcext:value-type="float">
            <text:p>1850</text:p>
          </table:table-cell>
          <table:table-cell table:style-name="ce17" office:value-type="float" office:value="1430.25" calcext:value-type="float">
            <text:p>143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0" table:formula="of:=SUM([.C27:.C33])" office:value-type="float" office:value="546.57" calcext:value-type="float">
            <text:p>546.57</text:p>
          </table:table-cell>
          <table:table-cell table:style-name="ce33" table:formula="of:=SUM([.D27:.D33])" office:value-type="float" office:value="14790" calcext:value-type="float">
            <text:p>14790</text:p>
          </table:table-cell>
          <table:table-cell table:style-name="ce35" table:formula="of:=SUM([.E27:.E33])" office:value-type="float" office:value="12814.99" calcext:value-type="float">
            <text:p>12815</text:p>
          </table:table-cell>
          <table:table-cell table:style-name="ce37" office:value-type="float" office:value="19299" calcext:value-type="float">
            <text:p>19299</text:p>
          </table:table-cell>
          <table:table-cell table:style-name="ce38" office:value-type="float" office:value="2.4" calcext:value-type="float">
            <text:p>2.4</text:p>
          </table:table-cell>
          <table:table-cell table:style-name="ce40" table:formula="of:=[.F34]/3600/[.G34]" office:value-type="percentage" office:value="2.23368055555556" calcext:value-type="percentage">
            <text:p>223.4%</text:p>
          </table:table-cell>
          <table:table-cell table:style-name="ce30" table:formula="of:=[.G34]*3600*0.00007*1000" office:value-type="float" office:value="604.8" calcext:value-type="float">
            <text:p>604.8</text:p>
          </table:table-cell>
          <table:table-cell table:style-name="ce42" table:formula="of:=[.C34]/[.I34]" office:value-type="percentage" office:value="0.903720238095238" calcext:value-type="percentage">
            <text:p>90.4%</text:p>
          </table:table-cell>
          <table:table-cell table:style-name="ce42" table:formula="of:=[.J34]/[.H34]" office:value-type="percentage" office:value="0.404587950522973" calcext:value-type="percentage">
            <text:p>40.5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Q2=2.11 W=2.95 high epsilon</text:p>
          </table:table-cell>
          <table:table-cell table:style-name="ce6" table:number-columns-repeated="2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LH2</text:p>
          </table:table-cell>
          <table:table-cell table:style-name="ce12" office:value-type="float" office:value="4892" calcext:value-type="float">
            <text:p>4892</text:p>
          </table:table-cell>
          <table:table-cell table:style-name="ce12" office:value-type="float" office:value="51.2" calcext:value-type="float">
            <text:p>51.2</text:p>
          </table:table-cell>
          <table:table-cell table:style-name="ce29" office:value-type="float" office:value="1856" calcext:value-type="float">
            <text:p>1856</text:p>
          </table:table-cell>
          <table:table-cell table:style-name="ce13" office:value-type="float" office:value="862.05" calcext:value-type="float">
            <text:p>862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3" calcext:value-type="float">
            <text:p>4893</text:p>
          </table:table-cell>
          <table:table-cell table:style-name="ce12" office:value-type="float" office:value="84.04" calcext:value-type="float">
            <text:p>84.04</text:p>
          </table:table-cell>
          <table:table-cell table:style-name="ce29" office:value-type="float" office:value="2854" calcext:value-type="float">
            <text:p>2854</text:p>
          </table:table-cell>
          <table:table-cell table:style-name="ce13" office:value-type="float" office:value="1747.57" calcext:value-type="float">
            <text:p>1748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4" calcext:value-type="float">
            <text:p>4894</text:p>
          </table:table-cell>
          <table:table-cell table:style-name="ce12" office:value-type="float" office:value="27.18" calcext:value-type="float">
            <text:p>27.18</text:p>
          </table:table-cell>
          <table:table-cell table:style-name="ce29" office:value-type="float" office:value="2668" calcext:value-type="float">
            <text:p>2668</text:p>
          </table:table-cell>
          <table:table-cell table:style-name="ce13" office:value-type="float" office:value="563.43" calcext:value-type="float">
            <text:p>563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5" calcext:value-type="float">
            <text:p>4895</text:p>
          </table:table-cell>
          <table:table-cell table:style-name="ce12" office:value-type="float" office:value="25.87" calcext:value-type="float">
            <text:p>25.87</text:p>
          </table:table-cell>
          <table:table-cell table:style-name="ce29" office:value-type="float" office:value="589" calcext:value-type="float">
            <text:p>589</text:p>
          </table:table-cell>
          <table:table-cell table:style-name="ce13" office:value-type="float" office:value="489.46" calcext:value-type="float">
            <text:p>48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6" calcext:value-type="float">
            <text:p>4896</text:p>
          </table:table-cell>
          <table:table-cell table:style-name="ce12" office:value-type="float" office:value="11.84" calcext:value-type="float">
            <text:p>11.84</text:p>
          </table:table-cell>
          <table:table-cell table:style-name="ce29" office:value-type="float" office:value="2401" calcext:value-type="float">
            <text:p>2401</text:p>
          </table:table-cell>
          <table:table-cell table:style-name="ce13" office:value-type="float" office:value="2126.25" calcext:value-type="float">
            <text:p>2126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7" calcext:value-type="float">
            <text:p>4897</text:p>
          </table:table-cell>
          <table:table-cell table:style-name="ce12" office:value-type="float" office:value="109.48" calcext:value-type="float">
            <text:p>109.48</text:p>
          </table:table-cell>
          <table:table-cell table:style-name="ce29" office:value-type="float" office:value="2273" calcext:value-type="float">
            <text:p>2273</text:p>
          </table:table-cell>
          <table:table-cell table:style-name="ce13" office:value-type="float" office:value="2051.52" calcext:value-type="float">
            <text:p>2052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8" calcext:value-type="float">
            <text:p>4898</text:p>
          </table:table-cell>
          <table:table-cell table:style-name="ce12" office:value-type="float" office:value="44.16" calcext:value-type="float">
            <text:p>44.16</text:p>
          </table:table-cell>
          <table:table-cell table:style-name="ce29" office:value-type="float" office:value="1995" calcext:value-type="float">
            <text:p>1995</text:p>
          </table:table-cell>
          <table:table-cell table:style-name="ce13" office:value-type="float" office:value="929.69" calcext:value-type="float">
            <text:p>930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899" calcext:value-type="float">
            <text:p>4899</text:p>
          </table:table-cell>
          <table:table-cell table:style-name="ce12" office:value-type="float" office:value="70.56" calcext:value-type="float">
            <text:p>70.56</text:p>
          </table:table-cell>
          <table:table-cell table:style-name="ce29" office:value-type="float" office:value="2740" calcext:value-type="float">
            <text:p>2740</text:p>
          </table:table-cell>
          <table:table-cell table:style-name="ce13" office:value-type="float" office:value="1506.54" calcext:value-type="float">
            <text:p>1507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0" calcext:value-type="float">
            <text:p>4900</text:p>
          </table:table-cell>
          <table:table-cell table:style-name="ce12" office:value-type="float" office:value="78.47" calcext:value-type="float">
            <text:p>78.47</text:p>
          </table:table-cell>
          <table:table-cell table:style-name="ce29" office:value-type="float" office:value="3282" calcext:value-type="float">
            <text:p>3282</text:p>
          </table:table-cell>
          <table:table-cell table:style-name="ce13" office:value-type="float" office:value="1728.73" calcext:value-type="float">
            <text:p>172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1" calcext:value-type="float">
            <text:p>4901</text:p>
          </table:table-cell>
          <table:table-cell table:style-name="ce12" office:value-type="float" office:value="35.04" calcext:value-type="float">
            <text:p>35.04</text:p>
          </table:table-cell>
          <table:table-cell table:style-name="ce29" office:value-type="float" office:value="1528" calcext:value-type="float">
            <text:p>1528</text:p>
          </table:table-cell>
          <table:table-cell table:style-name="ce13" office:value-type="float" office:value="689.84" calcext:value-type="float">
            <text:p>690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4" calcext:value-type="float">
            <text:p>4904</text:p>
          </table:table-cell>
          <table:table-cell table:style-name="ce12" office:value-type="float" office:value="31.96" calcext:value-type="float">
            <text:p>31.96</text:p>
          </table:table-cell>
          <table:table-cell table:style-name="ce29" office:value-type="float" office:value="1419" calcext:value-type="float">
            <text:p>1419</text:p>
          </table:table-cell>
          <table:table-cell table:style-name="ce13" office:value-type="float" office:value="578.9" calcext:value-type="float">
            <text:p>57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5" calcext:value-type="float">
            <text:p>4905</text:p>
          </table:table-cell>
          <table:table-cell table:style-name="ce12" office:value-type="float" office:value="49.92" calcext:value-type="float">
            <text:p>49.92</text:p>
          </table:table-cell>
          <table:table-cell table:style-name="ce29" office:value-type="float" office:value="1610" calcext:value-type="float">
            <text:p>1610</text:p>
          </table:table-cell>
          <table:table-cell table:style-name="ce13" office:value-type="float" office:value="1013.92" calcext:value-type="float">
            <text:p>1014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6" calcext:value-type="float">
            <text:p>4906</text:p>
          </table:table-cell>
          <table:table-cell table:style-name="ce12" office:value-type="float" office:value="105.16" calcext:value-type="float">
            <text:p>105.16</text:p>
          </table:table-cell>
          <table:table-cell table:style-name="ce29" office:value-type="float" office:value="2606" calcext:value-type="float">
            <text:p>2606</text:p>
          </table:table-cell>
          <table:table-cell table:style-name="ce13" office:value-type="float" office:value="2092.3" calcext:value-type="float">
            <text:p>2092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7" calcext:value-type="float">
            <text:p>4907</text:p>
          </table:table-cell>
          <table:table-cell table:style-name="ce12" office:value-type="float" office:value="53.31" calcext:value-type="float">
            <text:p>53.31</text:p>
          </table:table-cell>
          <table:table-cell table:style-name="ce29" office:value-type="float" office:value="2142" calcext:value-type="float">
            <text:p>2142</text:p>
          </table:table-cell>
          <table:table-cell table:style-name="ce13" office:value-type="float" office:value="1069.21" calcext:value-type="float">
            <text:p>1069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8" calcext:value-type="float">
            <text:p>4908</text:p>
          </table:table-cell>
          <table:table-cell table:style-name="ce12" office:value-type="float" office:value="84.59" calcext:value-type="float">
            <text:p>84.59</text:p>
          </table:table-cell>
          <table:table-cell table:style-name="ce29" office:value-type="float" office:value="2965" calcext:value-type="float">
            <text:p>2965</text:p>
          </table:table-cell>
          <table:table-cell table:style-name="ce13" office:value-type="float" office:value="1729.62" calcext:value-type="float">
            <text:p>1730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09" calcext:value-type="float">
            <text:p>4909</text:p>
          </table:table-cell>
          <table:table-cell table:style-name="ce12" office:value-type="float" office:value="85.08" calcext:value-type="float">
            <text:p>85.08</text:p>
          </table:table-cell>
          <table:table-cell table:style-name="ce29" office:value-type="float" office:value="2095" calcext:value-type="float">
            <text:p>2095</text:p>
          </table:table-cell>
          <table:table-cell table:style-name="ce13" office:value-type="float" office:value="1192.83" calcext:value-type="float">
            <text:p>1193</text:p>
          </table:table-cell>
          <table:table-cell table:style-name="ce13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0" table:formula="of:=SUM([.C37:.C52])" office:value-type="float" office:value="947.86" calcext:value-type="float">
            <text:p>947.86</text:p>
          </table:table-cell>
          <table:table-cell table:style-name="ce33" table:formula="of:=SUM([.D37:.D52])" office:value-type="float" office:value="35023" calcext:value-type="float">
            <text:p>35023</text:p>
          </table:table-cell>
          <table:table-cell table:style-name="ce36" table:formula="of:=SUM([.E37:.E52])" office:value-type="float" office:value="20371.86" calcext:value-type="float">
            <text:p>20372</text:p>
          </table:table-cell>
          <table:table-cell table:style-name="ce37" office:value-type="float" office:value="62385" calcext:value-type="float">
            <text:p>62385</text:p>
          </table:table-cell>
          <table:table-cell table:style-name="ce38" office:value-type="float" office:value="9.9" calcext:value-type="float">
            <text:p>9.9</text:p>
          </table:table-cell>
          <table:table-cell table:style-name="ce40" table:formula="of:=[.F53]/3600/[.G53]" office:value-type="percentage" office:value="1.75042087542088" calcext:value-type="percentage">
            <text:p>175.0%</text:p>
          </table:table-cell>
          <table:table-cell table:style-name="ce30" table:formula="of:=[.G53]*3600*0.00007*1000" office:value-type="float" office:value="2494.8" calcext:value-type="float">
            <text:p>2494.8</text:p>
          </table:table-cell>
          <table:table-cell table:style-name="ce42" table:formula="of:=[.C53]/[.I53]" office:value-type="percentage" office:value="0.379934263267597" calcext:value-type="percentage">
            <text:p>38.0%</text:p>
          </table:table-cell>
          <table:table-cell table:style-name="ce42" table:formula="of:=[.J53]/[.H53]" office:value-type="percentage" office:value="0.217053091974948" calcext:value-type="percentage">
            <text:p>21.7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3.74deg Dummy</text:p>
          </table:table-cell>
          <table:table-cell table:style-name="ce12" office:value-type="float" office:value="4910" calcext:value-type="float">
            <text:p>4910</text:p>
          </table:table-cell>
          <table:table-cell table:style-name="ce12" office:value-type="float" office:value="29.16" calcext:value-type="float">
            <text:p>29.16</text:p>
          </table:table-cell>
          <table:table-cell table:style-name="ce29" office:value-type="float" office:value="1509" calcext:value-type="float">
            <text:p>1509</text:p>
          </table:table-cell>
          <table:table-cell table:style-name="ce17" office:value-type="float" office:value="861.69" calcext:value-type="float">
            <text:p>86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1" calcext:value-type="float">
            <text:p>4911</text:p>
          </table:table-cell>
          <table:table-cell table:style-name="ce12" office:value-type="float" office:value="53.18" calcext:value-type="float">
            <text:p>53.18</text:p>
          </table:table-cell>
          <table:table-cell table:style-name="ce29" office:value-type="float" office:value="3330" calcext:value-type="float">
            <text:p>3330</text:p>
          </table:table-cell>
          <table:table-cell table:style-name="ce17" office:value-type="float" office:value="2033.97" calcext:value-type="float">
            <text:p>203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2" calcext:value-type="float">
            <text:p>4912</text:p>
          </table:table-cell>
          <table:table-cell table:style-name="ce12" office:value-type="float" office:value="76.57" calcext:value-type="float">
            <text:p>76.57</text:p>
          </table:table-cell>
          <table:table-cell table:style-name="ce29" office:value-type="float" office:value="2619" calcext:value-type="float">
            <text:p>2619</text:p>
          </table:table-cell>
          <table:table-cell table:style-name="ce17" office:value-type="float" office:value="2085.49" calcext:value-type="float">
            <text:p>208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0" table:formula="of:=SUM([.C55:.C57])" office:value-type="float" office:value="158.91" calcext:value-type="float">
            <text:p>158.91</text:p>
          </table:table-cell>
          <table:table-cell table:style-name="ce33" table:formula="of:=SUM([.D55:.D57])" office:value-type="float" office:value="7458" calcext:value-type="float">
            <text:p>7458</text:p>
          </table:table-cell>
          <table:table-cell table:style-name="ce35" table:formula="of:=SUM([.E55:.E57])" office:value-type="float" office:value="4981.15" calcext:value-type="float">
            <text:p>4981</text:p>
          </table:table-cell>
          <table:table-cell table:style-name="ce37" office:value-type="float" office:value="7629" calcext:value-type="float">
            <text:p>7629</text:p>
          </table:table-cell>
          <table:table-cell table:style-name="ce38" office:value-type="float" office:value="0.7" calcext:value-type="float">
            <text:p>0.7</text:p>
          </table:table-cell>
          <table:table-cell table:style-name="ce40" table:formula="of:=[.F58]/3600/[.G58]" office:value-type="percentage" office:value="3.02738095238095" calcext:value-type="percentage">
            <text:p>302.7%</text:p>
          </table:table-cell>
          <table:table-cell table:style-name="ce30" table:formula="of:=[.G58]*3600*0.00007*1000" office:value-type="float" office:value="176.4" calcext:value-type="float">
            <text:p>176.4</text:p>
          </table:table-cell>
          <table:table-cell table:style-name="ce42" table:formula="of:=[.C58]/[.I58]" office:value-type="percentage" office:value="0.900850340136054" calcext:value-type="percentage">
            <text:p>90.1%</text:p>
          </table:table-cell>
          <table:table-cell table:style-name="ce42" table:formula="of:=[.J58]/[.H58]" office:value-type="percentage" office:value="0.297567552384697" calcext:value-type="percentage">
            <text:p>29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Dummy</text:p>
          </table:table-cell>
          <table:table-cell table:style-name="ce12" office:value-type="float" office:value="4913" calcext:value-type="float">
            <text:p>4913</text:p>
          </table:table-cell>
          <table:table-cell table:style-name="ce12" office:value-type="float" office:value="91.96" calcext:value-type="float">
            <text:p>91.96</text:p>
          </table:table-cell>
          <table:table-cell table:style-name="ce33" office:value-type="float" office:value="2609" calcext:value-type="float">
            <text:p>2609</text:p>
          </table:table-cell>
          <table:table-cell table:style-name="ce35" office:value-type="float" office:value="2430.86" calcext:value-type="float">
            <text:p>2431</text:p>
          </table:table-cell>
          <table:table-cell table:style-name="ce37" office:value-type="float" office:value="2820" calcext:value-type="float">
            <text:p>2820</text:p>
          </table:table-cell>
          <table:table-cell table:style-name="ce38" office:value-type="float" office:value="0.7" calcext:value-type="float">
            <text:p>0.7</text:p>
          </table:table-cell>
          <table:table-cell table:style-name="ce40" table:formula="of:=[.F60]/3600/[.G60]" office:value-type="percentage" office:value="1.11904761904762" calcext:value-type="percentage">
            <text:p>111.9%</text:p>
          </table:table-cell>
          <table:table-cell table:style-name="ce30" table:formula="of:=[.G60]*3600*0.00007*1000" office:value-type="float" office:value="176.4" calcext:value-type="float">
            <text:p>176.4</text:p>
          </table:table-cell>
          <table:table-cell table:style-name="ce42" table:formula="of:=[.C60]/[.I60]" office:value-type="percentage" office:value="0.521315192743764" calcext:value-type="percentage">
            <text:p>52.1%</text:p>
          </table:table-cell>
          <table:table-cell table:style-name="ce42" table:formula="of:=[.J60]/[.H60]" office:value-type="percentage" office:value="0.465856129685917" calcext:value-type="percentage">
            <text:p>46.6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10.735deg LH2</text:p>
          </table:table-cell>
          <table:table-cell table:style-name="ce12" office:value-type="float" office:value="4914" calcext:value-type="float">
            <text:p>4914</text:p>
          </table:table-cell>
          <table:table-cell table:style-name="ce12" office:value-type="float" office:value="46.85" calcext:value-type="float">
            <text:p>46.85</text:p>
          </table:table-cell>
          <table:table-cell table:style-name="ce29" office:value-type="float" office:value="1260" calcext:value-type="float">
            <text:p>1260</text:p>
          </table:table-cell>
          <table:table-cell table:style-name="ce17" office:value-type="float" office:value="893.78" calcext:value-type="float">
            <text:p>89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6" calcext:value-type="float">
            <text:p>4916</text:p>
          </table:table-cell>
          <table:table-cell table:style-name="ce12" office:value-type="float" office:value="66.42" calcext:value-type="float">
            <text:p>66.42</text:p>
          </table:table-cell>
          <table:table-cell table:style-name="ce29" office:value-type="float" office:value="2066" calcext:value-type="float">
            <text:p>2066</text:p>
          </table:table-cell>
          <table:table-cell table:style-name="ce17" office:value-type="float" office:value="1657.75" calcext:value-type="float">
            <text:p>165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7" calcext:value-type="float">
            <text:p>4917</text:p>
          </table:table-cell>
          <table:table-cell table:style-name="ce12" office:value-type="float" office:value="90.22" calcext:value-type="float">
            <text:p>90.22</text:p>
          </table:table-cell>
          <table:table-cell table:style-name="ce29" office:value-type="float" office:value="3700" calcext:value-type="float">
            <text:p>3700</text:p>
          </table:table-cell>
          <table:table-cell table:style-name="ce17" office:value-type="float" office:value="2420.02" calcext:value-type="float">
            <text:p>242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8" calcext:value-type="float">
            <text:p>4918</text:p>
          </table:table-cell>
          <table:table-cell table:style-name="ce12" office:value-type="float" office:value="121.59" calcext:value-type="float">
            <text:p>121.59</text:p>
          </table:table-cell>
          <table:table-cell table:style-name="ce29" office:value-type="float" office:value="3600" calcext:value-type="float">
            <text:p>3600</text:p>
          </table:table-cell>
          <table:table-cell table:style-name="ce17" office:value-type="float" office:value="2372.24" calcext:value-type="float">
            <text:p>237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19" calcext:value-type="float">
            <text:p>4919</text:p>
          </table:table-cell>
          <table:table-cell table:style-name="ce12" office:value-type="float" office:value="106.68" calcext:value-type="float">
            <text:p>106.68</text:p>
          </table:table-cell>
          <table:table-cell table:style-name="ce29" office:value-type="float" office:value="3720" calcext:value-type="float">
            <text:p>3720</text:p>
          </table:table-cell>
          <table:table-cell table:style-name="ce17" office:value-type="float" office:value="2036.24" calcext:value-type="float">
            <text:p>203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0" calcext:value-type="float">
            <text:p>4920</text:p>
          </table:table-cell>
          <table:table-cell table:style-name="ce12" office:value-type="float" office:value="114.54" calcext:value-type="float">
            <text:p>114.54</text:p>
          </table:table-cell>
          <table:table-cell table:style-name="ce29" office:value-type="float" office:value="3965" calcext:value-type="float">
            <text:p>3965</text:p>
          </table:table-cell>
          <table:table-cell table:style-name="ce17" office:value-type="float" office:value="2443.94" calcext:value-type="float">
            <text:p>244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1" calcext:value-type="float">
            <text:p>4921</text:p>
          </table:table-cell>
          <table:table-cell table:style-name="ce12" office:value-type="float" office:value="151.21" calcext:value-type="float">
            <text:p>151.21</text:p>
          </table:table-cell>
          <table:table-cell table:style-name="ce29" office:value-type="float" office:value="4085" calcext:value-type="float">
            <text:p>4085</text:p>
          </table:table-cell>
          <table:table-cell table:style-name="ce17" office:value-type="float" office:value="3015.16" calcext:value-type="float">
            <text:p>301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2" calcext:value-type="float">
            <text:p>4922</text:p>
          </table:table-cell>
          <table:table-cell table:style-name="ce12" office:value-type="float" office:value="105.25" calcext:value-type="float">
            <text:p>105.25</text:p>
          </table:table-cell>
          <table:table-cell table:style-name="ce29" office:value-type="float" office:value="3807" calcext:value-type="float">
            <text:p>3807</text:p>
          </table:table-cell>
          <table:table-cell table:style-name="ce17" office:value-type="float" office:value="2307.66" calcext:value-type="float">
            <text:p>230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3" calcext:value-type="float">
            <text:p>4923</text:p>
          </table:table-cell>
          <table:table-cell table:style-name="ce12" office:value-type="float" office:value="109.29" calcext:value-type="float">
            <text:p>109.29</text:p>
          </table:table-cell>
          <table:table-cell table:style-name="ce29" office:value-type="float" office:value="3621" calcext:value-type="float">
            <text:p>3621</text:p>
          </table:table-cell>
          <table:table-cell table:style-name="ce17" office:value-type="float" office:value="2321.75" calcext:value-type="float">
            <text:p>232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12" office:value-type="float" office:value="4924" calcext:value-type="float">
            <text:p>4924</text:p>
          </table:table-cell>
          <table:table-cell table:style-name="ce12" office:value-type="float" office:value="96.42" calcext:value-type="float">
            <text:p>96.42</text:p>
          </table:table-cell>
          <table:table-cell table:style-name="ce29" office:value-type="float" office:value="3160" calcext:value-type="float">
            <text:p>3160</text:p>
          </table:table-cell>
          <table:table-cell table:style-name="ce17" office:value-type="float" office:value="2026.89" calcext:value-type="float">
            <text:p>202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4" office:value-type="string" calcext:value-type="string">
            <text:p>Total</text:p>
          </table:table-cell>
          <table:table-cell table:style-name="ce6"/>
          <table:table-cell table:style-name="ce30" table:formula="of:=SUM([.C62:.C71])" office:value-type="float" office:value="1008.47" calcext:value-type="float">
            <text:p>1008.47</text:p>
          </table:table-cell>
          <table:table-cell table:style-name="ce33" table:formula="of:=SUM([.D63:.D71])" office:value-type="float" office:value="31724" calcext:value-type="float">
            <text:p>31724</text:p>
          </table:table-cell>
          <table:table-cell table:style-name="ce35" table:formula="of:=SUM([.E62:.E71])" office:value-type="float" office:value="21495.43" calcext:value-type="float">
            <text:p>21495</text:p>
          </table:table-cell>
          <table:table-cell table:style-name="ce37" office:value-type="float" office:value="50104" calcext:value-type="float">
            <text:p>50104</text:p>
          </table:table-cell>
          <table:table-cell table:style-name="ce38" office:value-type="float" office:value="9.9" calcext:value-type="float">
            <text:p>9.9</text:p>
          </table:table-cell>
          <table:table-cell table:style-name="ce40" table:formula="of:=[.F72]/3600/[.G72]" office:value-type="percentage" office:value="1.40583613916947" calcext:value-type="percentage">
            <text:p>140.6%</text:p>
          </table:table-cell>
          <table:table-cell table:style-name="ce30" table:formula="of:=[.G72]*3600*0.00007*1000" office:value-type="float" office:value="2494.8" calcext:value-type="float">
            <text:p>2494.8</text:p>
          </table:table-cell>
          <table:table-cell table:style-name="ce42" table:formula="of:=[.C72]/[.I72]" office:value-type="percentage" office:value="0.404228795895463" calcext:value-type="percentage">
            <text:p>40.4%</text:p>
          </table:table-cell>
          <table:table-cell table:style-name="ce42" table:formula="of:=[.J72]/[.H72]" office:value-type="percentage" office:value="0.287536210396661" calcext:value-type="percentage">
            <text:p>28.8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3"/>
          <table:table-cell table:style-name="ce29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</text:p>
          </table:table-cell>
          <table:table-cell table:style-name="ce29" office:value-type="float" office:value="4925" calcext:value-type="float">
            <text:p>4925</text:p>
          </table:table-cell>
          <table:table-cell table:style-name="ce31" office:value-type="float" office:value="78.9" calcext:value-type="float">
            <text:p>78.90</text:p>
          </table:table-cell>
          <table:table-cell table:style-name="ce29" office:value-type="float" office:value="3520" calcext:value-type="float">
            <text:p>3520</text:p>
          </table:table-cell>
          <table:table-cell table:style-name="ce17" office:value-type="float" office:value="2508.54" calcext:value-type="float">
            <text:p>250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26" calcext:value-type="float">
            <text:p>4926</text:p>
          </table:table-cell>
          <table:table-cell table:style-name="ce31" office:value-type="float" office:value="99.26" calcext:value-type="float">
            <text:p>99.26</text:p>
          </table:table-cell>
          <table:table-cell table:style-name="ce29" office:value-type="float" office:value="3769" calcext:value-type="float">
            <text:p>3769</text:p>
          </table:table-cell>
          <table:table-cell table:style-name="ce17" office:value-type="float" office:value="3062.19" calcext:value-type="float">
            <text:p>306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27" calcext:value-type="float">
            <text:p>4927</text:p>
          </table:table-cell>
          <table:table-cell table:style-name="ce31" office:value-type="float" office:value="101.38" calcext:value-type="float">
            <text:p>101.38</text:p>
          </table:table-cell>
          <table:table-cell table:style-name="ce29" office:value-type="float" office:value="3405" calcext:value-type="float">
            <text:p>3405</text:p>
          </table:table-cell>
          <table:table-cell table:style-name="ce17" office:value-type="float" office:value="3063.2" calcext:value-type="float">
            <text:p>306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28" calcext:value-type="float">
            <text:p>4928</text:p>
          </table:table-cell>
          <table:table-cell table:style-name="ce31" office:value-type="float" office:value="83.295" calcext:value-type="float">
            <text:p>83.30</text:p>
          </table:table-cell>
          <table:table-cell table:style-name="ce29" office:value-type="float" office:value="4082" calcext:value-type="float">
            <text:p>4082</text:p>
          </table:table-cell>
          <table:table-cell table:style-name="ce17" office:value-type="float" office:value="2733.16" calcext:value-type="float">
            <text:p>273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29" calcext:value-type="float">
            <text:p>4929</text:p>
          </table:table-cell>
          <table:table-cell table:style-name="ce31" office:value-type="float" office:value="108.63" calcext:value-type="float">
            <text:p>108.63</text:p>
          </table:table-cell>
          <table:table-cell table:style-name="ce29" office:value-type="float" office:value="3448" calcext:value-type="float">
            <text:p>3448</text:p>
          </table:table-cell>
          <table:table-cell table:style-name="ce17" office:value-type="float" office:value="3272.86" calcext:value-type="float">
            <text:p>327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0" calcext:value-type="float">
            <text:p>4930</text:p>
          </table:table-cell>
          <table:table-cell table:style-name="ce31" office:value-type="float" office:value="81.06" calcext:value-type="float">
            <text:p>81.06</text:p>
          </table:table-cell>
          <table:table-cell table:style-name="ce29" office:value-type="float" office:value="2530" calcext:value-type="float">
            <text:p>2530</text:p>
          </table:table-cell>
          <table:table-cell table:style-name="ce17" office:value-type="float" office:value="2441.11" calcext:value-type="float">
            <text:p>2441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1" calcext:value-type="float">
            <text:p>4931</text:p>
          </table:table-cell>
          <table:table-cell table:style-name="ce31" office:value-type="float" office:value="70.53" calcext:value-type="float">
            <text:p>70.53</text:p>
          </table:table-cell>
          <table:table-cell table:style-name="ce29" office:value-type="float" office:value="2391" calcext:value-type="float">
            <text:p>2391</text:p>
          </table:table-cell>
          <table:table-cell table:style-name="ce17" office:value-type="float" office:value="2115.17" calcext:value-type="float">
            <text:p>211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2" calcext:value-type="float">
            <text:p>4932</text:p>
          </table:table-cell>
          <table:table-cell table:style-name="ce31" office:value-type="float" office:value="70.21" calcext:value-type="float">
            <text:p>70.21</text:p>
          </table:table-cell>
          <table:table-cell table:style-name="ce29" office:value-type="float" office:value="2515" calcext:value-type="float">
            <text:p>2515</text:p>
          </table:table-cell>
          <table:table-cell table:style-name="ce17" office:value-type="float" office:value="2118.29" calcext:value-type="float">
            <text:p>2118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3" calcext:value-type="float">
            <text:p>4933</text:p>
          </table:table-cell>
          <table:table-cell table:style-name="ce31" office:value-type="float" office:value="73.6" calcext:value-type="float">
            <text:p>73.60</text:p>
          </table:table-cell>
          <table:table-cell table:style-name="ce29" office:value-type="float" office:value="2346" calcext:value-type="float">
            <text:p>2346</text:p>
          </table:table-cell>
          <table:table-cell table:style-name="ce17" office:value-type="float" office:value="2215.92" calcext:value-type="float">
            <text:p>221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4" calcext:value-type="float">
            <text:p>4934</text:p>
          </table:table-cell>
          <table:table-cell table:style-name="ce31" office:value-type="float" office:value="79.41" calcext:value-type="float">
            <text:p>79.41</text:p>
          </table:table-cell>
          <table:table-cell table:style-name="ce29" office:value-type="float" office:value="2434" calcext:value-type="float">
            <text:p>2434</text:p>
          </table:table-cell>
          <table:table-cell table:style-name="ce17" office:value-type="float" office:value="2352.67" calcext:value-type="float">
            <text:p>2353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5" calcext:value-type="float">
            <text:p>4935</text:p>
          </table:table-cell>
          <table:table-cell table:style-name="ce31" office:value-type="float" office:value="5.32" calcext:value-type="float">
            <text:p>5.32</text:p>
          </table:table-cell>
          <table:table-cell table:style-name="ce29" office:value-type="float" office:value="157" calcext:value-type="float">
            <text:p>157</text:p>
          </table:table-cell>
          <table:table-cell table:style-name="ce17" office:value-type="float" office:value="156.61" calcext:value-type="float">
            <text:p>157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6" calcext:value-type="float">
            <text:p>4936</text:p>
          </table:table-cell>
          <table:table-cell table:style-name="ce31" office:value-type="float" office:value="74.93" calcext:value-type="float">
            <text:p>74.93</text:p>
          </table:table-cell>
          <table:table-cell table:style-name="ce29" office:value-type="float" office:value="2753" calcext:value-type="float">
            <text:p>2753</text:p>
          </table:table-cell>
          <table:table-cell table:style-name="ce17" office:value-type="float" office:value="2292.34" calcext:value-type="float">
            <text:p>2292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7" calcext:value-type="float">
            <text:p>4937</text:p>
          </table:table-cell>
          <table:table-cell table:style-name="ce31" office:value-type="float" office:value="58.61" calcext:value-type="float">
            <text:p>58.61</text:p>
          </table:table-cell>
          <table:table-cell table:style-name="ce29" office:value-type="float" office:value="3065" calcext:value-type="float">
            <text:p>3065</text:p>
          </table:table-cell>
          <table:table-cell table:style-name="ce17" office:value-type="float" office:value="1834.68" calcext:value-type="float">
            <text:p>1835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8" calcext:value-type="float">
            <text:p>4938</text:p>
          </table:table-cell>
          <table:table-cell table:style-name="ce31" office:value-type="float" office:value="81.834" calcext:value-type="float">
            <text:p>81.83</text:p>
          </table:table-cell>
          <table:table-cell table:style-name="ce29" office:value-type="float" office:value="3593" calcext:value-type="float">
            <text:p>3593</text:p>
          </table:table-cell>
          <table:table-cell table:style-name="ce17" office:value-type="float" office:value="3173.68" calcext:value-type="float">
            <text:p>3174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39" calcext:value-type="float">
            <text:p>4939</text:p>
          </table:table-cell>
          <table:table-cell table:style-name="ce31" office:value-type="float" office:value="76.363" calcext:value-type="float">
            <text:p>76.36</text:p>
          </table:table-cell>
          <table:table-cell table:style-name="ce29" office:value-type="float" office:value="3656" calcext:value-type="float">
            <text:p>3656</text:p>
          </table:table-cell>
          <table:table-cell table:style-name="ce17" office:value-type="float" office:value="2989.3" calcext:value-type="float">
            <text:p>2989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8" office:value-type="string" calcext:value-type="string">
            <text:p>Total</text:p>
          </table:table-cell>
          <table:table-cell table:style-name="ce28"/>
          <table:table-cell table:style-name="ce32" table:formula="of:=SUM([.C74:.C88])" office:value-type="float" office:value="1143.332" calcext:value-type="float">
            <text:p>1143.33</text:p>
          </table:table-cell>
          <table:table-cell table:style-name="ce33" table:formula="of:=SUM([.D74:.D88])" office:value-type="float" office:value="43664" calcext:value-type="float">
            <text:p>43664</text:p>
          </table:table-cell>
          <table:table-cell table:style-name="ce35" table:formula="of:=SUM([.E74:.E88])" office:value-type="float" office:value="36329.72" calcext:value-type="float">
            <text:p>36330</text:p>
          </table:table-cell>
          <table:table-cell table:style-name="ce35" office:value-type="float" office:value="46312" calcext:value-type="float">
            <text:p>46312</text:p>
          </table:table-cell>
          <table:table-cell table:style-name="ce38" office:value-type="float" office:value="0.7" calcext:value-type="float">
            <text:p>0.7</text:p>
          </table:table-cell>
          <table:table-cell table:style-name="ce40" table:formula="of:=[.F89]/3600/[.G89]" office:value-type="percentage" office:value="18.3777777777778" calcext:value-type="percentage">
            <text:p>1837.8%</text:p>
          </table:table-cell>
          <table:table-cell table:style-name="ce30" table:formula="of:=[.G89]*3600*0.00007*1000" office:value-type="float" office:value="176.4" calcext:value-type="float">
            <text:p>176.4</text:p>
          </table:table-cell>
          <table:table-cell table:style-name="ce42" table:formula="of:=[.C89]/[.I89]" office:value-type="percentage" office:value="6.48147392290249" calcext:value-type="percentage">
            <text:p>648.1%</text:p>
          </table:table-cell>
          <table:table-cell table:style-name="ce42" table:formula="of:=[.J89]/[.H89]" office:value-type="percentage" office:value="0.352679959529156" calcext:value-type="percentage">
            <text:p>35.3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4"/>
          <table:table-cell table:style-name="ce17" table:number-columns-repeated="2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35deg Dummy</text:p>
          </table:table-cell>
          <table:table-cell table:style-name="ce29" office:value-type="float" office:value="4940" calcext:value-type="float">
            <text:p>4940</text:p>
          </table:table-cell>
          <table:table-cell table:style-name="ce29" office:value-type="float" office:value="34.19" calcext:value-type="float">
            <text:p>34.19</text:p>
          </table:table-cell>
          <table:table-cell table:style-name="ce29" office:value-type="float" office:value="1450" calcext:value-type="float">
            <text:p>1450</text:p>
          </table:table-cell>
          <table:table-cell table:style-name="ce17" office:value-type="float" office:value="1190.39" calcext:value-type="float">
            <text:p>1190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41" calcext:value-type="float">
            <text:p>4941</text:p>
          </table:table-cell>
          <table:table-cell table:style-name="ce29" office:value-type="float" office:value="39.36" calcext:value-type="float">
            <text:p>39.36</text:p>
          </table:table-cell>
          <table:table-cell table:style-name="ce29" office:value-type="float" office:value="2662" calcext:value-type="float">
            <text:p>2662</text:p>
          </table:table-cell>
          <table:table-cell table:style-name="ce17" office:value-type="float" office:value="1356.2" calcext:value-type="float">
            <text:p>135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29" office:value-type="float" office:value="4942" calcext:value-type="float">
            <text:p>4942</text:p>
          </table:table-cell>
          <table:table-cell table:style-name="ce29" office:value-type="float" office:value="48.05" calcext:value-type="float">
            <text:p>48.05</text:p>
          </table:table-cell>
          <table:table-cell table:style-name="ce29" office:value-type="float" office:value="1875" calcext:value-type="float">
            <text:p>1875</text:p>
          </table:table-cell>
          <table:table-cell table:style-name="ce17" office:value-type="float" office:value="1636.34" calcext:value-type="float">
            <text:p>1636</text:p>
          </table:table-cell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8" office:value-type="string" calcext:value-type="string">
            <text:p>Total</text:p>
          </table:table-cell>
          <table:table-cell table:style-name="ce6"/>
          <table:table-cell table:style-name="ce33" table:formula="of:=SUM([.C91:.C93])" office:value-type="float" office:value="121.6" calcext:value-type="float">
            <text:p>121.6</text:p>
          </table:table-cell>
          <table:table-cell table:style-name="ce33" table:formula="of:=SUM([.D91:.D93])" office:value-type="float" office:value="5987" calcext:value-type="float">
            <text:p>5987</text:p>
          </table:table-cell>
          <table:table-cell table:style-name="ce35" table:formula="of:=SUM([.E91:.E93])" office:value-type="float" office:value="4182.93" calcext:value-type="float">
            <text:p>4183</text:p>
          </table:table-cell>
          <table:table-cell table:style-name="ce35" office:value-type="float" office:value="7237" calcext:value-type="float">
            <text:p>7237</text:p>
          </table:table-cell>
          <table:table-cell table:style-name="ce38" office:value-type="float" office:value="0.7" calcext:value-type="float">
            <text:p>0.7</text:p>
          </table:table-cell>
          <table:table-cell table:style-name="ce40" table:formula="of:=[.F94]/3600/[.G94]" office:value-type="percentage" office:value="2.8718253968254" calcext:value-type="percentage">
            <text:p>287.2%</text:p>
          </table:table-cell>
          <table:table-cell table:style-name="ce30" table:formula="of:=[.G94]*3600*0.00007*1000" office:value-type="float" office:value="176.4" calcext:value-type="float">
            <text:p>176.4</text:p>
          </table:table-cell>
          <table:table-cell table:style-name="ce42" table:formula="of:=[.C94]/[.I94]" office:value-type="percentage" office:value="0.689342403628118" calcext:value-type="percentage">
            <text:p>68.9%</text:p>
          </table:table-cell>
          <table:table-cell table:style-name="ce42" table:formula="of:=[.J94]/[.H94]" office:value-type="percentage" office:value="0.240036321285458" calcext:value-type="percentage">
            <text:p>24.0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5" office:value-type="string" calcext:value-type="string">
            <text:p>7.735deg LH2 (2)</text:p>
          </table:table-cell>
          <table:table-cell table:style-name="ce6" office:value-type="float" office:value="4943" calcext:value-type="float">
            <text:p>4943</text:p>
          </table:table-cell>
          <table:table-cell table:style-name="ce6" office:value-type="float" office:value="83.367" calcext:value-type="float">
            <text:p>83.367</text:p>
          </table:table-cell>
          <table:table-cell table:style-name="ce6" office:value-type="float" office:value="3591" calcext:value-type="float">
            <text:p>3591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4" calcext:value-type="float">
            <text:p>4944</text:p>
          </table:table-cell>
          <table:table-cell table:style-name="ce6"/>
          <table:table-cell table:style-name="ce6" office:value-type="float" office:value="3677" calcext:value-type="float">
            <text:p>367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8" office:value-type="string" calcext:value-type="string">
            <text:p>Total</text:p>
          </table:table-cell>
          <table:table-cell table:style-name="ce28"/>
          <table:table-cell table:style-name="ce28" table:formula="of:=SUM([.C96:.C97])" office:value-type="float" office:value="83.367" calcext:value-type="float">
            <text:p>83.367</text:p>
          </table:table-cell>
          <table:table-cell table:style-name="ce28" table:formula="of:=SUM([.D96:.D97])" office:value-type="float" office:value="7268" calcext:value-type="float">
            <text:p>7268</text:p>
          </table:table-cell>
          <table:table-cell table:style-name="ce28"/>
          <table:table-cell table:style-name="ce35" office:value-type="float" office:value="7885" calcext:value-type="float">
            <text:p>7885</text:p>
          </table:table-cell>
          <table:table-cell table:style-name="ce39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3" table:number-columns-repeated="19"/>
          <table:table-cell table:number-columns-repeated="993"/>
        </table:table-row>
        <table:table-row table:style-name="ro3">
          <table:table-cell table:style-name="ce6" table:number-columns-repeated="5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10.73deg LH2 (2)</text:p>
          </table:table-cell>
          <table:table-cell table:style-name="ce6" office:value-type="float" office:value="4945" calcext:value-type="float">
            <text:p>4945</text:p>
          </table:table-cell>
          <table:table-cell table:style-name="ce6" office:value-type="float" office:value="102.81" calcext:value-type="float">
            <text:p>102.81</text:p>
          </table:table-cell>
          <table:table-cell table:style-name="ce6" office:value-type="float" office:value="3396" calcext:value-type="float">
            <text:p>3396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6" calcext:value-type="float">
            <text:p>4946</text:p>
          </table:table-cell>
          <table:table-cell table:style-name="ce6" office:value-type="float" office:value="100.31" calcext:value-type="float">
            <text:p>100.31</text:p>
          </table:table-cell>
          <table:table-cell table:style-name="ce6" office:value-type="float" office:value="2627" calcext:value-type="float">
            <text:p>262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7" calcext:value-type="float">
            <text:p>4947</text:p>
          </table:table-cell>
          <table:table-cell table:style-name="ce6" office:value-type="float" office:value="47.71" calcext:value-type="float">
            <text:p>47.71</text:p>
          </table:table-cell>
          <table:table-cell table:style-name="ce6" office:value-type="float" office:value="5806" calcext:value-type="float">
            <text:p>5806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8" office:value-type="string" calcext:value-type="string">
            <text:p>Total</text:p>
          </table:table-cell>
          <table:table-cell table:style-name="ce28"/>
          <table:table-cell table:style-name="ce28" table:formula="of:=SUM([.C100:.C102])" office:value-type="float" office:value="250.83" calcext:value-type="float">
            <text:p>250.83</text:p>
          </table:table-cell>
          <table:table-cell table:style-name="ce28" table:formula="of:=SUM([.D100:.D102])" office:value-type="float" office:value="11829" calcext:value-type="float">
            <text:p>11829</text:p>
          </table:table-cell>
          <table:table-cell table:style-name="ce28"/>
          <table:table-cell table:style-name="ce35" office:value-type="float" office:value="8568" calcext:value-type="float">
            <text:p>8568</text:p>
          </table:table-cell>
          <table:table-cell table:style-name="ce39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3" table:number-columns-repeated="19"/>
          <table:table-cell table:number-columns-repeated="993"/>
        </table:table-row>
        <table:table-row table:style-name="ro3">
          <table:table-cell table:style-name="ce28" office:value-type="string" calcext:value-type="string">
            <text:p>Grand Total (10.74deg)</text:p>
          </table:table-cell>
          <table:table-cell table:style-name="ce28"/>
          <table:table-cell table:style-name="ce28" table:formula="of:=[.C72]+[.C103]" office:value-type="float" office:value="1259.3" calcext:value-type="float">
            <text:p>1259.3</text:p>
          </table:table-cell>
          <table:table-cell table:style-name="ce28" table:formula="of:=[.D72]+[.D103]" office:value-type="float" office:value="43553" calcext:value-type="float">
            <text:p>43553</text:p>
          </table:table-cell>
          <table:table-cell table:style-name="ce28"/>
          <table:table-cell table:style-name="ce35" table:formula="of:=[.F72]+[.F103]" office:value-type="float" office:value="58672" calcext:value-type="float">
            <text:p>58672</text:p>
          </table:table-cell>
          <table:table-cell table:style-name="ce38" office:value-type="float" office:value="9.9" calcext:value-type="float">
            <text:p>9.9</text:p>
          </table:table-cell>
          <table:table-cell table:style-name="ce40" table:formula="of:=[.F104]/3600/[.G104]" office:value-type="percentage" office:value="1.64624017957351" calcext:value-type="percentage">
            <text:p>164.6%</text:p>
          </table:table-cell>
          <table:table-cell table:style-name="ce30" table:formula="of:=[.G104]*3600*0.00007*1000" office:value-type="float" office:value="2494.8" calcext:value-type="float">
            <text:p>2494.8</text:p>
          </table:table-cell>
          <table:table-cell table:style-name="ce42" table:formula="of:=[.C104]/[.I104]" office:value-type="percentage" office:value="0.504769921436588" calcext:value-type="percentage">
            <text:p>50.5%</text:p>
          </table:table-cell>
          <table:table-cell table:style-name="ce42" table:formula="of:=[.J104]/[.H104]" office:value-type="percentage" office:value="0.30661985274066" calcext:value-type="percentage">
            <text:p>30.7%</text:p>
          </table:table-cell>
          <table:table-cell table:style-name="ce28"/>
          <table:table-cell table:style-name="ce43" table:number-columns-repeated="19"/>
          <table:table-cell table:number-columns-repeated="993"/>
        </table:table-row>
        <table:table-row table:style-name="ro3">
          <table:table-cell table:style-name="ce28" table:number-columns-repeated="5"/>
          <table:table-cell table:style-name="ce35"/>
          <table:table-cell table:style-name="ce39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3" table:number-columns-repeated="19"/>
          <table:table-cell table:number-columns-repeated="993"/>
        </table:table-row>
        <table:table-row table:style-name="ro3">
          <table:table-cell table:style-name="ce6" office:value-type="string" calcext:value-type="string">
            <text:p>7.74deg LH2 (3)</text:p>
          </table:table-cell>
          <table:table-cell table:style-name="ce6" office:value-type="float" office:value="4948" calcext:value-type="float">
            <text:p>4948</text:p>
          </table:table-cell>
          <table:table-cell table:style-name="ce6" office:value-type="float" office:value="103.64" calcext:value-type="float">
            <text:p>103.64</text:p>
          </table:table-cell>
          <table:table-cell table:style-name="ce6" office:value-type="float" office:value="3711" calcext:value-type="float">
            <text:p>3711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49" calcext:value-type="float">
            <text:p>4949</text:p>
          </table:table-cell>
          <table:table-cell table:style-name="ce6" office:value-type="float" office:value="102.29" calcext:value-type="float">
            <text:p>102.29</text:p>
          </table:table-cell>
          <table:table-cell table:style-name="ce6" office:value-type="float" office:value="4318" calcext:value-type="float">
            <text:p>4318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0" calcext:value-type="float">
            <text:p>4950</text:p>
          </table:table-cell>
          <table:table-cell table:style-name="ce6" office:value-type="float" office:value="106.89" calcext:value-type="float">
            <text:p>106.89</text:p>
          </table:table-cell>
          <table:table-cell table:style-name="ce6" office:value-type="float" office:value="3568" calcext:value-type="float">
            <text:p>3568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1" calcext:value-type="float">
            <text:p>4951</text:p>
          </table:table-cell>
          <table:table-cell table:style-name="ce6" office:value-type="float" office:value="100.37" calcext:value-type="float">
            <text:p>100.37</text:p>
          </table:table-cell>
          <table:table-cell table:style-name="ce6" office:value-type="float" office:value="3397" calcext:value-type="float">
            <text:p>339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2" calcext:value-type="float">
            <text:p>4952</text:p>
          </table:table-cell>
          <table:table-cell table:style-name="ce6" office:value-type="float" office:value="86.86" calcext:value-type="float">
            <text:p>86.86</text:p>
          </table:table-cell>
          <table:table-cell table:style-name="ce6" office:value-type="float" office:value="2758" calcext:value-type="float">
            <text:p>2758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3" calcext:value-type="float">
            <text:p>4953</text:p>
          </table:table-cell>
          <table:table-cell table:style-name="ce6" office:value-type="float" office:value="72.91" calcext:value-type="float">
            <text:p>72.91</text:p>
          </table:table-cell>
          <table:table-cell table:style-name="ce6" office:value-type="float" office:value="2340" calcext:value-type="float">
            <text:p>2340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4" calcext:value-type="float">
            <text:p>4954</text:p>
          </table:table-cell>
          <table:table-cell table:style-name="ce6" office:value-type="float" office:value="75.91" calcext:value-type="float">
            <text:p>75.91</text:p>
          </table:table-cell>
          <table:table-cell table:style-name="ce6" office:value-type="float" office:value="2899" calcext:value-type="float">
            <text:p>2899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5" calcext:value-type="float">
            <text:p>4955</text:p>
          </table:table-cell>
          <table:table-cell table:style-name="ce6" office:value-type="float" office:value="84.84" calcext:value-type="float">
            <text:p>84.84</text:p>
          </table:table-cell>
          <table:table-cell table:style-name="ce6" office:value-type="float" office:value="3497" calcext:value-type="float">
            <text:p>3497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6" calcext:value-type="float">
            <text:p>4956</text:p>
          </table:table-cell>
          <table:table-cell table:style-name="ce6" office:value-type="float" office:value="89.67" calcext:value-type="float">
            <text:p>89.67</text:p>
          </table:table-cell>
          <table:table-cell table:style-name="ce6" office:value-type="float" office:value="3540" calcext:value-type="float">
            <text:p>3540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7" calcext:value-type="float">
            <text:p>4957</text:p>
          </table:table-cell>
          <table:table-cell table:style-name="ce6" office:value-type="float" office:value="82.26" calcext:value-type="float">
            <text:p>82.26</text:p>
          </table:table-cell>
          <table:table-cell table:style-name="ce6" office:value-type="float" office:value="3012" calcext:value-type="float">
            <text:p>3012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8" calcext:value-type="float">
            <text:p>4958</text:p>
          </table:table-cell>
          <table:table-cell table:style-name="ce6" office:value-type="float" office:value="79.76" calcext:value-type="float">
            <text:p>79.76</text:p>
          </table:table-cell>
          <table:table-cell table:style-name="ce6" office:value-type="float" office:value="3655" calcext:value-type="float">
            <text:p>3655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6"/>
          <table:table-cell table:style-name="ce6" office:value-type="float" office:value="4959" calcext:value-type="float">
            <text:p>4959</text:p>
          </table:table-cell>
          <table:table-cell table:style-name="ce6" office:value-type="float" office:value="65.8" calcext:value-type="float">
            <text:p>65.8</text:p>
          </table:table-cell>
          <table:table-cell table:style-name="ce6" office:value-type="float" office:value="2414" calcext:value-type="float">
            <text:p>2414</text:p>
          </table:table-cell>
          <table:table-cell table:style-name="ce6"/>
          <table:table-cell table:style-name="ce17"/>
          <table:table-cell table:style-name="ce11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3">
          <table:table-cell table:style-name="ce28" office:value-type="string" calcext:value-type="string">
            <text:p>Total</text:p>
          </table:table-cell>
          <table:table-cell table:style-name="ce28"/>
          <table:table-cell table:style-name="ce28" table:formula="of:=SUM([.C106:.C117])" office:value-type="float" office:value="1051.2" calcext:value-type="float">
            <text:p>1051.2</text:p>
          </table:table-cell>
          <table:table-cell table:style-name="ce28" table:formula="of:=SUM([.D106:.D117])" office:value-type="float" office:value="39109" calcext:value-type="float">
            <text:p>39109</text:p>
          </table:table-cell>
          <table:table-cell table:style-name="ce28"/>
          <table:table-cell table:style-name="ce35" office:value-type="float" office:value="40125" calcext:value-type="float">
            <text:p>40125</text:p>
          </table:table-cell>
          <table:table-cell table:style-name="ce39"/>
          <table:table-cell table:style-name="ce41"/>
          <table:table-cell table:style-name="ce28" table:number-columns-repeated="2"/>
          <table:table-cell table:style-name="ce41"/>
          <table:table-cell table:style-name="ce28"/>
          <table:table-cell table:style-name="ce43" table:number-columns-repeated="19"/>
          <table:table-cell table:number-columns-repeated="993"/>
        </table:table-row>
        <table:table-row table:style-name="ro3">
          <table:table-cell table:style-name="ce28" office:value-type="string" calcext:value-type="string">
            <text:p>Grand Total (7.74deg)</text:p>
          </table:table-cell>
          <table:table-cell table:style-name="ce28"/>
          <table:table-cell table:style-name="ce34" table:formula="of:=[.C89]+[.C118]+[.C104]" office:value-type="float" office:value="3453.832" calcext:value-type="float">
            <text:p>3453.83</text:p>
          </table:table-cell>
          <table:table-cell table:style-name="ce35" table:formula="of:=[.D89]+[.D118]+[.D104]" office:value-type="float" office:value="126326" calcext:value-type="float">
            <text:p>126326</text:p>
          </table:table-cell>
          <table:table-cell table:style-name="ce28"/>
          <table:table-cell table:style-name="ce35" table:formula="of:=[.F89]+[.F118]+[.F104]" office:value-type="float" office:value="145109" calcext:value-type="float">
            <text:p>145109</text:p>
          </table:table-cell>
          <table:table-cell table:style-name="ce38" office:value-type="float" office:value="9.9" calcext:value-type="float">
            <text:p>9.9</text:p>
          </table:table-cell>
          <table:table-cell table:style-name="ce40" table:formula="of:=[.F119]/3600/[.G119]" office:value-type="percentage" office:value="4.07152076318743" calcext:value-type="percentage">
            <text:p>407.2%</text:p>
          </table:table-cell>
          <table:table-cell table:style-name="ce30" table:formula="of:=[.G119]*3600*0.00007*1000" office:value-type="float" office:value="2494.8" calcext:value-type="float">
            <text:p>2494.8</text:p>
          </table:table-cell>
          <table:table-cell table:style-name="ce42" table:formula="of:=[.C119]/[.I119]" office:value-type="percentage" office:value="1.38441237774571" calcext:value-type="percentage">
            <text:p>138.4%</text:p>
          </table:table-cell>
          <table:table-cell table:style-name="ce42" table:formula="of:=[.J119]/[.H119]" office:value-type="percentage" office:value="0.340023410972835" calcext:value-type="percentage">
            <text:p>34.0%</text:p>
          </table:table-cell>
          <table:table-cell table:style-name="ce28"/>
          <table:table-cell table:style-name="ce43" table:number-columns-repeated="19"/>
          <table:table-cell table:number-columns-repeated="993"/>
        </table:table-row>
        <table:table-row table:style-name="ro3" table:number-rows-repeated="881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p4scal" table:style-name="ta3">
        <table:table-column table:style-name="co6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27" office:value-type="string" calcext:value-type="string">
            <text:p>10.6 GeV KAON-LT physics setting 3</text:p>
          </table:table-cell>
          <table:table-cell table:style-name="ce2"/>
          <table:table-cell table:style-name="ce44"/>
          <table:table-cell table:style-name="ce14" table:number-columns-repeated="4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5"/>
          <table:table-cell table:style-name="ce17" table:number-columns-repeated="4"/>
          <table:table-cell table:style-name="ce22"/>
          <table:table-cell table:style-name="ce6" table:number-columns-repeated="2"/>
          <table:table-cell table:style-name="ce22"/>
          <table:table-cell table:style-name="ce2" table:number-columns-repeated="20"/>
          <table:table-cell table:number-columns-repeated="993"/>
        </table:table-row>
        <table:table-row table:style-name="ro5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46" office:value-type="string" calcext:value-type="string">
            <text:p>BCM4B Charge (mC)</text:p>
          </table:table-cell>
          <table:table-cell table:style-name="ce15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7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5"/>
          <table:table-cell table:style-name="ce17"/>
          <table:table-cell table:style-name="ce6"/>
          <table:table-cell table:style-name="ce17" table:number-columns-repeated="2"/>
          <table:table-cell table:style-name="ce22"/>
          <table:table-cell table:style-name="ce6" table:number-columns-repeated="2"/>
          <table:table-cell table:style-name="ce22"/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4" office:value-type="string" calcext:value-type="string">
            <text:p>Q2=4.4, W=2.74 high epsilon</text:p>
          </table:table-cell>
          <table:table-cell table:style-name="ce6"/>
          <table:table-cell table:style-name="ce45"/>
          <table:table-cell table:style-name="ce17"/>
          <table:table-cell table:style-name="ce6"/>
          <table:table-cell table:style-name="ce17" table:number-columns-repeated="2"/>
          <table:table-cell table:style-name="ce22"/>
          <table:table-cell table:style-name="ce6" table:number-columns-repeated="2"/>
          <table:table-cell table:style-name="ce22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LH2</text:p>
          </table:table-cell>
          <table:table-cell table:style-name="ce6" office:value-type="float" office:value="4965" calcext:value-type="float">
            <text:p>4965</text:p>
          </table:table-cell>
          <table:table-cell table:style-name="ce45" office:value-type="float" office:value="62.23" calcext:value-type="float">
            <text:p>62.23</text:p>
          </table:table-cell>
          <table:table-cell table:style-name="ce17" office:value-type="float" office:value="3304" calcext:value-type="float">
            <text:p>3304</text:p>
          </table:table-cell>
          <table:table-cell table:style-name="ce6"/>
          <table:table-cell table:style-name="ce17" table:number-columns-repeated="2"/>
          <table:table-cell table:style-name="ce22"/>
          <table:table-cell table:style-name="ce6" table:number-columns-repeated="2"/>
          <table:table-cell table:style-name="ce22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6" calcext:value-type="float">
            <text:p>4966</text:p>
          </table:table-cell>
          <table:table-cell table:style-name="ce47" office:value-type="float" office:value="46.609" calcext:value-type="float">
            <text:p>46.61</text:p>
          </table:table-cell>
          <table:table-cell table:style-name="ce18" office:value-type="float" office:value="2931" calcext:value-type="float">
            <text:p>293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7" calcext:value-type="float">
            <text:p>4967</text:p>
          </table:table-cell>
          <table:table-cell table:style-name="ce47" office:value-type="float" office:value="121.396" calcext:value-type="float">
            <text:p>121.40</text:p>
          </table:table-cell>
          <table:table-cell table:style-name="ce18" office:value-type="float" office:value="3945" calcext:value-type="float">
            <text:p>394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8" calcext:value-type="float">
            <text:p>4968</text:p>
          </table:table-cell>
          <table:table-cell table:style-name="ce47" office:value-type="float" office:value="148.876" calcext:value-type="float">
            <text:p>148.88</text:p>
          </table:table-cell>
          <table:table-cell table:style-name="ce18" office:value-type="float" office:value="3974" calcext:value-type="float">
            <text:p>39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69" calcext:value-type="float">
            <text:p>4969</text:p>
          </table:table-cell>
          <table:table-cell table:style-name="ce47" office:value-type="float" office:value="146.329" calcext:value-type="float">
            <text:p>146.33</text:p>
          </table:table-cell>
          <table:table-cell table:style-name="ce18" office:value-type="float" office:value="3444" calcext:value-type="float">
            <text:p>344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0" calcext:value-type="float">
            <text:p>4970</text:p>
          </table:table-cell>
          <table:table-cell table:style-name="ce47" office:value-type="float" office:value="137.27" calcext:value-type="float">
            <text:p>137.27</text:p>
          </table:table-cell>
          <table:table-cell table:style-name="ce18" office:value-type="float" office:value="3435" calcext:value-type="float">
            <text:p>343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1" calcext:value-type="float">
            <text:p>4971</text:p>
          </table:table-cell>
          <table:table-cell table:style-name="ce47" office:value-type="float" office:value="120.119" calcext:value-type="float">
            <text:p>120.12</text:p>
          </table:table-cell>
          <table:table-cell table:style-name="ce18" office:value-type="float" office:value="3595" calcext:value-type="float">
            <text:p>3595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2" calcext:value-type="float">
            <text:p>4972</text:p>
          </table:table-cell>
          <table:table-cell table:style-name="ce47" office:value-type="float" office:value="126.042" calcext:value-type="float">
            <text:p>126.04</text:p>
          </table:table-cell>
          <table:table-cell table:style-name="ce18" office:value-type="float" office:value="3473" calcext:value-type="float">
            <text:p>3473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3" calcext:value-type="float">
            <text:p>4973</text:p>
          </table:table-cell>
          <table:table-cell table:style-name="ce47" office:value-type="float" office:value="138.37" calcext:value-type="float">
            <text:p>138.37</text:p>
          </table:table-cell>
          <table:table-cell table:style-name="ce18" office:value-type="float" office:value="3874" calcext:value-type="float">
            <text:p>387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4" calcext:value-type="float">
            <text:p>4974</text:p>
          </table:table-cell>
          <table:table-cell table:style-name="ce47" office:value-type="float" office:value="163.78" calcext:value-type="float">
            <text:p>163.78</text:p>
          </table:table-cell>
          <table:table-cell table:style-name="ce18" office:value-type="float" office:value="3292" calcext:value-type="float">
            <text:p>3292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5" calcext:value-type="float">
            <text:p>4975</text:p>
          </table:table-cell>
          <table:table-cell table:style-name="ce47" office:value-type="float" office:value="157.29" calcext:value-type="float">
            <text:p>157.29</text:p>
          </table:table-cell>
          <table:table-cell table:style-name="ce18" office:value-type="float" office:value="2954" calcext:value-type="float">
            <text:p>2954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2" table:formula="of:=SUM([.C7:.C17])" office:value-type="float" office:value="1368.311" calcext:value-type="float">
            <text:p>1368.31</text:p>
          </table:table-cell>
          <table:table-cell table:style-name="ce37" table:formula="of:=SUM([.D7:.D17])" office:value-type="float" office:value="38221" calcext:value-type="float">
            <text:p>38221</text:p>
          </table:table-cell>
          <table:table-cell table:style-name="ce6"/>
          <table:table-cell table:style-name="ce37" office:value-type="float" office:value="117252" calcext:value-type="float">
            <text:p>117252</text:p>
          </table:table-cell>
          <table:table-cell table:style-name="ce38" office:value-type="float" office:value="8.7" calcext:value-type="float">
            <text:p>8.7</text:p>
          </table:table-cell>
          <table:table-cell table:style-name="ce40" table:formula="of:=[.F18]/3600/[.G18]" office:value-type="percentage" office:value="3.74367816091954" calcext:value-type="percentage">
            <text:p>374.4%</text:p>
          </table:table-cell>
          <table:table-cell table:style-name="ce30" table:formula="of:=[.G18]*3600*0.00007*1000" office:value-type="float" office:value="2192.4" calcext:value-type="float">
            <text:p>2192.4</text:p>
          </table:table-cell>
          <table:table-cell table:style-name="ce42" table:formula="of:=[.C18]/[.I18]" office:value-type="percentage" office:value="0.62411558109834" calcext:value-type="percentage">
            <text:p>62.4%</text:p>
          </table:table-cell>
          <table:table-cell table:style-name="ce42" table:formula="of:=[.J18]/[.H18]" office:value-type="percentage" office:value="0.166711868454269" calcext:value-type="percentage">
            <text:p>16.7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/>
          <table:table-cell table:style-name="ce6"/>
          <table:table-cell table:style-name="ce30"/>
          <table:table-cell table:style-name="ce33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office:value-type="string" calcext:value-type="string">
            <text:p>9.808deg Dummy</text:p>
          </table:table-cell>
          <table:table-cell table:style-name="ce6" office:value-type="float" office:value="4978" calcext:value-type="float">
            <text:p>4978</text:p>
          </table:table-cell>
          <table:table-cell table:style-name="ce47" office:value-type="float" office:value="44.395" calcext:value-type="float">
            <text:p>44.40</text:p>
          </table:table-cell>
          <table:table-cell table:style-name="ce18" office:value-type="float" office:value="3348.319" calcext:value-type="float">
            <text:p>3348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/>
          <table:table-cell table:style-name="ce6" office:value-type="float" office:value="4979" calcext:value-type="float">
            <text:p>4979</text:p>
          </table:table-cell>
          <table:table-cell table:style-name="ce47" office:value-type="float" office:value="35.78" calcext:value-type="float">
            <text:p>35.78</text:p>
          </table:table-cell>
          <table:table-cell table:style-name="ce18" office:value-type="float" office:value="1390.68" calcext:value-type="float">
            <text:p>1391</text:p>
          </table:table-cell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2" table:formula="of:=SUM([.C20:.C21])" office:value-type="float" office:value="80.175" calcext:value-type="float">
            <text:p>80.18</text:p>
          </table:table-cell>
          <table:table-cell table:style-name="ce37" table:formula="of:=SUM([.D20:.D21])" office:value-type="float" office:value="4738.999" calcext:value-type="float">
            <text:p>4739</text:p>
          </table:table-cell>
          <table:table-cell table:style-name="ce6"/>
          <table:table-cell table:style-name="ce37" office:value-type="float" office:value="4895" calcext:value-type="float">
            <text:p>4895</text:p>
          </table:table-cell>
          <table:table-cell table:style-name="ce38" office:value-type="float" office:value="0.6" calcext:value-type="float">
            <text:p>0.6</text:p>
          </table:table-cell>
          <table:table-cell table:style-name="ce40" table:formula="of:=[.F22]/3600/[.G22]" office:value-type="percentage" office:value="2.2662037037037" calcext:value-type="percentage">
            <text:p>226.6%</text:p>
          </table:table-cell>
          <table:table-cell table:style-name="ce30" table:formula="of:=[.G22]*3600*0.00007*1000" office:value-type="float" office:value="151.2" calcext:value-type="float">
            <text:p>151.2</text:p>
          </table:table-cell>
          <table:table-cell table:style-name="ce42" table:formula="of:=[.C22]/[.I22]" office:value-type="percentage" office:value="0.530257936507936" calcext:value-type="percentage">
            <text:p>53.0%</text:p>
          </table:table-cell>
          <table:table-cell table:style-name="ce42" table:formula="of:=[.J22]/[.H22]" office:value-type="percentage" office:value="0.233985116007588" calcext:value-type="percentage">
            <text:p>23.4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6" table:number-columns-repeated="2"/>
          <table:table-cell table:style-name="ce47"/>
          <table:table-cell table:style-name="ce18"/>
          <table:table-cell table:style-name="ce6" table:number-columns-repeated="7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Dummy</text:p>
          </table:table-cell>
          <table:table-cell table:style-name="ce5" office:value-type="float" office:value="4981" calcext:value-type="float">
            <text:p>4981</text:p>
          </table:table-cell>
          <table:table-cell table:style-name="ce48" office:value-type="float" office:value="89.246" calcext:value-type="float">
            <text:p>89.25</text:p>
          </table:table-cell>
          <table:table-cell table:style-name="ce49" office:value-type="float" office:value="2424" calcext:value-type="float">
            <text:p>2424</text:p>
          </table:table-cell>
          <table:table-cell table:style-name="ce5"/>
          <table:table-cell table:style-name="ce4" office:value-type="float" office:value="2424" calcext:value-type="float">
            <text:p>2424</text:p>
          </table:table-cell>
          <table:table-cell table:style-name="ce38" office:value-type="float" office:value="0.6" calcext:value-type="float">
            <text:p>0.6</text:p>
          </table:table-cell>
          <table:table-cell table:style-name="ce40" table:formula="of:=[.F24]/3600/[.G24]" office:value-type="percentage" office:value="1.12222222222222" calcext:value-type="percentage">
            <text:p>112.2%</text:p>
          </table:table-cell>
          <table:table-cell table:style-name="ce30" table:formula="of:=[.G24]*3600*0.00007*1000" office:value-type="float" office:value="151.2" calcext:value-type="float">
            <text:p>151.2</text:p>
          </table:table-cell>
          <table:table-cell table:style-name="ce42" table:formula="of:=[.C24]/[.I24]" office:value-type="percentage" office:value="0.590251322751323" calcext:value-type="percentage">
            <text:p>59.0%</text:p>
          </table:table-cell>
          <table:table-cell table:style-name="ce42" table:formula="of:=[.J24]/[.H24]" office:value-type="percentage" office:value="0.525966525223951" calcext:value-type="percentage">
            <text:p>52.6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47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2.81deg LH2</text:p>
          </table:table-cell>
          <table:table-cell table:style-name="ce5" office:value-type="float" office:value="4982" calcext:value-type="float">
            <text:p>4982</text:p>
          </table:table-cell>
          <table:table-cell table:style-name="ce47" office:value-type="float" office:value="125.798" calcext:value-type="float">
            <text:p>125.80</text:p>
          </table:table-cell>
          <table:table-cell table:style-name="ce18" office:value-type="float" office:value="3902.12" calcext:value-type="float">
            <text:p>390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3" calcext:value-type="float">
            <text:p>4983</text:p>
          </table:table-cell>
          <table:table-cell table:style-name="ce47" office:value-type="float" office:value="4.93" calcext:value-type="float">
            <text:p>4.93</text:p>
          </table:table-cell>
          <table:table-cell table:style-name="ce18" office:value-type="float" office:value="92.55" calcext:value-type="float">
            <text:p>9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4" calcext:value-type="float">
            <text:p>4984</text:p>
          </table:table-cell>
          <table:table-cell table:style-name="ce47" office:value-type="float" office:value="101.144" calcext:value-type="float">
            <text:p>101.14</text:p>
          </table:table-cell>
          <table:table-cell table:style-name="ce18" office:value-type="float" office:value="4266.35" calcext:value-type="float">
            <text:p>4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5" calcext:value-type="float">
            <text:p>4985</text:p>
          </table:table-cell>
          <table:table-cell table:style-name="ce47" office:value-type="float" office:value="61.57" calcext:value-type="float">
            <text:p>61.57</text:p>
          </table:table-cell>
          <table:table-cell table:style-name="ce18" office:value-type="float" office:value="3798.84" calcext:value-type="float">
            <text:p>379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6" calcext:value-type="float">
            <text:p>4986</text:p>
          </table:table-cell>
          <table:table-cell table:style-name="ce47" office:value-type="float" office:value="20.047" calcext:value-type="float">
            <text:p>20.05</text:p>
          </table:table-cell>
          <table:table-cell table:style-name="ce18" office:value-type="float" office:value="3358.26" calcext:value-type="float">
            <text:p>335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87" calcext:value-type="float">
            <text:p>4987</text:p>
          </table:table-cell>
          <table:table-cell table:style-name="ce47" office:value-type="float" office:value="26.521" calcext:value-type="float">
            <text:p>26.52</text:p>
          </table:table-cell>
          <table:table-cell table:style-name="ce18" office:value-type="float" office:value="2943.05" calcext:value-type="float">
            <text:p>294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0" calcext:value-type="float">
            <text:p>4990</text:p>
          </table:table-cell>
          <table:table-cell table:style-name="ce47" office:value-type="float" office:value="97.496" calcext:value-type="float">
            <text:p>97.50</text:p>
          </table:table-cell>
          <table:table-cell table:style-name="ce18" office:value-type="float" office:value="3266.117" calcext:value-type="float">
            <text:p>326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1" calcext:value-type="float">
            <text:p>4991</text:p>
          </table:table-cell>
          <table:table-cell table:style-name="ce47" office:value-type="float" office:value="153.297" calcext:value-type="float">
            <text:p>153.30</text:p>
          </table:table-cell>
          <table:table-cell table:style-name="ce18" office:value-type="float" office:value="3644.06" calcext:value-type="float">
            <text:p>3644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5" calcext:value-type="float">
            <text:p>4995</text:p>
          </table:table-cell>
          <table:table-cell table:style-name="ce47" office:value-type="float" office:value="157.138" calcext:value-type="float">
            <text:p>157.14</text:p>
          </table:table-cell>
          <table:table-cell table:style-name="ce18" office:value-type="float" office:value="3432.289" calcext:value-type="float">
            <text:p>343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6" calcext:value-type="float">
            <text:p>4996</text:p>
          </table:table-cell>
          <table:table-cell table:style-name="ce47" office:value-type="float" office:value="126.19" calcext:value-type="float">
            <text:p>126.19</text:p>
          </table:table-cell>
          <table:table-cell table:style-name="ce18" office:value-type="float" office:value="3623.28" calcext:value-type="float">
            <text:p>362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7" calcext:value-type="float">
            <text:p>4997</text:p>
          </table:table-cell>
          <table:table-cell table:style-name="ce47" office:value-type="float" office:value="185.55" calcext:value-type="float">
            <text:p>185.55</text:p>
          </table:table-cell>
          <table:table-cell table:style-name="ce18" office:value-type="float" office:value="5822" calcext:value-type="float">
            <text:p>58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4998" calcext:value-type="float">
            <text:p>4998</text:p>
          </table:table-cell>
          <table:table-cell table:style-name="ce47" office:value-type="float" office:value="29.71" calcext:value-type="float">
            <text:p>29.71</text:p>
          </table:table-cell>
          <table:table-cell table:style-name="ce18" office:value-type="float" office:value="676" calcext:value-type="float">
            <text:p>67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2" table:formula="of:=SUM([.C26:.C37])" office:value-type="float" office:value="1089.391" calcext:value-type="float">
            <text:p>1089.39</text:p>
          </table:table-cell>
          <table:table-cell table:style-name="ce37" table:formula="of:=SUM([.D26:.D37])" office:value-type="float" office:value="38824.916" calcext:value-type="float">
            <text:p>38825</text:p>
          </table:table-cell>
          <table:table-cell table:style-name="ce6"/>
          <table:table-cell table:style-name="ce28" office:value-type="float" office:value="183598" calcext:value-type="float">
            <text:p>183598</text:p>
          </table:table-cell>
          <table:table-cell table:style-name="ce38" office:value-type="float" office:value="8.7" calcext:value-type="float">
            <text:p>8.7</text:p>
          </table:table-cell>
          <table:table-cell table:style-name="ce40" table:formula="of:=[.F38]/3600/[.G38]" office:value-type="percentage" office:value="5.86200510855683" calcext:value-type="percentage">
            <text:p>586.2%</text:p>
          </table:table-cell>
          <table:table-cell table:style-name="ce30" table:formula="of:=[.G38]*3600*0.00007*1000" office:value-type="float" office:value="2192.4" calcext:value-type="float">
            <text:p>2192.4</text:p>
          </table:table-cell>
          <table:table-cell table:style-name="ce42" table:formula="of:=[.C38]/[.I38]" office:value-type="percentage" office:value="0.496894271118409" calcext:value-type="percentage">
            <text:p>49.7%</text:p>
          </table:table-cell>
          <table:table-cell table:style-name="ce42" table:formula="of:=[.J38]/[.H38]" office:value-type="percentage" office:value="0.084765240206476" calcext:value-type="percentage">
            <text:p>8.5%</text:p>
          </table:table-cell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47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eg LH2</text:p>
          </table:table-cell>
          <table:table-cell table:style-name="ce5" office:value-type="float" office:value="4999" calcext:value-type="float">
            <text:p>4999</text:p>
          </table:table-cell>
          <table:table-cell table:style-name="ce47" office:value-type="float" office:value="16.65" calcext:value-type="float">
            <text:p>16.65</text:p>
          </table:table-cell>
          <table:table-cell table:style-name="ce18" office:value-type="float" office:value="731" calcext:value-type="float">
            <text:p>731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0" calcext:value-type="float">
            <text:p>5000</text:p>
          </table:table-cell>
          <table:table-cell table:style-name="ce47" office:value-type="float" office:value="13.06" calcext:value-type="float">
            <text:p>13.06</text:p>
          </table:table-cell>
          <table:table-cell table:style-name="ce18" office:value-type="float" office:value="440" calcext:value-type="float">
            <text:p>44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1" calcext:value-type="float">
            <text:p>5001</text:p>
          </table:table-cell>
          <table:table-cell table:style-name="ce47" office:value-type="float" office:value="18.84" calcext:value-type="float">
            <text:p>18.84</text:p>
          </table:table-cell>
          <table:table-cell table:style-name="ce18" office:value-type="float" office:value="3022" calcext:value-type="float">
            <text:p>3022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2" calcext:value-type="float">
            <text:p>5002</text:p>
          </table:table-cell>
          <table:table-cell table:style-name="ce47" office:value-type="float" office:value="103.9" calcext:value-type="float">
            <text:p>103.90</text:p>
          </table:table-cell>
          <table:table-cell table:style-name="ce18" office:value-type="float" office:value="1973" calcext:value-type="float">
            <text:p>1973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3" calcext:value-type="float">
            <text:p>5003</text:p>
          </table:table-cell>
          <table:table-cell table:style-name="ce47" office:value-type="float" office:value="167.5" calcext:value-type="float">
            <text:p>167.50</text:p>
          </table:table-cell>
          <table:table-cell table:style-name="ce18" office:value-type="float" office:value="3586" calcext:value-type="float">
            <text:p>358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4" calcext:value-type="float">
            <text:p>5004</text:p>
          </table:table-cell>
          <table:table-cell table:style-name="ce47" office:value-type="float" office:value="120.28" calcext:value-type="float">
            <text:p>120.28</text:p>
          </table:table-cell>
          <table:table-cell table:style-name="ce18" office:value-type="float" office:value="3246" calcext:value-type="float">
            <text:p>324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5" calcext:value-type="float">
            <text:p>5005</text:p>
          </table:table-cell>
          <table:table-cell table:style-name="ce47" office:value-type="float" office:value="41.38" calcext:value-type="float">
            <text:p>41.38</text:p>
          </table:table-cell>
          <table:table-cell table:style-name="ce18" office:value-type="float" office:value="1347" calcext:value-type="float">
            <text:p>134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6" calcext:value-type="float">
            <text:p>5006</text:p>
          </table:table-cell>
          <table:table-cell table:style-name="ce47" office:value-type="float" office:value="130.08" calcext:value-type="float">
            <text:p>130.08</text:p>
          </table:table-cell>
          <table:table-cell table:style-name="ce18" office:value-type="float" office:value="3178" calcext:value-type="float">
            <text:p>3178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7" calcext:value-type="float">
            <text:p>5007</text:p>
          </table:table-cell>
          <table:table-cell table:style-name="ce47" office:value-type="float" office:value="143.03" calcext:value-type="float">
            <text:p>143.03</text:p>
          </table:table-cell>
          <table:table-cell table:style-name="ce18" office:value-type="float" office:value="3610" calcext:value-type="float">
            <text:p>3610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8" calcext:value-type="float">
            <text:p>5008</text:p>
          </table:table-cell>
          <table:table-cell table:style-name="ce47" office:value-type="float" office:value="159.19" calcext:value-type="float">
            <text:p>159.19</text:p>
          </table:table-cell>
          <table:table-cell table:style-name="ce18" office:value-type="float" office:value="3556" calcext:value-type="float">
            <text:p>3556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09" calcext:value-type="float">
            <text:p>5009</text:p>
          </table:table-cell>
          <table:table-cell table:style-name="ce47" office:value-type="float" office:value="55.29" calcext:value-type="float">
            <text:p>55.29</text:p>
          </table:table-cell>
          <table:table-cell table:style-name="ce18" office:value-type="float" office:value="2507" calcext:value-type="float">
            <text:p>2507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6"/>
          <table:table-cell table:style-name="ce32" table:formula="of:=SUM([.C40:.C50])" office:value-type="float" office:value="969.2" calcext:value-type="float">
            <text:p>969.20</text:p>
          </table:table-cell>
          <table:table-cell table:style-name="ce37" table:formula="of:=SUM([.D40:.D50])" office:value-type="float" office:value="27196" calcext:value-type="float">
            <text:p>27196</text:p>
          </table:table-cell>
          <table:table-cell table:style-name="ce36"/>
          <table:table-cell table:style-name="ce37" office:value-type="float" office:value="27584" calcext:value-type="float">
            <text:p>27584</text:p>
          </table:table-cell>
          <table:table-cell table:style-name="ce38" office:value-type="float" office:value="8.7" calcext:value-type="float">
            <text:p>8.7</text:p>
          </table:table-cell>
          <table:table-cell table:style-name="ce40" table:formula="of:=[.F51]/3600/[.G51]" office:value-type="percentage" office:value="0.880715197956577" calcext:value-type="percentage">
            <text:p>88.1%</text:p>
          </table:table-cell>
          <table:table-cell table:style-name="ce30" table:formula="of:=[.G51]*3600*0.00007*1000" office:value-type="float" office:value="2192.4" calcext:value-type="float">
            <text:p>2192.4</text:p>
          </table:table-cell>
          <table:table-cell table:style-name="ce42" table:formula="of:=[.C51]/[.I51]" office:value-type="percentage" office:value="0.442072614486408" calcext:value-type="percentage">
            <text:p>44.2%</text:p>
          </table:table-cell>
          <table:table-cell table:style-name="ce42" table:formula="of:=[.J51]/[.H51]" office:value-type="percentage" office:value="0.501947298641034" calcext:value-type="percentage">
            <text:p>50.2%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>
          <table:table-cell table:style-name="ce5" table:number-columns-repeated="2"/>
          <table:table-cell table:style-name="ce47"/>
          <table:table-cell table:style-name="ce18"/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5" office:value-type="string" calcext:value-type="string">
            <text:p>15.81 Dummy</text:p>
          </table:table-cell>
          <table:table-cell table:style-name="ce5" office:value-type="float" office:value="5011" calcext:value-type="float">
            <text:p>5011</text:p>
          </table:table-cell>
          <table:table-cell table:style-name="ce47" office:value-type="float" office:value="38.73" calcext:value-type="float">
            <text:p>38.73</text:p>
          </table:table-cell>
          <table:table-cell table:style-name="ce18" office:value-type="float" office:value="1384" calcext:value-type="float">
            <text:p>1384</text:p>
          </table:table-cell>
          <table:table-cell table:style-name="ce5"/>
          <table:table-cell table:style-name="ce4"/>
          <table:table-cell table:number-columns-repeated="5"/>
          <table:table-cell table:style-name="ce5" table:number-columns-repeated="20"/>
          <table:table-cell table:number-columns-repeated="993"/>
        </table:table-row>
        <table:table-row table:style-name="ro1">
          <table:table-cell table:style-name="ce5"/>
          <table:table-cell table:style-name="ce5" office:value-type="float" office:value="5012" calcext:value-type="float">
            <text:p>5012</text:p>
          </table:table-cell>
          <table:table-cell table:style-name="ce5" office:value-type="float" office:value="42.8" calcext:value-type="float">
            <text:p>42.8</text:p>
          </table:table-cell>
          <table:table-cell table:style-name="ce5" office:value-type="float" office:value="1189" calcext:value-type="float">
            <text:p>1189</text:p>
          </table:table-cell>
          <table:table-cell table:style-name="ce5" table:number-columns-repeated="27"/>
          <table:table-cell table:number-columns-repeated="993"/>
        </table:table-row>
        <table:table-row table:style-name="ro1">
          <table:table-cell table:style-name="ce4" office:value-type="string" calcext:value-type="string">
            <text:p>Total</text:p>
          </table:table-cell>
          <table:table-cell table:style-name="ce4"/>
          <table:table-cell table:style-name="ce48" table:formula="of:=SUM([.C53:.C54])" office:value-type="float" office:value="81.53" calcext:value-type="float">
            <text:p>81.53</text:p>
          </table:table-cell>
          <table:table-cell table:style-name="ce49" table:formula="of:=SUM([.D53:.D54])" office:value-type="float" office:value="2573" calcext:value-type="float">
            <text:p>2573</text:p>
          </table:table-cell>
          <table:table-cell table:style-name="ce4"/>
          <table:table-cell table:style-name="ce4" office:value-type="float" office:value="2929" calcext:value-type="float">
            <text:p>2929</text:p>
          </table:table-cell>
          <table:table-cell table:style-name="ce38" office:value-type="float" office:value="0.6" calcext:value-type="float">
            <text:p>0.6</text:p>
          </table:table-cell>
          <table:table-cell table:style-name="ce40" table:formula="of:=[.F55]/3600/[.G55]" office:value-type="percentage" office:value="1.35601851851852" calcext:value-type="percentage">
            <text:p>135.6%</text:p>
          </table:table-cell>
          <table:table-cell table:style-name="ce30" table:formula="of:=[.G55]*3600*0.00007*1000" office:value-type="float" office:value="151.2" calcext:value-type="float">
            <text:p>151.2</text:p>
          </table:table-cell>
          <table:table-cell table:style-name="ce42" table:formula="of:=[.C53]/[.I55]" office:value-type="percentage" office:value="0.256150793650794" calcext:value-type="percentage">
            <text:p>25.6%</text:p>
          </table:table-cell>
          <table:table-cell table:style-name="ce42" table:formula="of:=[.J55]/[.H55]" office:value-type="percentage" office:value="0.188899185485051" calcext:value-type="percentage">
            <text:p>18.9%</text:p>
          </table:table-cell>
          <table:table-cell table:style-name="ce4" table:number-columns-repeated="20"/>
          <table:table-cell table:number-columns-repeated="993"/>
        </table:table-row>
        <table:table-row table:style-name="ro1" table:number-rows-repeated="198">
          <table:table-cell table:number-columns-repeated="1024"/>
        </table:table-row>
        <table:table-row table:style-name="ro3" table:number-rows-repeated="747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3p0FF" table:style-name="ta4">
        <table:table-column table:style-name="co7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50" office:value-type="string" calcext:value-type="string">
            <text:p>10.6 GeV KAON-LT physics setting 4</text:p>
          </table:table-cell>
          <table:table-cell table:style-name="ce53" table:number-columns-repeated="2"/>
          <table:table-cell table:style-name="ce2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6">
          <table:table-cell table:style-name="ce51" office:value-type="string" calcext:value-type="string">
            <text:p>SHMS angle</text:p>
          </table:table-cell>
          <table:table-cell table:style-name="ce51" office:value-type="string" calcext:value-type="string">
            <text:p>Run Number</text:p>
          </table:table-cell>
          <table:table-cell table:style-name="ce51" office:value-type="string" calcext:value-type="string">
            <text:p>BCM4B Charge (mC)</text:p>
          </table:table-cell>
          <table:table-cell table:style-name="ce51" office:value-type="string" calcext:value-type="string">
            <text:p>t_run (sec)</text:p>
          </table:table-cell>
          <table:table-cell table:style-name="ce57" office:value-type="string" calcext:value-type="string">
            <text:p>t_I&gt;5uA (sec)</text:p>
          </table:table-cell>
          <table:table-cell table:style-name="ce57" office:value-type="string" calcext:value-type="string">
            <text:p>t_setting (sec)</text:p>
          </table:table-cell>
          <table:table-cell table:style-name="ce57" office:value-type="string" calcext:value-type="string">
            <text:p>t_PAC (hr @ 100% eff)</text:p>
          </table:table-cell>
          <table:table-cell table:style-name="ce58" office:value-type="string" calcext:value-type="string">
            <text:p>t_setting / t_PAC</text:p>
          </table:table-cell>
          <table:table-cell table:style-name="ce51" office:value-type="string" calcext:value-type="string">
            <text:p>Q_PAC @ 70uA (mC)</text:p>
          </table:table-cell>
          <table:table-cell table:style-name="ce51" office:value-type="string" calcext:value-type="string">
            <text:p>Q_actual /Q_PAC</text:p>
          </table:table-cell>
          <table:table-cell table:style-name="ce58" office:value-type="string" calcext:value-type="string">
            <text:p>Effective Efficiency (J/H)</text:p>
          </table:table-cell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52" office:value-type="string" calcext:value-type="string">
            <text:p>Q2=3.0, W=3.14 high epsilon</text:p>
          </table:table-cell>
          <table:table-cell table:style-name="ce2" table:number-columns-repeated="30"/>
          <table:table-cell table:number-columns-repeated="993"/>
        </table:table-row>
        <table:table-row table:style-name="ro7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LH2</text:p>
          </table:table-cell>
          <table:table-cell table:style-name="ce54" office:value-type="float" office:value="5040" calcext:value-type="float">
            <text:p>5040</text:p>
          </table:table-cell>
          <table:table-cell table:style-name="ce54" office:value-type="float" office:value="31.6" calcext:value-type="float">
            <text:p>31.6</text:p>
          </table:table-cell>
          <table:table-cell table:style-name="ce54" office:value-type="float" office:value="1044" calcext:value-type="float">
            <text:p>1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1" calcext:value-type="float">
            <text:p>5041</text:p>
          </table:table-cell>
          <table:table-cell table:style-name="ce54" office:value-type="float" office:value="37.9" calcext:value-type="float">
            <text:p>37.9</text:p>
          </table:table-cell>
          <table:table-cell table:style-name="ce54" office:value-type="float" office:value="2032" calcext:value-type="float">
            <text:p>203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2" calcext:value-type="float">
            <text:p>5042</text:p>
          </table:table-cell>
          <table:table-cell table:style-name="ce54" office:value-type="float" office:value="138.8" calcext:value-type="float">
            <text:p>138.8</text:p>
          </table:table-cell>
          <table:table-cell table:style-name="ce54" office:value-type="float" office:value="3243" calcext:value-type="float">
            <text:p>32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4" calcext:value-type="float">
            <text:p>5044</text:p>
          </table:table-cell>
          <table:table-cell table:style-name="ce54" office:value-type="float" office:value="102.4" calcext:value-type="float">
            <text:p>102.4</text:p>
          </table:table-cell>
          <table:table-cell table:style-name="ce54" office:value-type="float" office:value="4162" calcext:value-type="float">
            <text:p>416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5" calcext:value-type="float">
            <text:p>5045</text:p>
          </table:table-cell>
          <table:table-cell table:style-name="ce2"/>
          <table:table-cell table:style-name="ce54" office:value-type="float" office:value="3044" calcext:value-type="float">
            <text:p>304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6" calcext:value-type="float">
            <text:p>5046</text:p>
          </table:table-cell>
          <table:table-cell table:style-name="ce54" office:value-type="float" office:value="137.3" calcext:value-type="float">
            <text:p>137.3</text:p>
          </table:table-cell>
          <table:table-cell table:style-name="ce54" office:value-type="float" office:value="3494" calcext:value-type="float">
            <text:p>349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7" calcext:value-type="float">
            <text:p>5047</text:p>
          </table:table-cell>
          <table:table-cell table:style-name="ce54" office:value-type="float" office:value="122.6" calcext:value-type="float">
            <text:p>122.6</text:p>
          </table:table-cell>
          <table:table-cell table:style-name="ce54" office:value-type="float" office:value="3387" calcext:value-type="float">
            <text:p>338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8" calcext:value-type="float">
            <text:p>5048</text:p>
          </table:table-cell>
          <table:table-cell table:style-name="ce54" office:value-type="float" office:value="10.9" calcext:value-type="float">
            <text:p>10.9</text:p>
          </table:table-cell>
          <table:table-cell table:style-name="ce54" office:value-type="float" office:value="488" calcext:value-type="float">
            <text:p>488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49" calcext:value-type="float">
            <text:p>5049</text:p>
          </table:table-cell>
          <table:table-cell table:style-name="ce54" office:value-type="float" office:value="7.4" calcext:value-type="float">
            <text:p>7.4</text:p>
          </table:table-cell>
          <table:table-cell table:style-name="ce54" office:value-type="float" office:value="600" calcext:value-type="float">
            <text:p>6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50" calcext:value-type="float">
            <text:p>5050</text:p>
          </table:table-cell>
          <table:table-cell table:style-name="ce54" office:value-type="float" office:value="97.8" calcext:value-type="float">
            <text:p>97.8</text:p>
          </table:table-cell>
          <table:table-cell table:style-name="ce54" office:value-type="float" office:value="3340" calcext:value-type="float">
            <text:p>334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51" calcext:value-type="float">
            <text:p>5051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830" calcext:value-type="float">
            <text:p>83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52" calcext:value-type="float">
            <text:p>5052</text:p>
          </table:table-cell>
          <table:table-cell table:style-name="ce54" office:value-type="float" office:value="50.6" calcext:value-type="float">
            <text:p>50.6</text:p>
          </table:table-cell>
          <table:table-cell table:style-name="ce54" office:value-type="float" office:value="2713" calcext:value-type="float">
            <text:p>27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53" calcext:value-type="float">
            <text:p>5053</text:p>
          </table:table-cell>
          <table:table-cell table:style-name="ce54" office:value-type="float" office:value="117.2" calcext:value-type="float">
            <text:p>117.2</text:p>
          </table:table-cell>
          <table:table-cell table:style-name="ce54" office:value-type="float" office:value="3539" calcext:value-type="float">
            <text:p>353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54" calcext:value-type="float">
            <text:p>5054</text:p>
          </table:table-cell>
          <table:table-cell table:style-name="ce54" office:value-type="float" office:value="82.8" calcext:value-type="float">
            <text:p>82.8</text:p>
          </table:table-cell>
          <table:table-cell table:style-name="ce54" office:value-type="float" office:value="3256" calcext:value-type="float">
            <text:p>325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55" calcext:value-type="float">
            <text:p>5055</text:p>
          </table:table-cell>
          <table:table-cell table:style-name="ce2" office:value-type="float" office:value="58.5" calcext:value-type="float">
            <text:p>58.5</text:p>
          </table:table-cell>
          <table:table-cell table:style-name="ce2" office:value-type="float" office:value="3342" calcext:value-type="float">
            <text:p>334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56" calcext:value-type="float">
            <text:p>5056</text:p>
          </table:table-cell>
          <table:table-cell table:style-name="ce2" office:value-type="float" office:value="64.8" calcext:value-type="float">
            <text:p>64.8</text:p>
          </table:table-cell>
          <table:table-cell table:style-name="ce2" office:value-type="float" office:value="2619" calcext:value-type="float">
            <text:p>26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57" calcext:value-type="float">
            <text:p>5057</text:p>
          </table:table-cell>
          <table:table-cell table:style-name="ce2" office:value-type="float" office:value="124.21" calcext:value-type="float">
            <text:p>124.21</text:p>
          </table:table-cell>
          <table:table-cell table:style-name="ce2" office:value-type="float" office:value="3557" calcext:value-type="float">
            <text:p>355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58" calcext:value-type="float">
            <text:p>5058</text:p>
          </table:table-cell>
          <table:table-cell table:style-name="ce2" office:value-type="float" office:value="72.71" calcext:value-type="float">
            <text:p>72.71</text:p>
          </table:table-cell>
          <table:table-cell table:style-name="ce2" office:value-type="float" office:value="3406" calcext:value-type="float">
            <text:p>340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59" calcext:value-type="float">
            <text:p>5059</text:p>
          </table:table-cell>
          <table:table-cell table:style-name="ce2" office:value-type="float" office:value="116.63" calcext:value-type="float">
            <text:p>116.63</text:p>
          </table:table-cell>
          <table:table-cell table:style-name="ce2" office:value-type="float" office:value="3970" calcext:value-type="float">
            <text:p>397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60" calcext:value-type="float">
            <text:p>5060</text:p>
          </table:table-cell>
          <table:table-cell table:style-name="ce2" office:value-type="float" office:value="71.7" calcext:value-type="float">
            <text:p>71.7</text:p>
          </table:table-cell>
          <table:table-cell table:style-name="ce2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62" calcext:value-type="float">
            <text:p>5062</text:p>
          </table:table-cell>
          <table:table-cell table:style-name="ce55" office:value-type="float" office:value="90" calcext:value-type="float">
            <text:p>90</text:p>
          </table:table-cell>
          <table:table-cell table:style-name="ce2" office:value-type="float" office:value="3018" calcext:value-type="float">
            <text:p>301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63" calcext:value-type="float">
            <text:p>5063</text:p>
          </table:table-cell>
          <table:table-cell table:style-name="ce2" office:value-type="float" office:value="7.67" calcext:value-type="float">
            <text:p>7.67</text:p>
          </table:table-cell>
          <table:table-cell table:style-name="ce2" office:value-type="float" office:value="612" calcext:value-type="float">
            <text:p>61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64" calcext:value-type="float">
            <text:p>5064</text:p>
          </table:table-cell>
          <table:table-cell table:style-name="ce2" office:value-type="float" office:value="108.84" calcext:value-type="float">
            <text:p>108.84</text:p>
          </table:table-cell>
          <table:table-cell table:style-name="ce2" office:value-type="float" office:value="3722" calcext:value-type="float">
            <text:p>3722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65" calcext:value-type="float">
            <text:p>5065</text:p>
          </table:table-cell>
          <table:table-cell table:style-name="ce2" office:value-type="float" office:value="36.84" calcext:value-type="float">
            <text:p>36.84</text:p>
          </table:table-cell>
          <table:table-cell table:style-name="ce2" office:value-type="float" office:value="1020" calcext:value-type="float">
            <text:p>102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66" calcext:value-type="float">
            <text:p>5066</text:p>
          </table:table-cell>
          <table:table-cell table:style-name="ce55" office:value-type="float" office:value="40.48" calcext:value-type="float">
            <text:p>40.48</text:p>
          </table:table-cell>
          <table:table-cell table:style-name="ce2" office:value-type="float" office:value="3175" calcext:value-type="float">
            <text:p>317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68" calcext:value-type="float">
            <text:p>5068</text:p>
          </table:table-cell>
          <table:table-cell table:style-name="ce55" office:value-type="float" office:value="131.21" calcext:value-type="float">
            <text:p>131.21</text:p>
          </table:table-cell>
          <table:table-cell table:style-name="ce2" office:value-type="float" office:value="4613" calcext:value-type="float">
            <text:p>461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69" calcext:value-type="float">
            <text:p>5069</text:p>
          </table:table-cell>
          <table:table-cell table:style-name="ce55" office:value-type="float" office:value="139.27" calcext:value-type="float">
            <text:p>139.27</text:p>
          </table:table-cell>
          <table:table-cell table:style-name="ce2" office:value-type="float" office:value="4233" calcext:value-type="float">
            <text:p>4233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70" calcext:value-type="float">
            <text:p>5070</text:p>
          </table:table-cell>
          <table:table-cell table:style-name="ce55" office:value-type="float" office:value="36.8" calcext:value-type="float">
            <text:p>36.8</text:p>
          </table:table-cell>
          <table:table-cell table:style-name="ce2" office:value-type="float" office:value="541" calcext:value-type="float">
            <text:p>54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71" calcext:value-type="float">
            <text:p>5071</text:p>
          </table:table-cell>
          <table:table-cell table:style-name="ce55" office:value-type="float" office:value="98.19" calcext:value-type="float">
            <text:p>98.19</text:p>
          </table:table-cell>
          <table:table-cell table:style-name="ce2" office:value-type="float" office:value="3389" calcext:value-type="float">
            <text:p>338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72" calcext:value-type="float">
            <text:p>5072</text:p>
          </table:table-cell>
          <table:table-cell table:style-name="ce55" office:value-type="float" office:value="111.52" calcext:value-type="float">
            <text:p>111.52</text:p>
          </table:table-cell>
          <table:table-cell table:style-name="ce2" office:value-type="float" office:value="3510" calcext:value-type="float">
            <text:p>351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73" calcext:value-type="float">
            <text:p>5073</text:p>
          </table:table-cell>
          <table:table-cell table:style-name="ce55" office:value-type="float" office:value="87.4" calcext:value-type="float">
            <text:p>87.4</text:p>
          </table:table-cell>
          <table:table-cell table:style-name="ce2" office:value-type="float" office:value="3724" calcext:value-type="float">
            <text:p>372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75" calcext:value-type="float">
            <text:p>5075</text:p>
          </table:table-cell>
          <table:table-cell table:style-name="ce55" office:value-type="float" office:value="103.24" calcext:value-type="float">
            <text:p>103.24</text:p>
          </table:table-cell>
          <table:table-cell table:style-name="ce2" office:value-type="float" office:value="4075" calcext:value-type="float">
            <text:p>407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76" calcext:value-type="float">
            <text:p>5076</text:p>
          </table:table-cell>
          <table:table-cell table:style-name="ce55" office:value-type="float" office:value="112.07" calcext:value-type="float">
            <text:p>112.07</text:p>
          </table:table-cell>
          <table:table-cell table:style-name="ce2" office:value-type="float" office:value="3745" calcext:value-type="float">
            <text:p>374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54" office:value-type="float" office:value="5077" calcext:value-type="float">
            <text:p>5077</text:p>
          </table:table-cell>
          <table:table-cell table:style-name="ce55" office:value-type="float" office:value="98.7" calcext:value-type="float">
            <text:p>98.7</text:p>
          </table:table-cell>
          <table:table-cell table:style-name="ce2" office:value-type="float" office:value="2973" calcext:value-type="float">
            <text:p>297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3" office:value-type="string" calcext:value-type="string">
            <text:p>Total</text:p>
          </table:table-cell>
          <table:table-cell table:style-name="ce2"/>
          <table:table-cell table:style-name="ce56" table:formula="of:=SUM([.C7:.C40])" office:value-type="float" office:value="2671.38" calcext:value-type="float">
            <text:p>2671.38</text:p>
          </table:table-cell>
          <table:table-cell table:style-name="ce56" table:formula="of:=SUM([.D7:.D40])" office:value-type="float" office:value="97536" calcext:value-type="float">
            <text:p>97536</text:p>
          </table:table-cell>
          <table:table-cell table:style-name="ce2"/>
          <table:table-cell table:style-name="ce43" office:value-type="float" office:value="117295" calcext:value-type="float">
            <text:p>117295</text:p>
          </table:table-cell>
          <table:table-cell table:style-name="ce56" office:value-type="float" office:value="21.8" calcext:value-type="float">
            <text:p>21.8</text:p>
          </table:table-cell>
          <table:table-cell table:style-name="ce59" table:formula="of:=[.F41]/3600/[.G41]" office:value-type="percentage" office:value="1.49458460754332" calcext:value-type="percentage">
            <text:p>149.5%</text:p>
          </table:table-cell>
          <table:table-cell table:style-name="ce60" table:formula="of:=[.G41]*3600*0.00007*1000" office:value-type="float" office:value="5493.6" calcext:value-type="float">
            <text:p>5493.6</text:p>
          </table:table-cell>
          <table:table-cell table:style-name="ce61" table:formula="of:=[.C41]/[.I41]" office:value-type="percentage" office:value="0.48627129750983" calcext:value-type="percentage">
            <text:p>48.6%</text:p>
          </table:table-cell>
          <table:table-cell table:style-name="ce61" table:formula="of:=[.J41]/[.H41]" office:value-type="percentage" office:value="0.325355483427012" calcext:value-type="percentage">
            <text:p>32.5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9.42deg Dummy</text:p>
          </table:table-cell>
          <table:table-cell table:style-name="ce2" office:value-type="float" office:value="5067" calcext:value-type="float">
            <text:p>5067</text:p>
          </table:table-cell>
          <table:table-cell table:style-name="ce2" office:value-type="float" office:value="194.79" calcext:value-type="float">
            <text:p>194.79</text:p>
          </table:table-cell>
          <table:table-cell table:style-name="ce2" office:value-type="float" office:value="6172" calcext:value-type="float">
            <text:p>617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3" office:value-type="string" calcext:value-type="string">
            <text:p>Total</text:p>
          </table:table-cell>
          <table:table-cell table:style-name="ce2"/>
          <table:table-cell table:style-name="ce56" table:formula="of:=SUM([.C43])" office:value-type="float" office:value="194.79" calcext:value-type="float">
            <text:p>194.79</text:p>
          </table:table-cell>
          <table:table-cell table:style-name="ce56" table:formula="of:=SUM([.D43])" office:value-type="float" office:value="6172" calcext:value-type="float">
            <text:p>6172</text:p>
          </table:table-cell>
          <table:table-cell table:style-name="ce2"/>
          <table:table-cell table:style-name="ce43" office:value-type="float" office:value="6172" calcext:value-type="float">
            <text:p>6172</text:p>
          </table:table-cell>
          <table:table-cell table:style-name="ce56" office:value-type="float" office:value="1.5" calcext:value-type="float">
            <text:p>1.5</text:p>
          </table:table-cell>
          <table:table-cell table:style-name="ce59" table:formula="of:=[.F44]/3600/[.G44]" office:value-type="percentage" office:value="1.14296296296296" calcext:value-type="percentage">
            <text:p>114.3%</text:p>
          </table:table-cell>
          <table:table-cell table:style-name="ce60" table:formula="of:=[.G44]*3600*0.00007*1000" office:value-type="float" office:value="378" calcext:value-type="float">
            <text:p>378</text:p>
          </table:table-cell>
          <table:table-cell table:style-name="ce61" table:formula="of:=[.C44]/[.I44]" office:value-type="percentage" office:value="0.51531746031746" calcext:value-type="percentage">
            <text:p>51.5%</text:p>
          </table:table-cell>
          <table:table-cell table:style-name="ce61" table:formula="of:=[.J44]/[.H44]" office:value-type="percentage" office:value="0.450861031385983" calcext:value-type="percentage">
            <text:p>45.1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LH2</text:p>
          </table:table-cell>
          <table:table-cell table:style-name="ce54" office:value-type="float" office:value="5013" calcext:value-type="float">
            <text:p>5013</text:p>
          </table:table-cell>
          <table:table-cell table:style-name="ce54" office:value-type="float" office:value="125.22" calcext:value-type="float">
            <text:p>125.22</text:p>
          </table:table-cell>
          <table:table-cell table:style-name="ce54" office:value-type="float" office:value="3353" calcext:value-type="float">
            <text:p>335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14" calcext:value-type="float">
            <text:p>5014</text:p>
          </table:table-cell>
          <table:table-cell table:style-name="ce54" office:value-type="float" office:value="127.32" calcext:value-type="float">
            <text:p>127.32</text:p>
          </table:table-cell>
          <table:table-cell table:style-name="ce54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15" calcext:value-type="float">
            <text:p>5015</text:p>
          </table:table-cell>
          <table:table-cell table:style-name="ce54" office:value-type="float" office:value="133.53" calcext:value-type="float">
            <text:p>133.53</text:p>
          </table:table-cell>
          <table:table-cell table:style-name="ce54" office:value-type="float" office:value="3637" calcext:value-type="float">
            <text:p>3637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17" calcext:value-type="float">
            <text:p>5017</text:p>
          </table:table-cell>
          <table:table-cell table:style-name="ce54" office:value-type="float" office:value="104.85" calcext:value-type="float">
            <text:p>104.85</text:p>
          </table:table-cell>
          <table:table-cell table:style-name="ce54" office:value-type="float" office:value="3120" calcext:value-type="float">
            <text:p>312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18" calcext:value-type="float">
            <text:p>5018</text:p>
          </table:table-cell>
          <table:table-cell table:style-name="ce54" office:value-type="float" office:value="165.14" calcext:value-type="float">
            <text:p>165.14</text:p>
          </table:table-cell>
          <table:table-cell table:style-name="ce54" office:value-type="float" office:value="3442" calcext:value-type="float">
            <text:p>34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19" calcext:value-type="float">
            <text:p>5019</text:p>
          </table:table-cell>
          <table:table-cell table:style-name="ce54" office:value-type="float" office:value="151.68" calcext:value-type="float">
            <text:p>151.68</text:p>
          </table:table-cell>
          <table:table-cell table:style-name="ce54" office:value-type="float" office:value="3512" calcext:value-type="float">
            <text:p>351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0" calcext:value-type="float">
            <text:p>5020</text:p>
          </table:table-cell>
          <table:table-cell table:style-name="ce54" office:value-type="float" office:value="145.68" calcext:value-type="float">
            <text:p>145.68</text:p>
          </table:table-cell>
          <table:table-cell table:style-name="ce54" office:value-type="float" office:value="3774" calcext:value-type="float">
            <text:p>377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1" calcext:value-type="float">
            <text:p>5021</text:p>
          </table:table-cell>
          <table:table-cell table:style-name="ce54" office:value-type="float" office:value="123.64" calcext:value-type="float">
            <text:p>123.64</text:p>
          </table:table-cell>
          <table:table-cell table:style-name="ce54" office:value-type="float" office:value="3743" calcext:value-type="float">
            <text:p>37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2" calcext:value-type="float">
            <text:p>5022</text:p>
          </table:table-cell>
          <table:table-cell table:style-name="ce54" office:value-type="float" office:value="120.1" calcext:value-type="float">
            <text:p>120.1</text:p>
          </table:table-cell>
          <table:table-cell table:style-name="ce54" office:value-type="float" office:value="3449" calcext:value-type="float">
            <text:p>344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3" calcext:value-type="float">
            <text:p>5023</text:p>
          </table:table-cell>
          <table:table-cell table:style-name="ce54" office:value-type="float" office:value="120.67" calcext:value-type="float">
            <text:p>120.67</text:p>
          </table:table-cell>
          <table:table-cell table:style-name="ce54" office:value-type="float" office:value="3481" calcext:value-type="float">
            <text:p>348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4" calcext:value-type="float">
            <text:p>5024</text:p>
          </table:table-cell>
          <table:table-cell table:style-name="ce54" office:value-type="float" office:value="143.56" calcext:value-type="float">
            <text:p>143.56</text:p>
          </table:table-cell>
          <table:table-cell table:style-name="ce54" office:value-type="float" office:value="3613" calcext:value-type="float">
            <text:p>361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5" calcext:value-type="float">
            <text:p>5025</text:p>
          </table:table-cell>
          <table:table-cell table:style-name="ce54" office:value-type="float" office:value="114.15" calcext:value-type="float">
            <text:p>114.15</text:p>
          </table:table-cell>
          <table:table-cell table:style-name="ce54" office:value-type="float" office:value="3542" calcext:value-type="float">
            <text:p>3542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6" calcext:value-type="float">
            <text:p>5026</text:p>
          </table:table-cell>
          <table:table-cell table:style-name="ce54" office:value-type="float" office:value="134.23" calcext:value-type="float">
            <text:p>134.23</text:p>
          </table:table-cell>
          <table:table-cell table:style-name="ce54" office:value-type="float" office:value="3300" calcext:value-type="float">
            <text:p>330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27" calcext:value-type="float">
            <text:p>5027</text:p>
          </table:table-cell>
          <table:table-cell table:style-name="ce54" office:value-type="float" office:value="176.86" calcext:value-type="float">
            <text:p>176.86</text:p>
          </table:table-cell>
          <table:table-cell table:style-name="ce54" office:value-type="float" office:value="4466" calcext:value-type="float">
            <text:p>4466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31" calcext:value-type="float">
            <text:p>5031</text:p>
          </table:table-cell>
          <table:table-cell table:style-name="ce54" office:value-type="float" office:value="140.7" calcext:value-type="float">
            <text:p>140.7</text:p>
          </table:table-cell>
          <table:table-cell table:style-name="ce54" office:value-type="float" office:value="3684" calcext:value-type="float">
            <text:p>368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32" calcext:value-type="float">
            <text:p>5032</text:p>
          </table:table-cell>
          <table:table-cell table:style-name="ce54" office:value-type="float" office:value="100.42" calcext:value-type="float">
            <text:p>100.42</text:p>
          </table:table-cell>
          <table:table-cell table:style-name="ce54" office:value-type="float" office:value="3105" calcext:value-type="float">
            <text:p>3105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33" calcext:value-type="float">
            <text:p>5033</text:p>
          </table:table-cell>
          <table:table-cell table:style-name="ce54" office:value-type="float" office:value="120.01" calcext:value-type="float">
            <text:p>120.01</text:p>
          </table:table-cell>
          <table:table-cell table:style-name="ce54" office:value-type="float" office:value="6190" calcext:value-type="float">
            <text:p>61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38" calcext:value-type="float">
            <text:p>5038</text:p>
          </table:table-cell>
          <table:table-cell table:style-name="ce54" office:value-type="float" office:value="100.12" calcext:value-type="float">
            <text:p>100.12</text:p>
          </table:table-cell>
          <table:table-cell table:style-name="ce54" office:value-type="float" office:value="3343" calcext:value-type="float">
            <text:p>334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39" calcext:value-type="float">
            <text:p>5039</text:p>
          </table:table-cell>
          <table:table-cell table:style-name="ce54" office:value-type="float" office:value="126.45" calcext:value-type="float">
            <text:p>126.45</text:p>
          </table:table-cell>
          <table:table-cell table:style-name="ce54" office:value-type="float" office:value="3663" calcext:value-type="float">
            <text:p>3663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3" office:value-type="string" calcext:value-type="string">
            <text:p>Total</text:p>
          </table:table-cell>
          <table:table-cell table:style-name="ce2"/>
          <table:table-cell table:style-name="ce56" table:formula="of:=SUM([.C46:.C64])" office:value-type="float" office:value="2474.33" calcext:value-type="float">
            <text:p>2474.33</text:p>
          </table:table-cell>
          <table:table-cell table:style-name="ce56" table:formula="of:=SUM([.D46:.D64])" office:value-type="float" office:value="69852" calcext:value-type="float">
            <text:p>69852</text:p>
          </table:table-cell>
          <table:table-cell table:style-name="ce2"/>
          <table:table-cell table:style-name="ce56" office:value-type="float" office:value="128526" calcext:value-type="float">
            <text:p>128526</text:p>
          </table:table-cell>
          <table:table-cell table:style-name="ce56" office:value-type="float" office:value="21.8" calcext:value-type="float">
            <text:p>21.8</text:p>
          </table:table-cell>
          <table:table-cell table:style-name="ce59" table:formula="of:=[.F65]/3600/[.G65]" office:value-type="percentage" office:value="1.63769113149847" calcext:value-type="percentage">
            <text:p>163.8%</text:p>
          </table:table-cell>
          <table:table-cell table:style-name="ce60" table:formula="of:=[.G65]*3600*0.00007*1000" office:value-type="float" office:value="5493.6" calcext:value-type="float">
            <text:p>5493.6</text:p>
          </table:table-cell>
          <table:table-cell table:style-name="ce61" table:formula="of:=[.C65]/[.I65]" office:value-type="percentage" office:value="0.450402286296782" calcext:value-type="percentage">
            <text:p>45.0%</text:p>
          </table:table-cell>
          <table:table-cell table:style-name="ce61" table:formula="of:=[.J65]/[.H65]" office:value-type="percentage" office:value="0.275022730253578" calcext:value-type="percentage">
            <text:p>27.5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12.42deg Dummy</text:p>
          </table:table-cell>
          <table:table-cell table:style-name="ce54" office:value-type="float" office:value="5029" calcext:value-type="float">
            <text:p>5029</text:p>
          </table:table-cell>
          <table:table-cell table:style-name="ce54" office:value-type="float" office:value="78.07" calcext:value-type="float">
            <text:p>78.07</text:p>
          </table:table-cell>
          <table:table-cell table:style-name="ce54" office:value-type="float" office:value="2604" calcext:value-type="float">
            <text:p>2604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54" office:value-type="float" office:value="5030" calcext:value-type="float">
            <text:p>5030</text:p>
          </table:table-cell>
          <table:table-cell table:style-name="ce54" office:value-type="float" office:value="101.05" calcext:value-type="float">
            <text:p>101.05</text:p>
          </table:table-cell>
          <table:table-cell table:style-name="ce54" office:value-type="float" office:value="2910" calcext:value-type="float">
            <text:p>291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3" office:value-type="string" calcext:value-type="string">
            <text:p>Total</text:p>
          </table:table-cell>
          <table:table-cell table:style-name="ce2"/>
          <table:table-cell table:style-name="ce56" table:formula="of:=SUM([.C67:.C68])" office:value-type="float" office:value="179.12" calcext:value-type="float">
            <text:p>179.12</text:p>
          </table:table-cell>
          <table:table-cell table:style-name="ce56" table:formula="of:=SUM([.D68])" office:value-type="float" office:value="2910" calcext:value-type="float">
            <text:p>2910</text:p>
          </table:table-cell>
          <table:table-cell table:style-name="ce2"/>
          <table:table-cell table:style-name="ce56" office:value-type="float" office:value="5694" calcext:value-type="float">
            <text:p>5694</text:p>
          </table:table-cell>
          <table:table-cell table:style-name="ce56" office:value-type="float" office:value="1.5" calcext:value-type="float">
            <text:p>1.5</text:p>
          </table:table-cell>
          <table:table-cell table:style-name="ce59" table:formula="of:=[.F69]/3600/[.G69]" office:value-type="percentage" office:value="1.05444444444444" calcext:value-type="percentage">
            <text:p>105.4%</text:p>
          </table:table-cell>
          <table:table-cell table:style-name="ce60" table:formula="of:=[.G69]*3600*0.00007*1000" office:value-type="float" office:value="378" calcext:value-type="float">
            <text:p>378</text:p>
          </table:table-cell>
          <table:table-cell table:style-name="ce61" table:formula="of:=[.C69]/[.I69]" office:value-type="percentage" office:value="0.473862433862434" calcext:value-type="percentage">
            <text:p>47.4%</text:p>
          </table:table-cell>
          <table:table-cell table:style-name="ce61" table:formula="of:=[.J69]/[.H69]" office:value-type="percentage" office:value="0.449395353504942" calcext:value-type="percentage">
            <text:p>44.9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31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LH2</text:p>
          </table:table-cell>
          <table:table-cell table:style-name="ce2" office:value-type="float" office:value="5078" calcext:value-type="float">
            <text:p>5078</text:p>
          </table:table-cell>
          <table:table-cell table:style-name="ce2" office:value-type="float" office:value="37.54" calcext:value-type="float">
            <text:p>37.54</text:p>
          </table:table-cell>
          <table:table-cell table:style-name="ce2" office:value-type="float" office:value="1136" calcext:value-type="float">
            <text:p>113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79" calcext:value-type="float">
            <text:p>5079</text:p>
          </table:table-cell>
          <table:table-cell table:style-name="ce2" office:value-type="float" office:value="11.19" calcext:value-type="float">
            <text:p>11.19</text:p>
          </table:table-cell>
          <table:table-cell table:style-name="ce2" office:value-type="float" office:value="381" calcext:value-type="float">
            <text:p>38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0" calcext:value-type="float">
            <text:p>5080</text:p>
          </table:table-cell>
          <table:table-cell table:style-name="ce2" office:value-type="float" office:value="106.6" calcext:value-type="float">
            <text:p>106.6</text:p>
          </table:table-cell>
          <table:table-cell table:style-name="ce2" office:value-type="float" office:value="3404" calcext:value-type="float">
            <text:p>340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1" calcext:value-type="float">
            <text:p>5081</text:p>
          </table:table-cell>
          <table:table-cell table:style-name="ce2" office:value-type="float" office:value="97.7" calcext:value-type="float">
            <text:p>97.7</text:p>
          </table:table-cell>
          <table:table-cell table:style-name="ce2" office:value-type="float" office:value="3298" calcext:value-type="float">
            <text:p>329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2" calcext:value-type="float">
            <text:p>5082</text:p>
          </table:table-cell>
          <table:table-cell table:style-name="ce2" office:value-type="float" office:value="90.4" calcext:value-type="float">
            <text:p>90.4</text:p>
          </table:table-cell>
          <table:table-cell table:style-name="ce2" office:value-type="float" office:value="3060" calcext:value-type="float">
            <text:p>3060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3" calcext:value-type="float">
            <text:p>5083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259" calcext:value-type="float">
            <text:p>2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4" calcext:value-type="float">
            <text:p>5084</text:p>
          </table:table-cell>
          <table:table-cell table:style-name="ce2" office:value-type="float" office:value="39.7" calcext:value-type="float">
            <text:p>39.7</text:p>
          </table:table-cell>
          <table:table-cell table:style-name="ce2" office:value-type="float" office:value="1761" calcext:value-type="float">
            <text:p>176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5" calcext:value-type="float">
            <text:p>5085</text:p>
          </table:table-cell>
          <table:table-cell table:style-name="ce2" office:value-type="float" office:value="7.14" calcext:value-type="float">
            <text:p>7.14</text:p>
          </table:table-cell>
          <table:table-cell table:style-name="ce2" office:value-type="float" office:value="1664" calcext:value-type="float">
            <text:p>1664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6" calcext:value-type="float">
            <text:p>5086</text:p>
          </table:table-cell>
          <table:table-cell table:style-name="ce2" office:value-type="float" office:value="52.26" calcext:value-type="float">
            <text:p>52.26</text:p>
          </table:table-cell>
          <table:table-cell table:style-name="ce2" office:value-type="float" office:value="1635" calcext:value-type="float">
            <text:p>163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89" calcext:value-type="float">
            <text:p>5089</text:p>
          </table:table-cell>
          <table:table-cell table:style-name="ce2" office:value-type="float" office:value="92.187" calcext:value-type="float">
            <text:p>92.187</text:p>
          </table:table-cell>
          <table:table-cell table:style-name="ce2" office:value-type="float" office:value="3759" calcext:value-type="float">
            <text:p>375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0" calcext:value-type="float">
            <text:p>5090</text:p>
          </table:table-cell>
          <table:table-cell table:style-name="ce2" office:value-type="float" office:value="110.9" calcext:value-type="float">
            <text:p>110.9</text:p>
          </table:table-cell>
          <table:table-cell table:style-name="ce2" office:value-type="float" office:value="3878" calcext:value-type="float">
            <text:p>387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1" calcext:value-type="float">
            <text:p>5091</text:p>
          </table:table-cell>
          <table:table-cell table:style-name="ce2" office:value-type="float" office:value="114.6" calcext:value-type="float">
            <text:p>114.6</text:p>
          </table:table-cell>
          <table:table-cell table:style-name="ce2" office:value-type="float" office:value="3669" calcext:value-type="float">
            <text:p>366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2" calcext:value-type="float">
            <text:p>5092</text:p>
          </table:table-cell>
          <table:table-cell table:style-name="ce2" office:value-type="float" office:value="116.9" calcext:value-type="float">
            <text:p>116.9</text:p>
          </table:table-cell>
          <table:table-cell table:style-name="ce2" office:value-type="float" office:value="3519" calcext:value-type="float">
            <text:p>35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3" calcext:value-type="float">
            <text:p>5093</text:p>
          </table:table-cell>
          <table:table-cell table:style-name="ce2" office:value-type="float" office:value="132.7" calcext:value-type="float">
            <text:p>132.7</text:p>
          </table:table-cell>
          <table:table-cell table:style-name="ce2" office:value-type="float" office:value="4279" calcext:value-type="float">
            <text:p>427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4" calcext:value-type="float">
            <text:p>5094</text:p>
          </table:table-cell>
          <table:table-cell table:style-name="ce2" office:value-type="float" office:value="112.07" calcext:value-type="float">
            <text:p>112.07</text:p>
          </table:table-cell>
          <table:table-cell table:style-name="ce2" office:value-type="float" office:value="3649" calcext:value-type="float">
            <text:p>364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5" calcext:value-type="float">
            <text:p>5095</text:p>
          </table:table-cell>
          <table:table-cell table:style-name="ce2" office:value-type="float" office:value="35.5" calcext:value-type="float">
            <text:p>35.5</text:p>
          </table:table-cell>
          <table:table-cell table:style-name="ce2" office:value-type="float" office:value="2577" calcext:value-type="float">
            <text:p>2577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6" calcext:value-type="float">
            <text:p>5096</text:p>
          </table:table-cell>
          <table:table-cell table:style-name="ce2" office:value-type="float" office:value="109.3" calcext:value-type="float">
            <text:p>109.3</text:p>
          </table:table-cell>
          <table:table-cell table:style-name="ce2" office:value-type="float" office:value="4219" calcext:value-type="float">
            <text:p>4219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7" calcext:value-type="float">
            <text:p>5097</text:p>
          </table:table-cell>
          <table:table-cell table:style-name="ce2" office:value-type="float" office:value="94.8" calcext:value-type="float">
            <text:p>94.8</text:p>
          </table:table-cell>
          <table:table-cell table:style-name="ce2" office:value-type="float" office:value="3508" calcext:value-type="float">
            <text:p>350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8" calcext:value-type="float">
            <text:p>5098</text:p>
          </table:table-cell>
          <table:table-cell table:style-name="ce2" office:value-type="float" office:value="93.98" calcext:value-type="float">
            <text:p>93.98</text:p>
          </table:table-cell>
          <table:table-cell table:style-name="ce2" office:value-type="float" office:value="3658" calcext:value-type="float">
            <text:p>3658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099" calcext:value-type="float">
            <text:p>5099</text:p>
          </table:table-cell>
          <table:table-cell table:style-name="ce2" office:value-type="float" office:value="124.48" calcext:value-type="float">
            <text:p>124.48</text:p>
          </table:table-cell>
          <table:table-cell table:style-name="ce2" office:value-type="float" office:value="3396" calcext:value-type="float">
            <text:p>3396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0" calcext:value-type="float">
            <text:p>5100</text:p>
          </table:table-cell>
          <table:table-cell table:style-name="ce2" office:value-type="float" office:value="110.16" calcext:value-type="float">
            <text:p>110.16</text:p>
          </table:table-cell>
          <table:table-cell table:style-name="ce2" office:value-type="float" office:value="3435" calcext:value-type="float">
            <text:p>343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1" calcext:value-type="float">
            <text:p>5101</text:p>
          </table:table-cell>
          <table:table-cell table:style-name="ce2" office:value-type="float" office:value="110.8" calcext:value-type="float">
            <text:p>110.8</text:p>
          </table:table-cell>
          <table:table-cell table:style-name="ce2" office:value-type="float" office:value="3315" calcext:value-type="float">
            <text:p>3315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2" calcext:value-type="float">
            <text:p>5102</text:p>
          </table:table-cell>
          <table:table-cell table:style-name="ce2" office:value-type="float" office:value="1.074" calcext:value-type="float">
            <text:p>1.074</text:p>
          </table:table-cell>
          <table:table-cell table:style-name="ce2" office:value-type="float" office:value="3751" calcext:value-type="float">
            <text:p>3751</text:p>
          </table:table-cell>
          <table:table-cell table:style-name="ce2" table:number-columns-repeated="27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3" calcext:value-type="float">
            <text:p>5103</text:p>
          </table:table-cell>
          <table:table-cell table:style-name="ce2" office:value-type="float" office:value="108.06" calcext:value-type="float">
            <text:p>108.06</text:p>
          </table:table-cell>
          <table:table-cell table:style-name="ce2" office:value-type="float" office:value="3358" calcext:value-type="float">
            <text:p>3358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4" calcext:value-type="float">
            <text:p>5104</text:p>
          </table:table-cell>
          <table:table-cell table:style-name="ce2" office:value-type="float" office:value="113.07" calcext:value-type="float">
            <text:p>113.07</text:p>
          </table:table-cell>
          <table:table-cell table:style-name="ce2" office:value-type="float" office:value="3600" calcext:value-type="float">
            <text:p>360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5" calcext:value-type="float">
            <text:p>5105</text:p>
          </table:table-cell>
          <table:table-cell table:style-name="ce2" office:value-type="float" office:value="103.35" calcext:value-type="float">
            <text:p>103.35</text:p>
          </table:table-cell>
          <table:table-cell table:style-name="ce2" office:value-type="float" office:value="3376" calcext:value-type="float">
            <text:p>3376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06" calcext:value-type="float">
            <text:p>5106</text:p>
          </table:table-cell>
          <table:table-cell table:style-name="ce2" office:value-type="float" office:value="123.17" calcext:value-type="float">
            <text:p>123.17</text:p>
          </table:table-cell>
          <table:table-cell table:style-name="ce2" office:value-type="float" office:value="3765" calcext:value-type="float">
            <text:p>3765</text:p>
          </table:table-cell>
          <table:table-cell table:number-columns-repeated="2"/>
          <table:table-cell table:style-name="ce2" table:number-columns-repeated="25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0" calcext:value-type="float">
            <text:p>5110</text:p>
          </table:table-cell>
          <table:table-cell table:style-name="ce2"/>
          <table:table-cell table:style-name="ce2" office:value-type="float" office:value="477" calcext:value-type="float">
            <text:p>477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1" calcext:value-type="float">
            <text:p>5111</text:p>
          </table:table-cell>
          <table:table-cell table:style-name="ce2"/>
          <table:table-cell table:style-name="ce2" office:value-type="float" office:value="3990" calcext:value-type="float">
            <text:p>3990</text:p>
          </table:table-cell>
          <table:table-cell/>
          <table:table-cell table:style-name="ce2" table:number-columns-repeated="26"/>
          <table:table-cell table:number-columns-repeated="993"/>
        </table:table-row>
        <table:table-row table:style-name="ro3">
          <table:table-cell table:style-name="ce2"/>
          <table:table-cell table:style-name="ce2" office:value-type="float" office:value="5112" calcext:value-type="float">
            <text:p>5112</text:p>
          </table:table-cell>
          <table:table-cell table:style-name="ce2"/>
          <table:table-cell table:style-name="ce2" office:value-type="float" office:value="4031" calcext:value-type="float">
            <text:p>4031</text:p>
          </table:table-cell>
          <table:table-cell/>
          <table:table-cell table:style-name="ce2" office:value-type="string" calcext:value-type="string">
            <text:p>Ongoing</text:p>
          </table:table-cell>
          <table:table-cell table:style-name="ce2" table:number-columns-repeated="25"/>
          <table:table-cell table:number-columns-repeated="993"/>
        </table:table-row>
        <table:table-row table:style-name="ro1">
          <table:table-cell table:style-name="ce43" office:value-type="string" calcext:value-type="string">
            <text:p>Total</text:p>
          </table:table-cell>
          <table:table-cell table:style-name="ce2"/>
          <table:table-cell table:style-name="ce56" table:formula="of:=SUM([.C71:.C97])" office:value-type="float" office:value="2255.231" calcext:value-type="float">
            <text:p>2255.231</text:p>
          </table:table-cell>
          <table:table-cell table:style-name="ce56" table:formula="of:=SUM([.D71:.D97])" office:value-type="float" office:value="81309" calcext:value-type="float">
            <text:p>81309</text:p>
          </table:table-cell>
          <table:table-cell/>
          <table:table-cell table:style-name="ce43" office:value-type="float" office:value="141120" calcext:value-type="float">
            <text:p>141120</text:p>
          </table:table-cell>
          <table:table-cell table:style-name="ce56" office:value-type="float" office:value="21.8" calcext:value-type="float">
            <text:p>21.8</text:p>
          </table:table-cell>
          <table:table-cell table:style-name="ce59" table:formula="of:=[.F101]/3600/[.G101]" office:value-type="percentage" office:value="1.79816513761468" calcext:value-type="percentage">
            <text:p>179.8%</text:p>
          </table:table-cell>
          <table:table-cell table:style-name="ce60" table:formula="of:=[.G101]*3600*0.00007*1000" office:value-type="float" office:value="5493.6" calcext:value-type="float">
            <text:p>5493.6</text:p>
          </table:table-cell>
          <table:table-cell table:style-name="ce61" table:formula="of:=[.C101]/[.I101]" office:value-type="percentage" office:value="0.410519695645842" calcext:value-type="percentage">
            <text:p>41.1%</text:p>
          </table:table-cell>
          <table:table-cell table:style-name="ce61" table:formula="of:=[.J101]/[.H101]" office:value-type="percentage" office:value="0.228299218496923" calcext:value-type="percentage">
            <text:p>22.8%</text:p>
          </table:table-cell>
          <table:table-cell table:style-name="ce2" table:number-columns-repeated="20"/>
          <table:table-cell table:number-columns-repeated="993"/>
        </table:table-row>
        <table:table-row table:style-name="ro3">
          <table:table-cell table:style-name="ce2" table:number-columns-repeated="4"/>
          <table:table-cell/>
          <table:table-cell table:style-name="ce2" table:number-columns-repeated="26"/>
          <table:table-cell table:number-columns-repeated="993"/>
        </table:table-row>
        <table:table-row table:style-name="ro1">
          <table:table-cell table:style-name="ce2" office:value-type="string" calcext:value-type="string">
            <text:p>6.65deg Dummy</text:p>
          </table:table-cell>
          <table:table-cell table:style-name="ce2" office:value-type="float" office:value="5107" calcext:value-type="float">
            <text:p>5107</text:p>
          </table:table-cell>
          <table:table-cell table:style-name="ce2" office:value-type="float" office:value="41.135" calcext:value-type="float">
            <text:p>41.135</text:p>
          </table:table-cell>
          <table:table-cell table:style-name="ce2" office:value-type="float" office:value="1291" calcext:value-type="float">
            <text:p>1291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5108" calcext:value-type="float">
            <text:p>5108</text:p>
          </table:table-cell>
          <table:table-cell table:style-name="ce2" office:value-type="float" office:value="100.1" calcext:value-type="float">
            <text:p>100.1</text:p>
          </table:table-cell>
          <table:table-cell table:style-name="ce2" office:value-type="float" office:value="3689" calcext:value-type="float">
            <text:p>3689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2"/>
          <table:table-cell table:style-name="ce2" office:value-type="float" office:value="5109" calcext:value-type="float">
            <text:p>5109</text:p>
          </table:table-cell>
          <table:table-cell table:style-name="ce2" office:value-type="float" office:value="118.4" calcext:value-type="float">
            <text:p>118.4</text:p>
          </table:table-cell>
          <table:table-cell table:style-name="ce2" office:value-type="float" office:value="3690" calcext:value-type="float">
            <text:p>3690</text:p>
          </table:table-cell>
          <table:table-cell table:style-name="ce2" table:number-columns-repeated="27"/>
          <table:table-cell table:number-columns-repeated="993"/>
        </table:table-row>
        <table:table-row table:style-name="ro1">
          <table:table-cell table:style-name="ce43" office:value-type="string" calcext:value-type="string">
            <text:p>Total</text:p>
          </table:table-cell>
          <table:table-cell table:style-name="ce2"/>
          <table:table-cell table:style-name="ce56" table:formula="of:=SUM([.C103:.C105])" office:value-type="float" office:value="259.635" calcext:value-type="float">
            <text:p>259.635</text:p>
          </table:table-cell>
          <table:table-cell table:style-name="ce56" table:formula="of:=SUM([.D103:.D105])" office:value-type="float" office:value="8670" calcext:value-type="float">
            <text:p>8670</text:p>
          </table:table-cell>
          <table:table-cell table:style-name="ce2"/>
          <table:table-cell table:style-name="ce43" office:value-type="float" office:value="9033" calcext:value-type="float">
            <text:p>9033</text:p>
          </table:table-cell>
          <table:table-cell table:style-name="ce56" office:value-type="float" office:value="1.5" calcext:value-type="float">
            <text:p>1.5</text:p>
          </table:table-cell>
          <table:table-cell table:style-name="ce59" table:formula="of:=[.F106]/3600/[.G106]" office:value-type="percentage" office:value="1.67277777777778" calcext:value-type="percentage">
            <text:p>167.3%</text:p>
          </table:table-cell>
          <table:table-cell table:style-name="ce60" table:formula="of:=[.G106]*3600*0.00007*1000" office:value-type="float" office:value="378" calcext:value-type="float">
            <text:p>378</text:p>
          </table:table-cell>
          <table:table-cell table:style-name="ce61" table:formula="of:=[.C106]/[.I106]" office:value-type="percentage" office:value="0.686865079365079" calcext:value-type="percentage">
            <text:p>68.7%</text:p>
          </table:table-cell>
          <table:table-cell table:style-name="ce61" table:formula="of:=[.J106]/[.H106]" office:value-type="percentage" office:value="0.410613464914362" calcext:value-type="percentage">
            <text:p>41.1%</text:p>
          </table:table-cell>
          <table:table-cell table:style-name="ce2" table:number-columns-repeated="20"/>
          <table:table-cell table:number-columns-repeated="993"/>
        </table:table-row>
        <table:table-row table:style-name="ro1" table:number-rows-repeated="173">
          <table:table-cell table:style-name="ce2" table:number-columns-repeated="31"/>
          <table:table-cell table:number-columns-repeated="993"/>
        </table:table-row>
        <table:table-row table:style-name="ro3" table:number-rows-repeated="780">
          <table:table-cell table:style-name="ce2" table:number-columns-repeated="31"/>
          <table:table-cell table:number-columns-repeated="993"/>
        </table:table-row>
        <table:table-row table:style-name="ro4" table:number-rows-repeated="104751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5p5scal" table:style-name="ta5">
        <table:table-column table:style-name="co8" table:default-cell-style-name="Default"/>
        <table:table-column table:style-name="co2" table:number-columns-repeated="30" table:default-cell-style-name="Default"/>
        <table:table-column table:style-name="co3" table:number-columns-repeated="993" table:default-cell-style-name="Default"/>
        <table:table-row table:style-name="ro1">
          <table:table-cell table:style-name="ce27" office:value-type="string" calcext:value-type="string">
            <text:p>10.6 GeV KAON-LT physics setting 5</text:p>
          </table:table-cell>
          <table:table-cell table:style-name="ce2" table:number-columns-repeated="3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1">
          <table:table-cell table:style-name="ce2" table:number-columns-repeated="4"/>
          <table:table-cell table:style-name="ce14" table:number-columns-repeated="3"/>
          <table:table-cell table:style-name="ce19"/>
          <table:table-cell table:style-name="ce2" table:number-columns-repeated="2"/>
          <table:table-cell table:style-name="ce19"/>
          <table:table-cell table:style-name="ce2" table:number-columns-repeated="20"/>
          <table:table-cell table:number-columns-repeated="993"/>
        </table:table-row>
        <table:table-row table:style-name="ro8">
          <table:table-cell table:style-name="ce3" office:value-type="string" calcext:value-type="string">
            <text:p>SHMS angle</text:p>
          </table:table-cell>
          <table:table-cell table:style-name="ce3" office:value-type="string" calcext:value-type="string">
            <text:p>Run Number</text:p>
          </table:table-cell>
          <table:table-cell table:style-name="ce3" office:value-type="string" calcext:value-type="string">
            <text:p>BCM4B Charge (mC)</text:p>
          </table:table-cell>
          <table:table-cell table:style-name="ce3" office:value-type="string" calcext:value-type="string">
            <text:p>t_run (sec)</text:p>
          </table:table-cell>
          <table:table-cell table:style-name="ce15" office:value-type="string" calcext:value-type="string">
            <text:p>t_I&gt;5uA (sec)</text:p>
          </table:table-cell>
          <table:table-cell table:style-name="ce15" office:value-type="string" calcext:value-type="string">
            <text:p>t_setting (sec)</text:p>
          </table:table-cell>
          <table:table-cell table:style-name="ce15" office:value-type="string" calcext:value-type="string">
            <text:p>t_PAC (hr @ 100% eff)</text:p>
          </table:table-cell>
          <table:table-cell table:style-name="ce20" office:value-type="string" calcext:value-type="string">
            <text:p>t_setting / t_PAC</text:p>
          </table:table-cell>
          <table:table-cell table:style-name="ce3" office:value-type="string" calcext:value-type="string">
            <text:p>Q_PAC @ 70uA (mC)</text:p>
          </table:table-cell>
          <table:table-cell table:style-name="ce3" office:value-type="string" calcext:value-type="string">
            <text:p>Q_actual /Q_PAC</text:p>
          </table:table-cell>
          <table:table-cell table:style-name="ce20" office:value-type="string" calcext:value-type="string">
            <text:p>Effective Efficiency (J/H)</text:p>
          </table:table-cell>
          <table:table-cell table:style-name="ce6"/>
          <table:table-cell table:style-name="ce2" table:number-columns-repeated="19"/>
          <table:table-cell table:number-columns-repeated="993"/>
        </table:table-row>
        <table:table-row table:style-name="ro1" table:number-rows-repeated="217">
          <table:table-cell table:number-columns-repeated="1024"/>
        </table:table-row>
        <table:table-row table:style-name="ro3" table:number-rows-repeated="780">
          <table:table-cell table:number-columns-repeated="102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py of Sheet1" table:style-name="ta6">
        <table:table-column table:style-name="co9" table:number-columns-repeated="29" table:default-cell-style-name="Default"/>
        <table:table-column table:style-name="co3" table:number-columns-repeated="995" table:default-cell-style-name="Default"/>
        <table:table-row table:style-name="ro7">
          <table:table-cell table:style-name="ce2" table:number-columns-repeated="29"/>
          <table:table-cell table:number-columns-repeated="995"/>
        </table:table-row>
        <table:table-row table:style-name="ro7">
          <table:table-cell table:style-name="ce2"/>
          <table:table-cell table:style-name="ce43" office:value-type="string" calcext:value-type="string">
            <text:p>Run Number</text:p>
          </table:table-cell>
          <table:table-cell table:style-name="ce43" office:value-type="string" calcext:value-type="string">
            <text:p>Start time</text:p>
          </table:table-cell>
          <table:table-cell table:style-name="ce43" office:value-type="string" calcext:value-type="string">
            <text:p>(hr)</text:p>
          </table:table-cell>
          <table:table-cell table:style-name="ce43" office:value-type="string" calcext:value-type="string">
            <text:p>(min)</text:p>
          </table:table-cell>
          <table:table-cell table:style-name="ce43" office:value-type="string" calcext:value-type="string">
            <text:p>(sec)</text:p>
          </table:table-cell>
          <table:table-cell table:style-name="ce43" office:value-type="string" calcext:value-type="string">
            <text:p>End time</text:p>
          </table:table-cell>
          <table:table-cell table:style-name="ce43" office:value-type="string" calcext:value-type="string">
            <text:p>(hr)</text:p>
          </table:table-cell>
          <table:table-cell table:style-name="ce43" office:value-type="string" calcext:value-type="string">
            <text:p>(min)</text:p>
          </table:table-cell>
          <table:table-cell table:style-name="ce43" office:value-type="string" calcext:value-type="string">
            <text:p>(sec)</text:p>
          </table:table-cell>
          <table:table-cell table:style-name="ce43" office:value-type="string" calcext:value-type="string">
            <text:p>Start time (sec)</text:p>
          </table:table-cell>
          <table:table-cell table:style-name="ce43" office:value-type="string" calcext:value-type="string">
            <text:p>End time (sec)</text:p>
          </table:table-cell>
          <table:table-cell table:style-name="ce43" office:value-type="string" calcext:value-type="string">
            <text:p>Actual Time</text:p>
          </table:table-cell>
          <table:table-cell table:style-name="ce2" table:number-columns-repeated="16"/>
          <table:table-cell table:number-columns-repeated="995"/>
        </table:table-row>
        <table:table-row table:style-name="ro7">
          <table:table-cell table:style-name="ce62" office:value-type="float" office:value="15.18" calcext:value-type="float">
            <text:p>15.18</text:p>
          </table:table-cell>
          <table:table-cell table:style-name="ce63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3"/>
            <table:table-cell table:style-name="ce77" office:value-type="float" office:value="4865" calcext:value-type="float">
              <text:p>4865</text:p>
            </table:table-cell>
            <table:table-cell table:style-name="ce63"/>
            <table:table-cell table:style-name="ce85" office:value-type="float" office:value="11" calcext:value-type="float">
              <text:p>11</text:p>
            </table:table-cell>
            <table:table-cell table:style-name="ce85" office:value-type="float" office:value="35" calcext:value-type="float">
              <text:p>35</text:p>
            </table:table-cell>
            <table:table-cell table:style-name="ce85" office:value-type="float" office:value="21" calcext:value-type="float">
              <text:p>21</text:p>
            </table:table-cell>
            <table:table-cell table:style-name="ce63"/>
            <table:table-cell table:style-name="ce85" office:value-type="float" office:value="12" calcext:value-type="float">
              <text:p>12</text:p>
            </table:table-cell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38" calcext:value-type="float">
              <text:p>38</text:p>
            </table:table-cell>
            <table:table-cell table:style-name="ce85" table:formula="of:=(([.D4]*60*60)+([.E4]*60)+[.F4])" office:value-type="float" office:value="41721" calcext:value-type="float">
              <text:p>41721</text:p>
            </table:table-cell>
            <table:table-cell table:style-name="ce85" table:formula="of:=(([.H4]*60*60)+([.I4]*60)+[.J4])" office:value-type="float" office:value="44858" calcext:value-type="float">
              <text:p>44858</text:p>
            </table:table-cell>
            <table:table-cell table:style-name="ce85" table:formula="of:=([.L4]-[.K4])" office:value-type="float" office:value="3137" calcext:value-type="float">
              <text:p>313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77" office:value-type="float" office:value="4866" calcext:value-type="float">
              <text:p>4866</text:p>
            </table:table-cell>
            <table:table-cell table:style-name="ce63"/>
            <table:table-cell table:style-name="ce85" office:value-type="float" office:value="12" calcext:value-type="float">
              <text:p>12</text:p>
            </table:table-cell>
            <table:table-cell table:style-name="ce85" office:value-type="float" office:value="28" calcext:value-type="float">
              <text:p>28</text:p>
            </table:table-cell>
            <table:table-cell table:style-name="ce85" office:value-type="float" office:value="41" calcext:value-type="float">
              <text:p>41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25" calcext:value-type="float">
              <text:p>25</text:p>
            </table:table-cell>
            <table:table-cell table:style-name="ce85" office:value-type="float" office:value="50" calcext:value-type="float">
              <text:p>50</text:p>
            </table:table-cell>
            <table:table-cell table:style-name="ce85" table:formula="of:=(([.D5]*60*60)+([.E5]*60)+[.F5])" office:value-type="float" office:value="44921" calcext:value-type="float">
              <text:p>44921</text:p>
            </table:table-cell>
            <table:table-cell table:style-name="ce85" table:formula="of:=(([.H5]*60*60)+([.I5]*60)+[.J5])" office:value-type="float" office:value="48350" calcext:value-type="float">
              <text:p>48350</text:p>
            </table:table-cell>
            <table:table-cell table:style-name="ce85" table:formula="of:=([.L5]-[.K5])" office:value-type="float" office:value="3429" calcext:value-type="float">
              <text:p>3429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77" office:value-type="float" office:value="4867" calcext:value-type="float">
              <text:p>4867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number-columns-repeated="2" table:style-name="ce85" office:value-type="float" office:value="26" calcext:value-type="float">
              <text:p>26</text:p>
            </table:table-cell>
            <table:table-cell table:style-name="ce63"/>
            <table:table-cell table:style-name="ce85" office:value-type="float" office:value="14" calcext:value-type="float">
              <text:p>14</text:p>
            </table:table-cell>
            <table:table-cell table:style-name="ce85" office:value-type="float" office:value="26" calcext:value-type="float">
              <text:p>26</text:p>
            </table:table-cell>
            <table:table-cell table:style-name="ce85" office:value-type="float" office:value="43" calcext:value-type="float">
              <text:p>43</text:p>
            </table:table-cell>
            <table:table-cell table:style-name="ce85" table:formula="of:=(([.D6]*60*60)+([.E6]*60)+[.F6])" office:value-type="float" office:value="48386" calcext:value-type="float">
              <text:p>48386</text:p>
            </table:table-cell>
            <table:table-cell table:style-name="ce85" table:formula="of:=(([.H6]*60*60)+([.I6]*60)+[.J6])" office:value-type="float" office:value="52003" calcext:value-type="float">
              <text:p>52003</text:p>
            </table:table-cell>
            <table:table-cell table:style-name="ce85" table:formula="of:=([.L6]-[.K6])" office:value-type="float" office:value="3617" calcext:value-type="float">
              <text:p>361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77" office:value-type="float" office:value="4868" calcext:value-type="float">
              <text:p>4868</text:p>
            </table:table-cell>
            <table:table-cell table:style-name="ce63"/>
            <table:table-cell table:style-name="ce85" office:value-type="float" office:value="14" calcext:value-type="float">
              <text:p>14</text:p>
            </table:table-cell>
            <table:table-cell table:style-name="ce85" office:value-type="float" office:value="29" calcext:value-type="float">
              <text:p>29</text:p>
            </table:table-cell>
            <table:table-cell table:style-name="ce85" office:value-type="float" office:value="14" calcext:value-type="float">
              <text:p>14</text:p>
            </table:table-cell>
            <table:table-cell table:style-name="ce63"/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56" calcext:value-type="float">
              <text:p>56</text:p>
            </table:table-cell>
            <table:table-cell table:style-name="ce85" table:formula="of:=(([.D7]*60*60)+([.E7]*60)+[.F7])" office:value-type="float" office:value="52154" calcext:value-type="float">
              <text:p>52154</text:p>
            </table:table-cell>
            <table:table-cell table:style-name="ce85" table:formula="of:=(([.H7]*60*60)+([.I7]*60)+[.J7])" office:value-type="float" office:value="55676" calcext:value-type="float">
              <text:p>55676</text:p>
            </table:table-cell>
            <table:table-cell table:style-name="ce85" table:formula="of:=([.L7]-[.K7])" office:value-type="float" office:value="3522" calcext:value-type="float">
              <text:p>35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 office:value-type="string" calcext:value-type="string">
              <text:p>*</text:p>
            </table:table-cell>
            <table:table-cell table:style-name="ce77" office:value-type="float" office:value="4870" calcext:value-type="float">
              <text:p>4870</text:p>
            </table:table-cell>
            <table:table-cell table:style-name="ce63"/>
            <table:table-cell table:style-name="ce85" office:value-type="float" office:value="16" calcext:value-type="float">
              <text:p>16</text:p>
            </table:table-cell>
            <table:table-cell table:style-name="ce85" office:value-type="float" office:value="5" calcext:value-type="float">
              <text:p>5</text:p>
            </table:table-cell>
            <table:table-cell table:style-name="ce85" office:value-type="float" office:value="4" calcext:value-type="float">
              <text:p>4</text:p>
            </table:table-cell>
            <table:table-cell table:style-name="ce63"/>
            <table:table-cell table:style-name="ce85" office:value-type="float" office:value="16" calcext:value-type="float">
              <text:p>16</text:p>
            </table:table-cell>
            <table:table-cell table:style-name="ce85" office:value-type="float" office:value="21" calcext:value-type="float">
              <text:p>21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8]*60*60)+([.E8]*60)+[.F8])" office:value-type="float" office:value="57904" calcext:value-type="float">
              <text:p>57904</text:p>
            </table:table-cell>
            <table:table-cell table:style-name="ce85" table:formula="of:=(([.H8]*60*60)+([.I8]*60)+[.J8])" office:value-type="float" office:value="58860" calcext:value-type="float">
              <text:p>58860</text:p>
            </table:table-cell>
            <table:table-cell table:style-name="ce85" table:formula="of:=([.L8]-[.K8])" office:value-type="float" office:value="956" calcext:value-type="float">
              <text:p>95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63" office:value-type="string" calcext:value-type="string">
              <text:p>Setup</text:p>
            </table:table-cell>
            <table:table-cell table:style-name="ce63"/>
            <table:table-cell table:style-name="ce85" office:value-type="float" office:value="10" calcext:value-type="float">
              <text:p>10</text:p>
            </table:table-cell>
            <table:table-cell table:style-name="ce98" office:value-type="float" office:value="22" calcext:value-type="float">
              <text:p>2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 table:number-columns-repeated="4"/>
            <table:table-cell table:style-name="ce85" table:formula="of:=(([.D9]*60*60)+([.E9]*60)+[.F9])" office:value-type="float" office:value="37320" calcext:value-type="float">
              <text:p>37320</text:p>
            </table:table-cell>
            <table:table-cell table:style-name="ce63" table:number-columns-repeated="2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63" office:value-type="string" calcext:value-type="string">
              <text:p>Target change</text:p>
            </table:table-cell>
            <table:table-cell table:style-name="ce63"/>
            <table:table-cell table:style-name="ce85" office:value-type="float" office:value="15" calcext:value-type="float">
              <text:p>15</text:p>
            </table:table-cell>
            <table:table-cell table:style-name="ce98" office:value-type="float" office:value="42" calcext:value-type="float">
              <text:p>4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 table:number-columns-repeated="4"/>
            <table:table-cell table:style-name="ce85" table:formula="of:=(([.D10]*60*60)+([.E10]*60)+[.F10])" office:value-type="float" office:value="56520" calcext:value-type="float">
              <text:p>56520</text:p>
            </table:table-cell>
            <table:table-cell table:style-name="ce85" table:formula="of:=[.K8]" office:value-type="float" office:value="57904" calcext:value-type="float">
              <text:p>57904</text:p>
            </table:table-cell>
            <table:table-cell table:style-name="ce63"/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3"/>
            <table:table-cell table:style-name="ce63" office:value-type="string" calcext:value-type="string">
              <text:p>Magnets</text:p>
            </table:table-cell>
            <table:table-cell table:style-name="ce63"/>
            <table:table-cell table:style-name="ce85" office:value-type="float" office:value="10" calcext:value-type="float">
              <text:p>10</text:p>
            </table:table-cell>
            <table:table-cell table:style-name="ce98" office:value-type="float" office:value="22" calcext:value-type="float">
              <text:p>2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 table:number-columns-repeated="4"/>
            <table:table-cell table:style-name="ce85" table:formula="of:=(([.D11]*60*60)+([.E11]*60)+[.F11])" office:value-type="float" office:value="37320" calcext:value-type="float">
              <text:p>37320</text:p>
            </table:table-cell>
            <table:table-cell table:style-name="ce85" table:formula="of:=[.K4]" office:value-type="float" office:value="41721" calcext:value-type="float">
              <text:p>41721</text:p>
            </table:table-cell>
            <table:table-cell table:style-name="ce85" table:formula="of:=([.L11]-[.K11])" office:value-type="float" office:value="4401" calcext:value-type="float">
              <text:p>4401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2" office:value-type="float" office:value="15.18" calcext:value-type="float">
              <text:p>15.18</text:p>
            </table:table-cell>
            <table:table-cell table:style-name="ce78" office:value-type="string" calcext:value-type="string">
              <text:p>4865-4870</text:p>
            </table:table-cell>
            <table:table-cell table:style-name="ce91" office:value-type="string" calcext:value-type="string">
              <text:p>Total Time of runs</text:p>
            </table:table-cell>
            <table:table-cell table:style-name="ce62" table:formula="of:=([.L8]-[.K4])" office:value-type="float" office:value="17139" calcext:value-type="float">
              <text:p>17139</text:p>
            </table:table-cell>
            <table:table-cell table:style-name="ce91" office:value-type="string" calcext:value-type="string">
              <text:p>Total elasped time</text:p>
            </table:table-cell>
            <table:table-cell table:style-name="ce62" table:formula="of:=([.L8]-[.K9])+[.M11]" office:value-type="float" office:value="25941" calcext:value-type="float">
              <text:p>25941</text:p>
            </table:table-cell>
            <table:table-cell table:style-name="ce91" office:value-type="string" calcext:value-type="string">
              <text:p>Total dummy</text:p>
            </table:table-cell>
            <table:table-cell table:style-name="ce62" table:formula="of:=([.L10]-[.K10])+[.M8]" office:value-type="float" office:value="2340" calcext:value-type="float">
              <text:p>2340</text:p>
            </table:table-cell>
            <table:table-cell table:style-name="ce91" office:value-type="string" calcext:value-type="string">
              <text:p>Total elasped minus dummy</text:p>
            </table:table-cell>
            <table:table-cell table:style-name="ce62" table:formula="of:=([.F12]-[.H12])" office:value-type="float" office:value="23601" calcext:value-type="float">
              <text:p>23601</text:p>
            </table:table-cell>
            <table:table-cell table:style-name="ce63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7">
          <table:table-cell table:style-name="ce64" office:value-type="float" office:value="18.18" calcext:value-type="float">
            <text:p>18.18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7" table:visibility="collapse">
            <table:table-cell table:style-name="ce65"/>
            <table:table-cell table:style-name="ce79" office:value-type="float" office:value="4871" calcext:value-type="float">
              <text:p>4871</text:p>
            </table:table-cell>
            <table:table-cell table:style-name="ce65"/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36" calcext:value-type="float">
              <text:p>36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/>
            <table:table-cell table:style-name="ce86" office:value-type="float" office:value="17" calcext:value-type="float">
              <text:p>17</text:p>
            </table:table-cell>
            <table:table-cell table:number-columns-repeated="2" table:style-name="ce86" office:value-type="float" office:value="20" calcext:value-type="float">
              <text:p>20</text:p>
            </table:table-cell>
            <table:table-cell table:style-name="ce86" table:formula="of:=(([.D14]*60*60)+([.E14]*60)+[.F14])" office:value-type="float" office:value="59760" calcext:value-type="float">
              <text:p>59760</text:p>
            </table:table-cell>
            <table:table-cell table:style-name="ce86" table:formula="of:=(([.H14]*60*60)+([.I14]*60)+[.J14])" office:value-type="float" office:value="62420" calcext:value-type="float">
              <text:p>62420</text:p>
            </table:table-cell>
            <table:table-cell table:style-name="ce86" table:formula="of:=([.L14]-[.K14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79" office:value-type="float" office:value="4873" calcext:value-type="float">
              <text:p>4873</text:p>
            </table:table-cell>
            <table:table-cell table:style-name="ce65"/>
            <table:table-cell table:style-name="ce86" office:value-type="float" office:value="18" calcext:value-type="float">
              <text:p>18</text:p>
            </table:table-cell>
            <table:table-cell table:style-name="ce86" office:value-type="float" office:value="12" calcext:value-type="float">
              <text:p>12</text:p>
            </table:table-cell>
            <table:table-cell table:style-name="ce86" office:value-type="float" office:value="14" calcext:value-type="float">
              <text:p>14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4" calcext:value-type="float">
              <text:p>4</text:p>
            </table:table-cell>
            <table:table-cell table:style-name="ce86" office:value-type="float" office:value="39" calcext:value-type="float">
              <text:p>39</text:p>
            </table:table-cell>
            <table:table-cell table:style-name="ce86" table:formula="of:=(([.D15]*60*60)+([.E15]*60)+[.F15])" office:value-type="float" office:value="65534" calcext:value-type="float">
              <text:p>65534</text:p>
            </table:table-cell>
            <table:table-cell table:style-name="ce86" table:formula="of:=(([.H15]*60*60)+([.I15]*60)+[.J15])" office:value-type="float" office:value="68679" calcext:value-type="float">
              <text:p>68679</text:p>
            </table:table-cell>
            <table:table-cell table:style-name="ce86" table:formula="of:=([.L15]-[.K15])" office:value-type="float" office:value="3145" calcext:value-type="float">
              <text:p>3145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 office:value-type="string" calcext:value-type="string">
              <text:p>*</text:p>
            </table:table-cell>
            <table:table-cell table:style-name="ce79" office:value-type="float" office:value="4874" calcext:value-type="float">
              <text:p>4874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5" calcext:value-type="float">
              <text:p>5</text:p>
            </table:table-cell>
            <table:table-cell table:style-name="ce86" office:value-type="float" office:value="18" calcext:value-type="float">
              <text:p>18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30" calcext:value-type="float">
              <text:p>30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16]*60*60)+([.E16]*60)+[.F16])" office:value-type="float" office:value="68718" calcext:value-type="float">
              <text:p>68718</text:p>
            </table:table-cell>
            <table:table-cell table:style-name="ce86" table:formula="of:=(([.H16]*60*60)+([.I16]*60)+[.J16])" office:value-type="float" office:value="70200" calcext:value-type="float">
              <text:p>70200</text:p>
            </table:table-cell>
            <table:table-cell table:style-name="ce86" table:formula="of:=([.L16]-[.K16])" office:value-type="float" office:value="1482" calcext:value-type="float">
              <text:p>148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79" office:value-type="float" office:value="4875" calcext:value-type="float">
              <text:p>4875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31" calcext:value-type="float">
              <text:p>31</text:p>
            </table:table-cell>
            <table:table-cell table:style-name="ce86" office:value-type="float" office:value="29" calcext:value-type="float">
              <text:p>29</text:p>
            </table:table-cell>
            <table:table-cell table:style-name="ce65"/>
            <table:table-cell table:style-name="ce86" office:value-type="float" office:value="20" calcext:value-type="float">
              <text:p>20</text:p>
            </table:table-cell>
            <table:table-cell table:style-name="ce86" office:value-type="float" office:value="33" calcext:value-type="float">
              <text:p>33</text:p>
            </table:table-cell>
            <table:table-cell table:style-name="ce86" office:value-type="float" office:value="31" calcext:value-type="float">
              <text:p>31</text:p>
            </table:table-cell>
            <table:table-cell table:style-name="ce86" table:formula="of:=(([.D17]*60*60)+([.E17]*60)+[.F17])" office:value-type="float" office:value="70289" calcext:value-type="float">
              <text:p>70289</text:p>
            </table:table-cell>
            <table:table-cell table:style-name="ce86" table:formula="of:=(([.H17]*60*60)+([.I17]*60)+[.J17])" office:value-type="float" office:value="74011" calcext:value-type="float">
              <text:p>74011</text:p>
            </table:table-cell>
            <table:table-cell table:style-name="ce86" table:formula="of:=([.L17]-[.K17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79" office:value-type="float" office:value="4876" calcext:value-type="float">
              <text:p>4876</text:p>
            </table:table-cell>
            <table:table-cell table:style-name="ce65"/>
            <table:table-cell table:style-name="ce86" office:value-type="float" office:value="20" calcext:value-type="float">
              <text:p>20</text:p>
            </table:table-cell>
            <table:table-cell table:style-name="ce86" office:value-type="float" office:value="34" calcext:value-type="float">
              <text:p>34</text:p>
            </table:table-cell>
            <table:table-cell table:style-name="ce86" office:value-type="float" office:value="59" calcext:value-type="float">
              <text:p>59</text:p>
            </table:table-cell>
            <table:table-cell table:style-name="ce65"/>
            <table:table-cell table:style-name="ce86" office:value-type="float" office:value="21" calcext:value-type="float">
              <text:p>21</text:p>
            </table:table-cell>
            <table:table-cell table:style-name="ce86" office:value-type="float" office:value="34" calcext:value-type="float">
              <text:p>34</text:p>
            </table:table-cell>
            <table:table-cell table:style-name="ce86" office:value-type="float" office:value="16" calcext:value-type="float">
              <text:p>16</text:p>
            </table:table-cell>
            <table:table-cell table:style-name="ce86" table:formula="of:=(([.D18]*60*60)+([.E18]*60)+[.F18])" office:value-type="float" office:value="74099" calcext:value-type="float">
              <text:p>74099</text:p>
            </table:table-cell>
            <table:table-cell table:style-name="ce86" table:formula="of:=(([.H18]*60*60)+([.I18]*60)+[.J18])" office:value-type="float" office:value="77656" calcext:value-type="float">
              <text:p>77656</text:p>
            </table:table-cell>
            <table:table-cell table:style-name="ce86" table:formula="of:=([.L18]-[.K18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79" office:value-type="float" office:value="4877" calcext:value-type="float">
              <text:p>4877</text:p>
            </table:table-cell>
            <table:table-cell table:style-name="ce65"/>
            <table:table-cell table:style-name="ce86" office:value-type="float" office:value="21" calcext:value-type="float">
              <text:p>21</text:p>
            </table:table-cell>
            <table:table-cell table:style-name="ce86" office:value-type="float" office:value="35" calcext:value-type="float">
              <text:p>35</text:p>
            </table:table-cell>
            <table:table-cell table:style-name="ce86" office:value-type="float" office:value="19" calcext:value-type="float">
              <text:p>19</text:p>
            </table:table-cell>
            <table:table-cell table:style-name="ce65"/>
            <table:table-cell table:style-name="ce86" office:value-type="float" office:value="22" calcext:value-type="float">
              <text:p>22</text:p>
            </table:table-cell>
            <table:table-cell table:style-name="ce86" office:value-type="float" office:value="34" calcext:value-type="float">
              <text:p>34</text:p>
            </table:table-cell>
            <table:table-cell table:style-name="ce86" office:value-type="float" office:value="5" calcext:value-type="float">
              <text:p>5</text:p>
            </table:table-cell>
            <table:table-cell table:style-name="ce86" table:formula="of:=(([.D19]*60*60)+([.E19]*60)+[.F19])" office:value-type="float" office:value="77719" calcext:value-type="float">
              <text:p>77719</text:p>
            </table:table-cell>
            <table:table-cell table:style-name="ce86" table:formula="of:=(([.H19]*60*60)+([.I19]*60)+[.J19])" office:value-type="float" office:value="81245" calcext:value-type="float">
              <text:p>81245</text:p>
            </table:table-cell>
            <table:table-cell table:style-name="ce86" table:formula="of:=([.L19]-[.K19])" office:value-type="float" office:value="3526" calcext:value-type="float">
              <text:p>3526</text:p>
            </table:table-cell>
            <table:table-cell table:style-name="ce2" table:number-columns-repeated="16"/>
            <table:table-cell table:number-columns-repeated="995"/>
          </table:table-row>
          <table:table-row table:style-name="ro7" table:visibility="collapse">
            <table:table-cell table:style-name="ce65"/>
            <table:table-cell table:style-name="ce79" office:value-type="float" office:value="4878" calcext:value-type="float">
              <text:p>4878</text:p>
            </table:table-cell>
            <table:table-cell table:style-name="ce65"/>
            <table:table-cell table:style-name="ce86" office:value-type="float" office:value="22" calcext:value-type="float">
              <text:p>22</text:p>
            </table:table-cell>
            <table:table-cell table:style-name="ce86" office:value-type="float" office:value="34" calcext:value-type="float">
              <text:p>34</text:p>
            </table:table-cell>
            <table:table-cell table:style-name="ce86" office:value-type="float" office:value="53" calcext:value-type="float">
              <text:p>53</text:p>
            </table:table-cell>
            <table:table-cell table:style-name="ce65"/>
            <table:table-cell table:style-name="ce86" office:value-type="float" office:value="22" calcext:value-type="float">
              <text:p>22</text:p>
            </table:table-cell>
            <table:table-cell table:style-name="ce86" office:value-type="float" office:value="37" calcext:value-type="float">
              <text:p>37</text:p>
            </table:table-cell>
            <table:table-cell table:style-name="ce86" office:value-type="float" office:value="18" calcext:value-type="float">
              <text:p>18</text:p>
            </table:table-cell>
            <table:table-cell table:style-name="ce86" table:formula="of:=(([.D20]*60*60)+([.E20]*60)+[.F20])" office:value-type="float" office:value="81293" calcext:value-type="float">
              <text:p>81293</text:p>
            </table:table-cell>
            <table:table-cell table:style-name="ce86" table:formula="of:=(([.H20]*60*60)+([.I20]*60)+[.J20])" office:value-type="float" office:value="81438" calcext:value-type="float">
              <text:p>81438</text:p>
            </table:table-cell>
            <table:table-cell table:style-name="ce86" table:formula="of:=([.L20]-[.K20])" office:value-type="float" office:value="145" calcext:value-type="float">
              <text:p>1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79" office:value-type="float" office:value="4879" calcext:value-type="float">
              <text:p>4879</text:p>
            </table:table-cell>
            <table:table-cell table:style-name="ce65"/>
            <table:table-cell table:style-name="ce86" office:value-type="float" office:value="23" calcext:value-type="float">
              <text:p>23</text:p>
            </table:table-cell>
            <table:table-cell table:style-name="ce86" office:value-type="float" office:value="38" calcext:value-type="float">
              <text:p>38</text:p>
            </table:table-cell>
            <table:table-cell table:style-name="ce86" office:value-type="float" office:value="47" calcext:value-type="float">
              <text:p>47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42" calcext:value-type="float">
              <text:p>42</text:p>
            </table:table-cell>
            <table:table-cell table:style-name="ce86" office:value-type="float" office:value="34" calcext:value-type="float">
              <text:p>34</text:p>
            </table:table-cell>
            <table:table-cell table:style-name="ce86" table:formula="of:=(([.D21]*60*60)+([.E21]*60)+[.F21])" office:value-type="float" office:value="85127" calcext:value-type="float">
              <text:p>85127</text:p>
            </table:table-cell>
            <table:table-cell table:style-name="ce86" table:formula="of:=(([.H21]*60*60)+([.I21]*60)+[.J21])" office:value-type="float" office:value="88954" calcext:value-type="float">
              <text:p>88954</text:p>
            </table:table-cell>
            <table:table-cell table:style-name="ce86" table:formula="of:=([.L21]-[.K21])" office:value-type="float" office:value="3827" calcext:value-type="float">
              <text:p>38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79" office:value-type="float" office:value="4880" calcext:value-type="float">
              <text:p>4880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54" calcext:value-type="float">
              <text:p>54</text:p>
            </table:table-cell>
            <table:table-cell table:style-name="ce86" office:value-type="float" office:value="44" calcext:value-type="float">
              <text:p>44</text:p>
            </table:table-cell>
            <table:table-cell table:style-name="ce65"/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13" calcext:value-type="float">
              <text:p>13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22]*60*60)+([.E22]*60)+[.F22])" office:value-type="float" office:value="89684" calcext:value-type="float">
              <text:p>89684</text:p>
            </table:table-cell>
            <table:table-cell table:style-name="ce86" table:formula="of:=(([.H22]*60*60)+([.I22]*60)+[.J22])" office:value-type="float" office:value="90780" calcext:value-type="float">
              <text:p>90780</text:p>
            </table:table-cell>
            <table:table-cell table:style-name="ce86" table:formula="of:=([.L22]-[.K22])" office:value-type="float" office:value="1096" calcext:value-type="float">
              <text:p>10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79" office:value-type="string" calcext:value-type="string">
              <text:p>Setup</text:p>
            </table:table-cell>
            <table:table-cell table:style-name="ce65"/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 table:number-columns-repeated="4"/>
            <table:table-cell table:style-name="ce86" table:formula="of:=(([.D23]*60*60)+([.E23]*60)+[.F23])" office:value-type="float" office:value="59160" calcext:value-type="float">
              <text:p>5916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79" office:value-type="string" calcext:value-type="string">
              <text:p>Target change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53" calcext:value-type="float">
              <text:p>53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 table:number-columns-repeated="4"/>
            <table:table-cell table:style-name="ce86" table:formula="of:=(([.D24]*60*60)+([.E24]*60)+[.F24])" office:value-type="float" office:value="89580" calcext:value-type="float">
              <text:p>89580</text:p>
            </table:table-cell>
            <table:table-cell table:style-name="ce86" table:formula="of:=[.K22]" office:value-type="float" office:value="89684" calcext:value-type="float">
              <text:p>89684</text:p>
            </table:table-cell>
            <table:table-cell table:style-name="ce65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4" office:value-type="float" office:value="18.18" calcext:value-type="float">
              <text:p>18.18</text:p>
            </table:table-cell>
            <table:table-cell table:style-name="ce73" office:value-type="string" calcext:value-type="string">
              <text:p>4871-4880</text:p>
            </table:table-cell>
            <table:table-cell table:style-name="ce92" office:value-type="string" calcext:value-type="string">
              <text:p>Total Time of runs</text:p>
            </table:table-cell>
            <table:table-cell table:style-name="ce64" table:formula="of:=([.L22]-[.K14])" office:value-type="float" office:value="31020" calcext:value-type="float">
              <text:p>31020</text:p>
            </table:table-cell>
            <table:table-cell table:style-name="ce99" office:value-type="string" calcext:value-type="string">
              <text:p>Total elasped time</text:p>
            </table:table-cell>
            <table:table-cell table:style-name="ce64" table:formula="of:=([.L22]-[.K23])" office:value-type="float" office:value="31620" calcext:value-type="float">
              <text:p>31620</text:p>
            </table:table-cell>
            <table:table-cell table:style-name="ce92" office:value-type="string" calcext:value-type="string">
              <text:p>Total dummy</text:p>
            </table:table-cell>
            <table:table-cell table:style-name="ce64" table:formula="of:=([.L24]-[.K24])+[.M22]" office:value-type="float" office:value="1200" calcext:value-type="float">
              <text:p>1200</text:p>
            </table:table-cell>
            <table:table-cell table:style-name="ce92" office:value-type="string" calcext:value-type="string">
              <text:p>Total elasped minus dummy</text:p>
            </table:table-cell>
            <table:table-cell table:style-name="ce64" table:formula="of:=([.F25]-[.H25])" office:value-type="float" office:value="30420" calcext:value-type="float">
              <text:p>30420</text:p>
            </table:table-cell>
            <table:table-cell table:style-name="ce65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6" office:value-type="float" office:value="21.18" calcext:value-type="float">
            <text:p>21.18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/>
            <table:table-cell table:style-name="ce80" office:value-type="float" office:value="4881" calcext:value-type="float">
              <text:p>4881</text:p>
            </table:table-cell>
            <table:table-cell table:style-name="ce67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55" calcext:value-type="float">
              <text:p>55</text:p>
            </table:table-cell>
            <table:table-cell table:style-name="ce67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38" calcext:value-type="float">
              <text:p>38</text:p>
            </table:table-cell>
            <table:table-cell table:style-name="ce88" office:value-type="float" office:value="16" calcext:value-type="float">
              <text:p>16</text:p>
            </table:table-cell>
            <table:table-cell table:style-name="ce88" table:formula="of:=(([.D27]*60*60)+([.E27]*60)+[.F27])" office:value-type="float" office:value="4855" calcext:value-type="float">
              <text:p>4855</text:p>
            </table:table-cell>
            <table:table-cell table:style-name="ce88" table:formula="of:=(([.H27]*60*60)+([.I27]*60)+[.J27])" office:value-type="float" office:value="5896" calcext:value-type="float">
              <text:p>5896</text:p>
            </table:table-cell>
            <table:table-cell table:style-name="ce88" table:formula="of:=([.L27]-[.K27])" office:value-type="float" office:value="1041" calcext:value-type="float">
              <text:p>10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0" office:value-type="float" office:value="4882" calcext:value-type="float">
              <text:p>4882</text:p>
            </table:table-cell>
            <table:table-cell table:style-name="ce67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49" calcext:value-type="float">
              <text:p>49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67"/>
            <table:table-cell table:style-name="ce88" office:value-type="float" office:value="2" calcext:value-type="float">
              <text:p>2</text:p>
            </table:table-cell>
            <table:table-cell table:style-name="ce88" office:value-type="float" office:value="33" calcext:value-type="float">
              <text:p>33</text:p>
            </table:table-cell>
            <table:table-cell table:style-name="ce88" office:value-type="float" office:value="17" calcext:value-type="float">
              <text:p>17</text:p>
            </table:table-cell>
            <table:table-cell table:style-name="ce88" table:formula="of:=(([.D28]*60*60)+([.E28]*60)+[.F28])" office:value-type="float" office:value="6554" calcext:value-type="float">
              <text:p>6554</text:p>
            </table:table-cell>
            <table:table-cell table:style-name="ce88" table:formula="of:=(([.H28]*60*60)+([.I28]*60)+[.J28])" office:value-type="float" office:value="9197" calcext:value-type="float">
              <text:p>9197</text:p>
            </table:table-cell>
            <table:table-cell table:style-name="ce88" table:formula="of:=([.L28]-[.K28])" office:value-type="float" office:value="2643" calcext:value-type="float">
              <text:p>26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0" office:value-type="float" office:value="4884" calcext:value-type="float">
              <text:p>4884</text:p>
            </table:table-cell>
            <table:table-cell table:style-name="ce67"/>
            <table:table-cell table:style-name="ce88" office:value-type="float" office:value="2" calcext:value-type="float">
              <text:p>2</text:p>
            </table:table-cell>
            <table:table-cell table:style-name="ce88" office:value-type="float" office:value="39" calcext:value-type="float">
              <text:p>39</text:p>
            </table:table-cell>
            <table:table-cell table:style-name="ce88" office:value-type="float" office:value="51" calcext:value-type="float">
              <text:p>51</text:p>
            </table:table-cell>
            <table:table-cell table:style-name="ce67"/>
            <table:table-cell table:style-name="ce88" office:value-type="float" office:value="3" calcext:value-type="float">
              <text:p>3</text:p>
            </table:table-cell>
            <table:table-cell table:number-columns-repeated="2" table:style-name="ce88" office:value-type="float" office:value="0" calcext:value-type="float">
              <text:p>0</text:p>
            </table:table-cell>
            <table:table-cell table:style-name="ce88" table:formula="of:=(([.D29]*60*60)+([.E29]*60)+[.F29])" office:value-type="float" office:value="9591" calcext:value-type="float">
              <text:p>9591</text:p>
            </table:table-cell>
            <table:table-cell table:style-name="ce88" table:formula="of:=(([.H29]*60*60)+([.I29]*60)+[.J29])" office:value-type="float" office:value="10800" calcext:value-type="float">
              <text:p>10800</text:p>
            </table:table-cell>
            <table:table-cell table:style-name="ce88" table:formula="of:=([.L29]-[.K29])" office:value-type="float" office:value="1209" calcext:value-type="float">
              <text:p>12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0" office:value-type="float" office:value="4885" calcext:value-type="float">
              <text:p>4885</text:p>
            </table:table-cell>
            <table:table-cell table:style-name="ce67"/>
            <table:table-cell table:style-name="ce88" office:value-type="float" office:value="3" calcext:value-type="float">
              <text:p>3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office:value-type="float" office:value="31" calcext:value-type="float">
              <text:p>31</text:p>
            </table:table-cell>
            <table:table-cell table:style-name="ce67"/>
            <table:table-cell table:style-name="ce88" office:value-type="float" office:value="3" calcext:value-type="float">
              <text:p>3</text:p>
            </table:table-cell>
            <table:table-cell table:style-name="ce88" office:value-type="float" office:value="43" calcext:value-type="float">
              <text:p>43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30]*60*60)+([.E30]*60)+[.F30])" office:value-type="float" office:value="11071" calcext:value-type="float">
              <text:p>11071</text:p>
            </table:table-cell>
            <table:table-cell table:style-name="ce88" table:formula="of:=(([.H30]*60*60)+([.I30]*60)+[.J30])" office:value-type="float" office:value="13380" calcext:value-type="float">
              <text:p>13380</text:p>
            </table:table-cell>
            <table:table-cell table:style-name="ce88" table:formula="of:=([.L30]-[.K30])" office:value-type="float" office:value="2309" calcext:value-type="float">
              <text:p>23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0" office:value-type="float" office:value="4887" calcext:value-type="float">
              <text:p>4887</text:p>
            </table:table-cell>
            <table:table-cell table:style-name="ce67"/>
            <table:table-cell table:style-name="ce88" office:value-type="float" office:value="4" calcext:value-type="float">
              <text:p>4</text:p>
            </table:table-cell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40" calcext:value-type="float">
              <text:p>40</text:p>
            </table:table-cell>
            <table:table-cell table:style-name="ce67"/>
            <table:table-cell table:style-name="ce88" office:value-type="float" office:value="5" calcext:value-type="float">
              <text:p>5</text:p>
            </table:table-cell>
            <table:table-cell table:style-name="ce88" office:value-type="float" office:value="9" calcext:value-type="float">
              <text:p>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31]*60*60)+([.E31]*60)+[.F31])" office:value-type="float" office:value="15880" calcext:value-type="float">
              <text:p>15880</text:p>
            </table:table-cell>
            <table:table-cell table:style-name="ce88" table:formula="of:=(([.H31]*60*60)+([.I31]*60)+[.J31])" office:value-type="float" office:value="18540" calcext:value-type="float">
              <text:p>18540</text:p>
            </table:table-cell>
            <table:table-cell table:style-name="ce88" table:formula="of:=([.L31]-[.K31])" office:value-type="float" office:value="2660" calcext:value-type="float">
              <text:p>26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0" office:value-type="float" office:value="4888" calcext:value-type="float">
              <text:p>4888</text:p>
            </table:table-cell>
            <table:table-cell table:style-name="ce67"/>
            <table:table-cell table:style-name="ce88" office:value-type="float" office:value="5" calcext:value-type="float">
              <text:p>5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41" calcext:value-type="float">
              <text:p>41</text:p>
            </table:table-cell>
            <table:table-cell table:style-name="ce67"/>
            <table:table-cell table:style-name="ce88" office:value-type="float" office:value="5" calcext:value-type="float">
              <text:p>5</text:p>
            </table:table-cell>
            <table:table-cell table:style-name="ce88" office:value-type="float" office:value="48" calcext:value-type="float">
              <text:p>48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32]*60*60)+([.E32]*60)+[.F32])" office:value-type="float" office:value="18641" calcext:value-type="float">
              <text:p>18641</text:p>
            </table:table-cell>
            <table:table-cell table:style-name="ce88" table:formula="of:=(([.H32]*60*60)+([.I32]*60)+[.J32])" office:value-type="float" office:value="20880" calcext:value-type="float">
              <text:p>20880</text:p>
            </table:table-cell>
            <table:table-cell table:style-name="ce88" table:formula="of:=([.L32]-[.K32])" office:value-type="float" office:value="2239" calcext:value-type="float">
              <text:p>22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0" office:value-type="float" office:value="4889" calcext:value-type="float">
              <text:p>4889</text:p>
            </table:table-cell>
            <table:table-cell table:style-name="ce67"/>
            <table:table-cell table:style-name="ce88" office:value-type="float" office:value="5" calcext:value-type="float">
              <text:p>5</text:p>
            </table:table-cell>
            <table:table-cell table:style-name="ce88" office:value-type="float" office:value="53" calcext:value-type="float">
              <text:p>53</text:p>
            </table:table-cell>
            <table:table-cell table:style-name="ce88" office:value-type="float" office:value="40" calcext:value-type="float">
              <text:p>40</text:p>
            </table:table-cell>
            <table:table-cell table:style-name="ce67"/>
            <table:table-cell table:style-name="ce88" office:value-type="float" office:value="6" calcext:value-type="float">
              <text:p>6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33]*60*60)+([.E33]*60)+[.F33])" office:value-type="float" office:value="21220" calcext:value-type="float">
              <text:p>21220</text:p>
            </table:table-cell>
            <table:table-cell table:style-name="ce88" table:formula="of:=(([.H33]*60*60)+([.I33]*60)+[.J33])" office:value-type="float" office:value="23100" calcext:value-type="float">
              <text:p>23100</text:p>
            </table:table-cell>
            <table:table-cell table:style-name="ce88" table:formula="of:=([.L33]-[.K33])" office:value-type="float" office:value="1880" calcext:value-type="float">
              <text:p>18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0" office:value-type="float" office:value="4890" calcext:value-type="float">
              <text:p>4890</text:p>
            </table:table-cell>
            <table:table-cell table:style-name="ce67"/>
            <table:table-cell table:style-name="ce88" office:value-type="float" office:value="6" calcext:value-type="float">
              <text:p>6</text:p>
            </table:table-cell>
            <table:table-cell table:style-name="ce88" office:value-type="float" office:value="27" calcext:value-type="float">
              <text:p>27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67"/>
            <table:table-cell table:style-name="ce88" office:value-type="float" office:value="6" calcext:value-type="float">
              <text:p>6</text:p>
            </table:table-cell>
            <table:table-cell table:style-name="ce88" office:value-type="float" office:value="58" calcext:value-type="float">
              <text:p>58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34]*60*60)+([.E34]*60)+[.F34])" office:value-type="float" office:value="23230" calcext:value-type="float">
              <text:p>23230</text:p>
            </table:table-cell>
            <table:table-cell table:style-name="ce88" table:formula="of:=(([.H34]*60*60)+([.I34]*60)+[.J34])" office:value-type="float" office:value="25080" calcext:value-type="float">
              <text:p>25080</text:p>
            </table:table-cell>
            <table:table-cell table:style-name="ce88" table:formula="of:=([.L34]-[.K34])" office:value-type="float" office:value="1850" calcext:value-type="float">
              <text:p>18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0" office:value-type="string" calcext:value-type="string">
              <text:p>Setup</text:p>
            </table:table-cell>
            <table:table-cell table:style-name="ce67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 table:number-columns-repeated="4"/>
            <table:table-cell table:style-name="ce88" table:formula="of:=(([.D35]*60*60)+([.E35]*60)+[.F35])" office:value-type="float" office:value="4740" calcext:value-type="float">
              <text:p>4740</text:p>
            </table:table-cell>
            <table:table-cell table:style-name="ce67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0" office:value-type="string" calcext:value-type="string">
              <text:p>Target change</text:p>
            </table:table-cell>
            <table:table-cell table:style-name="ce67"/>
            <table:table-cell table:style-name="ce88" office:value-type="float" office:value="1" calcext:value-type="float">
              <text:p>1</text:p>
            </table:table-cell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55" calcext:value-type="float">
              <text:p>55</text:p>
            </table:table-cell>
            <table:table-cell table:style-name="ce67" table:number-columns-repeated="4"/>
            <table:table-cell table:style-name="ce88" table:formula="of:=(([.D36]*60*60)+([.E36]*60)+[.F36])" office:value-type="float" office:value="4855" calcext:value-type="float">
              <text:p>4855</text:p>
            </table:table-cell>
            <table:table-cell table:style-name="ce88" table:formula="of:=[.K27]" office:value-type="float" office:value="4855" calcext:value-type="float">
              <text:p>4855</text:p>
            </table:table-cell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21.18" calcext:value-type="float">
              <text:p>21.18</text:p>
            </table:table-cell>
            <table:table-cell table:style-name="ce81" office:value-type="string" calcext:value-type="string">
              <text:p>4881-4890</text:p>
            </table:table-cell>
            <table:table-cell table:style-name="ce93" office:value-type="string" calcext:value-type="string">
              <text:p>Total Time of runs</text:p>
            </table:table-cell>
            <table:table-cell table:style-name="ce66" table:formula="of:=([.L34]-[.K27])" office:value-type="float" office:value="20225" calcext:value-type="float">
              <text:p>20225</text:p>
            </table:table-cell>
            <table:table-cell table:style-name="ce100" office:value-type="string" calcext:value-type="string">
              <text:p>Total elasped time</text:p>
            </table:table-cell>
            <table:table-cell table:style-name="ce66" table:formula="of:=([.L34]-[.K35])" office:value-type="float" office:value="20340" calcext:value-type="float">
              <text:p>20340</text:p>
            </table:table-cell>
            <table:table-cell table:style-name="ce93" office:value-type="string" calcext:value-type="string">
              <text:p>Total dummy</text:p>
            </table:table-cell>
            <table:table-cell table:style-name="ce66" table:formula="of:=([.L36]-[.K36])+[.M27]" office:value-type="float" office:value="1041" calcext:value-type="float">
              <text:p>1041</text:p>
            </table:table-cell>
            <table:table-cell table:style-name="ce93" office:value-type="string" calcext:value-type="string">
              <text:p>Total elasped minus dummy</text:p>
            </table:table-cell>
            <table:table-cell table:style-name="ce66" table:formula="of:=([.F37]-[.H37])" office:value-type="float" office:value="19299" calcext:value-type="float">
              <text:p>19299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8" table:number-columns-repeated="14"/>
          <table:table-cell table:style-name="ce105" table:number-columns-repeated="15"/>
          <table:table-cell table:number-columns-repeated="995"/>
        </table:table-row>
        <table:table-row table:style-name="ro3">
          <table:table-cell table:style-name="ce69" office:value-type="float" office:value="13.74" calcext:value-type="float">
            <text:p>13.74</text:p>
          </table:table-cell>
          <table:table-cell table:style-name="ce70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0"/>
            <table:table-cell table:style-name="ce82" office:value-type="float" office:value="4892" calcext:value-type="float">
              <text:p>4892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55" calcext:value-type="float">
              <text:p>55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89" table:formula="of:=(([.D40]*60*60)+([.E40]*60)+[.F40])" office:value-type="float" office:value="33894" calcext:value-type="float">
              <text:p>33894</text:p>
            </table:table-cell>
            <table:table-cell table:style-name="ce89" table:formula="of:=(([.H40]*60*60)+([.I40]*60)+[.J40])" office:value-type="float" office:value="35750" calcext:value-type="float">
              <text:p>35750</text:p>
            </table:table-cell>
            <table:table-cell table:style-name="ce89" table:formula="of:=([.L40]-[.K40])" office:value-type="float" office:value="1856" calcext:value-type="float">
              <text:p>18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893" calcext:value-type="float">
              <text:p>4893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89" office:value-type="float" office:value="40" calcext:value-type="float">
              <text:p>40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table:formula="of:=(([.D41]*60*60)+([.E41]*60)+[.F41])" office:value-type="float" office:value="35860" calcext:value-type="float">
              <text:p>35860</text:p>
            </table:table-cell>
            <table:table-cell table:style-name="ce89" table:formula="of:=(([.H41]*60*60)+([.I41]*60)+[.J41])" office:value-type="float" office:value="38714" calcext:value-type="float">
              <text:p>38714</text:p>
            </table:table-cell>
            <table:table-cell table:style-name="ce89" table:formula="of:=([.L41]-[.K41])" office:value-type="float" office:value="2854" calcext:value-type="float">
              <text:p>28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894" calcext:value-type="float">
              <text:p>4894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89" office:value-type="float" office:value="32" calcext:value-type="float">
              <text:p>32</text:p>
            </table:table-cell>
            <table:table-cell table:style-name="ce70"/>
            <table:table-cell table:style-name="ce89" office:value-type="float" office:value="11" calcext:value-type="float">
              <text:p>11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2]*60*60)+([.E42]*60)+[.F42])" office:value-type="float" office:value="39032" calcext:value-type="float">
              <text:p>39032</text:p>
            </table:table-cell>
            <table:table-cell table:style-name="ce89" table:formula="of:=(([.H42]*60*60)+([.I42]*60)+[.J42])" office:value-type="float" office:value="41700" calcext:value-type="float">
              <text:p>41700</text:p>
            </table:table-cell>
            <table:table-cell table:style-name="ce89" table:formula="of:=([.L42]-[.K42])" office:value-type="float" office:value="2668" calcext:value-type="float">
              <text:p>26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895" calcext:value-type="float">
              <text:p>4895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11" calcext:value-type="float">
              <text:p>11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3]*60*60)+([.E43]*60)+[.F43])" office:value-type="float" office:value="44051" calcext:value-type="float">
              <text:p>44051</text:p>
            </table:table-cell>
            <table:table-cell table:style-name="ce89" table:formula="of:=(([.H43]*60*60)+([.I43]*60)+[.J43])" office:value-type="float" office:value="44640" calcext:value-type="float">
              <text:p>44640</text:p>
            </table:table-cell>
            <table:table-cell table:style-name="ce89" table:formula="of:=([.L43]-[.K43])" office:value-type="float" office:value="589" calcext:value-type="float">
              <text:p>5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896" calcext:value-type="float">
              <text:p>4896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38" calcext:value-type="float">
              <text:p>38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39" calcext:value-type="float">
              <text:p>39</text:p>
            </table:table-cell>
            <table:table-cell table:style-name="ce89" table:formula="of:=(([.D44]*60*60)+([.E44]*60)+[.F44])" office:value-type="float" office:value="44738" calcext:value-type="float">
              <text:p>44738</text:p>
            </table:table-cell>
            <table:table-cell table:style-name="ce89" table:formula="of:=(([.H44]*60*60)+([.I44]*60)+[.J44])" office:value-type="float" office:value="47139" calcext:value-type="float">
              <text:p>47139</text:p>
            </table:table-cell>
            <table:table-cell table:style-name="ce89" table:formula="of:=([.L44]-[.K44])" office:value-type="float" office:value="2401" calcext:value-type="float">
              <text:p>240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897" calcext:value-type="float">
              <text:p>4897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89" table:formula="of:=(([.D45]*60*60)+([.E45]*60)+[.F45])" office:value-type="float" office:value="47224" calcext:value-type="float">
              <text:p>47224</text:p>
            </table:table-cell>
            <table:table-cell table:style-name="ce89" table:formula="of:=(([.H45]*60*60)+([.I45]*60)+[.J45])" office:value-type="float" office:value="49497" calcext:value-type="float">
              <text:p>49497</text:p>
            </table:table-cell>
            <table:table-cell table:style-name="ce89" table:formula="of:=([.L45]-[.K45])" office:value-type="float" office:value="2273" calcext:value-type="float">
              <text:p>22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898" calcext:value-type="float">
              <text:p>4898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number-columns-repeated="2" table:style-name="ce89" office:value-type="float" office:value="45" calcext:value-type="float">
              <text:p>45</text:p>
            </table:table-cell>
            <table:table-cell table:style-name="ce70"/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6]*60*60)+([.E46]*60)+[.F46])" office:value-type="float" office:value="49545" calcext:value-type="float">
              <text:p>49545</text:p>
            </table:table-cell>
            <table:table-cell table:style-name="ce89" table:formula="of:=(([.H46]*60*60)+([.I46]*60)+[.J46])" office:value-type="float" office:value="51540" calcext:value-type="float">
              <text:p>51540</text:p>
            </table:table-cell>
            <table:table-cell table:style-name="ce89" table:formula="of:=([.L46]-[.K46])" office:value-type="float" office:value="1995" calcext:value-type="float">
              <text:p>19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899" calcext:value-type="float">
              <text:p>4899</text:p>
            </table:table-cell>
            <table:table-cell table:style-name="ce70"/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39" calcext:value-type="float">
              <text:p>39</text:p>
            </table:table-cell>
            <table:table-cell table:style-name="ce70"/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6" calcext:value-type="float">
              <text:p>6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89" table:formula="of:=(([.D47]*60*60)+([.E47]*60)+[.F47])" office:value-type="float" office:value="51639" calcext:value-type="float">
              <text:p>51639</text:p>
            </table:table-cell>
            <table:table-cell table:style-name="ce89" table:formula="of:=(([.H47]*60*60)+([.I47]*60)+[.J47])" office:value-type="float" office:value="54379" calcext:value-type="float">
              <text:p>54379</text:p>
            </table:table-cell>
            <table:table-cell table:style-name="ce89" table:formula="of:=([.L47]-[.K47])" office:value-type="float" office:value="2740" calcext:value-type="float">
              <text:p>27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900" calcext:value-type="float">
              <text:p>4900</text:p>
            </table:table-cell>
            <table:table-cell table:style-name="ce70"/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/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1" calcext:value-type="float">
              <text:p>1</text:p>
            </table:table-cell>
            <table:table-cell table:style-name="ce89" office:value-type="float" office:value="46" calcext:value-type="float">
              <text:p>46</text:p>
            </table:table-cell>
            <table:table-cell table:style-name="ce89" table:formula="of:=(([.D48]*60*60)+([.E48]*60)+[.F48])" office:value-type="float" office:value="54424" calcext:value-type="float">
              <text:p>54424</text:p>
            </table:table-cell>
            <table:table-cell table:style-name="ce89" table:formula="of:=(([.H48]*60*60)+([.I48]*60)+[.J48])" office:value-type="float" office:value="57706" calcext:value-type="float">
              <text:p>57706</text:p>
            </table:table-cell>
            <table:table-cell table:style-name="ce89" table:formula="of:=([.L48]-[.K48])" office:value-type="float" office:value="3282" calcext:value-type="float">
              <text:p>32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901" calcext:value-type="float">
              <text:p>4901</text:p>
            </table:table-cell>
            <table:table-cell table:style-name="ce70"/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3" calcext:value-type="float">
              <text:p>3</text:p>
            </table:table-cell>
            <table:table-cell table:style-name="ce89" office:value-type="float" office:value="32" calcext:value-type="float">
              <text:p>32</text:p>
            </table:table-cell>
            <table:table-cell table:style-name="ce70"/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29" calcext:value-type="float">
              <text:p>2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49]*60*60)+([.E49]*60)+[.F49])" office:value-type="float" office:value="57812" calcext:value-type="float">
              <text:p>57812</text:p>
            </table:table-cell>
            <table:table-cell table:style-name="ce89" table:formula="of:=(([.H49]*60*60)+([.I49]*60)+[.J49])" office:value-type="float" office:value="59340" calcext:value-type="float">
              <text:p>59340</text:p>
            </table:table-cell>
            <table:table-cell table:style-name="ce89" table:formula="of:=([.L49]-[.K49])" office:value-type="float" office:value="1528" calcext:value-type="float">
              <text:p>152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904" calcext:value-type="float">
              <text:p>4904</text:p>
            </table:table-cell>
            <table:table-cell table:style-name="ce70"/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89" office:value-type="float" office:value="21" calcext:value-type="float">
              <text:p>21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0]*60*60)+([.E50]*60)+[.F50])" office:value-type="float" office:value="68061" calcext:value-type="float">
              <text:p>68061</text:p>
            </table:table-cell>
            <table:table-cell table:style-name="ce89" table:formula="of:=(([.H50]*60*60)+([.I50]*60)+[.J50])" office:value-type="float" office:value="69480" calcext:value-type="float">
              <text:p>69480</text:p>
            </table:table-cell>
            <table:table-cell table:style-name="ce89" table:formula="of:=([.L50]-[.K50])" office:value-type="float" office:value="1419" calcext:value-type="float">
              <text:p>14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905" calcext:value-type="float">
              <text:p>4905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table:formula="of:=(([.D51]*60*60)+([.E51]*60)+[.F51])" office:value-type="float" office:value="69795" calcext:value-type="float">
              <text:p>69795</text:p>
            </table:table-cell>
            <table:table-cell table:style-name="ce89" table:formula="of:=(([.H51]*60*60)+([.I51]*60)+[.J51])" office:value-type="float" office:value="71405" calcext:value-type="float">
              <text:p>71405</text:p>
            </table:table-cell>
            <table:table-cell table:style-name="ce89" table:formula="of:=([.L51]-[.K51])" office:value-type="float" office:value="1610" calcext:value-type="float">
              <text:p>1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906" calcext:value-type="float">
              <text:p>4906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58" calcext:value-type="float">
              <text:p>58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/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41" calcext:value-type="float">
              <text:p>41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table:formula="of:=(([.D52]*60*60)+([.E52]*60)+[.F52])" office:value-type="float" office:value="71888" calcext:value-type="float">
              <text:p>71888</text:p>
            </table:table-cell>
            <table:table-cell table:style-name="ce89" table:formula="of:=(([.H52]*60*60)+([.I52]*60)+[.J52])" office:value-type="float" office:value="74494" calcext:value-type="float">
              <text:p>74494</text:p>
            </table:table-cell>
            <table:table-cell table:style-name="ce89" table:formula="of:=([.L52]-[.K52])" office:value-type="float" office:value="2606" calcext:value-type="float">
              <text:p>26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907" calcext:value-type="float">
              <text:p>4907</text:p>
            </table:table-cell>
            <table:table-cell table:style-name="ce70"/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9" calcext:value-type="float">
              <text:p>9</text:p>
            </table:table-cell>
            <table:table-cell table:style-name="ce70"/>
            <table:table-cell table:style-name="ce89" office:value-type="float" office:value="21" calcext:value-type="float">
              <text:p>21</text:p>
            </table:table-cell>
            <table:table-cell table:style-name="ce89" office:value-type="float" office:value="17" calcext:value-type="float">
              <text:p>17</text:p>
            </table:table-cell>
            <table:table-cell table:style-name="ce89" office:value-type="float" office:value="51" calcext:value-type="float">
              <text:p>51</text:p>
            </table:table-cell>
            <table:table-cell table:style-name="ce89" table:formula="of:=(([.D53]*60*60)+([.E53]*60)+[.F53])" office:value-type="float" office:value="74529" calcext:value-type="float">
              <text:p>74529</text:p>
            </table:table-cell>
            <table:table-cell table:style-name="ce89" table:formula="of:=(([.H53]*60*60)+([.I53]*60)+[.J53])" office:value-type="float" office:value="76671" calcext:value-type="float">
              <text:p>76671</text:p>
            </table:table-cell>
            <table:table-cell table:style-name="ce89" table:formula="of:=([.L53]-[.K53])" office:value-type="float" office:value="2142" calcext:value-type="float">
              <text:p>21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float" office:value="4908" calcext:value-type="float">
              <text:p>4908</text:p>
            </table:table-cell>
            <table:table-cell table:style-name="ce70"/>
            <table:table-cell table:style-name="ce89" office:value-type="float" office:value="21" calcext:value-type="float">
              <text:p>21</text:p>
            </table:table-cell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9" calcext:value-type="float">
              <text:p>9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table:formula="of:=(([.D54]*60*60)+([.E54]*60)+[.F54])" office:value-type="float" office:value="76989" calcext:value-type="float">
              <text:p>76989</text:p>
            </table:table-cell>
            <table:table-cell table:style-name="ce89" table:formula="of:=(([.H54]*60*60)+([.I54]*60)+[.J54])" office:value-type="float" office:value="79954" calcext:value-type="float">
              <text:p>79954</text:p>
            </table:table-cell>
            <table:table-cell table:style-name="ce89" table:formula="of:=([.L54]-[.K54])" office:value-type="float" office:value="2965" calcext:value-type="float">
              <text:p>2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909" calcext:value-type="float">
              <text:p>4909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48" calcext:value-type="float">
              <text:p>4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5]*60*60)+([.E55]*60)+[.F55])" office:value-type="float" office:value="79985" calcext:value-type="float">
              <text:p>79985</text:p>
            </table:table-cell>
            <table:table-cell table:style-name="ce89" table:formula="of:=(([.H55]*60*60)+([.I55]*60)+[.J55])" office:value-type="float" office:value="82080" calcext:value-type="float">
              <text:p>82080</text:p>
            </table:table-cell>
            <table:table-cell table:style-name="ce89" table:formula="of:=([.L55]-[.K55])" office:value-type="float" office:value="2095" calcext:value-type="float">
              <text:p>20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910" calcext:value-type="float">
              <text:p>4910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89" office:value-type="float" office:value="51" calcext:value-type="float">
              <text:p>51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6]*60*60)+([.E56]*60)+[.F56])" office:value-type="float" office:value="82491" calcext:value-type="float">
              <text:p>82491</text:p>
            </table:table-cell>
            <table:table-cell table:style-name="ce89" table:formula="of:=(([.H56]*60*60)+([.I56]*60)+[.J56])" office:value-type="float" office:value="84000" calcext:value-type="float">
              <text:p>84000</text:p>
            </table:table-cell>
            <table:table-cell table:style-name="ce89" table:formula="of:=([.L56]-[.K56])" office:value-type="float" office:value="1509" calcext:value-type="float">
              <text:p>15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911" calcext:value-type="float">
              <text:p>4911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70"/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41" calcext:value-type="float">
              <text:p>41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7]*60*60)+([.E57]*60)+[.F57])" office:value-type="float" office:value="85530" calcext:value-type="float">
              <text:p>85530</text:p>
            </table:table-cell>
            <table:table-cell table:style-name="ce89" table:formula="of:=(([.H57]*60*60)+([.I57]*60)+[.J57])" office:value-type="float" office:value="88860" calcext:value-type="float">
              <text:p>88860</text:p>
            </table:table-cell>
            <table:table-cell table:style-name="ce89" table:formula="of:=([.L57]-[.K57])" office:value-type="float" office:value="3330" calcext:value-type="float">
              <text:p>33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2" office:value-type="float" office:value="4912" calcext:value-type="float">
              <text:p>4912</text:p>
            </table:table-cell>
            <table:table-cell table:style-name="ce70"/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41" calcext:value-type="float">
              <text:p>41</text:p>
            </table:table-cell>
            <table:table-cell table:style-name="ce89" office:value-type="float" office:value="21" calcext:value-type="float">
              <text:p>21</text:p>
            </table:table-cell>
            <table:table-cell table:style-name="ce70"/>
            <table:table-cell table:style-name="ce89" office:value-type="float" office:value="26" calcext:value-type="float">
              <text:p>26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58]*60*60)+([.E58]*60)+[.F58])" office:value-type="float" office:value="92481" calcext:value-type="float">
              <text:p>92481</text:p>
            </table:table-cell>
            <table:table-cell table:style-name="ce89" table:formula="of:=(([.H58]*60*60)+([.I58]*60)+[.J58])" office:value-type="float" office:value="95100" calcext:value-type="float">
              <text:p>95100</text:p>
            </table:table-cell>
            <table:table-cell table:style-name="ce89" table:formula="of:=([.L58]-[.K58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string" calcext:value-type="string">
              <text:p>Setup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number-columns-repeated="4"/>
            <table:table-cell table:style-name="ce89" table:formula="of:=(([.D59]*60*60)+([.E59]*60)+[.F59])" office:value-type="float" office:value="32700" calcext:value-type="float">
              <text:p>32700</text:p>
            </table:table-cell>
            <table:table-cell table:style-name="ce70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string" calcext:value-type="string">
              <text:p>Target change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52" calcext:value-type="float">
              <text:p>5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number-columns-repeated="4"/>
            <table:table-cell table:style-name="ce89" table:formula="of:=(([.D60]*60*60)+([.E60]*60)+[.F60])" office:value-type="float" office:value="82320" calcext:value-type="float">
              <text:p>82320</text:p>
            </table:table-cell>
            <table:table-cell table:style-name="ce89" table:formula="of:=[.K56]" office:value-type="float" office:value="82491" calcext:value-type="float">
              <text:p>82491</text:p>
            </table:table-cell>
            <table:table-cell table:style-name="ce70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2" office:value-type="string" calcext:value-type="string">
              <text:p>Magnets</text:p>
            </table:table-cell>
            <table:table-cell table:style-name="ce70"/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number-columns-repeated="4"/>
            <table:table-cell table:style-name="ce89" table:formula="of:=(([.D61]*60*60)+([.E61]*60)+[.F61])" office:value-type="float" office:value="26280" calcext:value-type="float">
              <text:p>26280</text:p>
            </table:table-cell>
            <table:table-cell table:style-name="ce89" table:formula="of:=[.K40]" office:value-type="float" office:value="33894" calcext:value-type="float">
              <text:p>33894</text:p>
            </table:table-cell>
            <table:table-cell table:style-name="ce89" table:formula="of:=([.L61]-[.K61])" office:value-type="float" office:value="7614" calcext:value-type="float">
              <text:p>76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float" office:value="13.74" calcext:value-type="float">
              <text:p>13.74</text:p>
            </table:table-cell>
            <table:table-cell table:style-name="ce83" office:value-type="string" calcext:value-type="string">
              <text:p>4892-4912</text:p>
            </table:table-cell>
            <table:table-cell table:style-name="ce94" office:value-type="string" calcext:value-type="string">
              <text:p>Total Time of runs</text:p>
            </table:table-cell>
            <table:table-cell table:style-name="ce69" table:formula="of:=([.L58]-[.K40])" office:value-type="float" office:value="61206" calcext:value-type="float">
              <text:p>61206</text:p>
            </table:table-cell>
            <table:table-cell table:style-name="ce101" office:value-type="string" calcext:value-type="string">
              <text:p>Total elasped time</text:p>
            </table:table-cell>
            <table:table-cell table:style-name="ce69" table:formula="of:=([.L58]-[.K59])+[.M61]" office:value-type="float" office:value="70014" calcext:value-type="float">
              <text:p>70014</text:p>
            </table:table-cell>
            <table:table-cell table:style-name="ce94" office:value-type="string" calcext:value-type="string">
              <text:p>Total dummy</text:p>
            </table:table-cell>
            <table:table-cell table:style-name="ce69" table:formula="of:=([.L60]-[.K60])+[.M56]+[.M57]+[.M58]" office:value-type="float" office:value="7629" calcext:value-type="float">
              <text:p>7629</text:p>
            </table:table-cell>
            <table:table-cell table:style-name="ce94" office:value-type="string" calcext:value-type="string">
              <text:p>Total elasped minus dummy</text:p>
            </table:table-cell>
            <table:table-cell table:style-name="ce69" table:formula="of:=([.F62]-[.H62])" office:value-type="float" office:value="62385" calcext:value-type="float">
              <text:p>62385</text:p>
            </table:table-cell>
            <table:table-cell table:style-name="ce70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10.74" calcext:value-type="float">
            <text:p>10.74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4" office:value-type="float" office:value="4913" calcext:value-type="float">
              <text:p>4913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4" calcext:value-type="float">
              <text:p>34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18" calcext:value-type="float">
              <text:p>1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64]*60*60)+([.E64]*60)+[.F64])" office:value-type="float" office:value="9271" calcext:value-type="float">
              <text:p>9271</text:p>
            </table:table-cell>
            <table:table-cell table:style-name="ce90" table:formula="of:=(([.H64]*60*60)+([.I64]*60)+[.J64])" office:value-type="float" office:value="11880" calcext:value-type="float">
              <text:p>11880</text:p>
            </table:table-cell>
            <table:table-cell table:style-name="ce90" table:formula="of:=([.L64]-[.K64])" office:value-type="float" office:value="2609" calcext:value-type="float">
              <text:p>260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4" office:value-type="float" office:value="4914" calcext:value-type="float">
              <text:p>4914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34" calcext:value-type="float">
              <text:p>34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55" calcext:value-type="float">
              <text:p>5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65]*60*60)+([.E65]*60)+[.F65])" office:value-type="float" office:value="12840" calcext:value-type="float">
              <text:p>12840</text:p>
            </table:table-cell>
            <table:table-cell table:style-name="ce90" table:formula="of:=(([.H65]*60*60)+([.I65]*60)+[.J65])" office:value-type="float" office:value="14100" calcext:value-type="float">
              <text:p>14100</text:p>
            </table:table-cell>
            <table:table-cell table:style-name="ce90" table:formula="of:=([.L65]-[.K65])" office:value-type="float" office:value="1260" calcext:value-type="float">
              <text:p>12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float" office:value="4916" calcext:value-type="float">
              <text:p>4916</text:p>
            </table:table-cell>
            <table:table-cell table:style-name="ce72"/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44" calcext:value-type="float">
              <text:p>44</text:p>
            </table:table-cell>
            <table:table-cell table:style-name="ce90" office:value-type="float" office:value="27" calcext:value-type="float">
              <text:p>27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18" calcext:value-type="float">
              <text:p>18</text:p>
            </table:table-cell>
            <table:table-cell table:style-name="ce90" office:value-type="float" office:value="53" calcext:value-type="float">
              <text:p>53</text:p>
            </table:table-cell>
            <table:table-cell table:style-name="ce90" table:formula="of:=(([.D66]*60*60)+([.E66]*60)+[.F66])" office:value-type="float" office:value="24267" calcext:value-type="float">
              <text:p>24267</text:p>
            </table:table-cell>
            <table:table-cell table:style-name="ce90" table:formula="of:=(([.H66]*60*60)+([.I66]*60)+[.J66])" office:value-type="float" office:value="26333" calcext:value-type="float">
              <text:p>26333</text:p>
            </table:table-cell>
            <table:table-cell table:style-name="ce90" table:formula="of:=([.L66]-[.K66])" office:value-type="float" office:value="2066" calcext:value-type="float">
              <text:p>20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float" office:value="4917" calcext:value-type="float">
              <text:p>4917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21" calcext:value-type="float">
              <text:p>21</text:p>
            </table:table-cell>
            <table:table-cell table:style-name="ce90" office:value-type="float" office:value="22" calcext:value-type="float">
              <text:p>22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23" calcext:value-type="float">
              <text:p>23</text:p>
            </table:table-cell>
            <table:table-cell table:style-name="ce90" office:value-type="float" office:value="2" calcext:value-type="float">
              <text:p>2</text:p>
            </table:table-cell>
            <table:table-cell table:style-name="ce90" table:formula="of:=(([.D67]*60*60)+([.E67]*60)+[.F67])" office:value-type="float" office:value="26482" calcext:value-type="float">
              <text:p>26482</text:p>
            </table:table-cell>
            <table:table-cell table:style-name="ce90" table:formula="of:=(([.H67]*60*60)+([.I67]*60)+[.J67])" office:value-type="float" office:value="30182" calcext:value-type="float">
              <text:p>30182</text:p>
            </table:table-cell>
            <table:table-cell table:style-name="ce90" table:formula="of:=([.L67]-[.K67])" office:value-type="float" office:value="3700" calcext:value-type="float">
              <text:p>37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float" office:value="4918" calcext:value-type="float">
              <text:p>4918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23" calcext:value-type="float">
              <text:p>23</text:p>
            </table:table-cell>
            <table:table-cell table:style-name="ce90" office:value-type="float" office:value="43" calcext:value-type="float">
              <text:p>43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3" calcext:value-type="float">
              <text:p>23</text:p>
            </table:table-cell>
            <table:table-cell table:style-name="ce90" office:value-type="float" office:value="43" calcext:value-type="float">
              <text:p>43</text:p>
            </table:table-cell>
            <table:table-cell table:style-name="ce90" table:formula="of:=(([.D68]*60*60)+([.E68]*60)+[.F68])" office:value-type="float" office:value="30223" calcext:value-type="float">
              <text:p>30223</text:p>
            </table:table-cell>
            <table:table-cell table:style-name="ce90" table:formula="of:=(([.H68]*60*60)+([.I68]*60)+[.J68])" office:value-type="float" office:value="33823" calcext:value-type="float">
              <text:p>33823</text:p>
            </table:table-cell>
            <table:table-cell table:style-name="ce90" table:formula="of:=([.L68]-[.K68])" office:value-type="float" office:value="3600" calcext:value-type="float">
              <text:p>3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4" office:value-type="float" office:value="4919" calcext:value-type="float">
              <text:p>4919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9" calcext:value-type="float">
              <text:p>29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10" calcext:value-type="float">
              <text:p>10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69]*60*60)+([.E69]*60)+[.F69])" office:value-type="float" office:value="34140" calcext:value-type="float">
              <text:p>34140</text:p>
            </table:table-cell>
            <table:table-cell table:style-name="ce90" table:formula="of:=(([.H69]*60*60)+([.I69]*60)+[.J69])" office:value-type="float" office:value="37860" calcext:value-type="float">
              <text:p>37860</text:p>
            </table:table-cell>
            <table:table-cell table:style-name="ce90" table:formula="of:=([.L69]-[.K69])" office:value-type="float" office:value="3720" calcext:value-type="float">
              <text:p>37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84" office:value-type="float" office:value="4920" calcext:value-type="float">
              <text:p>4920</text:p>
            </table:table-cell>
            <table:table-cell table:style-name="ce72"/>
            <table:table-cell table:style-name="ce90" office:value-type="float" office:value="10" calcext:value-type="float">
              <text:p>10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55" calcext:value-type="float">
              <text:p>55</text:p>
            </table:table-cell>
            <table:table-cell table:style-name="ce72"/>
            <table:table-cell table:style-name="ce90" office:value-type="float" office:value="11" calcext:value-type="float">
              <text:p>11</text:p>
            </table:table-cell>
            <table:table-cell table:style-name="ce90" office:value-type="float" office:value="38" calcext:value-type="float">
              <text:p>3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70]*60*60)+([.E70]*60)+[.F70])" office:value-type="float" office:value="37915" calcext:value-type="float">
              <text:p>37915</text:p>
            </table:table-cell>
            <table:table-cell table:style-name="ce90" table:formula="of:=(([.H70]*60*60)+([.I70]*60)+[.J70])" office:value-type="float" office:value="41880" calcext:value-type="float">
              <text:p>41880</text:p>
            </table:table-cell>
            <table:table-cell table:style-name="ce90" table:formula="of:=([.L70]-[.K70])" office:value-type="float" office:value="3965" calcext:value-type="float">
              <text:p>39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float" office:value="4921" calcext:value-type="float">
              <text:p>4921</text:p>
            </table:table-cell>
            <table:table-cell table:style-name="ce72"/>
            <table:table-cell table:style-name="ce90" office:value-type="float" office:value="11" calcext:value-type="float">
              <text:p>11</text:p>
            </table:table-cell>
            <table:table-cell table:style-name="ce90" office:value-type="float" office:value="39" calcext:value-type="float">
              <text:p>39</text:p>
            </table:table-cell>
            <table:table-cell table:style-name="ce90" office:value-type="float" office:value="10" calcext:value-type="float">
              <text:p>10</text:p>
            </table:table-cell>
            <table:table-cell table:style-name="ce72"/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47" calcext:value-type="float">
              <text:p>47</text:p>
            </table:table-cell>
            <table:table-cell table:style-name="ce90" office:value-type="float" office:value="15" calcext:value-type="float">
              <text:p>15</text:p>
            </table:table-cell>
            <table:table-cell table:style-name="ce90" table:formula="of:=(([.D71]*60*60)+([.E71]*60)+[.F71])" office:value-type="float" office:value="41950" calcext:value-type="float">
              <text:p>41950</text:p>
            </table:table-cell>
            <table:table-cell table:style-name="ce90" table:formula="of:=(([.H71]*60*60)+([.I71]*60)+[.J71])" office:value-type="float" office:value="46035" calcext:value-type="float">
              <text:p>46035</text:p>
            </table:table-cell>
            <table:table-cell table:style-name="ce90" table:formula="of:=([.L71]-[.K71])" office:value-type="float" office:value="4085" calcext:value-type="float">
              <text:p>408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float" office:value="4922" calcext:value-type="float">
              <text:p>4922</text:p>
            </table:table-cell>
            <table:table-cell table:style-name="ce72"/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48" calcext:value-type="float">
              <text:p>48</text:p>
            </table:table-cell>
            <table:table-cell table:style-name="ce90" office:value-type="float" office:value="7" calcext:value-type="float">
              <text:p>7</text:p>
            </table:table-cell>
            <table:table-cell table:style-name="ce72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51" calcext:value-type="float">
              <text:p>51</text:p>
            </table:table-cell>
            <table:table-cell table:style-name="ce90" office:value-type="float" office:value="34" calcext:value-type="float">
              <text:p>34</text:p>
            </table:table-cell>
            <table:table-cell table:style-name="ce90" table:formula="of:=(([.D72]*60*60)+([.E72]*60)+[.F72])" office:value-type="float" office:value="46087" calcext:value-type="float">
              <text:p>46087</text:p>
            </table:table-cell>
            <table:table-cell table:style-name="ce90" table:formula="of:=(([.H72]*60*60)+([.I72]*60)+[.J72])" office:value-type="float" office:value="49894" calcext:value-type="float">
              <text:p>49894</text:p>
            </table:table-cell>
            <table:table-cell table:style-name="ce90" table:formula="of:=([.L72]-[.K72])" office:value-type="float" office:value="3807" calcext:value-type="float">
              <text:p>38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float" office:value="4923" calcext:value-type="float">
              <text:p>4923</text:p>
            </table:table-cell>
            <table:table-cell table:style-name="ce72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53" calcext:value-type="float">
              <text:p>53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72"/>
            <table:table-cell table:style-name="ce90" office:value-type="float" office:value="14" calcext:value-type="float">
              <text:p>14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90" office:value-type="float" office:value="15" calcext:value-type="float">
              <text:p>15</text:p>
            </table:table-cell>
            <table:table-cell table:style-name="ce90" table:formula="of:=(([.D73]*60*60)+([.E73]*60)+[.F73])" office:value-type="float" office:value="50034" calcext:value-type="float">
              <text:p>50034</text:p>
            </table:table-cell>
            <table:table-cell table:style-name="ce90" table:formula="of:=(([.H73]*60*60)+([.I73]*60)+[.J73])" office:value-type="float" office:value="53655" calcext:value-type="float">
              <text:p>53655</text:p>
            </table:table-cell>
            <table:table-cell table:style-name="ce90" table:formula="of:=([.L73]-[.K73])" office:value-type="float" office:value="3621" calcext:value-type="float">
              <text:p>362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float" office:value="4924" calcext:value-type="float">
              <text:p>4924</text:p>
            </table:table-cell>
            <table:table-cell table:style-name="ce72"/>
            <table:table-cell table:style-name="ce90" office:value-type="float" office:value="16" calcext:value-type="float">
              <text:p>16</text:p>
            </table:table-cell>
            <table:table-cell table:style-name="ce90" office:value-type="float" office:value="20" calcext:value-type="float">
              <text:p>20</text:p>
            </table:table-cell>
            <table:table-cell table:style-name="ce90" office:value-type="float" office:value="24" calcext:value-type="float">
              <text:p>24</text:p>
            </table:table-cell>
            <table:table-cell table:style-name="ce72"/>
            <table:table-cell table:style-name="ce90" office:value-type="float" office:value="17" calcext:value-type="float">
              <text:p>17</text:p>
            </table:table-cell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4" calcext:value-type="float">
              <text:p>4</text:p>
            </table:table-cell>
            <table:table-cell table:style-name="ce90" table:formula="of:=(([.D74]*60*60)+([.E74]*60)+[.F74])" office:value-type="float" office:value="58824" calcext:value-type="float">
              <text:p>58824</text:p>
            </table:table-cell>
            <table:table-cell table:style-name="ce90" table:formula="of:=(([.H74]*60*60)+([.I74]*60)+[.J74])" office:value-type="float" office:value="61984" calcext:value-type="float">
              <text:p>61984</text:p>
            </table:table-cell>
            <table:table-cell table:style-name="ce90" table:formula="of:=([.L74]-[.K74])" office:value-type="float" office:value="3160" calcext:value-type="float">
              <text:p>316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string" calcext:value-type="string">
              <text:p>Setup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 table:number-columns-repeated="4"/>
            <table:table-cell table:style-name="ce90" table:formula="of:=(([.D75]*60*60)+([.E75]*60)+[.F75])" office:value-type="float" office:value="9060" calcext:value-type="float">
              <text:p>9060</text:p>
            </table:table-cell>
            <table:table-cell table:style-name="ce72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84" office:value-type="string" calcext:value-type="string">
              <text:p>Target change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 table:number-columns-repeated="4"/>
            <table:table-cell table:style-name="ce90" table:formula="of:=(([.D76]*60*60)+([.E76]*60)+[.F76])" office:value-type="float" office:value="9060" calcext:value-type="float">
              <text:p>9060</text:p>
            </table:table-cell>
            <table:table-cell table:style-name="ce90" table:formula="of:=[.K64]" office:value-type="float" office:value="9271" calcext:value-type="float">
              <text:p>9271</text:p>
            </table:table-cell>
            <table:table-cell table:style-name="ce7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0.74" calcext:value-type="float">
              <text:p>10.74</text:p>
            </table:table-cell>
            <table:table-cell table:style-name="ce76" office:value-type="string" calcext:value-type="string">
              <text:p>4913-4924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71" table:formula="of:=([.L74]-[.K64])" office:value-type="float" office:value="52713" calcext:value-type="float">
              <text:p>52713</text:p>
            </table:table-cell>
            <table:table-cell table:style-name="ce102" office:value-type="string" calcext:value-type="string">
              <text:p>Total elasped time</text:p>
            </table:table-cell>
            <table:table-cell table:style-name="ce71" table:formula="of:=([.L74]-[.K75])" office:value-type="float" office:value="52924" calcext:value-type="float">
              <text:p>52924</text:p>
            </table:table-cell>
            <table:table-cell table:style-name="ce95" office:value-type="string" calcext:value-type="string">
              <text:p>Total dummy</text:p>
            </table:table-cell>
            <table:table-cell table:style-name="ce71" table:formula="of:=([.L76]-[.K76])+[.M64]" office:value-type="float" office:value="2820" calcext:value-type="float">
              <text:p>2820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71" table:formula="of:=([.F77]-[.H77])" office:value-type="float" office:value="50104" calcext:value-type="float">
              <text:p>50104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2" office:value-type="float" office:value="7.74" calcext:value-type="float">
            <text:p>7.74</text:p>
          </table:table-cell>
          <table:table-cell table:style-name="ce63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3"/>
            <table:table-cell table:style-name="ce85" office:value-type="float" office:value="4925" calcext:value-type="float">
              <text:p>4925</text:p>
            </table:table-cell>
            <table:table-cell table:style-name="ce63"/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49" calcext:value-type="float">
              <text:p>49</text:p>
            </table:table-cell>
            <table:table-cell table:style-name="ce85" office:value-type="float" office:value="39" calcext:value-type="float">
              <text:p>39</text:p>
            </table:table-cell>
            <table:table-cell table:style-name="ce63"/>
            <table:table-cell table:style-name="ce85" office:value-type="float" office:value="19" calcext:value-type="float">
              <text:p>19</text:p>
            </table:table-cell>
            <table:table-cell table:style-name="ce85" office:value-type="float" office:value="48" calcext:value-type="float">
              <text:p>48</text:p>
            </table:table-cell>
            <table:table-cell table:style-name="ce85" office:value-type="float" office:value="19" calcext:value-type="float">
              <text:p>19</text:p>
            </table:table-cell>
            <table:table-cell table:style-name="ce85" table:formula="of:=(([.D79]*60*60)+([.E79]*60)+[.F79])" office:value-type="float" office:value="67779" calcext:value-type="float">
              <text:p>67779</text:p>
            </table:table-cell>
            <table:table-cell table:style-name="ce85" table:formula="of:=(([.H79]*60*60)+([.I79]*60)+[.J79])" office:value-type="float" office:value="71299" calcext:value-type="float">
              <text:p>71299</text:p>
            </table:table-cell>
            <table:table-cell table:style-name="ce85" table:formula="of:=([.L79]-[.K79])" office:value-type="float" office:value="3520" calcext:value-type="float">
              <text:p>35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26" calcext:value-type="float">
              <text:p>4926</text:p>
            </table:table-cell>
            <table:table-cell table:style-name="ce63"/>
            <table:table-cell table:style-name="ce85" office:value-type="float" office:value="19" calcext:value-type="float">
              <text:p>19</text:p>
            </table:table-cell>
            <table:table-cell table:style-name="ce85" office:value-type="float" office:value="49" calcext:value-type="float">
              <text:p>49</text:p>
            </table:table-cell>
            <table:table-cell table:style-name="ce85" office:value-type="float" office:value="11" calcext:value-type="float">
              <text:p>11</text:p>
            </table:table-cell>
            <table:table-cell table:style-name="ce63"/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52" calcext:value-type="float">
              <text:p>5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80]*60*60)+([.E80]*60)+[.F80])" office:value-type="float" office:value="71351" calcext:value-type="float">
              <text:p>71351</text:p>
            </table:table-cell>
            <table:table-cell table:style-name="ce85" table:formula="of:=(([.H80]*60*60)+([.I80]*60)+[.J80])" office:value-type="float" office:value="75120" calcext:value-type="float">
              <text:p>75120</text:p>
            </table:table-cell>
            <table:table-cell table:style-name="ce85" table:formula="of:=([.L80]-[.K80])" office:value-type="float" office:value="3769" calcext:value-type="float">
              <text:p>376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27" calcext:value-type="float">
              <text:p>4927</text:p>
            </table:table-cell>
            <table:table-cell table:style-name="ce63"/>
            <table:table-cell table:style-name="ce85" office:value-type="float" office:value="20" calcext:value-type="float">
              <text:p>20</text:p>
            </table:table-cell>
            <table:table-cell table:style-name="ce85" office:value-type="float" office:value="57" calcext:value-type="float">
              <text:p>57</text:p>
            </table:table-cell>
            <table:table-cell table:style-name="ce85" office:value-type="float" office:value="14" calcext:value-type="float">
              <text:p>14</text:p>
            </table:table-cell>
            <table:table-cell table:style-name="ce63"/>
            <table:table-cell table:style-name="ce85" office:value-type="float" office:value="21" calcext:value-type="float">
              <text:p>21</text:p>
            </table:table-cell>
            <table:table-cell table:style-name="ce85" office:value-type="float" office:value="53" calcext:value-type="float">
              <text:p>53</text:p>
            </table:table-cell>
            <table:table-cell table:style-name="ce85" office:value-type="float" office:value="59" calcext:value-type="float">
              <text:p>59</text:p>
            </table:table-cell>
            <table:table-cell table:style-name="ce85" table:formula="of:=(([.D81]*60*60)+([.E81]*60)+[.F81])" office:value-type="float" office:value="75434" calcext:value-type="float">
              <text:p>75434</text:p>
            </table:table-cell>
            <table:table-cell table:style-name="ce85" table:formula="of:=(([.H81]*60*60)+([.I81]*60)+[.J81])" office:value-type="float" office:value="78839" calcext:value-type="float">
              <text:p>78839</text:p>
            </table:table-cell>
            <table:table-cell table:style-name="ce85" table:formula="of:=([.L81]-[.K81])" office:value-type="float" office:value="3405" calcext:value-type="float">
              <text:p>34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28" calcext:value-type="float">
              <text:p>4928</text:p>
            </table:table-cell>
            <table:table-cell table:style-name="ce63"/>
            <table:table-cell table:style-name="ce85" office:value-type="float" office:value="21" calcext:value-type="float">
              <text:p>21</text:p>
            </table:table-cell>
            <table:table-cell table:style-name="ce85" office:value-type="float" office:value="54" calcext:value-type="float">
              <text:p>54</text:p>
            </table:table-cell>
            <table:table-cell table:style-name="ce85" office:value-type="float" office:value="39" calcext:value-type="float">
              <text:p>39</text:p>
            </table:table-cell>
            <table:table-cell table:style-name="ce63"/>
            <table:table-cell table:style-name="ce85" office:value-type="float" office:value="23" calcext:value-type="float">
              <text:p>23</text:p>
            </table:table-cell>
            <table:table-cell table:style-name="ce85" office:value-type="float" office:value="2" calcext:value-type="float">
              <text:p>2</text:p>
            </table:table-cell>
            <table:table-cell table:style-name="ce85" office:value-type="float" office:value="41" calcext:value-type="float">
              <text:p>41</text:p>
            </table:table-cell>
            <table:table-cell table:style-name="ce85" table:formula="of:=(([.D82]*60*60)+([.E82]*60)+[.F82])" office:value-type="float" office:value="78879" calcext:value-type="float">
              <text:p>78879</text:p>
            </table:table-cell>
            <table:table-cell table:style-name="ce85" table:formula="of:=(([.H82]*60*60)+([.I82]*60)+[.J82])" office:value-type="float" office:value="82961" calcext:value-type="float">
              <text:p>82961</text:p>
            </table:table-cell>
            <table:table-cell table:style-name="ce85" table:formula="of:=([.L82]-[.K82])" office:value-type="float" office:value="4082" calcext:value-type="float">
              <text:p>408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29" calcext:value-type="float">
              <text:p>4929</text:p>
            </table:table-cell>
            <table:table-cell table:style-name="ce63"/>
            <table:table-cell table:style-name="ce85" office:value-type="float" office:value="23" calcext:value-type="float">
              <text:p>23</text:p>
            </table:table-cell>
            <table:table-cell table:style-name="ce85" office:value-type="float" office:value="3" calcext:value-type="float">
              <text:p>3</text:p>
            </table:table-cell>
            <table:table-cell table:style-name="ce85" office:value-type="float" office:value="24" calcext:value-type="float">
              <text:p>24</text:p>
            </table:table-cell>
            <table:table-cell table:style-name="ce63"/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office:value-type="float" office:value="52" calcext:value-type="float">
              <text:p>52</text:p>
            </table:table-cell>
            <table:table-cell table:style-name="ce85" table:formula="of:=(([.D83]*60*60)+([.E83]*60)+[.F83])" office:value-type="float" office:value="83004" calcext:value-type="float">
              <text:p>83004</text:p>
            </table:table-cell>
            <table:table-cell table:style-name="ce85" table:formula="of:=(([.H83]*60*60)+([.I83]*60)+[.J83])" office:value-type="float" office:value="86452" calcext:value-type="float">
              <text:p>86452</text:p>
            </table:table-cell>
            <table:table-cell table:style-name="ce85" table:formula="of:=([.L83]-[.K83])" office:value-type="float" office:value="3448" calcext:value-type="float">
              <text:p>344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30" calcext:value-type="float">
              <text:p>4930</text:p>
            </table:table-cell>
            <table:table-cell table:style-name="ce63"/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1" calcext:value-type="float">
              <text:p>1</text:p>
            </table:table-cell>
            <table:table-cell table:style-name="ce85" office:value-type="float" office:value="50" calcext:value-type="float">
              <text:p>50</text:p>
            </table:table-cell>
            <table:table-cell table:style-name="ce63"/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44" calcext:value-type="float">
              <text:p>44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84]*60*60)+([.E84]*60)+[.F84])" office:value-type="float" office:value="86510" calcext:value-type="float">
              <text:p>86510</text:p>
            </table:table-cell>
            <table:table-cell table:style-name="ce85" table:formula="of:=(([.H84]*60*60)+([.I84]*60)+[.J84])" office:value-type="float" office:value="89040" calcext:value-type="float">
              <text:p>89040</text:p>
            </table:table-cell>
            <table:table-cell table:style-name="ce85" table:formula="of:=([.L84]-[.K84])" office:value-type="float" office:value="2530" calcext:value-type="float">
              <text:p>25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1" calcext:value-type="float">
              <text:p>4931</text:p>
            </table:table-cell>
            <table:table-cell table:style-name="ce63"/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45" calcext:value-type="float">
              <text:p>45</text:p>
            </table:table-cell>
            <table:table-cell table:style-name="ce85" office:value-type="float" office:value="25" calcext:value-type="float">
              <text:p>25</text:p>
            </table:table-cell>
            <table:table-cell table:style-name="ce63"/>
            <table:table-cell table:number-columns-repeated="2" table:style-name="ce85" office:value-type="float" office:value="25" calcext:value-type="float">
              <text:p>25</text:p>
            </table:table-cell>
            <table:table-cell table:style-name="ce85" office:value-type="float" office:value="16" calcext:value-type="float">
              <text:p>16</text:p>
            </table:table-cell>
            <table:table-cell table:style-name="ce85" table:formula="of:=(([.D85]*60*60)+([.E85]*60)+[.F85])" office:value-type="float" office:value="89125" calcext:value-type="float">
              <text:p>89125</text:p>
            </table:table-cell>
            <table:table-cell table:style-name="ce85" table:formula="of:=(([.H85]*60*60)+([.I85]*60)+[.J85])" office:value-type="float" office:value="91516" calcext:value-type="float">
              <text:p>91516</text:p>
            </table:table-cell>
            <table:table-cell table:style-name="ce85" table:formula="of:=([.L85]-[.K85])" office:value-type="float" office:value="2391" calcext:value-type="float">
              <text:p>23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2" calcext:value-type="float">
              <text:p>4932</text:p>
            </table:table-cell>
            <table:table-cell table:style-name="ce63"/>
            <table:table-cell table:number-columns-repeated="2" table:style-name="ce85" office:value-type="float" office:value="25" calcext:value-type="float">
              <text:p>25</text:p>
            </table:table-cell>
            <table:table-cell table:style-name="ce85" office:value-type="float" office:value="51" calcext:value-type="float">
              <text:p>51</text:p>
            </table:table-cell>
            <table:table-cell table:style-name="ce63"/>
            <table:table-cell table:style-name="ce85" office:value-type="float" office:value="26" calcext:value-type="float">
              <text:p>26</text:p>
            </table:table-cell>
            <table:table-cell table:style-name="ce85" office:value-type="float" office:value="7" calcext:value-type="float">
              <text:p>7</text:p>
            </table:table-cell>
            <table:table-cell table:style-name="ce85" office:value-type="float" office:value="46" calcext:value-type="float">
              <text:p>46</text:p>
            </table:table-cell>
            <table:table-cell table:style-name="ce85" table:formula="of:=(([.D86]*60*60)+([.E86]*60)+[.F86])" office:value-type="float" office:value="91551" calcext:value-type="float">
              <text:p>91551</text:p>
            </table:table-cell>
            <table:table-cell table:style-name="ce85" table:formula="of:=(([.H86]*60*60)+([.I86]*60)+[.J86])" office:value-type="float" office:value="94066" calcext:value-type="float">
              <text:p>94066</text:p>
            </table:table-cell>
            <table:table-cell table:style-name="ce85" table:formula="of:=([.L86]-[.K86])" office:value-type="float" office:value="2515" calcext:value-type="float">
              <text:p>251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3" calcext:value-type="float">
              <text:p>4933</text:p>
            </table:table-cell>
            <table:table-cell table:style-name="ce63"/>
            <table:table-cell table:style-name="ce85" office:value-type="float" office:value="26" calcext:value-type="float">
              <text:p>26</text:p>
            </table:table-cell>
            <table:table-cell table:style-name="ce85" office:value-type="float" office:value="8" calcext:value-type="float">
              <text:p>8</text:p>
            </table:table-cell>
            <table:table-cell table:style-name="ce85" office:value-type="float" office:value="28" calcext:value-type="float">
              <text:p>28</text:p>
            </table:table-cell>
            <table:table-cell table:style-name="ce63"/>
            <table:table-cell table:style-name="ce85" office:value-type="float" office:value="26" calcext:value-type="float">
              <text:p>26</text:p>
            </table:table-cell>
            <table:table-cell table:style-name="ce85" office:value-type="float" office:value="47" calcext:value-type="float">
              <text:p>47</text:p>
            </table:table-cell>
            <table:table-cell table:style-name="ce85" office:value-type="float" office:value="34" calcext:value-type="float">
              <text:p>34</text:p>
            </table:table-cell>
            <table:table-cell table:style-name="ce85" table:formula="of:=(([.D87]*60*60)+([.E87]*60)+[.F87])" office:value-type="float" office:value="94108" calcext:value-type="float">
              <text:p>94108</text:p>
            </table:table-cell>
            <table:table-cell table:style-name="ce85" table:formula="of:=(([.H87]*60*60)+([.I87]*60)+[.J87])" office:value-type="float" office:value="96454" calcext:value-type="float">
              <text:p>96454</text:p>
            </table:table-cell>
            <table:table-cell table:style-name="ce85" table:formula="of:=([.L87]-[.K87])" office:value-type="float" office:value="2346" calcext:value-type="float">
              <text:p>23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4" calcext:value-type="float">
              <text:p>4934</text:p>
            </table:table-cell>
            <table:table-cell table:style-name="ce63"/>
            <table:table-cell table:style-name="ce85" office:value-type="float" office:value="26" calcext:value-type="float">
              <text:p>26</text:p>
            </table:table-cell>
            <table:table-cell table:style-name="ce85" office:value-type="float" office:value="48" calcext:value-type="float">
              <text:p>48</text:p>
            </table:table-cell>
            <table:table-cell table:style-name="ce85" office:value-type="float" office:value="12" calcext:value-type="float">
              <text:p>12</text:p>
            </table:table-cell>
            <table:table-cell table:style-name="ce63"/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28" calcext:value-type="float">
              <text:p>28</text:p>
            </table:table-cell>
            <table:table-cell table:style-name="ce85" office:value-type="float" office:value="46" calcext:value-type="float">
              <text:p>46</text:p>
            </table:table-cell>
            <table:table-cell table:style-name="ce85" table:formula="of:=(([.D88]*60*60)+([.E88]*60)+[.F88])" office:value-type="float" office:value="96492" calcext:value-type="float">
              <text:p>96492</text:p>
            </table:table-cell>
            <table:table-cell table:style-name="ce85" table:formula="of:=(([.H88]*60*60)+([.I88]*60)+[.J88])" office:value-type="float" office:value="98926" calcext:value-type="float">
              <text:p>98926</text:p>
            </table:table-cell>
            <table:table-cell table:style-name="ce85" table:formula="of:=([.L88]-[.K88])" office:value-type="float" office:value="2434" calcext:value-type="float">
              <text:p>243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35" calcext:value-type="float">
              <text:p>4935</text:p>
            </table:table-cell>
            <table:table-cell table:style-name="ce63"/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29" calcext:value-type="float">
              <text:p>29</text:p>
            </table:table-cell>
            <table:table-cell table:style-name="ce85" office:value-type="float" office:value="23" calcext:value-type="float">
              <text:p>23</text:p>
            </table:table-cell>
            <table:table-cell table:style-name="ce63"/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32" calcext:value-type="float">
              <text:p>32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89]*60*60)+([.E89]*60)+[.F89])" office:value-type="float" office:value="98963" calcext:value-type="float">
              <text:p>98963</text:p>
            </table:table-cell>
            <table:table-cell table:style-name="ce85" table:formula="of:=(([.H89]*60*60)+([.I89]*60)+[.J89])" office:value-type="float" office:value="99120" calcext:value-type="float">
              <text:p>99120</text:p>
            </table:table-cell>
            <table:table-cell table:style-name="ce85" table:formula="of:=([.L89]-[.K89])" office:value-type="float" office:value="157" calcext:value-type="float">
              <text:p>1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6" calcext:value-type="float">
              <text:p>4936</text:p>
            </table:table-cell>
            <table:table-cell table:style-name="ce63"/>
            <table:table-cell table:style-name="ce85" office:value-type="float" office:value="27" calcext:value-type="float">
              <text:p>27</text:p>
            </table:table-cell>
            <table:table-cell table:style-name="ce85" office:value-type="float" office:value="32" calcext:value-type="float">
              <text:p>32</text:p>
            </table:table-cell>
            <table:table-cell table:style-name="ce85" office:value-type="float" office:value="37" calcext:value-type="float">
              <text:p>37</text:p>
            </table:table-cell>
            <table:table-cell table:style-name="ce63"/>
            <table:table-cell table:style-name="ce85" office:value-type="float" office:value="28" calcext:value-type="float">
              <text:p>28</text:p>
            </table:table-cell>
            <table:table-cell table:style-name="ce85" office:value-type="float" office:value="18" calcext:value-type="float">
              <text:p>18</text:p>
            </table:table-cell>
            <table:table-cell table:style-name="ce85" office:value-type="float" office:value="30" calcext:value-type="float">
              <text:p>30</text:p>
            </table:table-cell>
            <table:table-cell table:style-name="ce85" table:formula="of:=(([.D90]*60*60)+([.E90]*60)+[.F90])" office:value-type="float" office:value="99157" calcext:value-type="float">
              <text:p>99157</text:p>
            </table:table-cell>
            <table:table-cell table:style-name="ce85" table:formula="of:=(([.H90]*60*60)+([.I90]*60)+[.J90])" office:value-type="float" office:value="101910" calcext:value-type="float">
              <text:p>101910</text:p>
            </table:table-cell>
            <table:table-cell table:style-name="ce85" table:formula="of:=([.L90]-[.K90])" office:value-type="float" office:value="2753" calcext:value-type="float">
              <text:p>27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7" calcext:value-type="float">
              <text:p>4937</text:p>
            </table:table-cell>
            <table:table-cell table:style-name="ce63"/>
            <table:table-cell table:style-name="ce85" office:value-type="float" office:value="28" calcext:value-type="float">
              <text:p>28</text:p>
            </table:table-cell>
            <table:table-cell table:style-name="ce85" office:value-type="float" office:value="19" calcext:value-type="float">
              <text:p>19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/>
            <table:table-cell table:style-name="ce85" office:value-type="float" office:value="29" calcext:value-type="float">
              <text:p>29</text:p>
            </table:table-cell>
            <table:table-cell table:style-name="ce85" office:value-type="float" office:value="10" calcext:value-type="float">
              <text:p>10</text:p>
            </table:table-cell>
            <table:table-cell table:style-name="ce85" office:value-type="float" office:value="5" calcext:value-type="float">
              <text:p>5</text:p>
            </table:table-cell>
            <table:table-cell table:style-name="ce85" table:formula="of:=(([.D91]*60*60)+([.E91]*60)+[.F91])" office:value-type="float" office:value="101940" calcext:value-type="float">
              <text:p>101940</text:p>
            </table:table-cell>
            <table:table-cell table:style-name="ce85" table:formula="of:=(([.H91]*60*60)+([.I91]*60)+[.J91])" office:value-type="float" office:value="105005" calcext:value-type="float">
              <text:p>105005</text:p>
            </table:table-cell>
            <table:table-cell table:style-name="ce85" table:formula="of:=([.L91]-[.K91])" office:value-type="float" office:value="3065" calcext:value-type="float">
              <text:p>306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8" calcext:value-type="float">
              <text:p>4938</text:p>
            </table:table-cell>
            <table:table-cell table:style-name="ce63"/>
            <table:table-cell table:style-name="ce85" office:value-type="float" office:value="29" calcext:value-type="float">
              <text:p>29</text:p>
            </table:table-cell>
            <table:table-cell table:style-name="ce85" office:value-type="float" office:value="44" calcext:value-type="float">
              <text:p>44</text:p>
            </table:table-cell>
            <table:table-cell table:style-name="ce85" office:value-type="float" office:value="40" calcext:value-type="float">
              <text:p>40</text:p>
            </table:table-cell>
            <table:table-cell table:style-name="ce63"/>
            <table:table-cell table:style-name="ce85" office:value-type="float" office:value="30" calcext:value-type="float">
              <text:p>30</text:p>
            </table:table-cell>
            <table:table-cell table:style-name="ce85" office:value-type="float" office:value="44" calcext:value-type="float">
              <text:p>44</text:p>
            </table:table-cell>
            <table:table-cell table:style-name="ce85" office:value-type="float" office:value="33" calcext:value-type="float">
              <text:p>33</text:p>
            </table:table-cell>
            <table:table-cell table:style-name="ce85" table:formula="of:=(([.D92]*60*60)+([.E92]*60)+[.F92])" office:value-type="float" office:value="107080" calcext:value-type="float">
              <text:p>107080</text:p>
            </table:table-cell>
            <table:table-cell table:style-name="ce85" table:formula="of:=(([.H92]*60*60)+([.I92]*60)+[.J92])" office:value-type="float" office:value="110673" calcext:value-type="float">
              <text:p>110673</text:p>
            </table:table-cell>
            <table:table-cell table:style-name="ce85" table:formula="of:=([.L92]-[.K92])" office:value-type="float" office:value="3593" calcext:value-type="float">
              <text:p>359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85" office:value-type="float" office:value="4939" calcext:value-type="float">
              <text:p>4939</text:p>
            </table:table-cell>
            <table:table-cell table:style-name="ce63"/>
            <table:table-cell table:style-name="ce85" office:value-type="float" office:value="30" calcext:value-type="float">
              <text:p>30</text:p>
            </table:table-cell>
            <table:table-cell table:style-name="ce85" office:value-type="float" office:value="45" calcext:value-type="float">
              <text:p>45</text:p>
            </table:table-cell>
            <table:table-cell table:style-name="ce85" office:value-type="float" office:value="18" calcext:value-type="float">
              <text:p>18</text:p>
            </table:table-cell>
            <table:table-cell table:style-name="ce63"/>
            <table:table-cell table:style-name="ce85" office:value-type="float" office:value="31" calcext:value-type="float">
              <text:p>31</text:p>
            </table:table-cell>
            <table:table-cell table:style-name="ce85" office:value-type="float" office:value="46" calcext:value-type="float">
              <text:p>46</text:p>
            </table:table-cell>
            <table:table-cell table:style-name="ce85" office:value-type="float" office:value="14" calcext:value-type="float">
              <text:p>14</text:p>
            </table:table-cell>
            <table:table-cell table:style-name="ce85" table:formula="of:=(([.D93]*60*60)+([.E93]*60)+[.F93])" office:value-type="float" office:value="110718" calcext:value-type="float">
              <text:p>110718</text:p>
            </table:table-cell>
            <table:table-cell table:style-name="ce85" table:formula="of:=(([.H93]*60*60)+([.I93]*60)+[.J93])" office:value-type="float" office:value="114374" calcext:value-type="float">
              <text:p>114374</text:p>
            </table:table-cell>
            <table:table-cell table:style-name="ce85" table:formula="of:=([.L93]-[.K93])" office:value-type="float" office:value="3656" calcext:value-type="float">
              <text:p>36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40" calcext:value-type="float">
              <text:p>4940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24" calcext:value-type="float">
              <text:p>24</text:p>
            </table:table-cell>
            <table:table-cell table:style-name="ce85" office:value-type="float" office:value="50" calcext:value-type="float">
              <text:p>50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49" calcext:value-type="float">
              <text:p>49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94]*60*60)+([.E94]*60)+[.F94])" office:value-type="float" office:value="48290" calcext:value-type="float">
              <text:p>48290</text:p>
            </table:table-cell>
            <table:table-cell table:style-name="ce85" table:formula="of:=(([.H94]*60*60)+([.I94]*60)+[.J94])" office:value-type="float" office:value="49740" calcext:value-type="float">
              <text:p>49740</text:p>
            </table:table-cell>
            <table:table-cell table:style-name="ce85" table:formula="of:=([.L94]-[.K94])" office:value-type="float" office:value="1450" calcext:value-type="float">
              <text:p>145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41" calcext:value-type="float">
              <text:p>4941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51" calcext:value-type="float">
              <text:p>51</text:p>
            </table:table-cell>
            <table:table-cell table:style-name="ce85" office:value-type="float" office:value="38" calcext:value-type="float">
              <text:p>38</text:p>
            </table:table-cell>
            <table:table-cell table:style-name="ce63"/>
            <table:table-cell table:style-name="ce85" office:value-type="float" office:value="14" calcext:value-type="float">
              <text:p>14</text:p>
            </table:table-cell>
            <table:table-cell table:style-name="ce85" office:value-type="float" office:value="36" calcext:value-type="float">
              <text:p>36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95]*60*60)+([.E95]*60)+[.F95])" office:value-type="float" office:value="49898" calcext:value-type="float">
              <text:p>49898</text:p>
            </table:table-cell>
            <table:table-cell table:style-name="ce85" table:formula="of:=(([.H95]*60*60)+([.I95]*60)+[.J95])" office:value-type="float" office:value="52560" calcext:value-type="float">
              <text:p>52560</text:p>
            </table:table-cell>
            <table:table-cell table:style-name="ce85" table:formula="of:=([.L95]-[.K95])" office:value-type="float" office:value="2662" calcext:value-type="float">
              <text:p>26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 office:value-type="string" calcext:value-type="string">
              <text:p>*</text:p>
            </table:table-cell>
            <table:table-cell table:style-name="ce85" office:value-type="float" office:value="4942" calcext:value-type="float">
              <text:p>4942</text:p>
            </table:table-cell>
            <table:table-cell table:style-name="ce63"/>
            <table:table-cell table:style-name="ce85" office:value-type="float" office:value="14" calcext:value-type="float">
              <text:p>14</text:p>
            </table:table-cell>
            <table:table-cell table:style-name="ce85" office:value-type="float" office:value="39" calcext:value-type="float">
              <text:p>39</text:p>
            </table:table-cell>
            <table:table-cell table:style-name="ce85" office:value-type="float" office:value="45" calcext:value-type="float">
              <text:p>45</text:p>
            </table:table-cell>
            <table:table-cell table:style-name="ce63"/>
            <table:table-cell table:style-name="ce85" office:value-type="float" office:value="15" calcext:value-type="float">
              <text:p>15</text:p>
            </table:table-cell>
            <table:table-cell table:style-name="ce85" office:value-type="float" office:value="11" calcext:value-type="float">
              <text:p>11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85" table:formula="of:=(([.D96]*60*60)+([.E96]*60)+[.F96])" office:value-type="float" office:value="52785" calcext:value-type="float">
              <text:p>52785</text:p>
            </table:table-cell>
            <table:table-cell table:style-name="ce85" table:formula="of:=(([.H96]*60*60)+([.I96]*60)+[.J96])" office:value-type="float" office:value="54660" calcext:value-type="float">
              <text:p>54660</text:p>
            </table:table-cell>
            <table:table-cell table:style-name="ce85" table:formula="of:=([.L96]-[.K96])" office:value-type="float" office:value="1875" calcext:value-type="float">
              <text:p>18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63" office:value-type="string" calcext:value-type="string">
              <text:p>Setup</text:p>
            </table:table-cell>
            <table:table-cell table:style-name="ce63"/>
            <table:table-cell table:style-name="ce85" office:value-type="float" office:value="17" calcext:value-type="float">
              <text:p>17</text:p>
            </table:table-cell>
            <table:table-cell table:style-name="ce85" office:value-type="float" office:value="25" calcext:value-type="float">
              <text:p>25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 table:number-columns-repeated="4"/>
            <table:table-cell table:style-name="ce85" table:formula="of:=(([.D97]*60*60)+([.E97]*60)+[.F97])" office:value-type="float" office:value="62700" calcext:value-type="float">
              <text:p>62700</text:p>
            </table:table-cell>
            <table:table-cell table:style-name="ce63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3"/>
            <table:table-cell table:style-name="ce63" office:value-type="string" calcext:value-type="string">
              <text:p>Target change</text:p>
            </table:table-cell>
            <table:table-cell table:style-name="ce63"/>
            <table:table-cell table:style-name="ce85" office:value-type="float" office:value="13" calcext:value-type="float">
              <text:p>13</text:p>
            </table:table-cell>
            <table:table-cell table:style-name="ce85" office:value-type="float" office:value="4" calcext:value-type="float">
              <text:p>4</text:p>
            </table:table-cell>
            <table:table-cell table:style-name="ce85" office:value-type="float" office:value="0" calcext:value-type="float">
              <text:p>0</text:p>
            </table:table-cell>
            <table:table-cell table:style-name="ce63" table:number-columns-repeated="4"/>
            <table:table-cell table:style-name="ce85" table:formula="of:=(([.D98]*60*60)+([.E98]*60)+[.F98])" office:value-type="float" office:value="47040" calcext:value-type="float">
              <text:p>47040</text:p>
            </table:table-cell>
            <table:table-cell table:style-name="ce85" table:formula="of:=[.K94]" office:value-type="float" office:value="48290" calcext:value-type="float">
              <text:p>48290</text:p>
            </table:table-cell>
            <table:table-cell table:style-name="ce63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2" office:value-type="float" office:value="7.74" calcext:value-type="float">
              <text:p>7.74</text:p>
            </table:table-cell>
            <table:table-cell table:style-name="ce78" office:value-type="string" calcext:value-type="string">
              <text:p>4925-4939</text:p>
            </table:table-cell>
            <table:table-cell table:style-name="ce91" office:value-type="string" calcext:value-type="string">
              <text:p>Total Time of runs</text:p>
            </table:table-cell>
            <table:table-cell table:style-name="ce62" table:formula="of:=([.L93]-[.K79])" office:value-type="float" office:value="46595" calcext:value-type="float">
              <text:p>46595</text:p>
            </table:table-cell>
            <table:table-cell table:style-name="ce103" office:value-type="string" calcext:value-type="string">
              <text:p>Total elasped time</text:p>
            </table:table-cell>
            <table:table-cell table:style-name="ce62" table:formula="of:=([.L93]-[.K97])" office:value-type="float" office:value="51674" calcext:value-type="float">
              <text:p>51674</text:p>
            </table:table-cell>
            <table:table-cell table:style-name="ce91" office:value-type="string" calcext:value-type="string">
              <text:p>Total dummy</text:p>
            </table:table-cell>
            <table:table-cell table:style-name="ce62" table:formula="of:=([.L98]-[.K98])+[.M94]+[.M95]+[.M96]" office:value-type="float" office:value="7237" calcext:value-type="float">
              <text:p>7237</text:p>
            </table:table-cell>
            <table:table-cell table:style-name="ce91" office:value-type="string" calcext:value-type="string">
              <text:p>Total elasped minus dummy</text:p>
            </table:table-cell>
            <table:table-cell table:style-name="ce62" table:formula="of:=([.F99]-[.H99])" office:value-type="float" office:value="44437" calcext:value-type="float">
              <text:p>44437</text:p>
            </table:table-cell>
            <table:table-cell table:style-name="ce63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string" calcext:value-type="string">
            <text:p>7.74 (2)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5"/>
            <table:table-cell table:style-name="ce86" office:value-type="float" office:value="4943" calcext:value-type="float">
              <text:p>4943</text:p>
            </table:table-cell>
            <table:table-cell table:style-name="ce65"/>
            <table:table-cell table:style-name="ce86" office:value-type="float" office:value="15" calcext:value-type="float">
              <text:p>15</text:p>
            </table:table-cell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39" calcext:value-type="float">
              <text:p>39</text:p>
            </table:table-cell>
            <table:table-cell table:style-name="ce65"/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30" calcext:value-type="float">
              <text:p>30</text:p>
            </table:table-cell>
            <table:table-cell table:style-name="ce86" table:formula="of:=(([.D101]*60*60)+([.E101]*60)+[.F101])" office:value-type="float" office:value="55599" calcext:value-type="float">
              <text:p>55599</text:p>
            </table:table-cell>
            <table:table-cell table:style-name="ce86" table:formula="of:=(([.H101]*60*60)+([.I101]*60)+[.J101])" office:value-type="float" office:value="59190" calcext:value-type="float">
              <text:p>59190</text:p>
            </table:table-cell>
            <table:table-cell table:style-name="ce86" table:formula="of:=([.L101]-[.K101])" office:value-type="float" office:value="3591" calcext:value-type="float">
              <text:p>359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44" calcext:value-type="float">
              <text:p>4944</text:p>
            </table:table-cell>
            <table:table-cell table:style-name="ce65"/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8" calcext:value-type="float">
              <text:p>8</text:p>
            </table:table-cell>
            <table:table-cell table:style-name="ce65"/>
            <table:table-cell table:style-name="ce86" office:value-type="float" office:value="17" calcext:value-type="float">
              <text:p>17</text:p>
            </table:table-cell>
            <table:table-cell table:style-name="ce86" office:value-type="float" office:value="28" calcext:value-type="float">
              <text:p>28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86" table:formula="of:=(([.D102]*60*60)+([.E102]*60)+[.F102])" office:value-type="float" office:value="59228" calcext:value-type="float">
              <text:p>59228</text:p>
            </table:table-cell>
            <table:table-cell table:style-name="ce86" table:formula="of:=(([.H102]*60*60)+([.I102]*60)+[.J102])" office:value-type="float" office:value="62905" calcext:value-type="float">
              <text:p>62905</text:p>
            </table:table-cell>
            <table:table-cell table:style-name="ce86" table:formula="of:=([.L102]-[.K102])" office:value-type="float" office:value="3677" calcext:value-type="float">
              <text:p>367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86" office:value-type="float" office:value="15" calcext:value-type="float">
              <text:p>15</text:p>
            </table:table-cell>
            <table:table-cell table:style-name="ce86" office:value-type="float" office:value="17" calcext:value-type="float">
              <text:p>17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 table:number-columns-repeated="4"/>
            <table:table-cell table:style-name="ce86" table:formula="of:=(([.D103]*60*60)+([.E103]*60)+[.F103])" office:value-type="float" office:value="55020" calcext:value-type="float">
              <text:p>5502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string" calcext:value-type="string">
              <text:p>7.74 (2)</text:p>
            </table:table-cell>
            <table:table-cell table:style-name="ce73" office:value-type="string" calcext:value-type="string">
              <text:p>4943-4944</text:p>
            </table:table-cell>
            <table:table-cell table:style-name="ce92" office:value-type="string" calcext:value-type="string">
              <text:p>Total Time of runs</text:p>
            </table:table-cell>
            <table:table-cell table:style-name="ce64" table:formula="of:=([.L102]-[.K101])" office:value-type="float" office:value="7306" calcext:value-type="float">
              <text:p>7306</text:p>
            </table:table-cell>
            <table:table-cell table:style-name="ce99" office:value-type="string" calcext:value-type="string">
              <text:p>Total elasped time</text:p>
            </table:table-cell>
            <table:table-cell table:style-name="ce64" table:formula="of:=([.L102]-[.K103])" office:value-type="float" office:value="7885" calcext:value-type="float">
              <text:p>7885</text:p>
            </table:table-cell>
            <table:table-cell table:style-name="ce92"/>
            <table:table-cell table:style-name="ce73"/>
            <table:table-cell table:style-name="ce92"/>
            <table:table-cell table:style-name="ce65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4" office:value-type="string" calcext:value-type="string">
            <text:p>10.74 (2)</text:p>
          </table:table-cell>
          <table:table-cell table:style-name="ce7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5"/>
            <table:table-cell table:style-name="ce87" office:value-type="float" office:value="4945" calcext:value-type="float">
              <text:p>4945</text:p>
            </table:table-cell>
            <table:table-cell table:style-name="ce75"/>
            <table:table-cell table:style-name="ce87" office:value-type="float" office:value="17" calcext:value-type="float">
              <text:p>17</text:p>
            </table:table-cell>
            <table:table-cell table:style-name="ce87" office:value-type="float" office:value="39" calcext:value-type="float">
              <text:p>39</text:p>
            </table:table-cell>
            <table:table-cell table:style-name="ce87" office:value-type="float" office:value="54" calcext:value-type="float">
              <text:p>54</text:p>
            </table:table-cell>
            <table:table-cell table:style-name="ce75"/>
            <table:table-cell table:style-name="ce87" office:value-type="float" office:value="18" calcext:value-type="float">
              <text:p>18</text:p>
            </table:table-cell>
            <table:table-cell table:style-name="ce87" office:value-type="float" office:value="36" calcext:value-type="float">
              <text:p>36</text:p>
            </table:table-cell>
            <table:table-cell table:style-name="ce87" office:value-type="float" office:value="30" calcext:value-type="float">
              <text:p>30</text:p>
            </table:table-cell>
            <table:table-cell table:style-name="ce87" table:formula="of:=(([.D106]*60*60)+([.E106]*60)+[.F106])" office:value-type="float" office:value="63594" calcext:value-type="float">
              <text:p>63594</text:p>
            </table:table-cell>
            <table:table-cell table:style-name="ce87" table:formula="of:=(([.H106]*60*60)+([.I106]*60)+[.J106])" office:value-type="float" office:value="66990" calcext:value-type="float">
              <text:p>66990</text:p>
            </table:table-cell>
            <table:table-cell table:style-name="ce87" table:formula="of:=([.L106]-[.K106])" office:value-type="float" office:value="3396" calcext:value-type="float">
              <text:p>339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/>
            <table:table-cell table:style-name="ce87" office:value-type="float" office:value="4946" calcext:value-type="float">
              <text:p>4946</text:p>
            </table:table-cell>
            <table:table-cell table:style-name="ce75"/>
            <table:table-cell table:style-name="ce87" office:value-type="float" office:value="18" calcext:value-type="float">
              <text:p>18</text:p>
            </table:table-cell>
            <table:table-cell table:style-name="ce87" office:value-type="float" office:value="37" calcext:value-type="float">
              <text:p>37</text:p>
            </table:table-cell>
            <table:table-cell table:style-name="ce87" office:value-type="float" office:value="4" calcext:value-type="float">
              <text:p>4</text:p>
            </table:table-cell>
            <table:table-cell table:style-name="ce7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20" calcext:value-type="float">
              <text:p>20</text:p>
            </table:table-cell>
            <table:table-cell table:style-name="ce87" office:value-type="float" office:value="51" calcext:value-type="float">
              <text:p>51</text:p>
            </table:table-cell>
            <table:table-cell table:style-name="ce87" table:formula="of:=(([.D107]*60*60)+([.E107]*60)+[.F107])" office:value-type="float" office:value="67024" calcext:value-type="float">
              <text:p>67024</text:p>
            </table:table-cell>
            <table:table-cell table:style-name="ce87" table:formula="of:=(([.H107]*60*60)+([.I107]*60)+[.J107])" office:value-type="float" office:value="69651" calcext:value-type="float">
              <text:p>69651</text:p>
            </table:table-cell>
            <table:table-cell table:style-name="ce87" table:formula="of:=([.L107]-[.K107])" office:value-type="float" office:value="2627" calcext:value-type="float">
              <text:p>262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/>
            <table:table-cell table:style-name="ce87" office:value-type="float" office:value="4947" calcext:value-type="float">
              <text:p>4947</text:p>
            </table:table-cell>
            <table:table-cell table:style-name="ce7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21" calcext:value-type="float">
              <text:p>21</text:p>
            </table:table-cell>
            <table:table-cell table:style-name="ce87" office:value-type="float" office:value="31" calcext:value-type="float">
              <text:p>31</text:p>
            </table:table-cell>
            <table:table-cell table:style-name="ce75"/>
            <table:table-cell table:style-name="ce87" office:value-type="float" office:value="19" calcext:value-type="float">
              <text:p>19</text:p>
            </table:table-cell>
            <table:table-cell table:style-name="ce87" office:value-type="float" office:value="50" calcext:value-type="float">
              <text:p>50</text:p>
            </table:table-cell>
            <table:table-cell table:style-name="ce87" office:value-type="float" office:value="48" calcext:value-type="float">
              <text:p>48</text:p>
            </table:table-cell>
            <table:table-cell table:style-name="ce87" table:formula="of:=(([.D108]*60*60)+([.E108]*60)+[.F108])" office:value-type="float" office:value="69691" calcext:value-type="float">
              <text:p>69691</text:p>
            </table:table-cell>
            <table:table-cell table:style-name="ce87" table:formula="of:=(([.H108]*60*60)+([.I108]*60)+[.J108])" office:value-type="float" office:value="71448" calcext:value-type="float">
              <text:p>71448</text:p>
            </table:table-cell>
            <table:table-cell table:style-name="ce87" table:formula="of:=([.L108]-[.K108])" office:value-type="float" office:value="1757" calcext:value-type="float">
              <text:p>17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5"/>
            <table:table-cell table:style-name="ce75" office:value-type="string" calcext:value-type="string">
              <text:p>Setup</text:p>
            </table:table-cell>
            <table:table-cell table:style-name="ce75"/>
            <table:table-cell table:style-name="ce87" office:value-type="float" office:value="17" calcext:value-type="float">
              <text:p>17</text:p>
            </table:table-cell>
            <table:table-cell table:style-name="ce87" office:value-type="float" office:value="28" calcext:value-type="float">
              <text:p>28</text:p>
            </table:table-cell>
            <table:table-cell table:style-name="ce87" office:value-type="float" office:value="0" calcext:value-type="float">
              <text:p>0</text:p>
            </table:table-cell>
            <table:table-cell table:style-name="ce75" table:number-columns-repeated="4"/>
            <table:table-cell table:style-name="ce87" table:formula="of:=(([.D109]*60*60)+([.E109]*60)+[.F109])" office:value-type="float" office:value="62880" calcext:value-type="float">
              <text:p>62880</text:p>
            </table:table-cell>
            <table:table-cell table:style-name="ce7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4" office:value-type="string" calcext:value-type="string">
              <text:p>10.74 (2)</text:p>
            </table:table-cell>
            <table:table-cell table:style-name="ce74" office:value-type="string" calcext:value-type="string">
              <text:p>4945-4947</text:p>
            </table:table-cell>
            <table:table-cell table:style-name="ce96" office:value-type="string" calcext:value-type="string">
              <text:p>Total Time of runs</text:p>
            </table:table-cell>
            <table:table-cell table:style-name="ce97" table:formula="of:=([.L108]-[.K106])" office:value-type="float" office:value="7854" calcext:value-type="float">
              <text:p>7854</text:p>
            </table:table-cell>
            <table:table-cell table:style-name="ce104" office:value-type="string" calcext:value-type="string">
              <text:p>Total elasped time</text:p>
            </table:table-cell>
            <table:table-cell table:style-name="ce97" table:formula="of:=([.L108]-[.K109])" office:value-type="float" office:value="8568" calcext:value-type="float">
              <text:p>8568</text:p>
            </table:table-cell>
            <table:table-cell table:style-name="ce96"/>
            <table:table-cell table:style-name="ce74"/>
            <table:table-cell table:style-name="ce96"/>
            <table:table-cell table:style-name="ce75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3" office:value-type="string" calcext:value-type="string">
            <text:p>7.74 (3)</text:p>
          </table:table-cell>
          <table:table-cell table:style-name="ce65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5"/>
            <table:table-cell table:style-name="ce86" office:value-type="float" office:value="4948" calcext:value-type="float">
              <text:p>4948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56" calcext:value-type="float">
              <text:p>56</text:p>
            </table:table-cell>
            <table:table-cell table:style-name="ce86" office:value-type="float" office:value="26" calcext:value-type="float">
              <text:p>26</text:p>
            </table:table-cell>
            <table:table-cell table:style-name="ce65"/>
            <table:table-cell table:style-name="ce86" office:value-type="float" office:value="20" calcext:value-type="float">
              <text:p>20</text:p>
            </table:table-cell>
            <table:table-cell table:style-name="ce86" office:value-type="float" office:value="58" calcext:value-type="float">
              <text:p>58</text:p>
            </table:table-cell>
            <table:table-cell table:style-name="ce86" office:value-type="float" office:value="17" calcext:value-type="float">
              <text:p>17</text:p>
            </table:table-cell>
            <table:table-cell table:style-name="ce86" table:formula="of:=(([.D112]*60*60)+([.E112]*60)+[.F112])" office:value-type="float" office:value="71786" calcext:value-type="float">
              <text:p>71786</text:p>
            </table:table-cell>
            <table:table-cell table:style-name="ce86" table:formula="of:=(([.H112]*60*60)+([.I112]*60)+[.J112])" office:value-type="float" office:value="75497" calcext:value-type="float">
              <text:p>75497</text:p>
            </table:table-cell>
            <table:table-cell table:style-name="ce86" table:formula="of:=([.L112]-[.K112])" office:value-type="float" office:value="3711" calcext:value-type="float">
              <text:p>371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49" calcext:value-type="float">
              <text:p>4949</text:p>
            </table:table-cell>
            <table:table-cell table:style-name="ce65"/>
            <table:table-cell table:style-name="ce86" office:value-type="float" office:value="20" calcext:value-type="float">
              <text:p>20</text:p>
            </table:table-cell>
            <table:table-cell table:style-name="ce86" office:value-type="float" office:value="58" calcext:value-type="float">
              <text:p>58</text:p>
            </table:table-cell>
            <table:table-cell table:style-name="ce86" office:value-type="float" office:value="53" calcext:value-type="float">
              <text:p>53</text:p>
            </table:table-cell>
            <table:table-cell table:style-name="ce65"/>
            <table:table-cell table:style-name="ce86" office:value-type="float" office:value="22" calcext:value-type="float">
              <text:p>22</text:p>
            </table:table-cell>
            <table:table-cell table:style-name="ce86" office:value-type="float" office:value="10" calcext:value-type="float">
              <text:p>10</text:p>
            </table:table-cell>
            <table:table-cell table:style-name="ce86" office:value-type="float" office:value="51" calcext:value-type="float">
              <text:p>51</text:p>
            </table:table-cell>
            <table:table-cell table:style-name="ce86" table:formula="of:=(([.D113]*60*60)+([.E113]*60)+[.F113])" office:value-type="float" office:value="75533" calcext:value-type="float">
              <text:p>75533</text:p>
            </table:table-cell>
            <table:table-cell table:style-name="ce86" table:formula="of:=(([.H113]*60*60)+([.I113]*60)+[.J113])" office:value-type="float" office:value="79851" calcext:value-type="float">
              <text:p>79851</text:p>
            </table:table-cell>
            <table:table-cell table:style-name="ce86" table:formula="of:=([.L113]-[.K113])" office:value-type="float" office:value="4318" calcext:value-type="float">
              <text:p>43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0" calcext:value-type="float">
              <text:p>4950</text:p>
            </table:table-cell>
            <table:table-cell table:style-name="ce65"/>
            <table:table-cell table:style-name="ce86" office:value-type="float" office:value="22" calcext:value-type="float">
              <text:p>22</text:p>
            </table:table-cell>
            <table:table-cell table:style-name="ce86" office:value-type="float" office:value="11" calcext:value-type="float">
              <text:p>11</text:p>
            </table:table-cell>
            <table:table-cell table:style-name="ce86" office:value-type="float" office:value="24" calcext:value-type="float">
              <text:p>24</text:p>
            </table:table-cell>
            <table:table-cell table:style-name="ce65"/>
            <table:table-cell table:style-name="ce86" office:value-type="float" office:value="23" calcext:value-type="float">
              <text:p>23</text:p>
            </table:table-cell>
            <table:table-cell table:style-name="ce86" office:value-type="float" office:value="10" calcext:value-type="float">
              <text:p>10</text:p>
            </table:table-cell>
            <table:table-cell table:style-name="ce86" office:value-type="float" office:value="52" calcext:value-type="float">
              <text:p>52</text:p>
            </table:table-cell>
            <table:table-cell table:style-name="ce86" table:formula="of:=(([.D114]*60*60)+([.E114]*60)+[.F114])" office:value-type="float" office:value="79884" calcext:value-type="float">
              <text:p>79884</text:p>
            </table:table-cell>
            <table:table-cell table:style-name="ce86" table:formula="of:=(([.H114]*60*60)+([.I114]*60)+[.J114])" office:value-type="float" office:value="83452" calcext:value-type="float">
              <text:p>83452</text:p>
            </table:table-cell>
            <table:table-cell table:style-name="ce86" table:formula="of:=([.L114]-[.K114])" office:value-type="float" office:value="3568" calcext:value-type="float">
              <text:p>356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1" calcext:value-type="float">
              <text:p>4951</text:p>
            </table:table-cell>
            <table:table-cell table:style-name="ce65"/>
            <table:table-cell table:style-name="ce86" office:value-type="float" office:value="23" calcext:value-type="float">
              <text:p>23</text:p>
            </table:table-cell>
            <table:table-cell table:style-name="ce86" office:value-type="float" office:value="11" calcext:value-type="float">
              <text:p>11</text:p>
            </table:table-cell>
            <table:table-cell table:style-name="ce86" office:value-type="float" office:value="30" calcext:value-type="float">
              <text:p>30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8" calcext:value-type="float">
              <text:p>8</text:p>
            </table:table-cell>
            <table:table-cell table:style-name="ce86" office:value-type="float" office:value="7" calcext:value-type="float">
              <text:p>7</text:p>
            </table:table-cell>
            <table:table-cell table:style-name="ce86" table:formula="of:=(([.D115]*60*60)+([.E115]*60)+[.F115])" office:value-type="float" office:value="83490" calcext:value-type="float">
              <text:p>83490</text:p>
            </table:table-cell>
            <table:table-cell table:style-name="ce86" table:formula="of:=(([.H115]*60*60)+([.I115]*60)+[.J115])" office:value-type="float" office:value="86887" calcext:value-type="float">
              <text:p>86887</text:p>
            </table:table-cell>
            <table:table-cell table:style-name="ce86" table:formula="of:=([.L115]-[.K115])" office:value-type="float" office:value="3397" calcext:value-type="float">
              <text:p>33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2" calcext:value-type="float">
              <text:p>4952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8" calcext:value-type="float">
              <text:p>8</text:p>
            </table:table-cell>
            <table:table-cell table:style-name="ce86" office:value-type="float" office:value="39" calcext:value-type="float">
              <text:p>39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54" calcext:value-type="float">
              <text:p>54</text:p>
            </table:table-cell>
            <table:table-cell table:style-name="ce86" office:value-type="float" office:value="37" calcext:value-type="float">
              <text:p>37</text:p>
            </table:table-cell>
            <table:table-cell table:style-name="ce86" table:formula="of:=(([.D116]*60*60)+([.E116]*60)+[.F116])" office:value-type="float" office:value="86919" calcext:value-type="float">
              <text:p>86919</text:p>
            </table:table-cell>
            <table:table-cell table:style-name="ce86" table:formula="of:=(([.H116]*60*60)+([.I116]*60)+[.J116])" office:value-type="float" office:value="89677" calcext:value-type="float">
              <text:p>89677</text:p>
            </table:table-cell>
            <table:table-cell table:style-name="ce86" table:formula="of:=([.L116]-[.K116])" office:value-type="float" office:value="2758" calcext:value-type="float">
              <text:p>275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86" office:value-type="float" office:value="4953" calcext:value-type="float">
              <text:p>4953</text:p>
            </table:table-cell>
            <table:table-cell table:style-name="ce65"/>
            <table:table-cell table:style-name="ce86" office:value-type="float" office:value="24" calcext:value-type="float">
              <text:p>24</text:p>
            </table:table-cell>
            <table:table-cell table:style-name="ce86" office:value-type="float" office:value="56" calcext:value-type="float">
              <text:p>56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/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35" calcext:value-type="float">
              <text:p>35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117]*60*60)+([.E117]*60)+[.F117])" office:value-type="float" office:value="89760" calcext:value-type="float">
              <text:p>89760</text:p>
            </table:table-cell>
            <table:table-cell table:style-name="ce86" table:formula="of:=(([.H117]*60*60)+([.I117]*60)+[.J117])" office:value-type="float" office:value="92100" calcext:value-type="float">
              <text:p>92100</text:p>
            </table:table-cell>
            <table:table-cell table:style-name="ce86" table:formula="of:=([.L117]-[.K117])" office:value-type="float" office:value="2340" calcext:value-type="float">
              <text:p>2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4" calcext:value-type="float">
              <text:p>4954</text:p>
            </table:table-cell>
            <table:table-cell table:style-name="ce65"/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38" calcext:value-type="float">
              <text:p>38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65"/>
            <table:table-cell table:number-columns-repeated="2" table:style-name="ce86" office:value-type="float" office:value="26" calcext:value-type="float">
              <text:p>26</text:p>
            </table:table-cell>
            <table:table-cell table:style-name="ce86" office:value-type="float" office:value="44" calcext:value-type="float">
              <text:p>44</text:p>
            </table:table-cell>
            <table:table-cell table:style-name="ce86" table:formula="of:=(([.D118]*60*60)+([.E118]*60)+[.F118])" office:value-type="float" office:value="92305" calcext:value-type="float">
              <text:p>92305</text:p>
            </table:table-cell>
            <table:table-cell table:style-name="ce86" table:formula="of:=(([.H118]*60*60)+([.I118]*60)+[.J118])" office:value-type="float" office:value="95204" calcext:value-type="float">
              <text:p>95204</text:p>
            </table:table-cell>
            <table:table-cell table:style-name="ce86" table:formula="of:=([.L118]-[.K118])" office:value-type="float" office:value="2899" calcext:value-type="float">
              <text:p>289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5" calcext:value-type="float">
              <text:p>4955</text:p>
            </table:table-cell>
            <table:table-cell table:style-name="ce65"/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23" calcext:value-type="float">
              <text:p>23</text:p>
            </table:table-cell>
            <table:table-cell table:style-name="ce65"/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40" calcext:value-type="float">
              <text:p>40</text:p>
            </table:table-cell>
            <table:table-cell table:style-name="ce86" table:formula="of:=(([.D119]*60*60)+([.E119]*60)+[.F119])" office:value-type="float" office:value="95243" calcext:value-type="float">
              <text:p>95243</text:p>
            </table:table-cell>
            <table:table-cell table:style-name="ce86" table:formula="of:=(([.H119]*60*60)+([.I119]*60)+[.J119])" office:value-type="float" office:value="98740" calcext:value-type="float">
              <text:p>98740</text:p>
            </table:table-cell>
            <table:table-cell table:style-name="ce86" table:formula="of:=([.L119]-[.K119])" office:value-type="float" office:value="3497" calcext:value-type="float">
              <text:p>349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 office:value-type="string" calcext:value-type="string">
              <text:p>*</text:p>
            </table:table-cell>
            <table:table-cell table:style-name="ce86" office:value-type="float" office:value="4956" calcext:value-type="float">
              <text:p>4956</text:p>
            </table:table-cell>
            <table:table-cell table:style-name="ce65"/>
            <table:table-cell table:style-name="ce86" office:value-type="float" office:value="27" calcext:value-type="float">
              <text:p>27</text:p>
            </table:table-cell>
            <table:table-cell table:style-name="ce86" office:value-type="float" office:value="26" calcext:value-type="float">
              <text:p>26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/>
            <table:table-cell table:style-name="ce86" office:value-type="float" office:value="28" calcext:value-type="float">
              <text:p>28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86" table:formula="of:=(([.D120]*60*60)+([.E120]*60)+[.F120])" office:value-type="float" office:value="98760" calcext:value-type="float">
              <text:p>98760</text:p>
            </table:table-cell>
            <table:table-cell table:style-name="ce86" table:formula="of:=(([.H120]*60*60)+([.I120]*60)+[.J120])" office:value-type="float" office:value="102300" calcext:value-type="float">
              <text:p>102300</text:p>
            </table:table-cell>
            <table:table-cell table:style-name="ce86" table:formula="of:=([.L120]-[.K120])" office:value-type="float" office:value="3540" calcext:value-type="float">
              <text:p>35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7" calcext:value-type="float">
              <text:p>4957</text:p>
            </table:table-cell>
            <table:table-cell table:style-name="ce65"/>
            <table:table-cell table:style-name="ce86" office:value-type="float" office:value="28" calcext:value-type="float">
              <text:p>28</text:p>
            </table:table-cell>
            <table:table-cell table:style-name="ce86" office:value-type="float" office:value="25" calcext:value-type="float">
              <text:p>25</text:p>
            </table:table-cell>
            <table:table-cell table:style-name="ce86" office:value-type="float" office:value="56" calcext:value-type="float">
              <text:p>56</text:p>
            </table:table-cell>
            <table:table-cell table:style-name="ce65"/>
            <table:table-cell table:style-name="ce86" office:value-type="float" office:value="29" calcext:value-type="float">
              <text:p>29</text:p>
            </table:table-cell>
            <table:table-cell table:style-name="ce86" office:value-type="float" office:value="16" calcext:value-type="float">
              <text:p>16</text:p>
            </table:table-cell>
            <table:table-cell table:style-name="ce86" office:value-type="float" office:value="8" calcext:value-type="float">
              <text:p>8</text:p>
            </table:table-cell>
            <table:table-cell table:style-name="ce86" table:formula="of:=(([.D121]*60*60)+([.E121]*60)+[.F121])" office:value-type="float" office:value="102356" calcext:value-type="float">
              <text:p>102356</text:p>
            </table:table-cell>
            <table:table-cell table:style-name="ce86" table:formula="of:=(([.H121]*60*60)+([.I121]*60)+[.J121])" office:value-type="float" office:value="105368" calcext:value-type="float">
              <text:p>105368</text:p>
            </table:table-cell>
            <table:table-cell table:style-name="ce86" table:formula="of:=([.L121]-[.K121])" office:value-type="float" office:value="3012" calcext:value-type="float">
              <text:p>30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8" calcext:value-type="float">
              <text:p>4958</text:p>
            </table:table-cell>
            <table:table-cell table:style-name="ce65"/>
            <table:table-cell table:style-name="ce86" office:value-type="float" office:value="29" calcext:value-type="float">
              <text:p>29</text:p>
            </table:table-cell>
            <table:table-cell table:style-name="ce86" office:value-type="float" office:value="17" calcext:value-type="float">
              <text:p>17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/>
            <table:table-cell table:style-name="ce86" office:value-type="float" office:value="30" calcext:value-type="float">
              <text:p>30</text:p>
            </table:table-cell>
            <table:table-cell table:style-name="ce86" office:value-type="float" office:value="17" calcext:value-type="float">
              <text:p>17</text:p>
            </table:table-cell>
            <table:table-cell table:style-name="ce86" office:value-type="float" office:value="55" calcext:value-type="float">
              <text:p>55</text:p>
            </table:table-cell>
            <table:table-cell table:style-name="ce86" table:formula="of:=(([.D122]*60*60)+([.E122]*60)+[.F122])" office:value-type="float" office:value="105420" calcext:value-type="float">
              <text:p>105420</text:p>
            </table:table-cell>
            <table:table-cell table:style-name="ce86" table:formula="of:=(([.H122]*60*60)+([.I122]*60)+[.J122])" office:value-type="float" office:value="109075" calcext:value-type="float">
              <text:p>109075</text:p>
            </table:table-cell>
            <table:table-cell table:style-name="ce86" table:formula="of:=([.L122]-[.K122])" office:value-type="float" office:value="3655" calcext:value-type="float">
              <text:p>36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86" office:value-type="float" office:value="4959" calcext:value-type="float">
              <text:p>4959</text:p>
            </table:table-cell>
            <table:table-cell table:style-name="ce65"/>
            <table:table-cell table:style-name="ce86" office:value-type="float" office:value="30" calcext:value-type="float">
              <text:p>30</text:p>
            </table:table-cell>
            <table:table-cell table:style-name="ce86" office:value-type="float" office:value="18" calcext:value-type="float">
              <text:p>18</text:p>
            </table:table-cell>
            <table:table-cell table:style-name="ce86" office:value-type="float" office:value="31" calcext:value-type="float">
              <text:p>31</text:p>
            </table:table-cell>
            <table:table-cell table:style-name="ce65"/>
            <table:table-cell table:style-name="ce86" office:value-type="float" office:value="30" calcext:value-type="float">
              <text:p>30</text:p>
            </table:table-cell>
            <table:table-cell table:style-name="ce86" office:value-type="float" office:value="58" calcext:value-type="float">
              <text:p>58</text:p>
            </table:table-cell>
            <table:table-cell table:style-name="ce86" office:value-type="float" office:value="45" calcext:value-type="float">
              <text:p>45</text:p>
            </table:table-cell>
            <table:table-cell table:style-name="ce86" table:formula="of:=(([.D123]*60*60)+([.E123]*60)+[.F123])" office:value-type="float" office:value="109111" calcext:value-type="float">
              <text:p>109111</text:p>
            </table:table-cell>
            <table:table-cell table:style-name="ce86" table:formula="of:=(([.H123]*60*60)+([.I123]*60)+[.J123])" office:value-type="float" office:value="111525" calcext:value-type="float">
              <text:p>111525</text:p>
            </table:table-cell>
            <table:table-cell table:style-name="ce86" table:formula="of:=([.L123]-[.K123])" office:value-type="float" office:value="2414" calcext:value-type="float">
              <text:p>241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5"/>
            <table:table-cell table:style-name="ce65" office:value-type="string" calcext:value-type="string">
              <text:p>Setup</text:p>
            </table:table-cell>
            <table:table-cell table:style-name="ce65"/>
            <table:table-cell table:style-name="ce86" office:value-type="float" office:value="19" calcext:value-type="float">
              <text:p>19</text:p>
            </table:table-cell>
            <table:table-cell table:style-name="ce86" office:value-type="float" office:value="50" calcext:value-type="float">
              <text:p>50</text:p>
            </table:table-cell>
            <table:table-cell table:style-name="ce86" office:value-type="float" office:value="0" calcext:value-type="float">
              <text:p>0</text:p>
            </table:table-cell>
            <table:table-cell table:style-name="ce65" table:number-columns-repeated="4"/>
            <table:table-cell table:style-name="ce86" table:formula="of:=(([.D124]*60*60)+([.E124]*60)+[.F124])" office:value-type="float" office:value="71400" calcext:value-type="float">
              <text:p>71400</text:p>
            </table:table-cell>
            <table:table-cell table:style-name="ce65" table:number-columns-repeated="2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3" office:value-type="string" calcext:value-type="string">
              <text:p>7.74 (3)</text:p>
            </table:table-cell>
            <table:table-cell table:style-name="ce73" office:value-type="string" calcext:value-type="string">
              <text:p>4948-4960</text:p>
            </table:table-cell>
            <table:table-cell table:style-name="ce92" office:value-type="string" calcext:value-type="string">
              <text:p>Total Time of runs</text:p>
            </table:table-cell>
            <table:table-cell table:style-name="ce64" table:formula="of:=([.L123]-[.K112])" office:value-type="float" office:value="39739" calcext:value-type="float">
              <text:p>39739</text:p>
            </table:table-cell>
            <table:table-cell table:style-name="ce99" office:value-type="string" calcext:value-type="string">
              <text:p>Total elasped time</text:p>
            </table:table-cell>
            <table:table-cell table:style-name="ce64" table:formula="of:=([.L123]-[.K124])" office:value-type="float" office:value="40125" calcext:value-type="float">
              <text:p>40125</text:p>
            </table:table-cell>
            <table:table-cell table:style-name="ce92"/>
            <table:table-cell table:style-name="ce73"/>
            <table:table-cell table:style-name="ce92"/>
            <table:table-cell table:style-name="ce65" table:number-columns-repeated="4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8" table:number-columns-repeated="14"/>
          <table:table-cell table:style-name="ce105" table:number-columns-repeated="15"/>
          <table:table-cell table:number-columns-repeated="995"/>
        </table:table-row>
        <table:table-row table:style-name="ro3">
          <table:table-cell table:style-name="ce66" office:value-type="float" office:value="9.808" calcext:value-type="float">
            <text:p>9.808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65" calcext:value-type="float">
              <text:p>4965</text:p>
            </table:table-cell>
            <table:table-cell table:style-name="ce67"/>
            <table:table-cell table:style-name="ce88" office:value-type="float" office:value="13" calcext:value-type="float">
              <text:p>13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56" calcext:value-type="float">
              <text:p>56</text:p>
            </table:table-cell>
            <table:table-cell table:style-name="ce67"/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28]*60*60)+([.E128]*60)+[.F128])" office:value-type="float" office:value="48176" calcext:value-type="float">
              <text:p>48176</text:p>
            </table:table-cell>
            <table:table-cell table:style-name="ce88" table:formula="of:=(([.H128]*60*60)+([.I128]*60)+[.J128])" office:value-type="float" office:value="51480" calcext:value-type="float">
              <text:p>51480</text:p>
            </table:table-cell>
            <table:table-cell table:style-name="ce88" table:formula="of:=([.L128]-[.K128])" office:value-type="float" office:value="3304" calcext:value-type="float">
              <text:p>33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66" calcext:value-type="float">
              <text:p>4966</text:p>
            </table:table-cell>
            <table:table-cell table:style-name="ce67"/>
            <table:table-cell table:style-name="ce88" office:value-type="float" office:value="16" calcext:value-type="float">
              <text:p>16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 office:value-type="float" office:value="9" calcext:value-type="float">
              <text:p>9</text:p>
            </table:table-cell>
            <table:table-cell table:style-name="ce67"/>
            <table:table-cell table:style-name="ce88" office:value-type="float" office:value="16" calcext:value-type="float">
              <text:p>16</text:p>
            </table:table-cell>
            <table:table-cell table:style-name="ce88" office:value-type="float" office:value="52" calcext:value-type="float">
              <text:p>5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29]*60*60)+([.E129]*60)+[.F129])" office:value-type="float" office:value="57789" calcext:value-type="float">
              <text:p>57789</text:p>
            </table:table-cell>
            <table:table-cell table:style-name="ce88" table:formula="of:=(([.H129]*60*60)+([.I129]*60)+[.J129])" office:value-type="float" office:value="60720" calcext:value-type="float">
              <text:p>60720</text:p>
            </table:table-cell>
            <table:table-cell table:style-name="ce88" table:formula="of:=([.L129]-[.K129])" office:value-type="float" office:value="2931" calcext:value-type="float">
              <text:p>29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67" calcext:value-type="float">
              <text:p>4967</text:p>
            </table:table-cell>
            <table:table-cell table:style-name="ce67"/>
            <table:table-cell table:style-name="ce88" office:value-type="float" office:value="17" calcext:value-type="float">
              <text:p>17</text:p>
            </table:table-cell>
            <table:table-cell table:style-name="ce88" office:value-type="float" office:value="8" calcext:value-type="float">
              <text:p>8</text:p>
            </table:table-cell>
            <table:table-cell table:style-name="ce88" office:value-type="float" office:value="15" calcext:value-type="float">
              <text:p>15</text:p>
            </table:table-cell>
            <table:table-cell table:style-name="ce67"/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0]*60*60)+([.E130]*60)+[.F130])" office:value-type="float" office:value="61695" calcext:value-type="float">
              <text:p>61695</text:p>
            </table:table-cell>
            <table:table-cell table:style-name="ce88" table:formula="of:=(([.H130]*60*60)+([.I130]*60)+[.J130])" office:value-type="float" office:value="65640" calcext:value-type="float">
              <text:p>65640</text:p>
            </table:table-cell>
            <table:table-cell table:style-name="ce88" table:formula="of:=([.L130]-[.K130])" office:value-type="float" office:value="3945" calcext:value-type="float">
              <text:p>39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4968" calcext:value-type="float">
              <text:p>4968</text:p>
            </table:table-cell>
            <table:table-cell table:style-name="ce67"/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15" calcext:value-type="float">
              <text:p>15</text:p>
            </table:table-cell>
            <table:table-cell table:style-name="ce88" office:value-type="float" office:value="36" calcext:value-type="float">
              <text:p>36</text:p>
            </table:table-cell>
            <table:table-cell table:style-name="ce67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50" calcext:value-type="float">
              <text:p>50</text:p>
            </table:table-cell>
            <table:table-cell table:style-name="ce88" table:formula="of:=(([.D131]*60*60)+([.E131]*60)+[.F131])" office:value-type="float" office:value="65736" calcext:value-type="float">
              <text:p>65736</text:p>
            </table:table-cell>
            <table:table-cell table:style-name="ce88" table:formula="of:=(([.H131]*60*60)+([.I131]*60)+[.J131])" office:value-type="float" office:value="69710" calcext:value-type="float">
              <text:p>69710</text:p>
            </table:table-cell>
            <table:table-cell table:style-name="ce88" table:formula="of:=([.L131]-[.K131])" office:value-type="float" office:value="3974" calcext:value-type="float">
              <text:p>39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69" calcext:value-type="float">
              <text:p>4969</text:p>
            </table:table-cell>
            <table:table-cell table:style-name="ce67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23" calcext:value-type="float">
              <text:p>23</text:p>
            </table:table-cell>
            <table:table-cell table:style-name="ce88" office:value-type="float" office:value="36" calcext:value-type="float">
              <text:p>36</text:p>
            </table:table-cell>
            <table:table-cell table:style-name="ce67"/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2]*60*60)+([.E132]*60)+[.F132])" office:value-type="float" office:value="69816" calcext:value-type="float">
              <text:p>69816</text:p>
            </table:table-cell>
            <table:table-cell table:style-name="ce88" table:formula="of:=(([.H132]*60*60)+([.I132]*60)+[.J132])" office:value-type="float" office:value="73260" calcext:value-type="float">
              <text:p>73260</text:p>
            </table:table-cell>
            <table:table-cell table:style-name="ce88" table:formula="of:=([.L132]-[.K132])" office:value-type="float" office:value="3444" calcext:value-type="float">
              <text:p>34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70" calcext:value-type="float">
              <text:p>4970</text:p>
            </table:table-cell>
            <table:table-cell table:style-name="ce67"/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45" calcext:value-type="float">
              <text:p>45</text:p>
            </table:table-cell>
            <table:table-cell table:style-name="ce67"/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3]*60*60)+([.E133]*60)+[.F133])" office:value-type="float" office:value="73305" calcext:value-type="float">
              <text:p>73305</text:p>
            </table:table-cell>
            <table:table-cell table:style-name="ce88" table:formula="of:=(([.H133]*60*60)+([.I133]*60)+[.J133])" office:value-type="float" office:value="76740" calcext:value-type="float">
              <text:p>76740</text:p>
            </table:table-cell>
            <table:table-cell table:style-name="ce88" table:formula="of:=([.L133]-[.K133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4971" calcext:value-type="float">
              <text:p>4971</text:p>
            </table:table-cell>
            <table:table-cell table:style-name="ce67"/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39" calcext:value-type="float">
              <text:p>39</text:p>
            </table:table-cell>
            <table:table-cell table:style-name="ce67"/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34" calcext:value-type="float">
              <text:p>34</text:p>
            </table:table-cell>
            <table:table-cell table:style-name="ce88" table:formula="of:=(([.D134]*60*60)+([.E134]*60)+[.F134])" office:value-type="float" office:value="76839" calcext:value-type="float">
              <text:p>76839</text:p>
            </table:table-cell>
            <table:table-cell table:style-name="ce88" table:formula="of:=(([.H134]*60*60)+([.I134]*60)+[.J134])" office:value-type="float" office:value="80434" calcext:value-type="float">
              <text:p>80434</text:p>
            </table:table-cell>
            <table:table-cell table:style-name="ce88" table:formula="of:=([.L134]-[.K134])" office:value-type="float" office:value="3595" calcext:value-type="float">
              <text:p>359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72" calcext:value-type="float">
              <text:p>4972</text:p>
            </table:table-cell>
            <table:table-cell table:style-name="ce67"/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27" calcext:value-type="float">
              <text:p>27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67"/>
            <table:table-cell table:style-name="ce88" office:value-type="float" office:value="23" calcext:value-type="float">
              <text:p>23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5]*60*60)+([.E135]*60)+[.F135])" office:value-type="float" office:value="80827" calcext:value-type="float">
              <text:p>80827</text:p>
            </table:table-cell>
            <table:table-cell table:style-name="ce88" table:formula="of:=(([.H135]*60*60)+([.I135]*60)+[.J135])" office:value-type="float" office:value="84300" calcext:value-type="float">
              <text:p>84300</text:p>
            </table:table-cell>
            <table:table-cell table:style-name="ce88" table:formula="of:=([.L135]-[.K135])" office:value-type="float" office:value="3473" calcext:value-type="float">
              <text:p>34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73" calcext:value-type="float">
              <text:p>4973</text:p>
            </table:table-cell>
            <table:table-cell table:style-name="ce67"/>
            <table:table-cell table:style-name="ce88" office:value-type="float" office:value="23" calcext:value-type="float">
              <text:p>23</text:p>
            </table:table-cell>
            <table:table-cell table:style-name="ce88" office:value-type="float" office:value="27" calcext:value-type="float">
              <text:p>27</text:p>
            </table:table-cell>
            <table:table-cell table:style-name="ce88" office:value-type="float" office:value="26" calcext:value-type="float">
              <text:p>26</text:p>
            </table:table-cell>
            <table:table-cell table:style-name="ce67"/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32" calcext:value-type="float">
              <text:p>3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6]*60*60)+([.E136]*60)+[.F136])" office:value-type="float" office:value="84446" calcext:value-type="float">
              <text:p>84446</text:p>
            </table:table-cell>
            <table:table-cell table:style-name="ce88" table:formula="of:=(([.H136]*60*60)+([.I136]*60)+[.J136])" office:value-type="float" office:value="88320" calcext:value-type="float">
              <text:p>88320</text:p>
            </table:table-cell>
            <table:table-cell table:style-name="ce88" table:formula="of:=([.L136]-[.K136])" office:value-type="float" office:value="3874" calcext:value-type="float">
              <text:p>38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74" calcext:value-type="float">
              <text:p>4974</text:p>
            </table:table-cell>
            <table:table-cell table:style-name="ce67"/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33" calcext:value-type="float">
              <text:p>33</text:p>
            </table:table-cell>
            <table:table-cell table:style-name="ce88" office:value-type="float" office:value="8" calcext:value-type="float">
              <text:p>8</text:p>
            </table:table-cell>
            <table:table-cell table:style-name="ce67"/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28" calcext:value-type="float">
              <text:p>28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7]*60*60)+([.E137]*60)+[.F137])" office:value-type="float" office:value="88388" calcext:value-type="float">
              <text:p>88388</text:p>
            </table:table-cell>
            <table:table-cell table:style-name="ce88" table:formula="of:=(([.H137]*60*60)+([.I137]*60)+[.J137])" office:value-type="float" office:value="91680" calcext:value-type="float">
              <text:p>91680</text:p>
            </table:table-cell>
            <table:table-cell table:style-name="ce88" table:formula="of:=([.L137]-[.K137])" office:value-type="float" office:value="3292" calcext:value-type="float">
              <text:p>32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4975" calcext:value-type="float">
              <text:p>4975</text:p>
            </table:table-cell>
            <table:table-cell table:style-name="ce67"/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30" calcext:value-type="float">
              <text:p>30</text:p>
            </table:table-cell>
            <table:table-cell table:style-name="ce88" office:value-type="float" office:value="46" calcext:value-type="float">
              <text:p>46</text:p>
            </table:table-cell>
            <table:table-cell table:style-name="ce67"/>
            <table:table-cell table:style-name="ce88" office:value-type="float" office:value="26" calcext:value-type="float">
              <text:p>26</text:p>
            </table:table-cell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38]*60*60)+([.E138]*60)+[.F138])" office:value-type="float" office:value="91846" calcext:value-type="float">
              <text:p>91846</text:p>
            </table:table-cell>
            <table:table-cell table:style-name="ce88" table:formula="of:=(([.H138]*60*60)+([.I138]*60)+[.J138])" office:value-type="float" office:value="94800" calcext:value-type="float">
              <text:p>94800</text:p>
            </table:table-cell>
            <table:table-cell table:style-name="ce88" table:formula="of:=([.L138]-[.K138])" office:value-type="float" office:value="2954" calcext:value-type="float">
              <text:p>295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string" calcext:value-type="string">
              <text:p>Beam Down</text:p>
            </table:table-cell>
            <table:table-cell table:style-name="ce67"/>
            <table:table-cell table:style-name="ce88" table:number-columns-repeated="3"/>
            <table:table-cell table:style-name="ce67" table:number-columns-repeated="4"/>
            <table:table-cell table:style-name="ce88" table:formula="of:=[.L138]" office:value-type="float" office:value="94800" calcext:value-type="float">
              <text:p>94800</text:p>
            </table:table-cell>
            <table:table-cell table:style-name="ce88" table:formula="of:=[.K140]" office:value-type="float" office:value="128147" calcext:value-type="float">
              <text:p>128147</text:p>
            </table:table-cell>
            <table:table-cell table:style-name="ce88" table:formula="of:=([.L139]-[.K139])" office:value-type="float" office:value="33347" calcext:value-type="float">
              <text:p>33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Dummy</text:p>
            </table:table-cell>
            <table:table-cell table:style-name="ce88" office:value-type="float" office:value="4978" calcext:value-type="float">
              <text:p>4978</text:p>
            </table:table-cell>
            <table:table-cell table:style-name="ce67"/>
            <table:table-cell table:number-columns-repeated="2" table:style-name="ce88" office:value-type="float" office:value="35" calcext:value-type="float">
              <text:p>35</text:p>
            </table:table-cell>
            <table:table-cell table:style-name="ce88" office:value-type="float" office:value="47" calcext:value-type="float">
              <text:p>47</text:p>
            </table:table-cell>
            <table:table-cell table:style-name="ce67"/>
            <table:table-cell table:style-name="ce88" office:value-type="float" office:value="36" calcext:value-type="float">
              <text:p>36</text:p>
            </table:table-cell>
            <table:table-cell table:style-name="ce88" office:value-type="float" office:value="31" calcext:value-type="float">
              <text:p>31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40]*60*60)+([.E140]*60)+[.F140])" office:value-type="float" office:value="128147" calcext:value-type="float">
              <text:p>128147</text:p>
            </table:table-cell>
            <table:table-cell table:style-name="ce88" table:formula="of:=(([.H140]*60*60)+([.I140]*60)+[.J140])" office:value-type="float" office:value="131460" calcext:value-type="float">
              <text:p>131460</text:p>
            </table:table-cell>
            <table:table-cell table:style-name="ce88" table:formula="of:=([.L140]-[.K140])" office:value-type="float" office:value="3313" calcext:value-type="float">
              <text:p>33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Dummy</text:p>
            </table:table-cell>
            <table:table-cell table:style-name="ce88" office:value-type="float" office:value="4979" calcext:value-type="float">
              <text:p>4979</text:p>
            </table:table-cell>
            <table:table-cell table:style-name="ce67"/>
            <table:table-cell table:number-columns-repeated="2" table:style-name="ce88" office:value-type="float" office:value="36" calcext:value-type="float">
              <text:p>36</text:p>
            </table:table-cell>
            <table:table-cell table:style-name="ce88" office:value-type="float" office:value="38" calcext:value-type="float">
              <text:p>38</text:p>
            </table:table-cell>
            <table:table-cell table:style-name="ce67"/>
            <table:table-cell table:style-name="ce88" office:value-type="float" office:value="36" calcext:value-type="float">
              <text:p>36</text:p>
            </table:table-cell>
            <table:table-cell table:style-name="ce88" office:value-type="float" office:value="59" calcext:value-type="float">
              <text:p>5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41]*60*60)+([.E141]*60)+[.F141])" office:value-type="float" office:value="131798" calcext:value-type="float">
              <text:p>131798</text:p>
            </table:table-cell>
            <table:table-cell table:style-name="ce88" table:formula="of:=(([.H141]*60*60)+([.I141]*60)+[.J141])" office:value-type="float" office:value="133140" calcext:value-type="float">
              <text:p>133140</text:p>
            </table:table-cell>
            <table:table-cell table:style-name="ce88" table:formula="of:=([.L141]-[.K141])" office:value-type="float" office:value="1342" calcext:value-type="float">
              <text:p>1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 </text:p>
            </table:table-cell>
            <table:table-cell table:style-name="ce67"/>
            <table:table-cell table:style-name="ce88" office:value-type="float" office:value="12" calcext:value-type="float">
              <text:p>12</text:p>
            </table:table-cell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 table:number-columns-repeated="4"/>
            <table:table-cell table:style-name="ce88" table:formula="of:=(([.D142]*60*60)+([.E142]*60)+[.F142])" office:value-type="float" office:value="44340" calcext:value-type="float">
              <text:p>44340</text:p>
            </table:table-cell>
            <table:table-cell table:style-name="ce88"/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Target Change </text:p>
            </table:table-cell>
            <table:table-cell table:style-name="ce67"/>
            <table:table-cell table:style-name="ce88" office:value-type="float" office:value="32" calcext:value-type="float">
              <text:p>32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/>
            <table:table-cell table:style-name="ce88" office:value-type="float" office:value="32" calcext:value-type="float">
              <text:p>32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43]*60*60)+([.E143]*60)+[.F143])" office:value-type="float" office:value="115800" calcext:value-type="float">
              <text:p>115800</text:p>
            </table:table-cell>
            <table:table-cell table:style-name="ce88" table:formula="of:=(([.H143]*60*60)+([.I143]*60)+[.J143])" office:value-type="float" office:value="116040" calcext:value-type="float">
              <text:p>116040</text:p>
            </table:table-cell>
            <table:table-cell table:style-name="ce67"/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9.808" calcext:value-type="float">
              <text:p>9.808</text:p>
            </table:table-cell>
            <table:table-cell table:style-name="ce81" office:value-type="string" calcext:value-type="string">
              <text:p>4965-4979</text:p>
            </table:table-cell>
            <table:table-cell table:style-name="ce93" office:value-type="string" calcext:value-type="string">
              <text:p>Total Time of runs</text:p>
            </table:table-cell>
            <table:table-cell table:style-name="ce66" table:formula="of:=([.L138]-[.K128])" office:value-type="float" office:value="46624" calcext:value-type="float">
              <text:p>46624</text:p>
            </table:table-cell>
            <table:table-cell table:style-name="ce100" office:value-type="string" calcext:value-type="string">
              <text:p>Total elasped time</text:p>
            </table:table-cell>
            <table:table-cell table:style-name="ce66" table:formula="of:=([.L141]-[.K142])+[.M139]" office:value-type="float" office:value="122147" calcext:value-type="float">
              <text:p>122147</text:p>
            </table:table-cell>
            <table:table-cell table:style-name="ce93" office:value-type="string" calcext:value-type="string">
              <text:p>Total dummy</text:p>
            </table:table-cell>
            <table:table-cell table:style-name="ce66" table:formula="of:=([.L143]-[.K143])+[.M140]+[.M141]" office:value-type="float" office:value="4895" calcext:value-type="float">
              <text:p>4895</text:p>
            </table:table-cell>
            <table:table-cell table:style-name="ce93" office:value-type="string" calcext:value-type="string">
              <text:p>Total elasped minus dummy</text:p>
            </table:table-cell>
            <table:table-cell table:style-name="ce66" table:formula="of:=([.F144]-[.H144])" office:value-type="float" office:value="117252" calcext:value-type="float">
              <text:p>117252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9" office:value-type="float" office:value="12.81" calcext:value-type="float">
            <text:p>12.81</text:p>
          </table:table-cell>
          <table:table-cell table:style-name="ce70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0" office:value-type="string" calcext:value-type="string">
              <text:p>*Dummy</text:p>
            </table:table-cell>
            <table:table-cell table:style-name="ce89" office:value-type="float" office:value="4981" calcext:value-type="float">
              <text:p>4981</text:p>
            </table:table-cell>
            <table:table-cell table:style-name="ce70"/>
            <table:table-cell table:style-name="ce89" office:value-type="float" office:value="17" calcext:value-type="float">
              <text:p>17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70"/>
            <table:table-cell table:style-name="ce89" office:value-type="float" office:value="17" calcext:value-type="float">
              <text:p>17</text:p>
            </table:table-cell>
            <table:table-cell table:style-name="ce89" office:value-type="float" office:value="49" calcext:value-type="float">
              <text:p>4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6]*60*60)+([.E146]*60)+[.F146])" office:value-type="float" office:value="61716" calcext:value-type="float">
              <text:p>61716</text:p>
            </table:table-cell>
            <table:table-cell table:style-name="ce89" table:formula="of:=(([.H146]*60*60)+([.I146]*60)+[.J146])" office:value-type="float" office:value="64140" calcext:value-type="float">
              <text:p>64140</text:p>
            </table:table-cell>
            <table:table-cell table:style-name="ce89" table:formula="of:=([.L146]-[.K146])" office:value-type="float" office:value="2424" calcext:value-type="float">
              <text:p>24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*</text:p>
            </table:table-cell>
            <table:table-cell table:style-name="ce89" office:value-type="float" office:value="4982" calcext:value-type="float">
              <text:p>4982</text:p>
            </table:table-cell>
            <table:table-cell table:style-name="ce70"/>
            <table:table-cell table:style-name="ce89" office:value-type="float" office:value="18" calcext:value-type="float">
              <text:p>18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7]*60*60)+([.E147]*60)+[.F147])" office:value-type="float" office:value="65280" calcext:value-type="float">
              <text:p>65280</text:p>
            </table:table-cell>
            <table:table-cell table:style-name="ce89" table:formula="of:=(([.H147]*60*60)+([.I147]*60)+[.J147])" office:value-type="float" office:value="69180" calcext:value-type="float">
              <text:p>69180</text:p>
            </table:table-cell>
            <table:table-cell table:style-name="ce89" table:formula="of:=([.L147]-[.K147])" office:value-type="float" office:value="3900" calcext:value-type="float">
              <text:p>39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3" calcext:value-type="float">
              <text:p>4983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70"/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8]*60*60)+([.E148]*60)+[.F148])" office:value-type="float" office:value="69255" calcext:value-type="float">
              <text:p>69255</text:p>
            </table:table-cell>
            <table:table-cell table:style-name="ce89" table:formula="of:=(([.H148]*60*60)+([.I148]*60)+[.J148])" office:value-type="float" office:value="69300" calcext:value-type="float">
              <text:p>69300</text:p>
            </table:table-cell>
            <table:table-cell table:style-name="ce89" table:formula="of:=([.L148]-[.K148])" office:value-type="float" office:value="45" calcext:value-type="float">
              <text:p>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4" calcext:value-type="float">
              <text:p>4984</text:p>
            </table:table-cell>
            <table:table-cell table:style-name="ce70"/>
            <table:table-cell table:style-name="ce89" office:value-type="float" office:value="21" calcext:value-type="float">
              <text:p>21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49]*60*60)+([.E149]*60)+[.F149])" office:value-type="float" office:value="76445" calcext:value-type="float">
              <text:p>76445</text:p>
            </table:table-cell>
            <table:table-cell table:style-name="ce89" table:formula="of:=(([.H149]*60*60)+([.I149]*60)+[.J149])" office:value-type="float" office:value="80700" calcext:value-type="float">
              <text:p>80700</text:p>
            </table:table-cell>
            <table:table-cell table:style-name="ce89" table:formula="of:=([.L149]-[.K149])" office:value-type="float" office:value="4255" calcext:value-type="float">
              <text:p>425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*</text:p>
            </table:table-cell>
            <table:table-cell table:style-name="ce89" office:value-type="float" office:value="4985" calcext:value-type="float">
              <text:p>4985</text:p>
            </table:table-cell>
            <table:table-cell table:style-name="ce70"/>
            <table:table-cell table:style-name="ce89" office:value-type="float" office:value="22" calcext:value-type="float">
              <text:p>22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0]*60*60)+([.E150]*60)+[.F150])" office:value-type="float" office:value="81720" calcext:value-type="float">
              <text:p>81720</text:p>
            </table:table-cell>
            <table:table-cell table:style-name="ce89" table:formula="of:=(([.H150]*60*60)+([.I150]*60)+[.J150])" office:value-type="float" office:value="85500" calcext:value-type="float">
              <text:p>85500</text:p>
            </table:table-cell>
            <table:table-cell table:style-name="ce89" table:formula="of:=([.L150]-[.K150])" office:value-type="float" office:value="3780" calcext:value-type="float">
              <text:p>37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6" calcext:value-type="float">
              <text:p>4986</text:p>
            </table:table-cell>
            <table:table-cell table:style-name="ce70"/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59" calcext:value-type="float">
              <text:p>59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70"/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55" calcext:value-type="float">
              <text:p>5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1]*60*60)+([.E151]*60)+[.F151])" office:value-type="float" office:value="86355" calcext:value-type="float">
              <text:p>86355</text:p>
            </table:table-cell>
            <table:table-cell table:style-name="ce89" table:formula="of:=(([.H151]*60*60)+([.I151]*60)+[.J151])" office:value-type="float" office:value="89700" calcext:value-type="float">
              <text:p>89700</text:p>
            </table:table-cell>
            <table:table-cell table:style-name="ce89" table:formula="of:=([.L151]-[.K151])" office:value-type="float" office:value="3345" calcext:value-type="float">
              <text:p>33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87" calcext:value-type="float">
              <text:p>4987</text:p>
            </table:table-cell>
            <table:table-cell table:style-name="ce70"/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23" calcext:value-type="float">
              <text:p>23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70"/>
            <table:table-cell table:style-name="ce89" office:value-type="float" office:value="26" calcext:value-type="float">
              <text:p>26</text:p>
            </table:table-cell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2]*60*60)+([.E152]*60)+[.F152])" office:value-type="float" office:value="91415" calcext:value-type="float">
              <text:p>91415</text:p>
            </table:table-cell>
            <table:table-cell table:style-name="ce89" table:formula="of:=(([.H152]*60*60)+([.I152]*60)+[.J152])" office:value-type="float" office:value="94320" calcext:value-type="float">
              <text:p>94320</text:p>
            </table:table-cell>
            <table:table-cell table:style-name="ce89" table:formula="of:=([.L152]-[.K152])" office:value-type="float" office:value="2905" calcext:value-type="float">
              <text:p>29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70" office:value-type="string" calcext:value-type="string">
              <text:p>Beam Down</text:p>
            </table:table-cell>
            <table:table-cell table:style-name="ce70" table:number-columns-repeated="8"/>
            <table:table-cell table:style-name="ce89" table:formula="of:=[.L152]" office:value-type="float" office:value="94320" calcext:value-type="float">
              <text:p>94320</text:p>
            </table:table-cell>
            <table:table-cell table:style-name="ce89" table:formula="of:=[.K154]" office:value-type="float" office:value="153364" calcext:value-type="float">
              <text:p>153364</text:p>
            </table:table-cell>
            <table:table-cell table:style-name="ce89" table:formula="of:=([.L153]-[.K153])" office:value-type="float" office:value="59044" calcext:value-type="float">
              <text:p>59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0" calcext:value-type="float">
              <text:p>4990</text:p>
            </table:table-cell>
            <table:table-cell table:style-name="ce70"/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/>
            <table:table-cell table:style-name="ce89" office:value-type="float" office:value="43" calcext:value-type="float">
              <text:p>43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4]*60*60)+([.E154]*60)+[.F154])" office:value-type="float" office:value="153364" calcext:value-type="float">
              <text:p>153364</text:p>
            </table:table-cell>
            <table:table-cell table:style-name="ce89" table:formula="of:=(([.H154]*60*60)+([.I154]*60)+[.J154])" office:value-type="float" office:value="156600" calcext:value-type="float">
              <text:p>156600</text:p>
            </table:table-cell>
            <table:table-cell table:style-name="ce89" table:formula="of:=([.L154]-[.K154])" office:value-type="float" office:value="3236" calcext:value-type="float">
              <text:p>32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1" calcext:value-type="float">
              <text:p>4991</text:p>
            </table:table-cell>
            <table:table-cell table:style-name="ce70"/>
            <table:table-cell table:style-name="ce89" office:value-type="float" office:value="43" calcext:value-type="float">
              <text:p>43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office:value-type="float" office:value="13" calcext:value-type="float">
              <text:p>13</text:p>
            </table:table-cell>
            <table:table-cell table:style-name="ce70"/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5]*60*60)+([.E155]*60)+[.F155])" office:value-type="float" office:value="156853" calcext:value-type="float">
              <text:p>156853</text:p>
            </table:table-cell>
            <table:table-cell table:style-name="ce89" table:formula="of:=(([.H155]*60*60)+([.I155]*60)+[.J155])" office:value-type="float" office:value="160500" calcext:value-type="float">
              <text:p>160500</text:p>
            </table:table-cell>
            <table:table-cell table:style-name="ce89" table:formula="of:=([.L155]-[.K155])" office:value-type="float" office:value="3647" calcext:value-type="float">
              <text:p>36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4995" calcext:value-type="float">
              <text:p>4995</text:p>
            </table:table-cell>
            <table:table-cell table:style-name="ce70"/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49" calcext:value-type="float">
              <text:p>49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70"/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46" calcext:value-type="float">
              <text:p>46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table:formula="of:=(([.D156]*60*60)+([.E156]*60)+[.F156])" office:value-type="float" office:value="161354" calcext:value-type="float">
              <text:p>161354</text:p>
            </table:table-cell>
            <table:table-cell table:style-name="ce89" table:formula="of:=(([.H156]*60*60)+([.I156]*60)+[.J156])" office:value-type="float" office:value="164794" calcext:value-type="float">
              <text:p>164794</text:p>
            </table:table-cell>
            <table:table-cell table:style-name="ce89" table:formula="of:=([.L156]-[.K156])" office:value-type="float" office:value="3440" calcext:value-type="float">
              <text:p>3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6" calcext:value-type="float">
              <text:p>4996</text:p>
            </table:table-cell>
            <table:table-cell table:style-name="ce70"/>
            <table:table-cell table:style-name="ce89" office:value-type="float" office:value="45" calcext:value-type="float">
              <text:p>45</text:p>
            </table:table-cell>
            <table:table-cell table:style-name="ce89" office:value-type="float" office:value="47" calcext:value-type="float">
              <text:p>47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/>
            <table:table-cell table:style-name="ce89" office:value-type="float" office:value="46" calcext:value-type="float">
              <text:p>46</text:p>
            </table:table-cell>
            <table:table-cell table:style-name="ce89" office:value-type="float" office:value="47" calcext:value-type="float">
              <text:p>47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7]*60*60)+([.E157]*60)+[.F157])" office:value-type="float" office:value="164828" calcext:value-type="float">
              <text:p>164828</text:p>
            </table:table-cell>
            <table:table-cell table:style-name="ce89" table:formula="of:=(([.H157]*60*60)+([.I157]*60)+[.J157])" office:value-type="float" office:value="168420" calcext:value-type="float">
              <text:p>168420</text:p>
            </table:table-cell>
            <table:table-cell table:style-name="ce89" table:formula="of:=([.L157]-[.K157])" office:value-type="float" office:value="3592" calcext:value-type="float">
              <text:p>359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4997" calcext:value-type="float">
              <text:p>4997</text:p>
            </table:table-cell>
            <table:table-cell table:style-name="ce70"/>
            <table:table-cell table:style-name="ce89" office:value-type="float" office:value="46" calcext:value-type="float">
              <text:p>46</text:p>
            </table:table-cell>
            <table:table-cell table:style-name="ce89" office:value-type="float" office:value="48" calcext:value-type="float">
              <text:p>48</text:p>
            </table:table-cell>
            <table:table-cell table:style-name="ce89" office:value-type="float" office:value="18" calcext:value-type="float">
              <text:p>18</text:p>
            </table:table-cell>
            <table:table-cell table:style-name="ce70"/>
            <table:table-cell table:style-name="ce89" office:value-type="float" office:value="48" calcext:value-type="float">
              <text:p>48</text:p>
            </table:table-cell>
            <table:table-cell table:style-name="ce89" office:value-type="float" office:value="25" calcext:value-type="float">
              <text:p>25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table:formula="of:=(([.D158]*60*60)+([.E158]*60)+[.F158])" office:value-type="float" office:value="168498" calcext:value-type="float">
              <text:p>168498</text:p>
            </table:table-cell>
            <table:table-cell table:style-name="ce89" table:formula="of:=(([.H158]*60*60)+([.I158]*60)+[.J158])" office:value-type="float" office:value="174320" calcext:value-type="float">
              <text:p>174320</text:p>
            </table:table-cell>
            <table:table-cell table:style-name="ce89" table:formula="of:=([.L158]-[.K158])" office:value-type="float" office:value="5822" calcext:value-type="float">
              <text:p>58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</text:p>
            </table:table-cell>
            <table:table-cell table:style-name="ce89" office:value-type="float" office:value="4998" calcext:value-type="float">
              <text:p>4998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48+[.C159]" office:value-type="float" office:value="48" calcext:value-type="float">
              <text:p>48</text:p>
            </table:table-cell>
            <table:table-cell table:style-name="ce89" office:value-type="float" office:value="27" calcext:value-type="float">
              <text:p>27</text:p>
            </table:table-cell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48+[.G159]" office:value-type="float" office:value="48" calcext:value-type="float">
              <text:p>48</text:p>
            </table:table-cell>
            <table:table-cell table:style-name="ce89" office:value-type="float" office:value="39" calcext:value-type="float">
              <text:p>39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59]*60*60)+([.E159]*60)+[.F159])" office:value-type="float" office:value="174464" calcext:value-type="float">
              <text:p>174464</text:p>
            </table:table-cell>
            <table:table-cell table:style-name="ce89" table:formula="of:=(([.H159]*60*60)+([.I159]*60)+[.J159])" office:value-type="float" office:value="175140" calcext:value-type="float">
              <text:p>175140</text:p>
            </table:table-cell>
            <table:table-cell table:style-name="ce89" table:formula="of:=([.L159]-[.K159])" office:value-type="float" office:value="676" calcext:value-type="float">
              <text:p>67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70" office:value-type="string" calcext:value-type="string">
              <text:p>Setup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59" calcext:value-type="float">
              <text:p>59</text:p>
            </table:table-cell>
            <table:table-cell table:style-name="ce89" office:value-type="float" office:value="38" calcext:value-type="float">
              <text:p>38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table:formula="of:=(([.D160]*60*60)+([.E160]*60)+[.F160])" office:value-type="float" office:value="46778" calcext:value-type="float">
              <text:p>46778</text:p>
            </table:table-cell>
            <table:table-cell table:style-name="ce89" table:formula="of:=(([.H160]*60*60)+([.I160]*60)+[.J160])" office:value-type="float" office:value="47100" calcext:value-type="float">
              <text:p>47100</text:p>
            </table:table-cell>
            <table:table-cell table:style-name="ce89" table:formula="of:=([.L160]-[.K160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float" office:value="12.81" calcext:value-type="float">
              <text:p>12.81</text:p>
            </table:table-cell>
            <table:table-cell table:style-name="ce83" office:value-type="string" calcext:value-type="string">
              <text:p>4981-4998</text:p>
            </table:table-cell>
            <table:table-cell table:style-name="ce94" office:value-type="string" calcext:value-type="string">
              <text:p>Total Time of runs</text:p>
            </table:table-cell>
            <table:table-cell table:style-name="ce69" table:formula="of:=([.L143]-[.K133])" office:value-type="float" office:value="42735" calcext:value-type="float">
              <text:p>42735</text:p>
            </table:table-cell>
            <table:table-cell table:style-name="ce101" office:value-type="string" calcext:value-type="string">
              <text:p>Total elasped time</text:p>
            </table:table-cell>
            <table:table-cell table:style-name="ce69" table:formula="of:=([.L159]-[.K160])+[.M153]" office:value-type="float" office:value="187406" calcext:value-type="float">
              <text:p>187406</text:p>
            </table:table-cell>
            <table:table-cell table:style-name="ce94" office:value-type="string" calcext:value-type="string">
              <text:p>Total dummy</text:p>
            </table:table-cell>
            <table:table-cell table:style-name="ce69" table:formula="of:=[.M146]+[.M174]" office:value-type="float" office:value="3808" calcext:value-type="float">
              <text:p>3808</text:p>
            </table:table-cell>
            <table:table-cell table:style-name="ce94" office:value-type="string" calcext:value-type="string">
              <text:p>Total elasped minus dummy</text:p>
            </table:table-cell>
            <table:table-cell table:style-name="ce69" table:formula="of:=([.F161]-[.H161])" office:value-type="float" office:value="183598" calcext:value-type="float">
              <text:p>183598</text:p>
            </table:table-cell>
            <table:table-cell table:style-name="ce70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71" office:value-type="float" office:value="15.81" calcext:value-type="float">
            <text:p>15.81</text:p>
          </table:table-cell>
          <table:table-cell table:style-name="ce72" table:number-columns-repeated="12"/>
          <table:table-cell table:style-name="ce2" table:number-columns-repeated="16"/>
          <table:table-cell table:number-columns-repeated="995"/>
        </table:table-row>
        <table:table-row-group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4999" calcext:value-type="float">
              <text:p>4999</text:p>
            </table:table-cell>
            <table:table-cell table:style-name="ce72"/>
            <table:table-cell table:style-name="ce90" office:value-type="float" office:value="0" calcext:value-type="float">
              <text:p>0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90" office:value-type="float" office:value="49" calcext:value-type="float">
              <text:p>49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3]*60*60)+([.E163]*60)+[.F163])" office:value-type="float" office:value="3289" calcext:value-type="float">
              <text:p>3289</text:p>
            </table:table-cell>
            <table:table-cell table:style-name="ce90" table:formula="of:=(([.H163]*60*60)+([.I163]*60)+[.J163])" office:value-type="float" office:value="4020" calcext:value-type="float">
              <text:p>4020</text:p>
            </table:table-cell>
            <table:table-cell table:style-name="ce90" table:formula="of:=([.L163]-[.K163])" office:value-type="float" office:value="731" calcext:value-type="float">
              <text:p>73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0" calcext:value-type="float">
              <text:p>5000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40" calcext:value-type="float">
              <text:p>40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17" calcext:value-type="float">
              <text:p>17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4]*60*60)+([.E164]*60)+[.F164])" office:value-type="float" office:value="4180" calcext:value-type="float">
              <text:p>4180</text:p>
            </table:table-cell>
            <table:table-cell table:style-name="ce90" table:formula="of:=(([.H164]*60*60)+([.I164]*60)+[.J164])" office:value-type="float" office:value="4620" calcext:value-type="float">
              <text:p>4620</text:p>
            </table:table-cell>
            <table:table-cell table:style-name="ce90" table:formula="of:=([.L164]-[.K164])" office:value-type="float" office:value="440" calcext:value-type="float">
              <text:p>4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1" calcext:value-type="float">
              <text:p>5001</text:p>
            </table:table-cell>
            <table:table-cell table:style-name="ce72"/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21" calcext:value-type="float">
              <text:p>21</text:p>
            </table:table-cell>
            <table:table-cell table:style-name="ce90" office:value-type="float" office:value="38" calcext:value-type="float">
              <text:p>38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5]*60*60)+([.E165]*60)+[.F165])" office:value-type="float" office:value="4898" calcext:value-type="float">
              <text:p>4898</text:p>
            </table:table-cell>
            <table:table-cell table:style-name="ce90" table:formula="of:=(([.H165]*60*60)+([.I165]*60)+[.J165])" office:value-type="float" office:value="7920" calcext:value-type="float">
              <text:p>7920</text:p>
            </table:table-cell>
            <table:table-cell table:style-name="ce90" table:formula="of:=([.L165]-[.K165])" office:value-type="float" office:value="3022" calcext:value-type="float">
              <text:p>30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2" calcext:value-type="float">
              <text:p>5002</text:p>
            </table:table-cell>
            <table:table-cell table:style-name="ce72"/>
            <table:table-cell table:style-name="ce90" office:value-type="float" office:value="2" calcext:value-type="float">
              <text:p>2</text:p>
            </table:table-cell>
            <table:table-cell table:style-name="ce90" office:value-type="float" office:value="32" calcext:value-type="float">
              <text:p>32</text:p>
            </table:table-cell>
            <table:table-cell table:style-name="ce90" office:value-type="float" office:value="7" calcext:value-type="float">
              <text:p>7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6]*60*60)+([.E166]*60)+[.F166])" office:value-type="float" office:value="9127" calcext:value-type="float">
              <text:p>9127</text:p>
            </table:table-cell>
            <table:table-cell table:style-name="ce90" table:formula="of:=(([.H166]*60*60)+([.I166]*60)+[.J166])" office:value-type="float" office:value="11100" calcext:value-type="float">
              <text:p>11100</text:p>
            </table:table-cell>
            <table:table-cell table:style-name="ce90" table:formula="of:=([.L166]-[.K166])" office:value-type="float" office:value="1973" calcext:value-type="float">
              <text:p>1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3" calcext:value-type="float">
              <text:p>5003</text:p>
            </table:table-cell>
            <table:table-cell table:style-name="ce72"/>
            <table:table-cell table:style-name="ce90" office:value-type="float" office:value="3" calcext:value-type="float">
              <text:p>3</text:p>
            </table:table-cell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14" calcext:value-type="float">
              <text:p>14</text:p>
            </table:table-cell>
            <table:table-cell table:style-name="ce72"/>
            <table:table-cell table:style-name="ce90" office:value-type="float" office:value="4" calcext:value-type="float">
              <text:p>4</text:p>
            </table:table-cell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7]*60*60)+([.E167]*60)+[.F167])" office:value-type="float" office:value="11174" calcext:value-type="float">
              <text:p>11174</text:p>
            </table:table-cell>
            <table:table-cell table:style-name="ce90" table:formula="of:=(([.H167]*60*60)+([.I167]*60)+[.J167])" office:value-type="float" office:value="14760" calcext:value-type="float">
              <text:p>14760</text:p>
            </table:table-cell>
            <table:table-cell table:style-name="ce90" table:formula="of:=([.L167]-[.K167])" office:value-type="float" office:value="3586" calcext:value-type="float">
              <text:p>358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4" calcext:value-type="float">
              <text:p>5004</text:p>
            </table:table-cell>
            <table:table-cell table:style-name="ce72"/>
            <table:table-cell table:style-name="ce90" office:value-type="float" office:value="4" calcext:value-type="float">
              <text:p>4</text:p>
            </table:table-cell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54" calcext:value-type="float">
              <text:p>54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1" calcext:value-type="float">
              <text:p>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8]*60*60)+([.E168]*60)+[.F168])" office:value-type="float" office:value="14814" calcext:value-type="float">
              <text:p>14814</text:p>
            </table:table-cell>
            <table:table-cell table:style-name="ce90" table:formula="of:=(([.H168]*60*60)+([.I168]*60)+[.J168])" office:value-type="float" office:value="18060" calcext:value-type="float">
              <text:p>18060</text:p>
            </table:table-cell>
            <table:table-cell table:style-name="ce90" table:formula="of:=([.L168]-[.K168])" office:value-type="float" office:value="3246" calcext:value-type="float">
              <text:p>324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5" calcext:value-type="float">
              <text:p>5005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33" calcext:value-type="float">
              <text:p>33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69]*60*60)+([.E169]*60)+[.F169])" office:value-type="float" office:value="18513" calcext:value-type="float">
              <text:p>18513</text:p>
            </table:table-cell>
            <table:table-cell table:style-name="ce90" table:formula="of:=(([.H169]*60*60)+([.I169]*60)+[.J169])" office:value-type="float" office:value="19860" calcext:value-type="float">
              <text:p>19860</text:p>
            </table:table-cell>
            <table:table-cell table:style-name="ce90" table:formula="of:=([.L169]-[.K169])" office:value-type="float" office:value="1347" calcext:value-type="float">
              <text:p>134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6" calcext:value-type="float">
              <text:p>5006</text:p>
            </table:table-cell>
            <table:table-cell table:style-name="ce72"/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36" calcext:value-type="float">
              <text:p>36</text:p>
            </table:table-cell>
            <table:table-cell table:style-name="ce90" office:value-type="float" office:value="2" calcext:value-type="float">
              <text:p>2</text:p>
            </table:table-cell>
            <table:table-cell table:style-name="ce72"/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29" calcext:value-type="float">
              <text:p>29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0]*60*60)+([.E170]*60)+[.F170])" office:value-type="float" office:value="20162" calcext:value-type="float">
              <text:p>20162</text:p>
            </table:table-cell>
            <table:table-cell table:style-name="ce90" table:formula="of:=(([.H170]*60*60)+([.I170]*60)+[.J170])" office:value-type="float" office:value="23340" calcext:value-type="float">
              <text:p>23340</text:p>
            </table:table-cell>
            <table:table-cell table:style-name="ce90" table:formula="of:=([.L170]-[.K170])" office:value-type="float" office:value="3178" calcext:value-type="float">
              <text:p>317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7" calcext:value-type="float">
              <text:p>5007</text:p>
            </table:table-cell>
            <table:table-cell table:style-name="ce72"/>
            <table:table-cell table:style-name="ce90" office:value-type="float" office:value="6" calcext:value-type="float">
              <text:p>6</text:p>
            </table:table-cell>
            <table:table-cell table:style-name="ce90" office:value-type="float" office:value="30" calcext:value-type="float">
              <text:p>30</text:p>
            </table:table-cell>
            <table:table-cell table:style-name="ce90" office:value-type="float" office:value="50" calcext:value-type="float">
              <text:p>50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31" calcext:value-type="float">
              <text:p>3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1]*60*60)+([.E171]*60)+[.F171])" office:value-type="float" office:value="23450" calcext:value-type="float">
              <text:p>23450</text:p>
            </table:table-cell>
            <table:table-cell table:style-name="ce90" table:formula="of:=(([.H171]*60*60)+([.I171]*60)+[.J171])" office:value-type="float" office:value="27060" calcext:value-type="float">
              <text:p>27060</text:p>
            </table:table-cell>
            <table:table-cell table:style-name="ce90" table:formula="of:=([.L171]-[.K171])" office:value-type="float" office:value="3610" calcext:value-type="float">
              <text:p>36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8" calcext:value-type="float">
              <text:p>5008</text:p>
            </table:table-cell>
            <table:table-cell table:style-name="ce72"/>
            <table:table-cell table:style-name="ce90" office:value-type="float" office:value="7" calcext:value-type="float">
              <text:p>7</text:p>
            </table:table-cell>
            <table:table-cell table:style-name="ce90" office:value-type="float" office:value="35" calcext:value-type="float">
              <text:p>35</text:p>
            </table:table-cell>
            <table:table-cell table:style-name="ce90" office:value-type="float" office:value="44" calcext:value-type="float">
              <text:p>44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35" calcext:value-type="float">
              <text:p>3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2]*60*60)+([.E172]*60)+[.F172])" office:value-type="float" office:value="27344" calcext:value-type="float">
              <text:p>27344</text:p>
            </table:table-cell>
            <table:table-cell table:style-name="ce90" table:formula="of:=(([.H172]*60*60)+([.I172]*60)+[.J172])" office:value-type="float" office:value="30900" calcext:value-type="float">
              <text:p>30900</text:p>
            </table:table-cell>
            <table:table-cell table:style-name="ce90" table:formula="of:=([.L172]-[.K172])" office:value-type="float" office:value="3556" calcext:value-type="float">
              <text:p>35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</text:p>
            </table:table-cell>
            <table:table-cell table:style-name="ce90" office:value-type="float" office:value="5009" calcext:value-type="float">
              <text:p>5009</text:p>
            </table:table-cell>
            <table:table-cell table:style-name="ce72"/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36" calcext:value-type="float">
              <text:p>36</text:p>
            </table:table-cell>
            <table:table-cell table:style-name="ce90" office:value-type="float" office:value="13" calcext:value-type="float">
              <text:p>13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18" calcext:value-type="float">
              <text:p>1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3]*60*60)+([.E173]*60)+[.F173])" office:value-type="float" office:value="30973" calcext:value-type="float">
              <text:p>30973</text:p>
            </table:table-cell>
            <table:table-cell table:style-name="ce90" table:formula="of:=(([.H173]*60*60)+([.I173]*60)+[.J173])" office:value-type="float" office:value="33480" calcext:value-type="float">
              <text:p>33480</text:p>
            </table:table-cell>
            <table:table-cell table:style-name="ce90" table:formula="of:=([.L173]-[.K173])" office:value-type="float" office:value="2507" calcext:value-type="float">
              <text:p>250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Dummy</text:p>
            </table:table-cell>
            <table:table-cell table:style-name="ce90" office:value-type="float" office:value="5011" calcext:value-type="float">
              <text:p>5011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7" calcext:value-type="float">
              <text:p>27</text:p>
            </table:table-cell>
            <table:table-cell table:style-name="ce90" office:value-type="float" office:value="56" calcext:value-type="float">
              <text:p>56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51" calcext:value-type="float">
              <text:p>51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4]*60*60)+([.E174]*60)+[.F174])" office:value-type="float" office:value="34076" calcext:value-type="float">
              <text:p>34076</text:p>
            </table:table-cell>
            <table:table-cell table:style-name="ce90" table:formula="of:=(([.H174]*60*60)+([.I174]*60)+[.J174])" office:value-type="float" office:value="35460" calcext:value-type="float">
              <text:p>35460</text:p>
            </table:table-cell>
            <table:table-cell table:style-name="ce90" table:formula="of:=([.L174]-[.K174])" office:value-type="float" office:value="1384" calcext:value-type="float">
              <text:p>13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 office:value-type="string" calcext:value-type="string">
              <text:p>*Dummy</text:p>
            </table:table-cell>
            <table:table-cell table:style-name="ce90" office:value-type="float" office:value="5012" calcext:value-type="float">
              <text:p>5012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52" calcext:value-type="float">
              <text:p>52</text:p>
            </table:table-cell>
            <table:table-cell table:style-name="ce90" office:value-type="float" office:value="11" calcext:value-type="float">
              <text:p>11</text:p>
            </table:table-cell>
            <table:table-cell table:style-name="ce72"/>
            <table:table-cell table:style-name="ce90" office:value-type="float" office:value="10" calcext:value-type="float">
              <text:p>10</text:p>
            </table:table-cell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5]*60*60)+([.E175]*60)+[.F175])" office:value-type="float" office:value="35531" calcext:value-type="float">
              <text:p>35531</text:p>
            </table:table-cell>
            <table:table-cell table:style-name="ce90" table:formula="of:=(([.H175]*60*60)+([.I175]*60)+[.J175])" office:value-type="float" office:value="36720" calcext:value-type="float">
              <text:p>36720</text:p>
            </table:table-cell>
            <table:table-cell table:style-name="ce90" table:formula="of:=([.L175]-[.K175])" office:value-type="float" office:value="1189" calcext:value-type="float">
              <text:p>11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0" office:value-type="float" office:value="12" calcext:value-type="float">
              <text:p>12</text:p>
            </table:table-cell>
            <table:table-cell table:style-name="ce90" office:value-type="float" office:value="59" calcext:value-type="float">
              <text:p>59</text:p>
            </table:table-cell>
            <table:table-cell table:style-name="ce90" office:value-type="float" office:value="38" calcext:value-type="float">
              <text:p>38</text:p>
            </table:table-cell>
            <table:table-cell table:style-name="ce72"/>
            <table:table-cell table:style-name="ce90" office:value-type="float" office:value="13" calcext:value-type="float">
              <text:p>13</text:p>
            </table:table-cell>
            <table:table-cell table:style-name="ce90" office:value-type="float" office:value="5" calcext:value-type="float">
              <text:p>5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176]*60*60)+([.E176]*60)+[.F176])" office:value-type="float" office:value="46778" calcext:value-type="float">
              <text:p>46778</text:p>
            </table:table-cell>
            <table:table-cell table:style-name="ce90" table:formula="of:=(([.H176]*60*60)+([.I176]*60)+[.J176])" office:value-type="float" office:value="47100" calcext:value-type="float">
              <text:p>47100</text:p>
            </table:table-cell>
            <table:table-cell table:style-name="ce90" table:formula="of:=([.L176]-[.K176])" office:value-type="float" office:value="322" calcext:value-type="float">
              <text:p>3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2"/>
            <table:table-cell table:style-name="ce72" office:value-type="string" calcext:value-type="string">
              <text:p>Change Target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2" calcext:value-type="float">
              <text:p>22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9" calcext:value-type="float">
              <text:p>9</text:p>
            </table:table-cell>
            <table:table-cell table:style-name="ce90" office:value-type="float" office:value="27" calcext:value-type="float">
              <text:p>27</text:p>
            </table:table-cell>
            <table:table-cell table:style-name="ce90" office:value-type="float" office:value="56" calcext:value-type="float">
              <text:p>56</text:p>
            </table:table-cell>
            <table:table-cell table:style-name="ce90" table:formula="of:=(([.D177]*60*60)+([.E177]*60)+[.F177])" office:value-type="float" office:value="33720" calcext:value-type="float">
              <text:p>33720</text:p>
            </table:table-cell>
            <table:table-cell table:style-name="ce90" table:formula="of:=(([.H177]*60*60)+([.I177]*60)+[.J177])" office:value-type="float" office:value="34076" calcext:value-type="float">
              <text:p>34076</text:p>
            </table:table-cell>
            <table:table-cell table:style-name="ce90" table:formula="of:=([.L177]-[.K177])" office:value-type="float" office:value="356" calcext:value-type="float">
              <text:p>3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1" office:value-type="float" office:value="12.81" calcext:value-type="float">
              <text:p>12.81</text:p>
            </table:table-cell>
            <table:table-cell table:style-name="ce76" office:value-type="string" calcext:value-type="string">
              <text:p>4999-5012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71" table:formula="of:=([.L158]-[.K148])" office:value-type="float" office:value="105065" calcext:value-type="float">
              <text:p>105065</text:p>
            </table:table-cell>
            <table:table-cell table:style-name="ce102" office:value-type="string" calcext:value-type="string">
              <text:p>Total elasped time</text:p>
            </table:table-cell>
            <table:table-cell table:style-name="ce71" table:formula="of:=([.L173]-[.K163])+[.M176]" office:value-type="float" office:value="30513" calcext:value-type="float">
              <text:p>30513</text:p>
            </table:table-cell>
            <table:table-cell table:style-name="ce95" office:value-type="string" calcext:value-type="string">
              <text:p>Total dummy</text:p>
            </table:table-cell>
            <table:table-cell table:style-name="ce71" table:formula="of:=[.M174]+[.M175]+[.M177]" office:value-type="float" office:value="2929" calcext:value-type="float">
              <text:p>2929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71" table:formula="of:=([.F178]-[.H178])" office:value-type="float" office:value="27584" calcext:value-type="float">
              <text:p>27584</text:p>
            </table:table-cell>
            <table:table-cell table:style-name="ce72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2" table:number-columns-repeated="29"/>
          <table:table-cell table:number-columns-repeated="995"/>
        </table:table-row>
        <table:table-row table:style-name="ro3">
          <table:table-cell table:style-name="ce66" office:value-type="float" office:value="12.46" calcext:value-type="float">
            <text:p>12.46</text:p>
          </table:table-cell>
          <table:table-cell table:style-name="ce67" table:number-columns-repeated="12"/>
          <table:table-cell table:style-name="ce2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5013" calcext:value-type="float">
              <text:p>5013</text:p>
            </table:table-cell>
            <table:table-cell table:style-name="ce67"/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54" calcext:value-type="float">
              <text:p>54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67"/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50" calcext:value-type="float">
              <text:p>5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1]*60*60)+([.E181]*60)+[.F181])" office:value-type="float" office:value="39247" calcext:value-type="float">
              <text:p>39247</text:p>
            </table:table-cell>
            <table:table-cell table:style-name="ce88" table:formula="of:=(([.H181]*60*60)+([.I181]*60)+[.J181])" office:value-type="float" office:value="42600" calcext:value-type="float">
              <text:p>42600</text:p>
            </table:table-cell>
            <table:table-cell table:style-name="ce88" table:formula="of:=([.L181]-[.K181])" office:value-type="float" office:value="3353" calcext:value-type="float">
              <text:p>335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5014" calcext:value-type="float">
              <text:p>5014</text:p>
            </table:table-cell>
            <table:table-cell table:style-name="ce67"/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51" calcext:value-type="float">
              <text:p>51</text:p>
            </table:table-cell>
            <table:table-cell table:style-name="ce88" office:value-type="float" office:value="45" calcext:value-type="float">
              <text:p>45</text:p>
            </table:table-cell>
            <table:table-cell table:style-name="ce67"/>
            <table:table-cell table:style-name="ce88" office:value-type="float" office:value="12" calcext:value-type="float">
              <text:p>12</text:p>
            </table:table-cell>
            <table:table-cell table:style-name="ce88" office:value-type="float" office:value="49" calcext:value-type="float">
              <text:p>4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2]*60*60)+([.E182]*60)+[.F182])" office:value-type="float" office:value="42705" calcext:value-type="float">
              <text:p>42705</text:p>
            </table:table-cell>
            <table:table-cell table:style-name="ce88" table:formula="of:=(([.H182]*60*60)+([.I182]*60)+[.J182])" office:value-type="float" office:value="46140" calcext:value-type="float">
              <text:p>46140</text:p>
            </table:table-cell>
            <table:table-cell table:style-name="ce88" table:formula="of:=([.L182]-[.K182])" office:value-type="float" office:value="3435" calcext:value-type="float">
              <text:p>343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15" calcext:value-type="float">
              <text:p>5015</text:p>
            </table:table-cell>
            <table:table-cell table:style-name="ce67"/>
            <table:table-cell table:style-name="ce88" office:value-type="float" office:value="12" calcext:value-type="float">
              <text:p>12</text:p>
            </table:table-cell>
            <table:table-cell table:style-name="ce88" office:value-type="float" office:value="50" calcext:value-type="float">
              <text:p>50</text:p>
            </table:table-cell>
            <table:table-cell table:style-name="ce88" office:value-type="float" office:value="40" calcext:value-type="float">
              <text:p>40</text:p>
            </table:table-cell>
            <table:table-cell table:style-name="ce67"/>
            <table:table-cell table:style-name="ce88" office:value-type="float" office:value="13" calcext:value-type="float">
              <text:p>13</text:p>
            </table:table-cell>
            <table:table-cell table:style-name="ce88" office:value-type="float" office:value="51" calcext:value-type="float">
              <text:p>51</text:p>
            </table:table-cell>
            <table:table-cell table:style-name="ce88" office:value-type="float" office:value="17" calcext:value-type="float">
              <text:p>17</text:p>
            </table:table-cell>
            <table:table-cell table:style-name="ce88" table:formula="of:=(([.D183]*60*60)+([.E183]*60)+[.F183])" office:value-type="float" office:value="46240" calcext:value-type="float">
              <text:p>46240</text:p>
            </table:table-cell>
            <table:table-cell table:style-name="ce88" table:formula="of:=(([.H183]*60*60)+([.I183]*60)+[.J183])" office:value-type="float" office:value="49877" calcext:value-type="float">
              <text:p>49877</text:p>
            </table:table-cell>
            <table:table-cell table:style-name="ce88" table:formula="of:=([.L183]-[.K183])" office:value-type="float" office:value="3637" calcext:value-type="float">
              <text:p>363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*</text:p>
            </table:table-cell>
            <table:table-cell table:style-name="ce88" office:value-type="float" office:value="5017" calcext:value-type="float">
              <text:p>5017</text:p>
            </table:table-cell>
            <table:table-cell table:style-name="ce67"/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12" calcext:value-type="float">
              <text:p>1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/>
            <table:table-cell table:style-name="ce88" office:value-type="float" office:value="15" calcext:value-type="float">
              <text:p>15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4]*60*60)+([.E184]*60)+[.F184])" office:value-type="float" office:value="51120" calcext:value-type="float">
              <text:p>51120</text:p>
            </table:table-cell>
            <table:table-cell table:style-name="ce88" table:formula="of:=(([.H184]*60*60)+([.I184]*60)+[.J184])" office:value-type="float" office:value="54240" calcext:value-type="float">
              <text:p>54240</text:p>
            </table:table-cell>
            <table:table-cell table:style-name="ce88" table:formula="of:=([.L184]-[.K184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5018" calcext:value-type="float">
              <text:p>5018</text:p>
            </table:table-cell>
            <table:table-cell table:style-name="ce67"/>
            <table:table-cell table:style-name="ce88" office:value-type="float" office:value="15" calcext:value-type="float">
              <text:p>15</text:p>
            </table:table-cell>
            <table:table-cell table:style-name="ce88" office:value-type="float" office:value="5" calcext:value-type="float">
              <text:p>5</text:p>
            </table:table-cell>
            <table:table-cell table:style-name="ce88" office:value-type="float" office:value="38" calcext:value-type="float">
              <text:p>38</text:p>
            </table:table-cell>
            <table:table-cell table:style-name="ce67"/>
            <table:table-cell table:style-name="ce88" office:value-type="float" office:value="16" calcext:value-type="float">
              <text:p>16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5]*60*60)+([.E185]*60)+[.F185])" office:value-type="float" office:value="54338" calcext:value-type="float">
              <text:p>54338</text:p>
            </table:table-cell>
            <table:table-cell table:style-name="ce88" table:formula="of:=(([.H185]*60*60)+([.I185]*60)+[.J185])" office:value-type="float" office:value="57780" calcext:value-type="float">
              <text:p>57780</text:p>
            </table:table-cell>
            <table:table-cell table:style-name="ce88" table:formula="of:=([.L185]-[.K185])" office:value-type="float" office:value="3442" calcext:value-type="float">
              <text:p>34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</text:p>
            </table:table-cell>
            <table:table-cell table:style-name="ce88" office:value-type="float" office:value="5019" calcext:value-type="float">
              <text:p>5019</text:p>
            </table:table-cell>
            <table:table-cell table:style-name="ce67"/>
            <table:table-cell table:style-name="ce88" office:value-type="float" office:value="16" calcext:value-type="float">
              <text:p>16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office:value-type="float" office:value="28" calcext:value-type="float">
              <text:p>28</text:p>
            </table:table-cell>
            <table:table-cell table:style-name="ce67"/>
            <table:table-cell table:style-name="ce88" office:value-type="float" office:value="17" calcext:value-type="float">
              <text:p>17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6]*60*60)+([.E186]*60)+[.F186])" office:value-type="float" office:value="57868" calcext:value-type="float">
              <text:p>57868</text:p>
            </table:table-cell>
            <table:table-cell table:style-name="ce88" table:formula="of:=(([.H186]*60*60)+([.I186]*60)+[.J186])" office:value-type="float" office:value="61380" calcext:value-type="float">
              <text:p>61380</text:p>
            </table:table-cell>
            <table:table-cell table:style-name="ce88" table:formula="of:=([.L186]-[.K186])" office:value-type="float" office:value="3512" calcext:value-type="float">
              <text:p>35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0" calcext:value-type="float">
              <text:p>5020</text:p>
            </table:table-cell>
            <table:table-cell table:style-name="ce67"/>
            <table:table-cell table:style-name="ce88" office:value-type="float" office:value="17" calcext:value-type="float">
              <text:p>17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office:value-type="float" office:value="6" calcext:value-type="float">
              <text:p>6</text:p>
            </table:table-cell>
            <table:table-cell table:style-name="ce67"/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7]*60*60)+([.E187]*60)+[.F187])" office:value-type="float" office:value="61446" calcext:value-type="float">
              <text:p>61446</text:p>
            </table:table-cell>
            <table:table-cell table:style-name="ce88" table:formula="of:=(([.H187]*60*60)+([.I187]*60)+[.J187])" office:value-type="float" office:value="65220" calcext:value-type="float">
              <text:p>65220</text:p>
            </table:table-cell>
            <table:table-cell table:style-name="ce88" table:formula="of:=([.L187]-[.K187])" office:value-type="float" office:value="3774" calcext:value-type="float">
              <text:p>377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1" calcext:value-type="float">
              <text:p>5021</text:p>
            </table:table-cell>
            <table:table-cell table:style-name="ce67"/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88" office:value-type="float" office:value="37" calcext:value-type="float">
              <text:p>37</text:p>
            </table:table-cell>
            <table:table-cell table:style-name="ce67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88]*60*60)+([.E188]*60)+[.F188])" office:value-type="float" office:value="65257" calcext:value-type="float">
              <text:p>65257</text:p>
            </table:table-cell>
            <table:table-cell table:style-name="ce88" table:formula="of:=(([.H188]*60*60)+([.I188]*60)+[.J188])" office:value-type="float" office:value="69000" calcext:value-type="float">
              <text:p>69000</text:p>
            </table:table-cell>
            <table:table-cell table:style-name="ce88" table:formula="of:=([.L188]-[.K188])" office:value-type="float" office:value="3743" calcext:value-type="float">
              <text:p>37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2" calcext:value-type="float">
              <text:p>5022</text:p>
            </table:table-cell>
            <table:table-cell table:style-name="ce67"/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52" calcext:value-type="float">
              <text:p>52</text:p>
            </table:table-cell>
            <table:table-cell table:style-name="ce67"/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8" calcext:value-type="float">
              <text:p>8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table:formula="of:=(([.D189]*60*60)+([.E189]*60)+[.F189])" office:value-type="float" office:value="69052" calcext:value-type="float">
              <text:p>69052</text:p>
            </table:table-cell>
            <table:table-cell table:style-name="ce88" table:formula="of:=(([.H189]*60*60)+([.I189]*60)+[.J189])" office:value-type="float" office:value="72501" calcext:value-type="float">
              <text:p>72501</text:p>
            </table:table-cell>
            <table:table-cell table:style-name="ce88" table:formula="of:=([.L189]-[.K189])" office:value-type="float" office:value="3449" calcext:value-type="float">
              <text:p>344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3" calcext:value-type="float">
              <text:p>5023</text:p>
            </table:table-cell>
            <table:table-cell table:style-name="ce67"/>
            <table:table-cell table:style-name="ce88" office:value-type="float" office:value="20" calcext:value-type="float">
              <text:p>20</text:p>
            </table:table-cell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59" calcext:value-type="float">
              <text:p>59</text:p>
            </table:table-cell>
            <table:table-cell table:style-name="ce67"/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0]*60*60)+([.E190]*60)+[.F190])" office:value-type="float" office:value="72719" calcext:value-type="float">
              <text:p>72719</text:p>
            </table:table-cell>
            <table:table-cell table:style-name="ce88" table:formula="of:=(([.H190]*60*60)+([.I190]*60)+[.J190])" office:value-type="float" office:value="76200" calcext:value-type="float">
              <text:p>76200</text:p>
            </table:table-cell>
            <table:table-cell table:style-name="ce88" table:formula="of:=([.L190]-[.K190])" office:value-type="float" office:value="3481" calcext:value-type="float">
              <text:p>348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4" calcext:value-type="float">
              <text:p>5024</text:p>
            </table:table-cell>
            <table:table-cell table:style-name="ce67"/>
            <table:table-cell table:style-name="ce88" office:value-type="float" office:value="21" calcext:value-type="float">
              <text:p>21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47" calcext:value-type="float">
              <text:p>47</text:p>
            </table:table-cell>
            <table:table-cell table:style-name="ce67"/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1]*60*60)+([.E191]*60)+[.F191])" office:value-type="float" office:value="76247" calcext:value-type="float">
              <text:p>76247</text:p>
            </table:table-cell>
            <table:table-cell table:style-name="ce88" table:formula="of:=(([.H191]*60*60)+([.I191]*60)+[.J191])" office:value-type="float" office:value="79860" calcext:value-type="float">
              <text:p>79860</text:p>
            </table:table-cell>
            <table:table-cell table:style-name="ce88" table:formula="of:=([.L191]-[.K191])" office:value-type="float" office:value="3613" calcext:value-type="float">
              <text:p>3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5" calcext:value-type="float">
              <text:p>5025</text:p>
            </table:table-cell>
            <table:table-cell table:style-name="ce67"/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58" calcext:value-type="float">
              <text:p>58</text:p>
            </table:table-cell>
            <table:table-cell table:style-name="ce67"/>
            <table:table-cell table:style-name="ce88" office:value-type="float" office:value="23" calcext:value-type="float">
              <text:p>23</text:p>
            </table:table-cell>
            <table:table-cell table:style-name="ce88" office:value-type="float" office:value="14" calcext:value-type="float">
              <text:p>14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2]*60*60)+([.E192]*60)+[.F192])" office:value-type="float" office:value="80098" calcext:value-type="float">
              <text:p>80098</text:p>
            </table:table-cell>
            <table:table-cell table:style-name="ce88" table:formula="of:=(([.H192]*60*60)+([.I192]*60)+[.J192])" office:value-type="float" office:value="83640" calcext:value-type="float">
              <text:p>83640</text:p>
            </table:table-cell>
            <table:table-cell table:style-name="ce88" table:formula="of:=([.L192]-[.K192])" office:value-type="float" office:value="3542" calcext:value-type="float">
              <text:p>35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**</text:p>
            </table:table-cell>
            <table:table-cell table:style-name="ce88" office:value-type="float" office:value="5026" calcext:value-type="float">
              <text:p>5026</text:p>
            </table:table-cell>
            <table:table-cell table:style-name="ce67"/>
            <table:table-cell table:style-name="ce88" office:value-type="float" office:value="23" calcext:value-type="float">
              <text:p>23</text:p>
            </table:table-cell>
            <table:table-cell table:style-name="ce88" office:value-type="float" office:value="15" calcext:value-type="float">
              <text:p>15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/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3]*60*60)+([.E193]*60)+[.F193])" office:value-type="float" office:value="83700" calcext:value-type="float">
              <text:p>83700</text:p>
            </table:table-cell>
            <table:table-cell table:style-name="ce88" table:formula="of:=(([.H193]*60*60)+([.I193]*60)+[.J193])" office:value-type="float" office:value="87000" calcext:value-type="float">
              <text:p>87000</text:p>
            </table:table-cell>
            <table:table-cell table:style-name="ce88" table:formula="of:=([.L193]-[.K193])" office:value-type="float" office:value="3300" calcext:value-type="float">
              <text:p>33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27" calcext:value-type="float">
              <text:p>5027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[.C194]+24)" office:value-type="float" office:value="24" calcext:value-type="float">
              <text:p>24</text:p>
            </table:table-cell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29" calcext:value-type="float">
              <text:p>29</text:p>
            </table:table-cell>
            <table:table-cell table:style-name="ce88" office:value-type="float" office:value="1" calcext:value-type="float">
              <text:p>1</text:p>
            </table:table-cell>
            <table:table-cell table:style-name="ce88" table:formula="of:=([.G194]+24)" office:value-type="float" office:value="25" calcext:value-type="float">
              <text:p>25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55" calcext:value-type="float">
              <text:p>55</text:p>
            </table:table-cell>
            <table:table-cell table:style-name="ce88" table:formula="of:=(([.D194]*60*60)+([.E194]*60)+[.F194])" office:value-type="float" office:value="87089" calcext:value-type="float">
              <text:p>87089</text:p>
            </table:table-cell>
            <table:table-cell table:style-name="ce88" table:formula="of:=(([.H194]*60*60)+([.I194]*60)+[.J194])" office:value-type="float" office:value="91555" calcext:value-type="float">
              <text:p>91555</text:p>
            </table:table-cell>
            <table:table-cell table:style-name="ce88" table:formula="of:=([.L194]-[.K194])" office:value-type="float" office:value="4466" calcext:value-type="float">
              <text:p>446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Dummy</text:p>
            </table:table-cell>
            <table:table-cell table:style-name="ce88" office:value-type="float" office:value="5029" calcext:value-type="float">
              <text:p>5029</text:p>
            </table:table-cell>
            <table:table-cell table:style-name="ce88" office:value-type="float" office:value="1" calcext:value-type="float">
              <text:p>1</text:p>
            </table:table-cell>
            <table:table-cell table:style-name="ce88" table:formula="of:=([.C195]+24)" office:value-type="float" office:value="25" calcext:value-type="float">
              <text:p>25</text:p>
            </table:table-cell>
            <table:table-cell table:style-name="ce88" office:value-type="float" office:value="38" calcext:value-type="float">
              <text:p>38</text:p>
            </table:table-cell>
            <table:table-cell table:style-name="ce88" office:value-type="float" office:value="36" calcext:value-type="float">
              <text:p>36</text:p>
            </table:table-cell>
            <table:table-cell table:style-name="ce88" office:value-type="float" office:value="2" calcext:value-type="float">
              <text:p>2</text:p>
            </table:table-cell>
            <table:table-cell table:style-name="ce88" table:formula="of:=([.G195]+24)" office:value-type="float" office:value="26" calcext:value-type="float">
              <text:p>26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5]*60*60)+([.E195]*60)+[.F195])" office:value-type="float" office:value="92316" calcext:value-type="float">
              <text:p>92316</text:p>
            </table:table-cell>
            <table:table-cell table:style-name="ce88" table:formula="of:=(([.H195]*60*60)+([.I195]*60)+[.J195])" office:value-type="float" office:value="94920" calcext:value-type="float">
              <text:p>94920</text:p>
            </table:table-cell>
            <table:table-cell table:style-name="ce88" table:formula="of:=([.L195]-[.K195])" office:value-type="float" office:value="2604" calcext:value-type="float">
              <text:p>260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 office:value-type="string" calcext:value-type="string">
              <text:p>Dummy</text:p>
            </table:table-cell>
            <table:table-cell table:style-name="ce88" office:value-type="float" office:value="5030" calcext:value-type="float">
              <text:p>5030</text:p>
            </table:table-cell>
            <table:table-cell table:style-name="ce88" office:value-type="float" office:value="2" calcext:value-type="float">
              <text:p>2</text:p>
            </table:table-cell>
            <table:table-cell table:style-name="ce88" table:formula="of:=([.C196]+24)" office:value-type="float" office:value="26" calcext:value-type="float">
              <text:p>26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30" calcext:value-type="float">
              <text:p>30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 table:formula="of:=([.G196]+24)" office:value-type="float" office:value="27" calcext:value-type="float">
              <text:p>27</text:p>
            </table:table-cell>
            <table:table-cell table:style-name="ce88" office:value-type="float" office:value="11" calcext:value-type="float">
              <text:p>11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6]*60*60)+([.E196]*60)+[.F196])" office:value-type="float" office:value="94950" calcext:value-type="float">
              <text:p>94950</text:p>
            </table:table-cell>
            <table:table-cell table:style-name="ce88" table:formula="of:=(([.H196]*60*60)+([.I196]*60)+[.J196])" office:value-type="float" office:value="97860" calcext:value-type="float">
              <text:p>97860</text:p>
            </table:table-cell>
            <table:table-cell table:style-name="ce88" table:formula="of:=([.L196]-[.K196])" office:value-type="float" office:value="2910" calcext:value-type="float">
              <text:p>29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31" calcext:value-type="float">
              <text:p>5031</text:p>
            </table:table-cell>
            <table:table-cell table:style-name="ce88" office:value-type="float" office:value="3" calcext:value-type="float">
              <text:p>3</text:p>
            </table:table-cell>
            <table:table-cell table:style-name="ce88" table:formula="of:=([.C197]+24)" office:value-type="float" office:value="27" calcext:value-type="float">
              <text:p>27</text:p>
            </table:table-cell>
            <table:table-cell table:style-name="ce88" office:value-type="float" office:value="24" calcext:value-type="float">
              <text:p>24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table:formula="of:=([.G197]+24)" office:value-type="float" office:value="28" calcext:value-type="float">
              <text:p>28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31" calcext:value-type="float">
              <text:p>31</text:p>
            </table:table-cell>
            <table:table-cell table:style-name="ce88" table:formula="of:=(([.D197]*60*60)+([.E197]*60)+[.F197])" office:value-type="float" office:value="98647" calcext:value-type="float">
              <text:p>98647</text:p>
            </table:table-cell>
            <table:table-cell table:style-name="ce88" table:formula="of:=(([.H197]*60*60)+([.I197]*60)+[.J197])" office:value-type="float" office:value="102331" calcext:value-type="float">
              <text:p>102331</text:p>
            </table:table-cell>
            <table:table-cell table:style-name="ce88" table:formula="of:=([.L197]-[.K197])" office:value-type="float" office:value="3684" calcext:value-type="float">
              <text:p>368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32" calcext:value-type="float">
              <text:p>5032</text:p>
            </table:table-cell>
            <table:table-cell table:style-name="ce88" office:value-type="float" office:value="4" calcext:value-type="float">
              <text:p>4</text:p>
            </table:table-cell>
            <table:table-cell table:style-name="ce88" table:formula="of:=([.C198]+24)" office:value-type="float" office:value="28" calcext:value-type="float">
              <text:p>28</text:p>
            </table:table-cell>
            <table:table-cell table:style-name="ce88" office:value-type="float" office:value="26" calcext:value-type="float">
              <text:p>26</text:p>
            </table:table-cell>
            <table:table-cell table:style-name="ce88" office:value-type="float" office:value="15" calcext:value-type="float">
              <text:p>15</text:p>
            </table:table-cell>
            <table:table-cell table:style-name="ce88" office:value-type="float" office:value="5" calcext:value-type="float">
              <text:p>5</text:p>
            </table:table-cell>
            <table:table-cell table:style-name="ce88" table:formula="of:=([.G198]+24)" office:value-type="float" office:value="29" calcext:value-type="float">
              <text:p>29</text:p>
            </table:table-cell>
            <table:table-cell table:style-name="ce88" office:value-type="float" office:value="18" calcext:value-type="float">
              <text:p>18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198]*60*60)+([.E198]*60)+[.F198])" office:value-type="float" office:value="102375" calcext:value-type="float">
              <text:p>102375</text:p>
            </table:table-cell>
            <table:table-cell table:style-name="ce88" table:formula="of:=(([.H198]*60*60)+([.I198]*60)+[.J198])" office:value-type="float" office:value="105480" calcext:value-type="float">
              <text:p>105480</text:p>
            </table:table-cell>
            <table:table-cell table:style-name="ce88" table:formula="of:=([.L198]-[.K198])" office:value-type="float" office:value="3105" calcext:value-type="float">
              <text:p>310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33" calcext:value-type="float">
              <text:p>5033</text:p>
            </table:table-cell>
            <table:table-cell table:style-name="ce88" office:value-type="float" office:value="5" calcext:value-type="float">
              <text:p>5</text:p>
            </table:table-cell>
            <table:table-cell table:style-name="ce88" table:formula="of:=([.C199]+24)" office:value-type="float" office:value="29" calcext:value-type="float">
              <text:p>29</text:p>
            </table:table-cell>
            <table:table-cell table:style-name="ce88" office:value-type="float" office:value="19" calcext:value-type="float">
              <text:p>19</text:p>
            </table:table-cell>
            <table:table-cell table:style-name="ce88" office:value-type="float" office:value="13" calcext:value-type="float">
              <text:p>13</text:p>
            </table:table-cell>
            <table:table-cell table:style-name="ce88" office:value-type="float" office:value="7" calcext:value-type="float">
              <text:p>7</text:p>
            </table:table-cell>
            <table:table-cell table:style-name="ce88" table:formula="of:=([.G199]+24)" office:value-type="float" office:value="31" calcext:value-type="float">
              <text:p>31</text:p>
            </table:table-cell>
            <table:table-cell table:style-name="ce88" office:value-type="float" office:value="2" calcext:value-type="float">
              <text:p>2</text:p>
            </table:table-cell>
            <table:table-cell table:style-name="ce88" office:value-type="float" office:value="23" calcext:value-type="float">
              <text:p>23</text:p>
            </table:table-cell>
            <table:table-cell table:style-name="ce88" table:formula="of:=(([.D199]*60*60)+([.E199]*60)+[.F199])" office:value-type="float" office:value="105553" calcext:value-type="float">
              <text:p>105553</text:p>
            </table:table-cell>
            <table:table-cell table:style-name="ce88" table:formula="of:=(([.H199]*60*60)+([.I199]*60)+[.J199])" office:value-type="float" office:value="111743" calcext:value-type="float">
              <text:p>111743</text:p>
            </table:table-cell>
            <table:table-cell table:style-name="ce88" table:formula="of:=([.L199]-[.K199])" office:value-type="float" office:value="6190" calcext:value-type="float">
              <text:p>619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38" calcext:value-type="float">
              <text:p>5038</text:p>
            </table:table-cell>
            <table:table-cell table:style-name="ce88" office:value-type="float" office:value="21" calcext:value-type="float">
              <text:p>21</text:p>
            </table:table-cell>
            <table:table-cell table:style-name="ce88" table:formula="of:=([.C200]+24)" office:value-type="float" office:value="45" calcext:value-type="float">
              <text:p>45</text:p>
            </table:table-cell>
            <table:table-cell table:style-name="ce88" office:value-type="float" office:value="40" calcext:value-type="float">
              <text:p>40</text:p>
            </table:table-cell>
            <table:table-cell table:style-name="ce88" office:value-type="float" office:value="17" calcext:value-type="float">
              <text:p>17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table:formula="of:=([.G200]+24)" office:value-type="float" office:value="46" calcext:value-type="float">
              <text:p>46</text:p>
            </table:table-cell>
            <table:table-cell table:style-name="ce88" office:value-type="float" office:value="36" calcext:value-type="float">
              <text:p>36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200]*60*60)+([.E200]*60)+[.F200])" office:value-type="float" office:value="164417" calcext:value-type="float">
              <text:p>164417</text:p>
            </table:table-cell>
            <table:table-cell table:style-name="ce88" table:formula="of:=(([.H200]*60*60)+([.I200]*60)+[.J200])" office:value-type="float" office:value="167760" calcext:value-type="float">
              <text:p>167760</text:p>
            </table:table-cell>
            <table:table-cell table:style-name="ce88" table:formula="of:=([.L200]-[.K200])" office:value-type="float" office:value="3343" calcext:value-type="float">
              <text:p>33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88" office:value-type="float" office:value="5039" calcext:value-type="float">
              <text:p>5039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table:formula="of:=([.C201]+24)" office:value-type="float" office:value="46" calcext:value-type="float">
              <text:p>46</text:p>
            </table:table-cell>
            <table:table-cell table:style-name="ce88" office:value-type="float" office:value="37" calcext:value-type="float">
              <text:p>37</text:p>
            </table:table-cell>
            <table:table-cell table:style-name="ce88" office:value-type="float" office:value="57" calcext:value-type="float">
              <text:p>57</text:p>
            </table:table-cell>
            <table:table-cell table:style-name="ce88" office:value-type="float" office:value="23" calcext:value-type="float">
              <text:p>23</text:p>
            </table:table-cell>
            <table:table-cell table:style-name="ce88" table:formula="of:=([.G201]+24)" office:value-type="float" office:value="47" calcext:value-type="float">
              <text:p>47</text:p>
            </table:table-cell>
            <table:table-cell table:style-name="ce88" office:value-type="float" office:value="39" calcext:value-type="float">
              <text:p>39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201]*60*60)+([.E201]*60)+[.F201])" office:value-type="float" office:value="167877" calcext:value-type="float">
              <text:p>167877</text:p>
            </table:table-cell>
            <table:table-cell table:style-name="ce88" table:formula="of:=(([.H201]*60*60)+([.I201]*60)+[.J201])" office:value-type="float" office:value="171540" calcext:value-type="float">
              <text:p>171540</text:p>
            </table:table-cell>
            <table:table-cell table:style-name="ce88" table:formula="of:=([.L201]-[.K201])" office:value-type="float" office:value="3663" calcext:value-type="float">
              <text:p>366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Setup</text:p>
            </table:table-cell>
            <table:table-cell table:style-name="ce67"/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/>
            <table:table-cell table:style-name="ce88" office:value-type="float" office:value="11" calcext:value-type="float">
              <text:p>11</text:p>
            </table:table-cell>
            <table:table-cell table:number-columns-repeated="2" table:style-name="ce88" office:value-type="float" office:value="0" calcext:value-type="float">
              <text:p>0</text:p>
            </table:table-cell>
            <table:table-cell table:style-name="ce88" table:formula="of:=(([.D202]*60*60)+([.E202]*60)+[.F202])" office:value-type="float" office:value="37500" calcext:value-type="float">
              <text:p>37500</text:p>
            </table:table-cell>
            <table:table-cell table:style-name="ce88" table:formula="of:=(([.H202]*60*60)+([.I202]*60)+[.J202])" office:value-type="float" office:value="39600" calcext:value-type="float">
              <text:p>39600</text:p>
            </table:table-cell>
            <table:table-cell table:style-name="ce88" table:formula="of:=([.L202]-[.K202])" office:value-type="float" office:value="2100" calcext:value-type="float">
              <text:p>21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7"/>
            <table:table-cell table:style-name="ce67" office:value-type="string" calcext:value-type="string">
              <text:p>Change Target</text:p>
            </table:table-cell>
            <table:table-cell table:style-name="ce67"/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22" calcext:value-type="float">
              <text:p>22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67"/>
            <table:table-cell table:style-name="ce88" office:value-type="float" office:value="10" calcext:value-type="float">
              <text:p>10</text:p>
            </table:table-cell>
            <table:table-cell table:style-name="ce88" office:value-type="float" office:value="25" calcext:value-type="float">
              <text:p>25</text:p>
            </table:table-cell>
            <table:table-cell table:style-name="ce88" office:value-type="float" office:value="0" calcext:value-type="float">
              <text:p>0</text:p>
            </table:table-cell>
            <table:table-cell table:style-name="ce88" table:formula="of:=(([.D203]*60*60)+([.E203]*60)+[.F203])" office:value-type="float" office:value="37320" calcext:value-type="float">
              <text:p>37320</text:p>
            </table:table-cell>
            <table:table-cell table:style-name="ce88" table:formula="of:=(([.H203]*60*60)+([.I203]*60)+[.J203])" office:value-type="float" office:value="37500" calcext:value-type="float">
              <text:p>37500</text:p>
            </table:table-cell>
            <table:table-cell table:style-name="ce88" table:formula="of:=([.L203]-[.K203])" office:value-type="float" office:value="180" calcext:value-type="float">
              <text:p>18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6" office:value-type="float" office:value="12.81" calcext:value-type="float">
              <text:p>12.81</text:p>
            </table:table-cell>
            <table:table-cell table:style-name="ce81" office:value-type="string" calcext:value-type="string">
              <text:p>5013-5039</text:p>
            </table:table-cell>
            <table:table-cell table:style-name="ce93" office:value-type="string" calcext:value-type="string">
              <text:p>Total Time of runs</text:p>
            </table:table-cell>
            <table:table-cell table:style-name="ce66" table:formula="of:=([.L168]-[.K158])" office:value-type="float" office:value="-150438" calcext:value-type="float">
              <text:p>-150438</text:p>
            </table:table-cell>
            <table:table-cell table:style-name="ce100" office:value-type="string" calcext:value-type="string">
              <text:p>Total elasped time</text:p>
            </table:table-cell>
            <table:table-cell table:style-name="ce66" table:formula="of:=([.L201]-[.K203])" office:value-type="float" office:value="134220" calcext:value-type="float">
              <text:p>134220</text:p>
            </table:table-cell>
            <table:table-cell table:style-name="ce93" office:value-type="string" calcext:value-type="string">
              <text:p>Total dummy</text:p>
            </table:table-cell>
            <table:table-cell table:style-name="ce66" table:formula="of:=[.M195]+[.M196]+[.M203]" office:value-type="float" office:value="5694" calcext:value-type="float">
              <text:p>5694</text:p>
            </table:table-cell>
            <table:table-cell table:style-name="ce93" office:value-type="string" calcext:value-type="string">
              <text:p>Total elasped minus dummy</text:p>
            </table:table-cell>
            <table:table-cell table:style-name="ce66" table:formula="of:=([.F204]-[.H204])" office:value-type="float" office:value="128526" calcext:value-type="float">
              <text:p>128526</text:p>
            </table:table-cell>
            <table:table-cell table:style-name="ce67" table:number-columns-repeated="3"/>
            <table:table-cell table:style-name="ce2" table:number-columns-repeated="16"/>
            <table:table-cell table:number-columns-repeated="995"/>
          </table:table-row>
        </table:table-row-group>
        <table:table-row table:style-name="ro3">
          <table:table-cell table:style-name="ce69" office:value-type="float" office:value="9.42" calcext:value-type="float">
            <text:p>9.42</text:p>
          </table:table-cell>
          <table:table-cell table:style-name="ce70" table:number-columns-repeated="12"/>
          <table:table-cell table:style-name="ce43" table:number-columns-repeated="16"/>
          <table:table-cell table:number-columns-repeated="995"/>
        </table:table-row>
        <table:table-row-group table:display="false">
          <table:table-row table:style-name="ro3" table:visibility="collapse">
            <table:table-cell table:style-name="ce70"/>
            <table:table-cell table:style-name="ce89" office:value-type="float" office:value="5040" calcext:value-type="float">
              <text:p>5040</text:p>
            </table:table-cell>
            <table:table-cell table:style-name="ce70"/>
            <table:table-cell table:style-name="ce89" office:value-type="float" office:value="1" calcext:value-type="float">
              <text:p>1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70"/>
            <table:table-cell table:style-name="ce89" office:value-type="float" office:value="1" calcext:value-type="float">
              <text:p>1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06]*60*60)+([.E206]*60)+[.F206])" office:value-type="float" office:value="5076" calcext:value-type="float">
              <text:p>5076</text:p>
            </table:table-cell>
            <table:table-cell table:style-name="ce70" table:formula="of:=(([.H206]*60*60)+([.I206]*60)+[.J206])" office:value-type="float" office:value="6120" calcext:value-type="float">
              <text:p>6120</text:p>
            </table:table-cell>
            <table:table-cell table:style-name="ce70" table:formula="of:=([.L206]-[.K206])" office:value-type="float" office:value="1044" calcext:value-type="float">
              <text:p>1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1" calcext:value-type="float">
              <text:p>5041</text:p>
            </table:table-cell>
            <table:table-cell table:style-name="ce70"/>
            <table:table-cell table:style-name="ce89" office:value-type="float" office:value="2" calcext:value-type="float">
              <text:p>2</text:p>
            </table:table-cell>
            <table:table-cell table:style-name="ce89" office:value-type="float" office:value="20" calcext:value-type="float">
              <text:p>20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/>
            <table:table-cell table:style-name="ce89" office:value-type="float" office:value="2" calcext:value-type="float">
              <text:p>2</text:p>
            </table:table-cell>
            <table:table-cell table:style-name="ce89" office:value-type="float" office:value="54" calcext:value-type="float">
              <text:p>5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07]*60*60)+([.E207]*60)+[.F207])" office:value-type="float" office:value="8408" calcext:value-type="float">
              <text:p>8408</text:p>
            </table:table-cell>
            <table:table-cell table:style-name="ce70" table:formula="of:=(([.H207]*60*60)+([.I207]*60)+[.J207])" office:value-type="float" office:value="10440" calcext:value-type="float">
              <text:p>10440</text:p>
            </table:table-cell>
            <table:table-cell table:style-name="ce70" table:formula="of:=([.L207]-[.K207])" office:value-type="float" office:value="2032" calcext:value-type="float">
              <text:p>203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2" calcext:value-type="float">
              <text:p>5042</text:p>
            </table:table-cell>
            <table:table-cell table:style-name="ce70"/>
            <table:table-cell table:style-name="ce89" office:value-type="float" office:value="3" calcext:value-type="float">
              <text:p>3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70"/>
            <table:table-cell table:style-name="ce89" office:value-type="float" office:value="4" calcext:value-type="float">
              <text:p>4</text:p>
            </table:table-cell>
            <table:table-cell table:style-name="ce89" office:value-type="float" office:value="3" calcext:value-type="float">
              <text:p>3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08]*60*60)+([.E208]*60)+[.F208])" office:value-type="float" office:value="11337" calcext:value-type="float">
              <text:p>11337</text:p>
            </table:table-cell>
            <table:table-cell table:style-name="ce70" table:formula="of:=(([.H208]*60*60)+([.I208]*60)+[.J208])" office:value-type="float" office:value="14580" calcext:value-type="float">
              <text:p>14580</text:p>
            </table:table-cell>
            <table:table-cell table:style-name="ce70" table:formula="of:=([.L208]-[.K208])" office:value-type="float" office:value="3243" calcext:value-type="float">
              <text:p>324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4" calcext:value-type="float">
              <text:p>5044</text:p>
            </table:table-cell>
            <table:table-cell table:style-name="ce70"/>
            <table:table-cell table:style-name="ce89" office:value-type="float" office:value="4" calcext:value-type="float">
              <text:p>4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26" calcext:value-type="float">
              <text:p>26</text:p>
            </table:table-cell>
            <table:table-cell table:style-name="ce70"/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48" calcext:value-type="float">
              <text:p>48</text:p>
            </table:table-cell>
            <table:table-cell table:style-name="ce70" table:formula="of:=(([.D209]*60*60)+([.E209]*60)+[.F209])" office:value-type="float" office:value="15326" calcext:value-type="float">
              <text:p>15326</text:p>
            </table:table-cell>
            <table:table-cell table:style-name="ce70" table:formula="of:=(([.H209]*60*60)+([.I209]*60)+[.J209])" office:value-type="float" office:value="19488" calcext:value-type="float">
              <text:p>19488</text:p>
            </table:table-cell>
            <table:table-cell table:style-name="ce70" table:formula="of:=([.L209]-[.K209])" office:value-type="float" office:value="4162" calcext:value-type="float">
              <text:p>416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5" calcext:value-type="float">
              <text:p>5045</text:p>
            </table:table-cell>
            <table:table-cell table:style-name="ce70"/>
            <table:table-cell table:style-name="ce89" office:value-type="float" office:value="5" calcext:value-type="float">
              <text:p>5</text:p>
            </table:table-cell>
            <table:table-cell table:style-name="ce89" office:value-type="float" office:value="33" calcext:value-type="float">
              <text:p>33</text:p>
            </table:table-cell>
            <table:table-cell table:style-name="ce89" office:value-type="float" office:value="16" calcext:value-type="float">
              <text:p>16</text:p>
            </table:table-cell>
            <table:table-cell table:style-name="ce70"/>
            <table:table-cell table:style-name="ce89" office:value-type="float" office:value="6" calcext:value-type="float">
              <text:p>6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10]*60*60)+([.E210]*60)+[.F210])" office:value-type="float" office:value="19996" calcext:value-type="float">
              <text:p>19996</text:p>
            </table:table-cell>
            <table:table-cell table:style-name="ce70" table:formula="of:=(([.H210]*60*60)+([.I210]*60)+[.J210])" office:value-type="float" office:value="23040" calcext:value-type="float">
              <text:p>23040</text:p>
            </table:table-cell>
            <table:table-cell table:style-name="ce70" table:formula="of:=([.L210]-[.K210])" office:value-type="float" office:value="3044" calcext:value-type="float">
              <text:p>304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6" calcext:value-type="float">
              <text:p>5046</text:p>
            </table:table-cell>
            <table:table-cell table:style-name="ce70"/>
            <table:table-cell table:style-name="ce89" office:value-type="float" office:value="6" calcext:value-type="float">
              <text:p>6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89" office:value-type="float" office:value="50" calcext:value-type="float">
              <text:p>50</text:p>
            </table:table-cell>
            <table:table-cell table:style-name="ce70"/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office:value-type="float" office:value="4" calcext:value-type="float">
              <text:p>4</text:p>
            </table:table-cell>
            <table:table-cell table:style-name="ce70" table:formula="of:=(([.D211]*60*60)+([.E211]*60)+[.F211])" office:value-type="float" office:value="23750" calcext:value-type="float">
              <text:p>23750</text:p>
            </table:table-cell>
            <table:table-cell table:style-name="ce70" table:formula="of:=(([.H211]*60*60)+([.I211]*60)+[.J211])" office:value-type="float" office:value="27244" calcext:value-type="float">
              <text:p>27244</text:p>
            </table:table-cell>
            <table:table-cell table:style-name="ce70" table:formula="of:=([.L211]-[.K211])" office:value-type="float" office:value="3494" calcext:value-type="float">
              <text:p>349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7" calcext:value-type="float">
              <text:p>5047</text:p>
            </table:table-cell>
            <table:table-cell table:style-name="ce70"/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89" office:value-type="float" office:value="6" calcext:value-type="float">
              <text:p>6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2" calcext:value-type="float">
              <text:p>32</text:p>
            </table:table-cell>
            <table:table-cell table:style-name="ce89" office:value-type="float" office:value="33" calcext:value-type="float">
              <text:p>33</text:p>
            </table:table-cell>
            <table:table-cell table:style-name="ce70" table:formula="of:=(([.D212]*60*60)+([.E212]*60)+[.F212])" office:value-type="float" office:value="27366" calcext:value-type="float">
              <text:p>27366</text:p>
            </table:table-cell>
            <table:table-cell table:style-name="ce70" table:formula="of:=(([.H212]*60*60)+([.I212]*60)+[.J212])" office:value-type="float" office:value="30753" calcext:value-type="float">
              <text:p>30753</text:p>
            </table:table-cell>
            <table:table-cell table:style-name="ce70" table:formula="of:=([.L212]-[.K212])" office:value-type="float" office:value="3387" calcext:value-type="float">
              <text:p>338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8" calcext:value-type="float">
              <text:p>5048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4" calcext:value-type="float">
              <text:p>34</text:p>
            </table:table-cell>
            <table:table-cell table:style-name="ce89" office:value-type="float" office:value="16" calcext:value-type="float">
              <text:p>16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42" calcext:value-type="float">
              <text:p>42</text:p>
            </table:table-cell>
            <table:table-cell table:style-name="ce89" office:value-type="float" office:value="24" calcext:value-type="float">
              <text:p>24</text:p>
            </table:table-cell>
            <table:table-cell table:style-name="ce70" table:formula="of:=(([.D213]*60*60)+([.E213]*60)+[.F213])" office:value-type="float" office:value="30856" calcext:value-type="float">
              <text:p>30856</text:p>
            </table:table-cell>
            <table:table-cell table:style-name="ce70" table:formula="of:=(([.H213]*60*60)+([.I213]*60)+[.J213])" office:value-type="float" office:value="31344" calcext:value-type="float">
              <text:p>31344</text:p>
            </table:table-cell>
            <table:table-cell table:style-name="ce70" table:formula="of:=([.L213]-[.K213])" office:value-type="float" office:value="488" calcext:value-type="float">
              <text:p>48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49" calcext:value-type="float">
              <text:p>5049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47" calcext:value-type="float">
              <text:p>47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70"/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57" calcext:value-type="float">
              <text:p>57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70" table:formula="of:=(([.D214]*60*60)+([.E214]*60)+[.F214])" office:value-type="float" office:value="31639" calcext:value-type="float">
              <text:p>31639</text:p>
            </table:table-cell>
            <table:table-cell table:style-name="ce70" table:formula="of:=(([.H214]*60*60)+([.I214]*60)+[.J214])" office:value-type="float" office:value="32239" calcext:value-type="float">
              <text:p>32239</text:p>
            </table:table-cell>
            <table:table-cell table:style-name="ce70" table:formula="of:=([.L214]-[.K214])" office:value-type="float" office:value="600" calcext:value-type="float">
              <text:p>6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0" calcext:value-type="float">
              <text:p>5050</text:p>
            </table:table-cell>
            <table:table-cell table:style-name="ce70"/>
            <table:table-cell table:style-name="ce89" office:value-type="float" office:value="9" calcext:value-type="float">
              <text:p>9</text:p>
            </table:table-cell>
            <table:table-cell table:style-name="ce89" office:value-type="float" office:value="19" calcext:value-type="float">
              <text:p>19</text:p>
            </table:table-cell>
            <table:table-cell table:style-name="ce89" office:value-type="float" office:value="49" calcext:value-type="float">
              <text:p>49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15" calcext:value-type="float">
              <text:p>15</text:p>
            </table:table-cell>
            <table:table-cell table:style-name="ce89" office:value-type="float" office:value="29" calcext:value-type="float">
              <text:p>29</text:p>
            </table:table-cell>
            <table:table-cell table:style-name="ce70" table:formula="of:=(([.D215]*60*60)+([.E215]*60)+[.F215])" office:value-type="float" office:value="33589" calcext:value-type="float">
              <text:p>33589</text:p>
            </table:table-cell>
            <table:table-cell table:style-name="ce70" table:formula="of:=(([.H215]*60*60)+([.I215]*60)+[.J215])" office:value-type="float" office:value="36929" calcext:value-type="float">
              <text:p>36929</text:p>
            </table:table-cell>
            <table:table-cell table:style-name="ce70" table:formula="of:=([.L215]-[.K215])" office:value-type="float" office:value="3340" calcext:value-type="float">
              <text:p>334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1" calcext:value-type="float">
              <text:p>5051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16" calcext:value-type="float">
              <text:p>16</text:p>
            </table:table-cell>
            <table:table-cell table:style-name="ce89" office:value-type="float" office:value="10" calcext:value-type="float">
              <text:p>10</text:p>
            </table:table-cell>
            <table:table-cell table:style-name="ce70"/>
            <table:table-cell table:style-name="ce89" office:value-type="float" office:value="10" calcext:value-type="float">
              <text:p>10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 table:formula="of:=(([.D216]*60*60)+([.E216]*60)+[.F216])" office:value-type="float" office:value="36970" calcext:value-type="float">
              <text:p>36970</text:p>
            </table:table-cell>
            <table:table-cell table:style-name="ce70" table:formula="of:=(([.H216]*60*60)+([.I216]*60)+[.J216])" office:value-type="float" office:value="37800" calcext:value-type="float">
              <text:p>37800</text:p>
            </table:table-cell>
            <table:table-cell table:style-name="ce70" table:formula="of:=([.L216]-[.K216])" office:value-type="float" office:value="830" calcext:value-type="float">
              <text:p>83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2" calcext:value-type="float">
              <text:p>5052</text:p>
            </table:table-cell>
            <table:table-cell table:style-name="ce70"/>
            <table:table-cell table:style-name="ce89" office:value-type="float" office:value="11" calcext:value-type="float">
              <text:p>11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55" calcext:value-type="float">
              <text:p>55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70" table:formula="of:=(([.D217]*60*60)+([.E217]*60)+[.F217])" office:value-type="float" office:value="40495" calcext:value-type="float">
              <text:p>40495</text:p>
            </table:table-cell>
            <table:table-cell table:style-name="ce70" table:formula="of:=(([.H217]*60*60)+([.I217]*60)+[.J217])" office:value-type="float" office:value="43208" calcext:value-type="float">
              <text:p>43208</text:p>
            </table:table-cell>
            <table:table-cell table:style-name="ce70" table:formula="of:=([.L217]-[.K217])" office:value-type="float" office:value="2713" calcext:value-type="float">
              <text:p>27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3" calcext:value-type="float">
              <text:p>5053</text:p>
            </table:table-cell>
            <table:table-cell table:style-name="ce70"/>
            <table:table-cell table:style-name="ce89" office:value-type="float" office:value="12" calcext:value-type="float">
              <text:p>12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36" calcext:value-type="float">
              <text:p>36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7" calcext:value-type="float">
              <text:p>7</text:p>
            </table:table-cell>
            <table:table-cell table:style-name="ce89" office:value-type="float" office:value="35" calcext:value-type="float">
              <text:p>35</text:p>
            </table:table-cell>
            <table:table-cell table:style-name="ce70" table:formula="of:=(([.D218]*60*60)+([.E218]*60)+[.F218])" office:value-type="float" office:value="43716" calcext:value-type="float">
              <text:p>43716</text:p>
            </table:table-cell>
            <table:table-cell table:style-name="ce70" table:formula="of:=(([.H218]*60*60)+([.I218]*60)+[.J218])" office:value-type="float" office:value="47255" calcext:value-type="float">
              <text:p>47255</text:p>
            </table:table-cell>
            <table:table-cell table:style-name="ce70" table:formula="of:=([.L218]-[.K218])" office:value-type="float" office:value="3539" calcext:value-type="float">
              <text:p>353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4" calcext:value-type="float">
              <text:p>5054</text:p>
            </table:table-cell>
            <table:table-cell table:style-name="ce70"/>
            <table:table-cell table:style-name="ce89" office:value-type="float" office:value="13" calcext:value-type="float">
              <text:p>13</text:p>
            </table:table-cell>
            <table:table-cell table:style-name="ce89" office:value-type="float" office:value="8" calcext:value-type="float">
              <text:p>8</text:p>
            </table:table-cell>
            <table:table-cell table:style-name="ce89" office:value-type="float" office:value="14" calcext:value-type="float">
              <text:p>14</text:p>
            </table:table-cell>
            <table:table-cell table:style-name="ce70"/>
            <table:table-cell table:style-name="ce89" office:value-type="float" office:value="14" calcext:value-type="float">
              <text:p>14</text:p>
            </table:table-cell>
            <table:table-cell table:style-name="ce89" office:value-type="float" office:value="2" calcext:value-type="float">
              <text:p>2</text:p>
            </table:table-cell>
            <table:table-cell table:style-name="ce89" office:value-type="float" office:value="30" calcext:value-type="float">
              <text:p>30</text:p>
            </table:table-cell>
            <table:table-cell table:style-name="ce70" table:formula="of:=(([.D219]*60*60)+([.E219]*60)+[.F219])" office:value-type="float" office:value="47294" calcext:value-type="float">
              <text:p>47294</text:p>
            </table:table-cell>
            <table:table-cell table:style-name="ce70" table:formula="of:=(([.H219]*60*60)+([.I219]*60)+[.J219])" office:value-type="float" office:value="50550" calcext:value-type="float">
              <text:p>50550</text:p>
            </table:table-cell>
            <table:table-cell table:style-name="ce70" table:formula="of:=([.L219]-[.K219])" office:value-type="float" office:value="3256" calcext:value-type="float">
              <text:p>325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5" calcext:value-type="float">
              <text:p>5055</text:p>
            </table:table-cell>
            <table:table-cell table:style-name="ce70"/>
            <table:table-cell table:style-name="ce70" office:value-type="float" office:value="14" calcext:value-type="float">
              <text:p>14</text:p>
            </table:table-cell>
            <table:table-cell table:style-name="ce70" office:value-type="float" office:value="3" calcext:value-type="float">
              <text:p>3</text:p>
            </table:table-cell>
            <table:table-cell table:style-name="ce70" office:value-type="float" office:value="18" calcext:value-type="float">
              <text:p>18</text:p>
            </table:table-cell>
            <table:table-cell table:style-name="ce70"/>
            <table:table-cell table:style-name="ce70" office:value-type="float" office:value="14" calcext:value-type="float">
              <text:p>14</text:p>
            </table:table-cell>
            <table:table-cell table:style-name="ce70" office:value-type="float" office:value="59" calcext:value-type="float">
              <text:p>59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0]*60*60)+([.E220]*60)+[.F220])" office:value-type="float" office:value="50598" calcext:value-type="float">
              <text:p>50598</text:p>
            </table:table-cell>
            <table:table-cell table:style-name="ce70" table:formula="of:=(([.H220]*60*60)+([.I220]*60)+[.J220])" office:value-type="float" office:value="53940" calcext:value-type="float">
              <text:p>53940</text:p>
            </table:table-cell>
            <table:table-cell table:style-name="ce70" table:formula="of:=([.L220]-[.K220])" office:value-type="float" office:value="3342" calcext:value-type="float">
              <text:p>334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6" calcext:value-type="float">
              <text:p>5056</text:p>
            </table:table-cell>
            <table:table-cell table:style-name="ce70"/>
            <table:table-cell table:style-name="ce70" office:value-type="float" office:value="15" calcext:value-type="float">
              <text:p>15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/>
            <table:table-cell table:style-name="ce70" office:value-type="float" office:value="15" calcext:value-type="float">
              <text:p>15</text:p>
            </table:table-cell>
            <table:table-cell table:style-name="ce70" office:value-type="float" office:value="44" calcext:value-type="float">
              <text:p>44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1]*60*60)+([.E221]*60)+[.F221])" office:value-type="float" office:value="54021" calcext:value-type="float">
              <text:p>54021</text:p>
            </table:table-cell>
            <table:table-cell table:style-name="ce70" table:formula="of:=(([.H221]*60*60)+([.I221]*60)+[.J221])" office:value-type="float" office:value="56640" calcext:value-type="float">
              <text:p>56640</text:p>
            </table:table-cell>
            <table:table-cell table:style-name="ce70" table:formula="of:=([.L221]-[.K221])" office:value-type="float" office:value="2619" calcext:value-type="float">
              <text:p>261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7" calcext:value-type="float">
              <text:p>5057</text:p>
            </table:table-cell>
            <table:table-cell table:style-name="ce70"/>
            <table:table-cell table:style-name="ce70" office:value-type="float" office:value="15" calcext:value-type="float">
              <text:p>15</text:p>
            </table:table-cell>
            <table:table-cell table:style-name="ce70" office:value-type="float" office:value="45" calcext:value-type="float">
              <text:p>45</text:p>
            </table:table-cell>
            <table:table-cell table:style-name="ce70" office:value-type="float" office:value="7" calcext:value-type="float">
              <text:p>7</text:p>
            </table:table-cell>
            <table:table-cell table:style-name="ce70"/>
            <table:table-cell table:style-name="ce70" office:value-type="float" office:value="16" calcext:value-type="float">
              <text:p>16</text:p>
            </table:table-cell>
            <table:table-cell table:style-name="ce70" office:value-type="float" office:value="44" calcext:value-type="float">
              <text:p>44</text:p>
            </table:table-cell>
            <table:table-cell table:style-name="ce70" office:value-type="float" office:value="24" calcext:value-type="float">
              <text:p>24</text:p>
            </table:table-cell>
            <table:table-cell table:style-name="ce70" table:formula="of:=(([.D222]*60*60)+([.E222]*60)+[.F222])" office:value-type="float" office:value="56707" calcext:value-type="float">
              <text:p>56707</text:p>
            </table:table-cell>
            <table:table-cell table:style-name="ce70" table:formula="of:=(([.H222]*60*60)+([.I222]*60)+[.J222])" office:value-type="float" office:value="60264" calcext:value-type="float">
              <text:p>60264</text:p>
            </table:table-cell>
            <table:table-cell table:style-name="ce70" table:formula="of:=([.L222]-[.K222])" office:value-type="float" office:value="3557" calcext:value-type="float">
              <text:p>355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8" calcext:value-type="float">
              <text:p>5058</text:p>
            </table:table-cell>
            <table:table-cell table:style-name="ce70"/>
            <table:table-cell table:style-name="ce70" office:value-type="float" office:value="16" calcext:value-type="float">
              <text:p>16</text:p>
            </table:table-cell>
            <table:table-cell table:style-name="ce70" office:value-type="float" office:value="45" calcext:value-type="float">
              <text:p>45</text:p>
            </table:table-cell>
            <table:table-cell table:style-name="ce70" office:value-type="float" office:value="23" calcext:value-type="float">
              <text:p>23</text:p>
            </table:table-cell>
            <table:table-cell table:style-name="ce70"/>
            <table:table-cell table:style-name="ce70" office:value-type="float" office:value="17" calcext:value-type="float">
              <text:p>17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9" calcext:value-type="float">
              <text:p>9</text:p>
            </table:table-cell>
            <table:table-cell table:style-name="ce70" table:formula="of:=(([.D223]*60*60)+([.E223]*60)+[.F223])" office:value-type="float" office:value="60323" calcext:value-type="float">
              <text:p>60323</text:p>
            </table:table-cell>
            <table:table-cell table:style-name="ce70" table:formula="of:=(([.H223]*60*60)+([.I223]*60)+[.J223])" office:value-type="float" office:value="63729" calcext:value-type="float">
              <text:p>63729</text:p>
            </table:table-cell>
            <table:table-cell table:style-name="ce70" table:formula="of:=([.L223]-[.K223])" office:value-type="float" office:value="3406" calcext:value-type="float">
              <text:p>340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59" calcext:value-type="float">
              <text:p>5059</text:p>
            </table:table-cell>
            <table:table-cell table:style-name="ce70"/>
            <table:table-cell table:style-name="ce70" office:value-type="float" office:value="18" calcext:value-type="float">
              <text:p>18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11" calcext:value-type="float">
              <text:p>11</text:p>
            </table:table-cell>
            <table:table-cell table:style-name="ce70"/>
            <table:table-cell table:style-name="ce70" office:value-type="float" office:value="19" calcext:value-type="float">
              <text:p>19</text:p>
            </table:table-cell>
            <table:table-cell table:style-name="ce70" office:value-type="float" office:value="48" calcext:value-type="float">
              <text:p>48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 table:formula="of:=(([.D224]*60*60)+([.E224]*60)+[.F224])" office:value-type="float" office:value="67331" calcext:value-type="float">
              <text:p>67331</text:p>
            </table:table-cell>
            <table:table-cell table:style-name="ce70" table:formula="of:=(([.H224]*60*60)+([.I224]*60)+[.J224])" office:value-type="float" office:value="71301" calcext:value-type="float">
              <text:p>71301</text:p>
            </table:table-cell>
            <table:table-cell table:style-name="ce70" table:formula="of:=([.L224]-[.K224])" office:value-type="float" office:value="3970" calcext:value-type="float">
              <text:p>397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*</text:p>
            </table:table-cell>
            <table:table-cell table:style-name="ce89" office:value-type="float" office:value="5060" calcext:value-type="float">
              <text:p>5060</text:p>
            </table:table-cell>
            <table:table-cell table:style-name="ce70"/>
            <table:table-cell table:style-name="ce70" office:value-type="float" office:value="19" calcext:value-type="float">
              <text:p>19</text:p>
            </table:table-cell>
            <table:table-cell table:style-name="ce70" office:value-type="float" office:value="50" calcext:value-type="float">
              <text:p>50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20" calcext:value-type="float">
              <text:p>20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5]*60*60)+([.E225]*60)+[.F225])" office:value-type="float" office:value="71400" calcext:value-type="float">
              <text:p>71400</text:p>
            </table:table-cell>
            <table:table-cell table:style-name="ce70" table:formula="of:=(([.H225]*60*60)+([.I225]*60)+[.J225])" office:value-type="float" office:value="74520" calcext:value-type="float">
              <text:p>74520</text:p>
            </table:table-cell>
            <table:table-cell table:style-name="ce70" table:formula="of:=([.L225]-[.K225])" office:value-type="float" office:value="3120" calcext:value-type="float">
              <text:p>31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1" calcext:value-type="float">
              <text:p>5061</text:p>
            </table:table-cell>
            <table:table-cell table:style-name="ce70"/>
            <table:table-cell table:style-name="ce70" office:value-type="float" office:value="21" calcext:value-type="float">
              <text:p>21</text:p>
            </table:table-cell>
            <table:table-cell table:style-name="ce70" office:value-type="float" office:value="43" calcext:value-type="float">
              <text:p>43</text:p>
            </table:table-cell>
            <table:table-cell table:style-name="ce70" office:value-type="float" office:value="13" calcext:value-type="float">
              <text:p>13</text:p>
            </table:table-cell>
            <table:table-cell table:style-name="ce70"/>
            <table:table-cell table:style-name="ce70" office:value-type="float" office:value="21" calcext:value-type="float">
              <text:p>21</text:p>
            </table:table-cell>
            <table:table-cell table:style-name="ce70" office:value-type="float" office:value="46" calcext:value-type="float">
              <text:p>46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6]*60*60)+([.E226]*60)+[.F226])" office:value-type="float" office:value="78193" calcext:value-type="float">
              <text:p>78193</text:p>
            </table:table-cell>
            <table:table-cell table:style-name="ce70" table:formula="of:=(([.H226]*60*60)+([.I226]*60)+[.J226])" office:value-type="float" office:value="78360" calcext:value-type="float">
              <text:p>78360</text:p>
            </table:table-cell>
            <table:table-cell table:style-name="ce70" table:formula="of:=([.L226]-[.K226])" office:value-type="float" office:value="167" calcext:value-type="float">
              <text:p>167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2" calcext:value-type="float">
              <text:p>5062</text:p>
            </table:table-cell>
            <table:table-cell table:style-name="ce70"/>
            <table:table-cell table:style-name="ce70" office:value-type="float" office:value="22" calcext:value-type="float">
              <text:p>22</text:p>
            </table:table-cell>
            <table:table-cell table:style-name="ce70" office:value-type="float" office:value="24" calcext:value-type="float">
              <text:p>24</text:p>
            </table:table-cell>
            <table:table-cell table:style-name="ce70" office:value-type="float" office:value="57" calcext:value-type="float">
              <text:p>57</text:p>
            </table:table-cell>
            <table:table-cell table:style-name="ce70"/>
            <table:table-cell table:style-name="ce70" office:value-type="float" office:value="23" calcext:value-type="float">
              <text:p>23</text:p>
            </table:table-cell>
            <table:table-cell table:number-columns-repeated="2" table:style-name="ce70" office:value-type="float" office:value="15" calcext:value-type="float">
              <text:p>15</text:p>
            </table:table-cell>
            <table:table-cell table:style-name="ce70" table:formula="of:=(([.D227]*60*60)+([.E227]*60)+[.F227])" office:value-type="float" office:value="80697" calcext:value-type="float">
              <text:p>80697</text:p>
            </table:table-cell>
            <table:table-cell table:style-name="ce70" table:formula="of:=(([.H227]*60*60)+([.I227]*60)+[.J227])" office:value-type="float" office:value="83715" calcext:value-type="float">
              <text:p>83715</text:p>
            </table:table-cell>
            <table:table-cell table:style-name="ce70" table:formula="of:=([.L227]-[.K227])" office:value-type="float" office:value="3018" calcext:value-type="float">
              <text:p>3018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3" calcext:value-type="float">
              <text:p>5063</text:p>
            </table:table-cell>
            <table:table-cell table:style-name="ce70"/>
            <table:table-cell table:style-name="ce70" office:value-type="float" office:value="27" calcext:value-type="float">
              <text:p>27</text:p>
            </table:table-cell>
            <table:table-cell table:style-name="ce70" office:value-type="float" office:value="25" calcext:value-type="float">
              <text:p>25</text:p>
            </table:table-cell>
            <table:table-cell table:style-name="ce70" office:value-type="float" office:value="48" calcext:value-type="float">
              <text:p>48</text:p>
            </table:table-cell>
            <table:table-cell table:style-name="ce70"/>
            <table:table-cell table:style-name="ce70" office:value-type="float" office:value="27" calcext:value-type="float">
              <text:p>27</text:p>
            </table:table-cell>
            <table:table-cell table:style-name="ce70" office:value-type="float" office:value="36" calcext:value-type="float">
              <text:p>36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28]*60*60)+([.E228]*60)+[.F228])" office:value-type="float" office:value="98748" calcext:value-type="float">
              <text:p>98748</text:p>
            </table:table-cell>
            <table:table-cell table:style-name="ce70" table:formula="of:=(([.H228]*60*60)+([.I228]*60)+[.J228])" office:value-type="float" office:value="99360" calcext:value-type="float">
              <text:p>99360</text:p>
            </table:table-cell>
            <table:table-cell table:style-name="ce70" table:formula="of:=([.L228]-[.K228])" office:value-type="float" office:value="612" calcext:value-type="float">
              <text:p>61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4" calcext:value-type="float">
              <text:p>5064</text:p>
            </table:table-cell>
            <table:table-cell table:style-name="ce70"/>
            <table:table-cell table:style-name="ce70" office:value-type="float" office:value="29" calcext:value-type="float">
              <text:p>29</text:p>
            </table:table-cell>
            <table:table-cell table:style-name="ce70" office:value-type="float" office:value="51" calcext:value-type="float">
              <text:p>51</text:p>
            </table:table-cell>
            <table:table-cell table:style-name="ce70" office:value-type="float" office:value="35" calcext:value-type="float">
              <text:p>35</text:p>
            </table:table-cell>
            <table:table-cell table:style-name="ce70"/>
            <table:table-cell table:style-name="ce70" office:value-type="float" office:value="30" calcext:value-type="float">
              <text:p>30</text:p>
            </table:table-cell>
            <table:table-cell table:style-name="ce70" office:value-type="float" office:value="53" calcext:value-type="float">
              <text:p>53</text:p>
            </table:table-cell>
            <table:table-cell table:style-name="ce70" office:value-type="float" office:value="37" calcext:value-type="float">
              <text:p>37</text:p>
            </table:table-cell>
            <table:table-cell table:style-name="ce70" table:formula="of:=(([.D229]*60*60)+([.E229]*60)+[.F229])" office:value-type="float" office:value="107495" calcext:value-type="float">
              <text:p>107495</text:p>
            </table:table-cell>
            <table:table-cell table:style-name="ce70" table:formula="of:=(([.H229]*60*60)+([.I229]*60)+[.J229])" office:value-type="float" office:value="111217" calcext:value-type="float">
              <text:p>111217</text:p>
            </table:table-cell>
            <table:table-cell table:style-name="ce70" table:formula="of:=([.L229]-[.K229])" office:value-type="float" office:value="3722" calcext:value-type="float">
              <text:p>372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**</text:p>
            </table:table-cell>
            <table:table-cell table:style-name="ce89" office:value-type="float" office:value="5065" calcext:value-type="float">
              <text:p>5065</text:p>
            </table:table-cell>
            <table:table-cell table:style-name="ce70"/>
            <table:table-cell table:style-name="ce70" office:value-type="float" office:value="30" calcext:value-type="float">
              <text:p>30</text:p>
            </table:table-cell>
            <table:table-cell table:style-name="ce70" office:value-type="float" office:value="54" calcext:value-type="float">
              <text:p>54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31" calcext:value-type="float">
              <text:p>31</text:p>
            </table:table-cell>
            <table:table-cell table:style-name="ce70" office:value-type="float" office:value="11" calcext:value-type="float">
              <text:p>11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30]*60*60)+([.E230]*60)+[.F230])" office:value-type="float" office:value="111240" calcext:value-type="float">
              <text:p>111240</text:p>
            </table:table-cell>
            <table:table-cell table:style-name="ce70" table:formula="of:=(([.H230]*60*60)+([.I230]*60)+[.J230])" office:value-type="float" office:value="112260" calcext:value-type="float">
              <text:p>112260</text:p>
            </table:table-cell>
            <table:table-cell table:style-name="ce70" table:formula="of:=([.L230]-[.K230])" office:value-type="float" office:value="1020" calcext:value-type="float">
              <text:p>102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6" calcext:value-type="float">
              <text:p>5066</text:p>
            </table:table-cell>
            <table:table-cell table:style-name="ce70"/>
            <table:table-cell table:style-name="ce70" office:value-type="float" office:value="31" calcext:value-type="float">
              <text:p>31</text:p>
            </table:table-cell>
            <table:table-cell table:style-name="ce70" office:value-type="float" office:value="26" calcext:value-type="float">
              <text:p>26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32" calcext:value-type="float">
              <text:p>32</text:p>
            </table:table-cell>
            <table:table-cell table:style-name="ce70" office:value-type="float" office:value="18" calcext:value-type="float">
              <text:p>18</text:p>
            </table:table-cell>
            <table:table-cell table:style-name="ce70" office:value-type="float" office:value="55" calcext:value-type="float">
              <text:p>55</text:p>
            </table:table-cell>
            <table:table-cell table:style-name="ce70" table:formula="of:=(([.D231]*60*60)+([.E231]*60)+[.F231])" office:value-type="float" office:value="113160" calcext:value-type="float">
              <text:p>113160</text:p>
            </table:table-cell>
            <table:table-cell table:style-name="ce70" table:formula="of:=(([.H231]*60*60)+([.I231]*60)+[.J231])" office:value-type="float" office:value="116335" calcext:value-type="float">
              <text:p>116335</text:p>
            </table:table-cell>
            <table:table-cell table:style-name="ce70" table:formula="of:=([.L231]-[.K231])" office:value-type="float" office:value="3175" calcext:value-type="float">
              <text:p>31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 office:value-type="string" calcext:value-type="string">
              <text:p>Dummy</text:p>
            </table:table-cell>
            <table:table-cell table:style-name="ce89" office:value-type="float" office:value="5067" calcext:value-type="float">
              <text:p>5067</text:p>
            </table:table-cell>
            <table:table-cell table:style-name="ce70" office:value-type="float" office:value="10" calcext:value-type="float">
              <text:p>10</text:p>
            </table:table-cell>
            <table:table-cell table:style-name="ce70" table:formula="of:=24+[.C232]" office:value-type="float" office:value="34" calcext:value-type="float">
              <text:p>34</text:p>
            </table:table-cell>
            <table:table-cell table:style-name="ce70" office:value-type="float" office:value="37" calcext:value-type="float">
              <text:p>37</text:p>
            </table:table-cell>
            <table:table-cell table:style-name="ce70" office:value-type="float" office:value="59" calcext:value-type="float">
              <text:p>59</text:p>
            </table:table-cell>
            <table:table-cell table:style-name="ce70" office:value-type="float" office:value="12" calcext:value-type="float">
              <text:p>12</text:p>
            </table:table-cell>
            <table:table-cell table:style-name="ce70" table:formula="of:=24+[.G232]" office:value-type="float" office:value="36" calcext:value-type="float">
              <text:p>36</text:p>
            </table:table-cell>
            <table:table-cell table:style-name="ce70" office:value-type="float" office:value="20" calcext:value-type="float">
              <text:p>20</text:p>
            </table:table-cell>
            <table:table-cell table:style-name="ce70" office:value-type="float" office:value="51" calcext:value-type="float">
              <text:p>51</text:p>
            </table:table-cell>
            <table:table-cell table:style-name="ce70" table:formula="of:=(([.D232]*60*60)+([.E232]*60)+[.F232])" office:value-type="float" office:value="124679" calcext:value-type="float">
              <text:p>124679</text:p>
            </table:table-cell>
            <table:table-cell table:style-name="ce70" table:formula="of:=(([.H232]*60*60)+([.I232]*60)+[.J232])" office:value-type="float" office:value="130851" calcext:value-type="float">
              <text:p>130851</text:p>
            </table:table-cell>
            <table:table-cell table:style-name="ce70" table:formula="of:=([.L232]-[.K232])" office:value-type="float" office:value="6172" calcext:value-type="float">
              <text:p>6172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8" calcext:value-type="float">
              <text:p>5068</text:p>
            </table:table-cell>
            <table:table-cell table:style-name="ce70" office:value-type="float" office:value="12" calcext:value-type="float">
              <text:p>12</text:p>
            </table:table-cell>
            <table:table-cell table:style-name="ce70" table:formula="of:=24+[.C233]" office:value-type="float" office:value="36" calcext:value-type="float">
              <text:p>36</text:p>
            </table:table-cell>
            <table:table-cell table:style-name="ce70" office:value-type="float" office:value="26" calcext:value-type="float">
              <text:p>26</text:p>
            </table:table-cell>
            <table:table-cell table:style-name="ce70" office:value-type="float" office:value="58" calcext:value-type="float">
              <text:p>58</text:p>
            </table:table-cell>
            <table:table-cell table:style-name="ce70" office:value-type="float" office:value="13" calcext:value-type="float">
              <text:p>13</text:p>
            </table:table-cell>
            <table:table-cell table:style-name="ce70" table:formula="of:=24+[.G233]" office:value-type="float" office:value="37" calcext:value-type="float">
              <text:p>37</text:p>
            </table:table-cell>
            <table:table-cell table:style-name="ce70" office:value-type="float" office:value="43" calcext:value-type="float">
              <text:p>43</text:p>
            </table:table-cell>
            <table:table-cell table:style-name="ce70" office:value-type="float" office:value="51" calcext:value-type="float">
              <text:p>51</text:p>
            </table:table-cell>
            <table:table-cell table:style-name="ce70" table:formula="of:=(([.D233]*60*60)+([.E233]*60)+[.F233])" office:value-type="float" office:value="131218" calcext:value-type="float">
              <text:p>131218</text:p>
            </table:table-cell>
            <table:table-cell table:style-name="ce70" table:formula="of:=(([.H233]*60*60)+([.I233]*60)+[.J233])" office:value-type="float" office:value="135831" calcext:value-type="float">
              <text:p>135831</text:p>
            </table:table-cell>
            <table:table-cell table:style-name="ce70" table:formula="of:=([.L233]-[.K233])" office:value-type="float" office:value="4613" calcext:value-type="float">
              <text:p>461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69" calcext:value-type="float">
              <text:p>5069</text:p>
            </table:table-cell>
            <table:table-cell table:style-name="ce70" office:value-type="float" office:value="13" calcext:value-type="float">
              <text:p>13</text:p>
            </table:table-cell>
            <table:table-cell table:style-name="ce70" table:formula="of:=24+[.C234]" office:value-type="float" office:value="37" calcext:value-type="float">
              <text:p>37</text:p>
            </table:table-cell>
            <table:table-cell table:style-name="ce70" office:value-type="float" office:value="44" calcext:value-type="float">
              <text:p>44</text:p>
            </table:table-cell>
            <table:table-cell table:style-name="ce70" office:value-type="float" office:value="30" calcext:value-type="float">
              <text:p>30</text:p>
            </table:table-cell>
            <table:table-cell table:style-name="ce70" office:value-type="float" office:value="14" calcext:value-type="float">
              <text:p>14</text:p>
            </table:table-cell>
            <table:table-cell table:style-name="ce70" table:formula="of:=24+[.G234]" office:value-type="float" office:value="38" calcext:value-type="float">
              <text:p>38</text:p>
            </table:table-cell>
            <table:table-cell table:style-name="ce70" office:value-type="float" office:value="55" calcext:value-type="float">
              <text:p>55</text:p>
            </table:table-cell>
            <table:table-cell table:style-name="ce70" office:value-type="float" office:value="3" calcext:value-type="float">
              <text:p>3</text:p>
            </table:table-cell>
            <table:table-cell table:style-name="ce70" table:formula="of:=(([.D234]*60*60)+([.E234]*60)+[.F234])" office:value-type="float" office:value="135870" calcext:value-type="float">
              <text:p>135870</text:p>
            </table:table-cell>
            <table:table-cell table:style-name="ce70" table:formula="of:=(([.H234]*60*60)+([.I234]*60)+[.J234])" office:value-type="float" office:value="140103" calcext:value-type="float">
              <text:p>140103</text:p>
            </table:table-cell>
            <table:table-cell table:style-name="ce70" table:formula="of:=([.L234]-[.K234])" office:value-type="float" office:value="4233" calcext:value-type="float">
              <text:p>423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0" calcext:value-type="float">
              <text:p>5070</text:p>
            </table:table-cell>
            <table:table-cell table:style-name="ce70" office:value-type="float" office:value="14" calcext:value-type="float">
              <text:p>14</text:p>
            </table:table-cell>
            <table:table-cell table:style-name="ce70" table:formula="of:=24+[.C235]" office:value-type="float" office:value="38" calcext:value-type="float">
              <text:p>38</text:p>
            </table:table-cell>
            <table:table-cell table:style-name="ce70" office:value-type="float" office:value="55" calcext:value-type="float">
              <text:p>55</text:p>
            </table:table-cell>
            <table:table-cell table:style-name="ce70" office:value-type="float" office:value="40" calcext:value-type="float">
              <text:p>40</text:p>
            </table:table-cell>
            <table:table-cell table:style-name="ce70" office:value-type="float" office:value="15" calcext:value-type="float">
              <text:p>15</text:p>
            </table:table-cell>
            <table:table-cell table:style-name="ce70" table:formula="of:=24+[.G235]" office:value-type="float" office:value="39" calcext:value-type="float">
              <text:p>39</text:p>
            </table:table-cell>
            <table:table-cell table:style-name="ce70" office:value-type="float" office:value="4" calcext:value-type="float">
              <text:p>4</text:p>
            </table:table-cell>
            <table:table-cell table:style-name="ce70" office:value-type="float" office:value="41" calcext:value-type="float">
              <text:p>41</text:p>
            </table:table-cell>
            <table:table-cell table:style-name="ce70" table:formula="of:=(([.D235]*60*60)+([.E235]*60)+[.F235])" office:value-type="float" office:value="140140" calcext:value-type="float">
              <text:p>140140</text:p>
            </table:table-cell>
            <table:table-cell table:style-name="ce70" table:formula="of:=(([.H235]*60*60)+([.I235]*60)+[.J235])" office:value-type="float" office:value="140681" calcext:value-type="float">
              <text:p>140681</text:p>
            </table:table-cell>
            <table:table-cell table:style-name="ce70" table:formula="of:=([.L235]-[.K235])" office:value-type="float" office:value="541" calcext:value-type="float">
              <text:p>541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1" calcext:value-type="float">
              <text:p>5071</text:p>
            </table:table-cell>
            <table:table-cell table:style-name="ce70" office:value-type="float" office:value="15" calcext:value-type="float">
              <text:p>15</text:p>
            </table:table-cell>
            <table:table-cell table:style-name="ce70" table:formula="of:=24+[.C236]" office:value-type="float" office:value="39" calcext:value-type="float">
              <text:p>39</text:p>
            </table:table-cell>
            <table:table-cell table:style-name="ce70" office:value-type="float" office:value="20" calcext:value-type="float">
              <text:p>20</text:p>
            </table:table-cell>
            <table:table-cell table:style-name="ce70" office:value-type="float" office:value="36" calcext:value-type="float">
              <text:p>36</text:p>
            </table:table-cell>
            <table:table-cell table:style-name="ce70" office:value-type="float" office:value="16" calcext:value-type="float">
              <text:p>16</text:p>
            </table:table-cell>
            <table:table-cell table:style-name="ce70" table:formula="of:=24+[.G236]" office:value-type="float" office:value="40" calcext:value-type="float">
              <text:p>40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office:value-type="float" office:value="5" calcext:value-type="float">
              <text:p>5</text:p>
            </table:table-cell>
            <table:table-cell table:style-name="ce70" table:formula="of:=(([.D236]*60*60)+([.E236]*60)+[.F236])" office:value-type="float" office:value="141636" calcext:value-type="float">
              <text:p>141636</text:p>
            </table:table-cell>
            <table:table-cell table:style-name="ce70" table:formula="of:=(([.H236]*60*60)+([.I236]*60)+[.J236])" office:value-type="float" office:value="145025" calcext:value-type="float">
              <text:p>145025</text:p>
            </table:table-cell>
            <table:table-cell table:style-name="ce70" table:formula="of:=([.L236]-[.K236])" office:value-type="float" office:value="3389" calcext:value-type="float">
              <text:p>3389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2" calcext:value-type="float">
              <text:p>5072</text:p>
            </table:table-cell>
            <table:table-cell table:style-name="ce70" office:value-type="float" office:value="16" calcext:value-type="float">
              <text:p>16</text:p>
            </table:table-cell>
            <table:table-cell table:style-name="ce70" table:formula="of:=24+[.C237]" office:value-type="float" office:value="40" calcext:value-type="float">
              <text:p>40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office:value-type="float" office:value="39" calcext:value-type="float">
              <text:p>39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table:formula="of:=24+[.G237]" office:value-type="float" office:value="41" calcext:value-type="float">
              <text:p>41</text:p>
            </table:table-cell>
            <table:table-cell table:style-name="ce70" office:value-type="float" office:value="16" calcext:value-type="float">
              <text:p>16</text:p>
            </table:table-cell>
            <table:table-cell table:style-name="ce70" office:value-type="float" office:value="9" calcext:value-type="float">
              <text:p>9</text:p>
            </table:table-cell>
            <table:table-cell table:style-name="ce70" table:formula="of:=(([.D237]*60*60)+([.E237]*60)+[.F237])" office:value-type="float" office:value="145059" calcext:value-type="float">
              <text:p>145059</text:p>
            </table:table-cell>
            <table:table-cell table:style-name="ce70" table:formula="of:=(([.H237]*60*60)+([.I237]*60)+[.J237])" office:value-type="float" office:value="148569" calcext:value-type="float">
              <text:p>148569</text:p>
            </table:table-cell>
            <table:table-cell table:style-name="ce70" table:formula="of:=([.L237]-[.K237])" office:value-type="float" office:value="3510" calcext:value-type="float">
              <text:p>351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3" calcext:value-type="float">
              <text:p>5073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table:formula="of:=24+[.C238]" office:value-type="float" office:value="41" calcext:value-type="float">
              <text:p>41</text:p>
            </table:table-cell>
            <table:table-cell table:style-name="ce70" office:value-type="float" office:value="16" calcext:value-type="float">
              <text:p>16</text:p>
            </table:table-cell>
            <table:table-cell table:style-name="ce70" office:value-type="float" office:value="56" calcext:value-type="float">
              <text:p>56</text:p>
            </table:table-cell>
            <table:table-cell table:style-name="ce70" office:value-type="float" office:value="18" calcext:value-type="float">
              <text:p>18</text:p>
            </table:table-cell>
            <table:table-cell table:style-name="ce70" table:formula="of:=24+[.G238]" office:value-type="float" office:value="42" calcext:value-type="float">
              <text:p>42</text:p>
            </table:table-cell>
            <table:table-cell table:style-name="ce70" office:value-type="float" office:value="19" calcext:value-type="float">
              <text:p>19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38]*60*60)+([.E238]*60)+[.F238])" office:value-type="float" office:value="148616" calcext:value-type="float">
              <text:p>148616</text:p>
            </table:table-cell>
            <table:table-cell table:style-name="ce70" table:formula="of:=(([.H238]*60*60)+([.I238]*60)+[.J238])" office:value-type="float" office:value="152340" calcext:value-type="float">
              <text:p>152340</text:p>
            </table:table-cell>
            <table:table-cell table:style-name="ce70" table:formula="of:=([.L238]-[.K238])" office:value-type="float" office:value="3724" calcext:value-type="float">
              <text:p>3724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5" calcext:value-type="float">
              <text:p>5075</text:p>
            </table:table-cell>
            <table:table-cell table:style-name="ce70" office:value-type="float" office:value="20" calcext:value-type="float">
              <text:p>20</text:p>
            </table:table-cell>
            <table:table-cell table:style-name="ce70" table:formula="of:=24+[.C239]" office:value-type="float" office:value="44" calcext:value-type="float">
              <text:p>44</text:p>
            </table:table-cell>
            <table:table-cell table:style-name="ce70" office:value-type="float" office:value="10" calcext:value-type="float">
              <text:p>10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 table:formula="of:=24+[.G239]" office:value-type="float" office:value="45" calcext:value-type="float">
              <text:p>45</text:p>
            </table:table-cell>
            <table:table-cell table:style-name="ce70" office:value-type="float" office:value="18" calcext:value-type="float">
              <text:p>18</text:p>
            </table:table-cell>
            <table:table-cell table:style-name="ce70" office:value-type="float" office:value="37" calcext:value-type="float">
              <text:p>37</text:p>
            </table:table-cell>
            <table:table-cell table:style-name="ce70" table:formula="of:=(([.D239]*60*60)+([.E239]*60)+[.F239])" office:value-type="float" office:value="159042" calcext:value-type="float">
              <text:p>159042</text:p>
            </table:table-cell>
            <table:table-cell table:style-name="ce70" table:formula="of:=(([.H239]*60*60)+([.I239]*60)+[.J239])" office:value-type="float" office:value="163117" calcext:value-type="float">
              <text:p>163117</text:p>
            </table:table-cell>
            <table:table-cell table:style-name="ce70" table:formula="of:=([.L239]-[.K239])" office:value-type="float" office:value="4075" calcext:value-type="float">
              <text:p>407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6" calcext:value-type="float">
              <text:p>5076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 table:formula="of:=24+[.C240]" office:value-type="float" office:value="45" calcext:value-type="float">
              <text:p>45</text:p>
            </table:table-cell>
            <table:table-cell table:style-name="ce70" office:value-type="float" office:value="19" calcext:value-type="float">
              <text:p>19</text:p>
            </table:table-cell>
            <table:table-cell table:style-name="ce70" office:value-type="float" office:value="17" calcext:value-type="float">
              <text:p>17</text:p>
            </table:table-cell>
            <table:table-cell table:style-name="ce70" office:value-type="float" office:value="22" calcext:value-type="float">
              <text:p>22</text:p>
            </table:table-cell>
            <table:table-cell table:style-name="ce70" table:formula="of:=24+[.G240]" office:value-type="float" office:value="46" calcext:value-type="float">
              <text:p>46</text:p>
            </table:table-cell>
            <table:table-cell table:style-name="ce70" office:value-type="float" office:value="21" calcext:value-type="float">
              <text:p>21</text:p>
            </table:table-cell>
            <table:table-cell table:style-name="ce70" office:value-type="float" office:value="42" calcext:value-type="float">
              <text:p>42</text:p>
            </table:table-cell>
            <table:table-cell table:style-name="ce70" table:formula="of:=(([.D240]*60*60)+([.E240]*60)+[.F240])" office:value-type="float" office:value="163157" calcext:value-type="float">
              <text:p>163157</text:p>
            </table:table-cell>
            <table:table-cell table:style-name="ce70" table:formula="of:=(([.H240]*60*60)+([.I240]*60)+[.J240])" office:value-type="float" office:value="166902" calcext:value-type="float">
              <text:p>166902</text:p>
            </table:table-cell>
            <table:table-cell table:style-name="ce70" table:formula="of:=([.L240]-[.K240])" office:value-type="float" office:value="3745" calcext:value-type="float">
              <text:p>3745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89" office:value-type="float" office:value="5077" calcext:value-type="float">
              <text:p>5077</text:p>
            </table:table-cell>
            <table:table-cell table:style-name="ce70" office:value-type="float" office:value="22" calcext:value-type="float">
              <text:p>22</text:p>
            </table:table-cell>
            <table:table-cell table:style-name="ce70" table:formula="of:=24+[.C241]" office:value-type="float" office:value="46" calcext:value-type="float">
              <text:p>46</text:p>
            </table:table-cell>
            <table:table-cell table:style-name="ce70" office:value-type="float" office:value="22" calcext:value-type="float">
              <text:p>22</text:p>
            </table:table-cell>
            <table:table-cell table:style-name="ce70" office:value-type="float" office:value="27" calcext:value-type="float">
              <text:p>27</text:p>
            </table:table-cell>
            <table:table-cell table:style-name="ce70" office:value-type="float" office:value="23" calcext:value-type="float">
              <text:p>23</text:p>
            </table:table-cell>
            <table:table-cell table:style-name="ce70" table:formula="of:=24+[.G241]" office:value-type="float" office:value="47" calcext:value-type="float">
              <text:p>47</text:p>
            </table:table-cell>
            <table:table-cell table:style-name="ce70" office:value-type="float" office:value="12" calcext:value-type="float">
              <text:p>12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41]*60*60)+([.E241]*60)+[.F241])" office:value-type="float" office:value="166947" calcext:value-type="float">
              <text:p>166947</text:p>
            </table:table-cell>
            <table:table-cell table:style-name="ce70" table:formula="of:=(([.H241]*60*60)+([.I241]*60)+[.J241])" office:value-type="float" office:value="169920" calcext:value-type="float">
              <text:p>169920</text:p>
            </table:table-cell>
            <table:table-cell table:style-name="ce70" table:formula="of:=([.L241]-[.K241])" office:value-type="float" office:value="2973" calcext:value-type="float">
              <text:p>2973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70" office:value-type="string" calcext:value-type="string">
              <text:p>Setup</text:p>
            </table:table-cell>
            <table:table-cell table:style-name="ce70"/>
            <table:table-cell table:style-name="ce89" office:value-type="float" office:value="-1" calcext:value-type="float">
              <text:p>-1</text:p>
            </table:table-cell>
            <table:table-cell table:style-name="ce89" office:value-type="float" office:value="44" calcext:value-type="float">
              <text:p>44</text:p>
            </table:table-cell>
            <table:table-cell table:style-name="ce89" office:value-type="float" office:value="0" calcext:value-type="float">
              <text:p>0</text:p>
            </table:table-cell>
            <table:table-cell table:style-name="ce70"/>
            <table:table-cell table:style-name="ce70" table:formula="of:=24+[.G242]" office:value-type="float" office:value="24" calcext:value-type="float">
              <text:p>24</text:p>
            </table:table-cell>
            <table:table-cell table:style-name="ce70" table:number-columns-repeated="2"/>
            <table:table-cell table:style-name="ce70" table:formula="of:=(([.D242]*60*60)+([.E242]*60)+[.F242])" office:value-type="float" office:value="-960" calcext:value-type="float">
              <text:p>-960</text:p>
            </table:table-cell>
            <table:table-cell table:style-name="ce70"/>
            <table:table-cell table:style-name="ce70" table:formula="of:=[.K206]-[.K242]" office:value-type="float" office:value="6036" calcext:value-type="float">
              <text:p>6036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70"/>
            <table:table-cell table:style-name="ce70" office:value-type="string" calcext:value-type="string">
              <text:p>Change Target</text:p>
            </table:table-cell>
            <table:table-cell table:style-name="ce70"/>
            <table:table-cell table:style-name="ce70" office:value-type="float" office:value="32" calcext:value-type="float">
              <text:p>32</text:p>
            </table:table-cell>
            <table:table-cell table:style-name="ce70" office:value-type="float" office:value="8" calcext:value-type="float">
              <text:p>8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/>
            <table:table-cell table:style-name="ce70" office:value-type="float" office:value="32" calcext:value-type="float">
              <text:p>32</text:p>
            </table:table-cell>
            <table:table-cell table:style-name="ce70" office:value-type="float" office:value="28" calcext:value-type="float">
              <text:p>28</text:p>
            </table:table-cell>
            <table:table-cell table:style-name="ce70" office:value-type="float" office:value="0" calcext:value-type="float">
              <text:p>0</text:p>
            </table:table-cell>
            <table:table-cell table:style-name="ce70" table:formula="of:=(([.D243]*60*60)+([.E243]*60)+[.F243])" office:value-type="float" office:value="115680" calcext:value-type="float">
              <text:p>115680</text:p>
            </table:table-cell>
            <table:table-cell table:style-name="ce70" table:formula="of:=(([.H243]*60*60)+([.I243]*60)+[.J243])" office:value-type="float" office:value="116880" calcext:value-type="float">
              <text:p>116880</text:p>
            </table:table-cell>
            <table:table-cell table:style-name="ce70" table:formula="of:=([.L243]-[.K243])" office:value-type="float" office:value="1200" calcext:value-type="float">
              <text:p>1200</text:p>
            </table:table-cell>
            <table:table-cell table:style-name="ce2" table:number-columns-repeated="16"/>
            <table:table-cell table:number-columns-repeated="995"/>
          </table:table-row>
          <table:table-row table:style-name="ro3" table:visibility="collapse">
            <table:table-cell table:style-name="ce69" office:value-type="float" office:value="9.42" calcext:value-type="float">
              <text:p>9.42</text:p>
            </table:table-cell>
            <table:table-cell table:style-name="ce83" office:value-type="string" calcext:value-type="string">
              <text:p>5040-</text:p>
            </table:table-cell>
            <table:table-cell table:style-name="ce94" office:value-type="string" calcext:value-type="string">
              <text:p>Total Time of runs</text:p>
            </table:table-cell>
            <table:table-cell table:style-name="ce69" table:formula="of:=([.L180]-[.K170])" office:value-type="float" office:value="-20162" calcext:value-type="float">
              <text:p>-20162</text:p>
            </table:table-cell>
            <table:table-cell table:style-name="ce101" office:value-type="string" calcext:value-type="string">
              <text:p>Total elasped time</text:p>
            </table:table-cell>
            <table:table-cell table:style-name="ce69" table:formula="of:=([.L241]-[.K206])+[.M242]" office:value-type="float" office:value="170880" calcext:value-type="float">
              <text:p>170880</text:p>
            </table:table-cell>
            <table:table-cell table:style-name="ce94" office:value-type="string" calcext:value-type="string">
              <text:p>Total dummy</text:p>
            </table:table-cell>
            <table:table-cell table:style-name="ce69" table:formula="of:=[.M243]+[.M232]" office:value-type="float" office:value="7372" calcext:value-type="float">
              <text:p>7372</text:p>
            </table:table-cell>
            <table:table-cell table:style-name="ce94" office:value-type="string" calcext:value-type="string">
              <text:p>Total elasped minus dummy</text:p>
            </table:table-cell>
            <table:table-cell table:style-name="ce69" table:formula="of:=([.F244]-[.H244])" office:value-type="float" office:value="163508" calcext:value-type="float">
              <text:p>163508</text:p>
            </table:table-cell>
            <table:table-cell table:style-name="ce70" table:number-columns-repeated="3"/>
            <table:table-cell table:style-name="ce2"/>
            <table:table-cell table:number-columns-repeated="1010"/>
          </table:table-row>
        </table:table-row-group>
        <table:table-row table:style-name="ro3">
          <table:table-cell table:style-name="ce76" office:value-type="float" office:value="6.495" calcext:value-type="float">
            <text:p>6.495</text:p>
          </table:table-cell>
          <table:table-cell table:style-name="ce76" table:number-columns-repeated="9"/>
          <table:table-cell table:style-name="ce90" table:number-columns-repeated="3"/>
          <table:table-cell table:style-name="ce43"/>
          <table:table-cell table:style-name="ce106" table:number-columns-repeated="15"/>
          <table:table-cell table:number-columns-repeated="995"/>
        </table:table-row>
        <table:table-row-group>
          <table:table-row table:style-name="ro3">
            <table:table-cell table:style-name="ce72"/>
            <table:table-cell table:style-name="ce72" office:value-type="float" office:value="5078" calcext:value-type="float">
              <text:p>5078</text:p>
            </table:table-cell>
            <table:table-cell table:style-name="ce72"/>
            <table:table-cell table:style-name="ce72" office:value-type="float" office:value="0" calcext:value-type="float">
              <text:p>0</text:p>
            </table:table-cell>
            <table:table-cell table:style-name="ce72" office:value-type="float" office:value="58" calcext:value-type="float">
              <text:p>58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46]*60*60)+([.E246]*60)+[.F246])" office:value-type="float" office:value="3484" calcext:value-type="float">
              <text:p>3484</text:p>
            </table:table-cell>
            <table:table-cell table:style-name="ce90" table:formula="of:=(([.H246]*60*60)+([.I246]*60)+[.J246])" office:value-type="float" office:value="4620" calcext:value-type="float">
              <text:p>4620</text:p>
            </table:table-cell>
            <table:table-cell table:style-name="ce90" table:formula="of:=([.L246]-[.K246])" office:value-type="float" office:value="1136" calcext:value-type="float">
              <text:p>1136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79" calcext:value-type="float">
              <text:p>5079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47]*60*60)+([.E247]*60)+[.F247])" office:value-type="float" office:value="4719" calcext:value-type="float">
              <text:p>4719</text:p>
            </table:table-cell>
            <table:table-cell table:style-name="ce90" table:formula="of:=(([.H247]*60*60)+([.I247]*60)+[.J247])" office:value-type="float" office:value="5100" calcext:value-type="float">
              <text:p>5100</text:p>
            </table:table-cell>
            <table:table-cell table:style-name="ce90" table:formula="of:=([.L247]-[.K247])" office:value-type="float" office:value="381" calcext:value-type="float">
              <text:p>381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0" calcext:value-type="float">
              <text:p>5080</text:p>
            </table:table-cell>
            <table:table-cell table:style-name="ce72"/>
            <table:table-cell table:style-name="ce72" office:value-type="float" office:value="1" calcext:value-type="float">
              <text:p>1</text:p>
            </table:table-cell>
            <table:table-cell table:style-name="ce72" office:value-type="float" office:value="27" calcext:value-type="float">
              <text:p>27</text:p>
            </table:table-cell>
            <table:table-cell table:style-name="ce72" office:value-type="float" office:value="52" calcext:value-type="float">
              <text:p>52</text:p>
            </table:table-cell>
            <table:table-cell table:style-name="ce72"/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90" table:formula="of:=(([.D248]*60*60)+([.E248]*60)+[.F248])" office:value-type="float" office:value="5272" calcext:value-type="float">
              <text:p>5272</text:p>
            </table:table-cell>
            <table:table-cell table:style-name="ce90" table:formula="of:=(([.H248]*60*60)+([.I248]*60)+[.J248])" office:value-type="float" office:value="8676" calcext:value-type="float">
              <text:p>8676</text:p>
            </table:table-cell>
            <table:table-cell table:style-name="ce90" table:formula="of:=([.L248]-[.K248])" office:value-type="float" office:value="3404" calcext:value-type="float">
              <text:p>3404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1" calcext:value-type="float">
              <text:p>5081</text:p>
            </table:table-cell>
            <table:table-cell table:style-name="ce72"/>
            <table:table-cell table:style-name="ce72" office:value-type="float" office:value="2" calcext:value-type="float">
              <text:p>2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/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90" table:formula="of:=(([.D249]*60*60)+([.E249]*60)+[.F249])" office:value-type="float" office:value="8713" calcext:value-type="float">
              <text:p>8713</text:p>
            </table:table-cell>
            <table:table-cell table:style-name="ce90" table:formula="of:=(([.H249]*60*60)+([.I249]*60)+[.J249])" office:value-type="float" office:value="12011" calcext:value-type="float">
              <text:p>12011</text:p>
            </table:table-cell>
            <table:table-cell table:style-name="ce90" table:formula="of:=([.L249]-[.K249])" office:value-type="float" office:value="3298" calcext:value-type="float">
              <text:p>3298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2" calcext:value-type="float">
              <text:p>5082</text:p>
            </table:table-cell>
            <table:table-cell table:style-name="ce72"/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72"/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90" table:formula="of:=(([.D250]*60*60)+([.E250]*60)+[.F250])" office:value-type="float" office:value="12053" calcext:value-type="float">
              <text:p>12053</text:p>
            </table:table-cell>
            <table:table-cell table:style-name="ce90" table:formula="of:=(([.H250]*60*60)+([.I250]*60)+[.J250])" office:value-type="float" office:value="15113" calcext:value-type="float">
              <text:p>15113</text:p>
            </table:table-cell>
            <table:table-cell table:style-name="ce90" table:formula="of:=([.L250]-[.K250])" office:value-type="float" office:value="3060" calcext:value-type="float">
              <text:p>3060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3" calcext:value-type="float">
              <text:p>5083</text:p>
            </table:table-cell>
            <table:table-cell table:style-name="ce72"/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office:value-type="float" office:value="41" calcext:value-type="float">
              <text:p>41</text:p>
            </table:table-cell>
            <table:table-cell table:style-name="ce72"/>
            <table:table-cell table:style-name="ce72" office:value-type="float" office:value="4" calcext:value-type="float">
              <text:p>4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51]*60*60)+([.E251]*60)+[.F251])" office:value-type="float" office:value="15221" calcext:value-type="float">
              <text:p>15221</text:p>
            </table:table-cell>
            <table:table-cell table:style-name="ce90" table:formula="of:=(([.H251]*60*60)+([.I251]*60)+[.J251])" office:value-type="float" office:value="15480" calcext:value-type="float">
              <text:p>15480</text:p>
            </table:table-cell>
            <table:table-cell table:style-name="ce90" table:formula="of:=([.L251]-[.K251])" office:value-type="float" office:value="259" calcext:value-type="float">
              <text:p>25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4" calcext:value-type="float">
              <text:p>5084</text:p>
            </table:table-cell>
            <table:table-cell table:style-name="ce72"/>
            <table:table-cell table:style-name="ce72" office:value-type="float" office:value="7" calcext:value-type="float">
              <text:p>7</text:p>
            </table:table-cell>
            <table:table-cell table:style-name="ce72" office:value-type="float" office:value="26" calcext:value-type="float">
              <text:p>26</text:p>
            </table:table-cell>
            <table:table-cell table:style-name="ce72" office:value-type="float" office:value="47" calcext:value-type="float">
              <text:p>47</text:p>
            </table:table-cell>
            <table:table-cell table:style-name="ce72"/>
            <table:table-cell table:style-name="ce72" office:value-type="float" office:value="7" calcext:value-type="float">
              <text:p>7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90" table:formula="of:=(([.D252]*60*60)+([.E252]*60)+[.F252])" office:value-type="float" office:value="26807" calcext:value-type="float">
              <text:p>26807</text:p>
            </table:table-cell>
            <table:table-cell table:style-name="ce90" table:formula="of:=(([.H252]*60*60)+([.I252]*60)+[.J252])" office:value-type="float" office:value="28568" calcext:value-type="float">
              <text:p>28568</text:p>
            </table:table-cell>
            <table:table-cell table:style-name="ce90" table:formula="of:=([.L252]-[.K252])" office:value-type="float" office:value="1761" calcext:value-type="float">
              <text:p>1761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5" calcext:value-type="float">
              <text:p>5085</text:p>
            </table:table-cell>
            <table:table-cell table:style-name="ce72"/>
            <table:table-cell table:style-name="ce72" office:value-type="float" office:value="8" calcext:value-type="float">
              <text:p>8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/>
            <table:table-cell table:style-name="ce72" office:value-type="float" office:value="9" calcext:value-type="float">
              <text:p>9</text:p>
            </table:table-cell>
            <table:table-cell table:style-name="ce72" office:value-type="float" office:value="7" calcext:value-type="float">
              <text:p>7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53]*60*60)+([.E253]*60)+[.F253])" office:value-type="float" office:value="31156" calcext:value-type="float">
              <text:p>31156</text:p>
            </table:table-cell>
            <table:table-cell table:style-name="ce90" table:formula="of:=(([.H253]*60*60)+([.I253]*60)+[.J253])" office:value-type="float" office:value="32820" calcext:value-type="float">
              <text:p>32820</text:p>
            </table:table-cell>
            <table:table-cell table:style-name="ce90" table:formula="of:=([.L253]-[.K253])" office:value-type="float" office:value="1664" calcext:value-type="float">
              <text:p>1664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6" calcext:value-type="float">
              <text:p>5086</text:p>
            </table:table-cell>
            <table:table-cell table:style-name="ce72"/>
            <table:table-cell table:style-name="ce72" office:value-type="float" office:value="9" calcext:value-type="float">
              <text:p>9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72"/>
            <table:table-cell table:style-name="ce72" office:value-type="float" office:value="10" calcext:value-type="float">
              <text:p>10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90" table:formula="of:=(([.D254]*60*60)+([.E254]*60)+[.F254])" office:value-type="float" office:value="35778" calcext:value-type="float">
              <text:p>35778</text:p>
            </table:table-cell>
            <table:table-cell table:style-name="ce90" table:formula="of:=(([.H254]*60*60)+([.I254]*60)+[.J254])" office:value-type="float" office:value="37413" calcext:value-type="float">
              <text:p>37413</text:p>
            </table:table-cell>
            <table:table-cell table:style-name="ce90" table:formula="of:=([.L254]-[.K254])" office:value-type="float" office:value="1635" calcext:value-type="float">
              <text:p>1635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89" calcext:value-type="float">
              <text:p>5089</text:p>
            </table:table-cell>
            <table:table-cell table:style-name="ce72"/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38" calcext:value-type="float">
              <text:p>38</text:p>
            </table:table-cell>
            <table:table-cell table:style-name="ce72"/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90" table:formula="of:=(([.D255]*60*60)+([.E255]*60)+[.F255])" office:value-type="float" office:value="58358" calcext:value-type="float">
              <text:p>58358</text:p>
            </table:table-cell>
            <table:table-cell table:style-name="ce90" table:formula="of:=(([.H255]*60*60)+([.I255]*60)+[.J255])" office:value-type="float" office:value="62117" calcext:value-type="float">
              <text:p>62117</text:p>
            </table:table-cell>
            <table:table-cell table:style-name="ce90" table:formula="of:=([.L255]-[.K255])" office:value-type="float" office:value="3759" calcext:value-type="float">
              <text:p>375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0" calcext:value-type="float">
              <text:p>5090</text:p>
            </table:table-cell>
            <table:table-cell table:style-name="ce72"/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72"/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90" table:formula="of:=(([.D256]*60*60)+([.E256]*60)+[.F256])" office:value-type="float" office:value="62193" calcext:value-type="float">
              <text:p>62193</text:p>
            </table:table-cell>
            <table:table-cell table:style-name="ce90" table:formula="of:=(([.H256]*60*60)+([.I256]*60)+[.J256])" office:value-type="float" office:value="66071" calcext:value-type="float">
              <text:p>66071</text:p>
            </table:table-cell>
            <table:table-cell table:style-name="ce90" table:formula="of:=([.L256]-[.K256])" office:value-type="float" office:value="3878" calcext:value-type="float">
              <text:p>3878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1" calcext:value-type="float">
              <text:p>5091</text:p>
            </table:table-cell>
            <table:table-cell table:style-name="ce72"/>
            <table:table-cell table:style-name="ce72" office:value-type="float" office:value="18" calcext:value-type="float">
              <text:p>18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/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90" table:formula="of:=(([.D257]*60*60)+([.E257]*60)+[.F257])" office:value-type="float" office:value="66129" calcext:value-type="float">
              <text:p>66129</text:p>
            </table:table-cell>
            <table:table-cell table:style-name="ce90" table:formula="of:=(([.H257]*60*60)+([.I257]*60)+[.J257])" office:value-type="float" office:value="69798" calcext:value-type="float">
              <text:p>69798</text:p>
            </table:table-cell>
            <table:table-cell table:style-name="ce90" table:formula="of:=([.L257]-[.K257])" office:value-type="float" office:value="3669" calcext:value-type="float">
              <text:p>366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2" calcext:value-type="float">
              <text:p>5092</text:p>
            </table:table-cell>
            <table:table-cell table:style-name="ce72"/>
            <table:table-cell table:style-name="ce72" office:value-type="float" office:value="19" calcext:value-type="float">
              <text:p>19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72"/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90" table:formula="of:=(([.D258]*60*60)+([.E258]*60)+[.F258])" office:value-type="float" office:value="69834" calcext:value-type="float">
              <text:p>69834</text:p>
            </table:table-cell>
            <table:table-cell table:style-name="ce90" table:formula="of:=(([.H258]*60*60)+([.I258]*60)+[.J258])" office:value-type="float" office:value="73353" calcext:value-type="float">
              <text:p>73353</text:p>
            </table:table-cell>
            <table:table-cell table:style-name="ce90" table:formula="of:=([.L258]-[.K258])" office:value-type="float" office:value="3519" calcext:value-type="float">
              <text:p>351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3" calcext:value-type="float">
              <text:p>5093</text:p>
            </table:table-cell>
            <table:table-cell table:style-name="ce72"/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41" calcext:value-type="float">
              <text:p>41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35" calcext:value-type="float">
              <text:p>35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59]*60*60)+([.E259]*60)+[.F259])" office:value-type="float" office:value="73421" calcext:value-type="float">
              <text:p>73421</text:p>
            </table:table-cell>
            <table:table-cell table:style-name="ce90" table:formula="of:=(([.H259]*60*60)+([.I259]*60)+[.J259])" office:value-type="float" office:value="77700" calcext:value-type="float">
              <text:p>77700</text:p>
            </table:table-cell>
            <table:table-cell table:style-name="ce90" table:formula="of:=([.L259]-[.K259])" office:value-type="float" office:value="4279" calcext:value-type="float">
              <text:p>427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4" calcext:value-type="float">
              <text:p>5094</text:p>
            </table:table-cell>
            <table:table-cell table:style-name="ce72"/>
            <table:table-cell table:style-name="ce72" office:value-type="float" office:value="21" calcext:value-type="float">
              <text:p>21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/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51" calcext:value-type="float">
              <text:p>51</text:p>
            </table:table-cell>
            <table:table-cell table:style-name="ce90" table:formula="of:=(([.D260]*60*60)+([.E260]*60)+[.F260])" office:value-type="float" office:value="77762" calcext:value-type="float">
              <text:p>77762</text:p>
            </table:table-cell>
            <table:table-cell table:style-name="ce90" table:formula="of:=(([.H260]*60*60)+([.I260]*60)+[.J260])" office:value-type="float" office:value="81411" calcext:value-type="float">
              <text:p>81411</text:p>
            </table:table-cell>
            <table:table-cell table:style-name="ce90" table:formula="of:=([.L260]-[.K260])" office:value-type="float" office:value="3649" calcext:value-type="float">
              <text:p>364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5" calcext:value-type="float">
              <text:p>5095</text:p>
            </table:table-cell>
            <table:table-cell table:style-name="ce72"/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7" calcext:value-type="float">
              <text:p>37</text:p>
            </table:table-cell>
            <table:table-cell table:style-name="ce72" office:value-type="float" office:value="24" calcext:value-type="float">
              <text:p>24</text:p>
            </table:table-cell>
            <table:table-cell table:style-name="ce72"/>
            <table:table-cell table:style-name="ce72" office:value-type="float" office:value="23" calcext:value-type="float">
              <text:p>23</text:p>
            </table:table-cell>
            <table:table-cell table:style-name="ce72" office:value-type="float" office:value="20" calcext:value-type="float">
              <text:p>20</text:p>
            </table:table-cell>
            <table:table-cell table:style-name="ce72" office:value-type="float" office:value="21" calcext:value-type="float">
              <text:p>21</text:p>
            </table:table-cell>
            <table:table-cell table:style-name="ce90" table:formula="of:=(([.D261]*60*60)+([.E261]*60)+[.F261])" office:value-type="float" office:value="81444" calcext:value-type="float">
              <text:p>81444</text:p>
            </table:table-cell>
            <table:table-cell table:style-name="ce90" table:formula="of:=(([.H261]*60*60)+([.I261]*60)+[.J261])" office:value-type="float" office:value="84021" calcext:value-type="float">
              <text:p>84021</text:p>
            </table:table-cell>
            <table:table-cell table:style-name="ce90" table:formula="of:=([.L261]-[.K261])" office:value-type="float" office:value="2577" calcext:value-type="float">
              <text:p>2577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6" calcext:value-type="float">
              <text:p>5096</text:p>
            </table:table-cell>
            <table:table-cell table:style-name="ce72" office:value-type="float" office:value="1" calcext:value-type="float">
              <text:p>1</text:p>
            </table:table-cell>
            <table:table-cell table:style-name="ce72" table:formula="of:=24+[.C262]" office:value-type="float" office:value="25" calcext:value-type="float">
              <text:p>25</text:p>
            </table:table-cell>
            <table:table-cell table:style-name="ce72" office:value-type="float" office:value="35" calcext:value-type="float">
              <text:p>35</text:p>
            </table:table-cell>
            <table:table-cell table:style-name="ce72" office:value-type="float" office:value="56" calcext:value-type="float">
              <text:p>56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table:formula="of:=24+[.G262]" office:value-type="float" office:value="26" calcext:value-type="float">
              <text:p>26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90" table:formula="of:=(([.D262]*60*60)+([.E262]*60)+[.F262])" office:value-type="float" office:value="92156" calcext:value-type="float">
              <text:p>92156</text:p>
            </table:table-cell>
            <table:table-cell table:style-name="ce90" table:formula="of:=(([.H262]*60*60)+([.I262]*60)+[.J262])" office:value-type="float" office:value="96375" calcext:value-type="float">
              <text:p>96375</text:p>
            </table:table-cell>
            <table:table-cell table:style-name="ce90" table:formula="of:=([.L262]-[.K262])" office:value-type="float" office:value="4219" calcext:value-type="float">
              <text:p>421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7" calcext:value-type="float">
              <text:p>5097</text:p>
            </table:table-cell>
            <table:table-cell table:style-name="ce72" office:value-type="float" office:value="2" calcext:value-type="float">
              <text:p>2</text:p>
            </table:table-cell>
            <table:table-cell table:style-name="ce72" table:formula="of:=24+[.C263]" office:value-type="float" office:value="26" calcext:value-type="float">
              <text:p>26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48" calcext:value-type="float">
              <text:p>48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table:formula="of:=24+[.G263]" office:value-type="float" office:value="27" calcext:value-type="float">
              <text:p>27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90" table:formula="of:=(([.D263]*60*60)+([.E263]*60)+[.F263])" office:value-type="float" office:value="96408" calcext:value-type="float">
              <text:p>96408</text:p>
            </table:table-cell>
            <table:table-cell table:style-name="ce90" table:formula="of:=(([.H263]*60*60)+([.I263]*60)+[.J263])" office:value-type="float" office:value="99916" calcext:value-type="float">
              <text:p>99916</text:p>
            </table:table-cell>
            <table:table-cell table:style-name="ce90" table:formula="of:=([.L263]-[.K263])" office:value-type="float" office:value="3508" calcext:value-type="float">
              <text:p>3508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8" calcext:value-type="float">
              <text:p>5098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table:formula="of:=24+[.C264]" office:value-type="float" office:value="27" calcext:value-type="float">
              <text:p>27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55" calcext:value-type="float">
              <text:p>55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table:formula="of:=24+[.G264]" office:value-type="float" office:value="28" calcext:value-type="float">
              <text:p>28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90" table:formula="of:=(([.D264]*60*60)+([.E264]*60)+[.F264])" office:value-type="float" office:value="99955" calcext:value-type="float">
              <text:p>99955</text:p>
            </table:table-cell>
            <table:table-cell table:style-name="ce90" table:formula="of:=(([.H264]*60*60)+([.I264]*60)+[.J264])" office:value-type="float" office:value="103613" calcext:value-type="float">
              <text:p>103613</text:p>
            </table:table-cell>
            <table:table-cell table:style-name="ce90" table:formula="of:=([.L264]-[.K264])" office:value-type="float" office:value="3658" calcext:value-type="float">
              <text:p>3658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099" calcext:value-type="float">
              <text:p>5099</text:p>
            </table:table-cell>
            <table:table-cell table:style-name="ce72" office:value-type="float" office:value="4" calcext:value-type="float">
              <text:p>4</text:p>
            </table:table-cell>
            <table:table-cell table:style-name="ce72" table:formula="of:=24+[.C265]" office:value-type="float" office:value="28" calcext:value-type="float">
              <text:p>28</text:p>
            </table:table-cell>
            <table:table-cell table:style-name="ce72" office:value-type="float" office:value="47" calcext:value-type="float">
              <text:p>47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2" table:formula="of:=24+[.G265]" office:value-type="float" office:value="29" calcext:value-type="float">
              <text:p>29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30" calcext:value-type="float">
              <text:p>30</text:p>
            </table:table-cell>
            <table:table-cell table:style-name="ce90" table:formula="of:=(([.D265]*60*60)+([.E265]*60)+[.F265])" office:value-type="float" office:value="103674" calcext:value-type="float">
              <text:p>103674</text:p>
            </table:table-cell>
            <table:table-cell table:style-name="ce90" table:formula="of:=(([.H265]*60*60)+([.I265]*60)+[.J265])" office:value-type="float" office:value="107070" calcext:value-type="float">
              <text:p>107070</text:p>
            </table:table-cell>
            <table:table-cell table:style-name="ce90" table:formula="of:=([.L265]-[.K265])" office:value-type="float" office:value="3396" calcext:value-type="float">
              <text:p>3396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00" calcext:value-type="float">
              <text:p>5100</text:p>
            </table:table-cell>
            <table:table-cell table:style-name="ce72" office:value-type="float" office:value="5" calcext:value-type="float">
              <text:p>5</text:p>
            </table:table-cell>
            <table:table-cell table:style-name="ce72" table:formula="of:=24+[.C266]" office:value-type="float" office:value="29" calcext:value-type="float">
              <text:p>29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58" calcext:value-type="float">
              <text:p>58</text:p>
            </table:table-cell>
            <table:table-cell table:style-name="ce72" office:value-type="float" office:value="6" calcext:value-type="float">
              <text:p>6</text:p>
            </table:table-cell>
            <table:table-cell table:style-name="ce72" table:formula="of:=24+[.G266]" office:value-type="float" office:value="30" calcext:value-type="float">
              <text:p>30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90" table:formula="of:=(([.D266]*60*60)+([.E266]*60)+[.F266])" office:value-type="float" office:value="107158" calcext:value-type="float">
              <text:p>107158</text:p>
            </table:table-cell>
            <table:table-cell table:style-name="ce90" table:formula="of:=(([.H266]*60*60)+([.I266]*60)+[.J266])" office:value-type="float" office:value="110593" calcext:value-type="float">
              <text:p>110593</text:p>
            </table:table-cell>
            <table:table-cell table:style-name="ce90" table:formula="of:=([.L266]-[.K266])" office:value-type="float" office:value="3435" calcext:value-type="float">
              <text:p>3435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01" calcext:value-type="float">
              <text:p>5101</text:p>
            </table:table-cell>
            <table:table-cell table:style-name="ce72" office:value-type="float" office:value="6" calcext:value-type="float">
              <text:p>6</text:p>
            </table:table-cell>
            <table:table-cell table:style-name="ce72" table:formula="of:=24+[.C267]" office:value-type="float" office:value="30" calcext:value-type="float">
              <text:p>30</text:p>
            </table:table-cell>
            <table:table-cell table:style-name="ce72" office:value-type="float" office:value="44" calcext:value-type="float">
              <text:p>44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7" calcext:value-type="float">
              <text:p>7</text:p>
            </table:table-cell>
            <table:table-cell table:style-name="ce72" table:formula="of:=24+[.G267]" office:value-type="float" office:value="31" calcext:value-type="float">
              <text:p>31</text:p>
            </table:table-cell>
            <table:table-cell table:style-name="ce72" office:value-type="float" office:value="39" calcext:value-type="float">
              <text:p>39</text:p>
            </table:table-cell>
            <table:table-cell table:style-name="ce72" office:value-type="float" office:value="18" calcext:value-type="float">
              <text:p>18</text:p>
            </table:table-cell>
            <table:table-cell table:style-name="ce90" table:formula="of:=(([.D267]*60*60)+([.E267]*60)+[.F267])" office:value-type="float" office:value="110643" calcext:value-type="float">
              <text:p>110643</text:p>
            </table:table-cell>
            <table:table-cell table:style-name="ce90" table:formula="of:=(([.H267]*60*60)+([.I267]*60)+[.J267])" office:value-type="float" office:value="113958" calcext:value-type="float">
              <text:p>113958</text:p>
            </table:table-cell>
            <table:table-cell table:style-name="ce90" table:formula="of:=([.L267]-[.K267])" office:value-type="float" office:value="3315" calcext:value-type="float">
              <text:p>3315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02" calcext:value-type="float">
              <text:p>5102</text:p>
            </table:table-cell>
            <table:table-cell table:style-name="ce72" office:value-type="float" office:value="7" calcext:value-type="float">
              <text:p>7</text:p>
            </table:table-cell>
            <table:table-cell table:style-name="ce72" table:formula="of:=24+[.C268]" office:value-type="float" office:value="31" calcext:value-type="float">
              <text:p>31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54" calcext:value-type="float">
              <text:p>54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72" table:formula="of:=24+[.G268]" office:value-type="float" office:value="32" calcext:value-type="float">
              <text:p>32</text:p>
            </table:table-cell>
            <table:table-cell table:style-name="ce72" office:value-type="float" office:value="45" calcext:value-type="float">
              <text:p>45</text:p>
            </table:table-cell>
            <table:table-cell table:style-name="ce72" office:value-type="float" office:value="25" calcext:value-type="float">
              <text:p>25</text:p>
            </table:table-cell>
            <table:table-cell table:style-name="ce90" table:formula="of:=(([.D268]*60*60)+([.E268]*60)+[.F268])" office:value-type="float" office:value="114174" calcext:value-type="float">
              <text:p>114174</text:p>
            </table:table-cell>
            <table:table-cell table:style-name="ce90" table:formula="of:=(([.H268]*60*60)+([.I268]*60)+[.J268])" office:value-type="float" office:value="117925" calcext:value-type="float">
              <text:p>117925</text:p>
            </table:table-cell>
            <table:table-cell table:style-name="ce90" table:formula="of:=([.L268]-[.K268])" office:value-type="float" office:value="3751" calcext:value-type="float">
              <text:p>3751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03" calcext:value-type="float">
              <text:p>5103</text:p>
            </table:table-cell>
            <table:table-cell table:style-name="ce72" office:value-type="float" office:value="8" calcext:value-type="float">
              <text:p>8</text:p>
            </table:table-cell>
            <table:table-cell table:style-name="ce72" table:formula="of:=24+[.C269]" office:value-type="float" office:value="32" calcext:value-type="float">
              <text:p>32</text:p>
            </table:table-cell>
            <table:table-cell table:style-name="ce72" office:value-type="float" office:value="46" calcext:value-type="float">
              <text:p>46</text:p>
            </table:table-cell>
            <table:table-cell table:style-name="ce72" office:value-type="float" office:value="34" calcext:value-type="float">
              <text:p>34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 table:formula="of:=24+[.G269]" office:value-type="float" office:value="33" calcext:value-type="float">
              <text:p>33</text:p>
            </table:table-cell>
            <table:table-cell table:style-name="ce72" office:value-type="float" office:value="42" calcext:value-type="float">
              <text:p>42</text:p>
            </table:table-cell>
            <table:table-cell table:style-name="ce72" office:value-type="float" office:value="32" calcext:value-type="float">
              <text:p>32</text:p>
            </table:table-cell>
            <table:table-cell table:style-name="ce90" table:formula="of:=(([.D269]*60*60)+([.E269]*60)+[.F269])" office:value-type="float" office:value="117994" calcext:value-type="float">
              <text:p>117994</text:p>
            </table:table-cell>
            <table:table-cell table:style-name="ce90" table:formula="of:=(([.H269]*60*60)+([.I269]*60)+[.J269])" office:value-type="float" office:value="121352" calcext:value-type="float">
              <text:p>121352</text:p>
            </table:table-cell>
            <table:table-cell table:style-name="ce90" table:formula="of:=([.L269]-[.K269])" office:value-type="float" office:value="3358" calcext:value-type="float">
              <text:p>3358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 office:value-type="string" calcext:value-type="string">
              <text:p>**</text:p>
            </table:table-cell>
            <table:table-cell table:style-name="ce72" office:value-type="float" office:value="5104" calcext:value-type="float">
              <text:p>5104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72" table:formula="of:=24+[.C270]" office:value-type="float" office:value="33" calcext:value-type="float">
              <text:p>33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72" office:value-type="float" office:value="10" calcext:value-type="float">
              <text:p>10</text:p>
            </table:table-cell>
            <table:table-cell table:style-name="ce72" table:formula="of:=24+[.G270]" office:value-type="float" office:value="34" calcext:value-type="float">
              <text:p>34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70]*60*60)+([.E270]*60)+[.F270])" office:value-type="float" office:value="121380" calcext:value-type="float">
              <text:p>121380</text:p>
            </table:table-cell>
            <table:table-cell table:style-name="ce90" table:formula="of:=(([.H270]*60*60)+([.I270]*60)+[.J270])" office:value-type="float" office:value="124980" calcext:value-type="float">
              <text:p>124980</text:p>
            </table:table-cell>
            <table:table-cell table:style-name="ce90" table:formula="of:=([.L270]-[.K270])" office:value-type="float" office:value="3600" calcext:value-type="float">
              <text:p>3600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05" calcext:value-type="float">
              <text:p>5105</text:p>
            </table:table-cell>
            <table:table-cell table:style-name="ce72" office:value-type="float" office:value="10" calcext:value-type="float">
              <text:p>10</text:p>
            </table:table-cell>
            <table:table-cell table:style-name="ce72" table:formula="of:=24+[.C271]" office:value-type="float" office:value="34" calcext:value-type="float">
              <text:p>34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53" calcext:value-type="float">
              <text:p>53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table:formula="of:=24+[.G271]" office:value-type="float" office:value="35" calcext:value-type="float">
              <text:p>35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72" office:value-type="float" office:value="9" calcext:value-type="float">
              <text:p>9</text:p>
            </table:table-cell>
            <table:table-cell table:style-name="ce90" table:formula="of:=(([.D271]*60*60)+([.E271]*60)+[.F271])" office:value-type="float" office:value="125033" calcext:value-type="float">
              <text:p>125033</text:p>
            </table:table-cell>
            <table:table-cell table:style-name="ce90" table:formula="of:=(([.H271]*60*60)+([.I271]*60)+[.J271])" office:value-type="float" office:value="128409" calcext:value-type="float">
              <text:p>128409</text:p>
            </table:table-cell>
            <table:table-cell table:style-name="ce90" table:formula="of:=([.L271]-[.K271])" office:value-type="float" office:value="3376" calcext:value-type="float">
              <text:p>3376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06" calcext:value-type="float">
              <text:p>5106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table:formula="of:=24+[.C272]" office:value-type="float" office:value="35" calcext:value-type="float">
              <text:p>35</text:p>
            </table:table-cell>
            <table:table-cell table:style-name="ce72" office:value-type="float" office:value="40" calcext:value-type="float">
              <text:p>40</text:p>
            </table:table-cell>
            <table:table-cell table:style-name="ce72" office:value-type="float" office:value="41" calcext:value-type="float">
              <text:p>41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G272]" office:value-type="float" office:value="36" calcext:value-type="float">
              <text:p>36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26" calcext:value-type="float">
              <text:p>26</text:p>
            </table:table-cell>
            <table:table-cell table:style-name="ce90" table:formula="of:=(([.D272]*60*60)+([.E272]*60)+[.F272])" office:value-type="float" office:value="128441" calcext:value-type="float">
              <text:p>128441</text:p>
            </table:table-cell>
            <table:table-cell table:style-name="ce90" table:formula="of:=(([.H272]*60*60)+([.I272]*60)+[.J272])" office:value-type="float" office:value="132206" calcext:value-type="float">
              <text:p>132206</text:p>
            </table:table-cell>
            <table:table-cell table:style-name="ce90" table:formula="of:=([.L272]-[.K272])" office:value-type="float" office:value="3765" calcext:value-type="float">
              <text:p>3765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 office:value-type="string" calcext:value-type="string">
              <text:p>Dummy</text:p>
            </table:table-cell>
            <table:table-cell table:style-name="ce72" office:value-type="float" office:value="5107" calcext:value-type="float">
              <text:p>5107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C273]" office:value-type="float" office:value="36" calcext:value-type="float">
              <text:p>36</text:p>
            </table:table-cell>
            <table:table-cell table:style-name="ce72" office:value-type="float" office:value="49" calcext:value-type="float">
              <text:p>49</text:p>
            </table:table-cell>
            <table:table-cell table:style-name="ce72" office:value-type="float" office:value="29" calcext:value-type="float">
              <text:p>29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table:formula="of:=24+[.G273]" office:value-type="float" office:value="37" calcext:value-type="float">
              <text:p>37</text:p>
            </table:table-cell>
            <table:table-cell table:style-name="ce72" office:value-type="float" office:value="11" calcext:value-type="float">
              <text:p>11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73]*60*60)+([.E273]*60)+[.F273])" office:value-type="float" office:value="132569" calcext:value-type="float">
              <text:p>132569</text:p>
            </table:table-cell>
            <table:table-cell table:style-name="ce90" table:formula="of:=(([.H273]*60*60)+([.I273]*60)+[.J273])" office:value-type="float" office:value="133860" calcext:value-type="float">
              <text:p>133860</text:p>
            </table:table-cell>
            <table:table-cell table:style-name="ce90" table:formula="of:=([.L273]-[.K273])" office:value-type="float" office:value="1291" calcext:value-type="float">
              <text:p>1291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 office:value-type="string" calcext:value-type="string">
              <text:p>Dummy</text:p>
            </table:table-cell>
            <table:table-cell table:style-name="ce72" office:value-type="float" office:value="5108" calcext:value-type="float">
              <text:p>5108</text:p>
            </table:table-cell>
            <table:table-cell table:style-name="ce72" office:value-type="float" office:value="13" calcext:value-type="float">
              <text:p>13</text:p>
            </table:table-cell>
            <table:table-cell table:style-name="ce72" table:formula="of:=24+[.C274]" office:value-type="float" office:value="37" calcext:value-type="float">
              <text:p>37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31" calcext:value-type="float">
              <text:p>31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table:formula="of:=24+[.G274]" office:value-type="float" office:value="38" calcext:value-type="float">
              <text:p>38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74]*60*60)+([.E274]*60)+[.F274])" office:value-type="float" office:value="133951" calcext:value-type="float">
              <text:p>133951</text:p>
            </table:table-cell>
            <table:table-cell table:style-name="ce90" table:formula="of:=(([.H274]*60*60)+([.I274]*60)+[.J274])" office:value-type="float" office:value="137640" calcext:value-type="float">
              <text:p>137640</text:p>
            </table:table-cell>
            <table:table-cell table:style-name="ce90" table:formula="of:=([.L274]-[.K274])" office:value-type="float" office:value="3689" calcext:value-type="float">
              <text:p>3689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 office:value-type="string" calcext:value-type="string">
              <text:p>Dummy</text:p>
            </table:table-cell>
            <table:table-cell table:style-name="ce72" office:value-type="float" office:value="5109" calcext:value-type="float">
              <text:p>5109</text:p>
            </table:table-cell>
            <table:table-cell table:style-name="ce72" office:value-type="float" office:value="14" calcext:value-type="float">
              <text:p>14</text:p>
            </table:table-cell>
            <table:table-cell table:style-name="ce72" table:formula="of:=24+[.C275]" office:value-type="float" office:value="38" calcext:value-type="float">
              <text:p>38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G275]" office:value-type="float" office:value="39" calcext:value-type="float">
              <text:p>39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75]*60*60)+([.E275]*60)+[.F275])" office:value-type="float" office:value="137730" calcext:value-type="float">
              <text:p>137730</text:p>
            </table:table-cell>
            <table:table-cell table:style-name="ce90" table:formula="of:=(([.H275]*60*60)+([.I275]*60)+[.J275])" office:value-type="float" office:value="141420" calcext:value-type="float">
              <text:p>141420</text:p>
            </table:table-cell>
            <table:table-cell table:style-name="ce90" table:formula="of:=([.L275]-[.K275])" office:value-type="float" office:value="3690" calcext:value-type="float">
              <text:p>3690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10" calcext:value-type="float">
              <text:p>5110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C276]" office:value-type="float" office:value="39" calcext:value-type="float">
              <text:p>39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3" calcext:value-type="float">
              <text:p>3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G276]" office:value-type="float" office:value="39" calcext:value-type="float">
              <text:p>39</text:p>
            </table:table-cell>
            <table:table-cell table:style-name="ce72" office:value-type="float" office:value="30" calcext:value-type="float">
              <text:p>30</text:p>
            </table:table-cell>
            <table:table-cell table:style-name="ce72" office:value-type="float" office:value="0" calcext:value-type="float">
              <text:p>0</text:p>
            </table:table-cell>
            <table:table-cell table:style-name="ce90" table:formula="of:=(([.D276]*60*60)+([.E276]*60)+[.F276])" office:value-type="float" office:value="141723" calcext:value-type="float">
              <text:p>141723</text:p>
            </table:table-cell>
            <table:table-cell table:style-name="ce90" table:formula="of:=(([.H276]*60*60)+([.I276]*60)+[.J276])" office:value-type="float" office:value="142200" calcext:value-type="float">
              <text:p>142200</text:p>
            </table:table-cell>
            <table:table-cell table:style-name="ce90" table:formula="of:=([.L276]-[.K276])" office:value-type="float" office:value="477" calcext:value-type="float">
              <text:p>477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11" calcext:value-type="float">
              <text:p>5111</text:p>
            </table:table-cell>
            <table:table-cell table:style-name="ce72" office:value-type="float" office:value="15" calcext:value-type="float">
              <text:p>15</text:p>
            </table:table-cell>
            <table:table-cell table:style-name="ce72" table:formula="of:=24+[.C277]" office:value-type="float" office:value="39" calcext:value-type="float">
              <text:p>39</text:p>
            </table:table-cell>
            <table:table-cell table:style-name="ce72" office:value-type="float" office:value="36" calcext:value-type="float">
              <text:p>36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24+[.G277]" office:value-type="float" office:value="40" calcext:value-type="float">
              <text:p>40</text:p>
            </table:table-cell>
            <table:table-cell table:number-columns-repeated="2" table:style-name="ce72" office:value-type="float" office:value="42" calcext:value-type="float">
              <text:p>42</text:p>
            </table:table-cell>
            <table:table-cell table:style-name="ce90" table:formula="of:=(([.D277]*60*60)+([.E277]*60)+[.F277])" office:value-type="float" office:value="142572" calcext:value-type="float">
              <text:p>142572</text:p>
            </table:table-cell>
            <table:table-cell table:style-name="ce90" table:formula="of:=(([.H277]*60*60)+([.I277]*60)+[.J277])" office:value-type="float" office:value="146562" calcext:value-type="float">
              <text:p>146562</text:p>
            </table:table-cell>
            <table:table-cell table:style-name="ce90" table:formula="of:=([.L277]-[.K277])" office:value-type="float" office:value="3990" calcext:value-type="float">
              <text:p>3990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12" calcext:value-type="float">
              <text:p>5112</text:p>
            </table:table-cell>
            <table:table-cell table:style-name="ce72" office:value-type="float" office:value="16" calcext:value-type="float">
              <text:p>16</text:p>
            </table:table-cell>
            <table:table-cell table:style-name="ce72" table:formula="of:=24+[.C278]" office:value-type="float" office:value="40" calcext:value-type="float">
              <text:p>40</text:p>
            </table:table-cell>
            <table:table-cell table:style-name="ce72" office:value-type="float" office:value="43" calcext:value-type="float">
              <text:p>43</text:p>
            </table:table-cell>
            <table:table-cell table:style-name="ce72" office:value-type="float" office:value="22" calcext:value-type="float">
              <text:p>22</text:p>
            </table:table-cell>
            <table:table-cell table:style-name="ce72" office:value-type="float" office:value="17" calcext:value-type="float">
              <text:p>17</text:p>
            </table:table-cell>
            <table:table-cell table:style-name="ce72" table:formula="of:=24+[.G278]" office:value-type="float" office:value="41" calcext:value-type="float">
              <text:p>41</text:p>
            </table:table-cell>
            <table:table-cell table:style-name="ce72" office:value-type="float" office:value="50" calcext:value-type="float">
              <text:p>50</text:p>
            </table:table-cell>
            <table:table-cell table:style-name="ce72" office:value-type="float" office:value="33" calcext:value-type="float">
              <text:p>33</text:p>
            </table:table-cell>
            <table:table-cell table:style-name="ce90" table:formula="of:=(([.D278]*60*60)+([.E278]*60)+[.F278])" office:value-type="float" office:value="146602" calcext:value-type="float">
              <text:p>146602</text:p>
            </table:table-cell>
            <table:table-cell table:style-name="ce90" table:formula="of:=(([.H278]*60*60)+([.I278]*60)+[.J278])" office:value-type="float" office:value="150633" calcext:value-type="float">
              <text:p>150633</text:p>
            </table:table-cell>
            <table:table-cell table:style-name="ce90" table:formula="of:=([.L278]-[.K278])" office:value-type="float" office:value="4031" calcext:value-type="float">
              <text:p>4031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float" office:value="5113" calcext:value-type="float">
              <text:p>5113</text:p>
            </table:table-cell>
            <table:table-cell table:style-name="ce72"/>
            <table:table-cell table:style-name="ce72" table:formula="of:=24+[.C279]" office:value-type="float" office:value="24" calcext:value-type="float">
              <text:p>24</text:p>
            </table:table-cell>
            <table:table-cell table:style-name="ce72" table:number-columns-repeated="3"/>
            <table:table-cell table:style-name="ce72" table:formula="of:=24+[.G279]" office:value-type="float" office:value="24" calcext:value-type="float">
              <text:p>24</text:p>
            </table:table-cell>
            <table:table-cell table:style-name="ce72" table:number-columns-repeated="2"/>
            <table:table-cell table:style-name="ce90" table:formula="of:=(([.D279]*60*60)+([.E279]*60)+[.F279])" office:value-type="float" office:value="86400" calcext:value-type="float">
              <text:p>86400</text:p>
            </table:table-cell>
            <table:table-cell table:style-name="ce90" table:formula="of:=(([.H279]*60*60)+([.I279]*60)+[.J279])" office:value-type="float" office:value="86400" calcext:value-type="float">
              <text:p>86400</text:p>
            </table:table-cell>
            <table:table-cell table:style-name="ce90" table:formula="of:=([.L279]-[.K279])" office:value-type="float" office:value="0" calcext:value-type="float">
              <text:p>0</text:p>
            </table:table-cell>
            <table:table-cell table:style-name="ce2"/>
            <table:table-cell table:number-columns-repeated="1010"/>
          </table:table-row>
          <table:table-row table:style-name="ro3">
            <table:table-cell table:style-name="ce72"/>
            <table:table-cell table:style-name="ce72" office:value-type="string" calcext:value-type="string">
              <text:p>Setup</text:p>
            </table:table-cell>
            <table:table-cell table:style-name="ce72"/>
            <table:table-cell table:style-name="ce90" office:value-type="float" office:value="0" calcext:value-type="float">
              <text:p>0</text:p>
            </table:table-cell>
            <table:table-cell table:style-name="ce90" office:value-type="float" office:value="8" calcext:value-type="float">
              <text:p>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72"/>
            <table:table-cell table:style-name="ce90" office:value-type="float" office:value="0" calcext:value-type="float">
              <text:p>0</text:p>
            </table:table-cell>
            <table:table-cell table:style-name="ce90" office:value-type="float" office:value="58" calcext:value-type="float">
              <text:p>58</text:p>
            </table:table-cell>
            <table:table-cell table:style-name="ce90" office:value-type="float" office:value="0" calcext:value-type="float">
              <text:p>0</text:p>
            </table:table-cell>
            <table:table-cell table:style-name="ce90" table:formula="of:=(([.D280]*60*60)+([.E280]*60)+[.F280])" office:value-type="float" office:value="480" calcext:value-type="float">
              <text:p>480</text:p>
            </table:table-cell>
            <table:table-cell table:style-name="ce90" table:formula="of:=(([.H280]*60*60)+([.I280]*60)+[.J280])" office:value-type="float" office:value="3480" calcext:value-type="float">
              <text:p>3480</text:p>
            </table:table-cell>
            <table:table-cell table:style-name="ce90" table:formula="of:=([.L280]-[.K280])" office:value-type="float" office:value="3000" calcext:value-type="float">
              <text:p>3000</text:p>
            </table:table-cell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  <table:table-row table:style-name="ro3">
            <table:table-cell table:style-name="ce72"/>
            <table:table-cell table:style-name="ce72" office:value-type="string" calcext:value-type="string">
              <text:p>Change Target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C281]" office:value-type="float" office:value="36" calcext:value-type="float">
              <text:p>36</text:p>
            </table:table-cell>
            <table:table-cell table:style-name="ce90" office:value-type="float" office:value="43" calcext:value-type="float">
              <text:p>43</text:p>
            </table:table-cell>
            <table:table-cell table:style-name="ce90" office:value-type="float" office:value="26" calcext:value-type="float">
              <text:p>26</text:p>
            </table:table-cell>
            <table:table-cell table:style-name="ce72" office:value-type="float" office:value="12" calcext:value-type="float">
              <text:p>12</text:p>
            </table:table-cell>
            <table:table-cell table:style-name="ce72" table:formula="of:=24+[.G281]" office:value-type="float" office:value="36" calcext:value-type="float">
              <text:p>36</text:p>
            </table:table-cell>
            <table:table-cell table:style-name="ce90" office:value-type="float" office:value="49" calcext:value-type="float">
              <text:p>49</text:p>
            </table:table-cell>
            <table:table-cell table:style-name="ce90" office:value-type="float" office:value="29" calcext:value-type="float">
              <text:p>29</text:p>
            </table:table-cell>
            <table:table-cell table:style-name="ce90" table:formula="of:=(([.D281]*60*60)+([.E281]*60)+[.F281])" office:value-type="float" office:value="132206" calcext:value-type="float">
              <text:p>132206</text:p>
            </table:table-cell>
            <table:table-cell table:style-name="ce90" table:formula="of:=(([.H281]*60*60)+([.I281]*60)+[.J281])" office:value-type="float" office:value="132569" calcext:value-type="float">
              <text:p>132569</text:p>
            </table:table-cell>
            <table:table-cell table:style-name="ce90" table:formula="of:=([.L281]-[.K281])" office:value-type="float" office:value="363" calcext:value-type="float">
              <text:p>363</text:p>
            </table:table-cell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  <table:table-row table:style-name="ro3">
            <table:table-cell table:style-name="ce71" office:value-type="float" office:value="12.81" calcext:value-type="float">
              <text:p>12.81</text:p>
            </table:table-cell>
            <table:table-cell table:style-name="ce76" office:value-type="string" calcext:value-type="string">
              <text:p>5013-5039</text:p>
            </table:table-cell>
            <table:table-cell table:style-name="ce95" office:value-type="string" calcext:value-type="string">
              <text:p>Total Time of runs</text:p>
            </table:table-cell>
            <table:table-cell table:style-name="ce71" table:formula="of:=SUM([.M246:.M279])" office:value-type="float" office:value="98477" calcext:value-type="float">
              <text:p>98477</text:p>
            </table:table-cell>
            <table:table-cell table:style-name="ce102" office:value-type="string" calcext:value-type="string">
              <text:p>Total elasped time</text:p>
            </table:table-cell>
            <table:table-cell table:style-name="ce71" table:formula="of:=([.L278]-[.K280])" office:value-type="float" office:value="150153" calcext:value-type="float">
              <text:p>150153</text:p>
            </table:table-cell>
            <table:table-cell table:style-name="ce95" office:value-type="string" calcext:value-type="string">
              <text:p>Total dummy</text:p>
            </table:table-cell>
            <table:table-cell table:style-name="ce71" table:formula="of:=[.M281]+[.M273]+[.M274]+[.M275]" office:value-type="float" office:value="9033" calcext:value-type="float">
              <text:p>9033</text:p>
            </table:table-cell>
            <table:table-cell table:style-name="ce95" office:value-type="string" calcext:value-type="string">
              <text:p>Total elasped minus dummy</text:p>
            </table:table-cell>
            <table:table-cell table:style-name="ce71" table:formula="of:=([.F282]-[.H282])" office:value-type="float" office:value="141120" calcext:value-type="float">
              <text:p>141120</text:p>
            </table:table-cell>
            <table:table-cell table:style-name="ce72" table:number-columns-repeated="3"/>
            <table:table-cell table:style-name="ce2"/>
            <table:table-cell/>
            <table:table-cell table:style-name="ce2" table:number-columns-repeated="14"/>
            <table:table-cell table:number-columns-repeated="995"/>
          </table:table-row>
        </table:table-row-group>
        <table:table-row table:style-name="ro3" table:number-rows-repeated="773">
          <table:table-cell table:number-columns-repeated="1024"/>
        </table:table-row>
        <table:table-row table:style-name="ro4" table:number-rows-repeated="104752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0.6GeV_20_Summary" style:display-name="PageStyle_10.6GeV Summary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scal_5f_2p11FF" style:display-name="PageStyle_3p0scal_2p11FF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p4scal" style:display-name="PageStyle_4p4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3p0FF" style:display-name="PageStyle_3p0FF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5p5scal" style:display-name="PageStyle_5p5sca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Copy_20_of_20_Sheet1" style:display-name="PageStyle_Copy of 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6" meta:cell-count="4023" meta:object-count="0"/>
    <meta:generator>LibreOfficeDev/6.0.5.2$Linux_X86_64 LibreOffice_project/</meta:generator>
  </office:meta>
</office:document-meta>
</file>